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417in" fo:margin-left="-0.1333in" fo:margin-right="-0.0028in" table:align="margins"/>
    </style:style>
    <style:style style:name="តារាង1.A" style:family="table-column">
      <style:table-column-properties style:column-width="0.759in" style:rel-column-width="4506*"/>
    </style:style>
    <style:style style:name="តារាង1.B" style:family="table-column">
      <style:table-column-properties style:column-width="1.0417in" style:rel-column-width="6184*"/>
    </style:style>
    <style:style style:name="តារាង1.C" style:family="table-column">
      <style:table-column-properties style:column-width="0.4375in" style:rel-column-width="2597*"/>
    </style:style>
    <style:style style:name="តារាង1.D" style:family="table-column">
      <style:table-column-properties style:column-width="0.9063in" style:rel-column-width="5380*"/>
    </style:style>
    <style:style style:name="តារាង1.E" style:family="table-column">
      <style:table-column-properties style:column-width="0.5938in" style:rel-column-width="3525*"/>
    </style:style>
    <style:style style:name="តារាង1.F" style:family="table-column">
      <style:table-column-properties style:column-width="0.9479in" style:rel-column-width="5627*"/>
    </style:style>
    <style:style style:name="តារាង1.G" style:family="table-column">
      <style:table-column-properties style:column-width="4.1472in" style:rel-column-width="24614*"/>
    </style:style>
    <style:style style:name="តារាង1.H" style:family="table-column">
      <style:table-column-properties style:column-width="1.125in" style:rel-column-width="6679*"/>
    </style:style>
    <style:style style:name="តារាង1.I" style:family="table-column">
      <style:table-column-properties style:column-width="1.0819in" style:rel-column-width="6423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6" style:family="paragraph" style:parent-style-name="Table_20_Contents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0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2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17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Khmer OS" fo:font-size="11pt" fo:background-color="#ffff00" style:font-size-asian="11pt" style:font-name-complex="Khmer OS" style:font-size-complex="11pt"/>
    </style:style>
    <style:style style:name="P2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2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background-color="#ffffff"/>
    </style:style>
    <style:style style:name="T4" style:family="text">
      <style:text-properties fo:background-color="#ffff00"/>
    </style:style>
    <style:style style:name="T5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6" style:family="text">
      <style:text-properties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>ព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20">ព្យញ្ជនៈ​ទី ៣ ក្នុង​វគ្គ​ទី ៥ ជា​ឱដ្ឋជៈ មាន​សំឡេង​កើត​ត្រង់​រឹម​បបូរ​មាត់, ជា​សិថិល-ឃោសៈ, សំស្ក្រឹត​និង​បាលី​មាន​សំឡេង​ជា ព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1"/>
          </table:table-cell>
        </table:table-row>
        <table:table-row>
          <table:table-cell table:style-name="តារាង1.A2" office:value-type="string">
            <text:p text:style-name="P16">៨០៥៧</text:p>
          </table:table-cell>
          <table:table-cell table:style-name="តារាង1.A2" office:value-type="string">
            <text:p text:style-name="P17">ព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20">លើក​ដាក់​ចង្កេះ​កៀក​នឹង​ដៃ ឈរ​ឬ​ដើរ : ព​កូន ។ ព. ប្រ. ព​ផែន​ដី រក្សា​ផែន​ដី គឺ​គ្រប់គ្រង​រក្សា​អាណាចក្រ​នីមួយ​ៗ ។ ព​ពោះ <text:s/>មាន​ផ្ទៃ​ពោះ (ផើម) ។ ទទួល​រង​ធ្វើ​កិច្ចការ​របស់​អ្នក​ដទៃ​ឲ្យ​នៅ​លើ​ខ្លួន​ទាំងអស់; ទទួល​រ៉ាប់រង​ទុក្ខ​លំបាក​ជាង​គេ​​ឬ​ជា​ជំនួស​អ្នក​ដទៃ : ព​កិច្ចការ, ព​គំនរ​ទុក្ខ, ព​ការ​នឿយ​ហត់, ព​រវល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16">៨០៥៨</text:p>
          </table:table-cell>
          <table:table-cell table:style-name="តារាង1.A2" office:value-type="string">
            <text:p text:style-name="P17">ព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ាច់​ដែល​ដុះ​ជា​ដុំ​ខ្ពស់​ជាង​សាច់​ប្រក្រតី : ពក​ដៃ, ពក​ជើង, ពក​ថ្ងាស, ពក-ក ។ សាច់​រុក្ខ​ជាតិ ឬ លតា​ជាតិ​ដែល​ដុះ​ជា​កំពូក​ខ្ពស់​ជាង​សាច់​ប្រក្រតី : ពក​ធ្នង់, ពក​បេង, ពក​ស្រឡៅ; ពក​ខ្ញែ <text:s/>(ពក​វល្លិ​ខ្ញែ) ។ សាច់​ដែល​ពក​រម៉ិងរម៉ង់​រឹង​ៗ <text:s/>នៅ​កែង​ដៃ​ឬ​កែង​ជើង មាន​សណ្ឋាន​និង​ទំហំ​ស្រដៀង​នឹង​ផ្លែ​ស្លា​ហៅ​ថា ពក​ស្លា ។ <text:s/>ឈ្មោះ​ដំបៅ​មួយ​ប្រភេទ​ចេញ​ជា​ពក​បែក​គគុះគគុល មិន​ងាយ​នឹង​ថែរក្សា​ឲ្យ​សះ​ជា : ដំបៅ​ពក ។ ឈ្មោះ​ឫស្សី​ពួក​មួយ មាន​ប្រហោង​សាច់​ស្ដើង​រឹង​ស្រួយ សម្បុរ​ខាង​ក្រៅ​រលោង សម្រាប់​ប្រើ​ការ​ផ្សេង​ៗ​មាន​ធ្វើ​ត្រល់, ប៉ី, ខ្លុយ​ជាដើម : ត្រល់​ពក, ប៉ី​ពក, ក្លាក់​ពក, បំពង់​ព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កកើត​ជា​ពក (ជា​នាម​កិរិយ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៥៩</text:p>
          </table:table-cell>
          <table:table-cell table:style-name="តារាង1.A2" office:value-type="string">
            <text:p text:style-name="P17">ពង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ជា​នាម​កិរិយា) ដោរ​ពង់​ឡើង, ប៉ោង​ស្តុល​ឡើង ដោយ​ចំហាយ​ក្ដៅ, ដោយ​រលាក​ភ្លើង ឬ​ដោយ​ត្រដុស, ទង្គិច, ប៉ះ, ជល់ : ដើរ​កាត់​វាល​ខ្សាច់​ក្ដៅ​ពង​ជើង​អស់, រលាក​ភ្លើង​ពង​ស្បែក​ស្តុល ។ <text:s/>បង្កើត​ពង, បញ្ចេញ​ស៊ុត : មេ​មាន់​មួយ​ពង​បាន ៨ មេ​មួយ​ទៀត​ពង​បាន ១០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្បែក​ឬ​សាច់​ដែល​ដោរ​ពង់​ឡើង, ដែល​ប៉ោង​ស្តុល​ឡើង​ដោយ​ចំហាយ​ក្ដៅ, ដោយ​រលាក​ភ្លើង​ឬ​ដោយ​ត្រដុស, ទង្គិច, ប៉ះ, ជល់ ។ អណ្ឌៈ​របស់​សត្វ​ចំពួក​ខ្លះ គឺ​ដុំ​ដែល​កើត​ចេញ​ចាក​ពោះ​សត្វ​ញី​ពួក​ខ្លះ ជា​ដុំ​មាន​សំបក​ស្រោម​ពី​ខាង​ក្រៅ​ដែល​កើត​ជា​កំណើត​ម្តង​សិន ហើយ​ទើប​ញាស់​ចេញ​ជា​កូន : ពង​រុយ, ពង​ចៃ, ពង​បង្កួយ, ពង​មាន់, ពង​អណ្ដើក, ពង​ទន្សង, ពង​ក្រពើ... (ព. សា.; ព. រ. ហៅ ស៊ុត; ព. ខ្ព. ហៅ អណ្ឌៈ) ។ ចំណែក​អង្គជាត​ពីរ​ដុំ​របស់​មនុស្ស​ប្រុស​ឬ​សត្វ​តិរច្ឆាន​ឈ្មោល​ចំពួក​ខ្លះ ស្ថិត​នៅ​ត្រង់​ខាង​ក្រោម​ស្វាស​បើ​មាន​តែ​មួយ​ដុំ ហៅ ពង​ត្មោល (ព. សា.; ព. រ. ហៅ <text:s/>ពង​ល្វា ឬ ពង​ស្វាស; ព. ខ្ព. ហៅ អណ្ឌៈ) ។ ពង​ក្ដ ន. (ព. អា.) ពង​ល្វា, ពង​ស្វាស ។ ពង​ក្ដ ! <text:s/>ពាក្យ​អាស​គ្រាម ទ្រគោះ​ច្រឡោះ​បោះ ជា​អសប្បុរិស​វាចា​ថា បញ្ជោះ​ឲ្យ​គ្នា​ដោយ​ឈ្លានពាន​ប្រមាថ​មើល​ងាយ (ជា​សម្ដី​ពុំ​គួរ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០</text:p>
          </table:table-cell>
          <table:table-cell table:style-name="តារាង1.A2" office:value-type="string">
            <text:p text:style-name="P17">ដំឡើ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ំកោង, ចំអឺត : ក្ងោក​ពង់ ។ <text:s/>ដោរ​ត្លោត​ឡើង : ពង់​ខ្ទុះ ។ <text:s/>ព. ប្រ. ក្រអឺត​ក្រឱង, ប៉ឺតប៉ោង​ដោយ​ដំឡើង​ឫក : ឫក​ពង់, ឫក​ពង់​ក្រអឺត​ដូច​ជា​ក្ងោក​ព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១</text:p>
          </table:table-cell>
          <table:table-cell table:style-name="តារាង1.A2" office:value-type="string">
            <text:p text:style-name="P17">ពង​ក្រព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9">ព. ប្រ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9">ដែល​មាន​ទ្រង់ទ្រាយ​ស្រដៀង​នឹង​ពង​ក្រពើ : ទ្រង់​ពង​ក្រពើ, រាង​ពង​ក្រពើ ។ ន. ឈ្មោះ​ប្រអប់​ឬ​ស្មុគ​ដែល​មាន​រាង​ស្រដៀង​នឹង​ពង​ក្រពើ : ប្រអប់​ពង​ក្រពើ, ស្មុគ​ពង​ក្រព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២</text:p>
          </table:table-cell>
          <table:table-cell table:style-name="តារាង1.A2" office:value-type="string">
            <text:p text:style-name="P17">ពង​ក្អ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9">ព. ប្រ.</text:p>
          </table:table-cell>
          <table:table-cell table:style-name="តារាង1.D2" office:value-type="string">
            <text:p text:style-name="P8">គុ. ឬ ន.</text:p>
          </table:table-cell>
          <table:table-cell table:style-name="តារាង1.D2" office:value-type="string">
            <text:p text:style-name="P7">ពាក្យ​សម្រាប់​ហៅ​ផ្លែ​ក្រសាំង, ផ្លែ​ខ្វិត, ផ្លែ​ត្របែក, ពោត​ជាដើម​ដែល​នៅ​ខ្ចី​មាន​សាច់​ឬ​គ្រាប់​សណ្ឋាន​ស្រដៀង​នឹង​ពង​ត្រី​ក្អុក​ឬ​ពង​ខ្យង : ក្រសាំង​ពង​ក្អុក ឬ ក្រសាំង​ពង​ខ្យង, ពោត​ពង​ខ្យង ។</text:p>
          </table:table-cell>
          <table:table-cell table:style-name="តារាង1.D2" office:value-type="string">
            <text:p text:style-name="P8">ពង​ខ្យ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៣</text:p>
          </table:table-cell>
          <table:table-cell table:style-name="តារាង1.A2" office:value-type="string">
            <text:p text:style-name="P17">ពង​ចា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សព្ទ​អារក្ស) ពាក្យ​មេមត់​ហៅ​កូន​ខ្ចី​ឬ​កូន​តូច (ម. ព. ផ្កា​ឈូក ​និង ប្រាក្រឹត ផង)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៤</text:p>
          </table:table-cell>
          <table:table-cell table:style-name="តារាង1.A2" office:value-type="string">
            <text:p text:style-name="P17">ពង​ត្រ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្វាយ​មួយ​ប្រភេទ ផ្លែ​រាង​ត្រមុល​បន្តិច កាល​នៅ​ខ្ចី​មាន​រស​ជូរ​ខ្លាំង : ស្វាយ​ពង​ត្រ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្វាយ​ពង​ត្រង</text:p>
          </table:table-cell>
        </table:table-row>
        <table:table-row>
          <table:table-cell table:style-name="តារាង1.A2" office:value-type="string">
            <text:p text:style-name="P16">៨០៦៥</text:p>
          </table:table-cell>
          <table:table-cell table:style-name="តារាង1.A2" office:value-type="string">
            <text:p text:style-name="P17">ពង​ត្រ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ព. ប្រ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ក្បាច់​រចនា​មួយ​បែប មាន​ភាព​មូល​ៗ រាយ​ដង្ហែ​គ្នា​ជា​ខ្សែ : ក្បាច់​ពង​ត្រ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៦</text:p>
          </table:table-cell>
          <table:table-cell table:style-name="តារាង1.A2" office:value-type="string">
            <text:p text:style-name="P17">ពង​ទ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ង​ល្អិត​ៗ កើត​ផ្ទាល់​ពី​ទឹក​អណ្ដែត​ត្រា​លើ​ទឹក សម្បុរ​ខៀវ​អន្លង ប្រើ​ស្ល​បរិភោគ​បាន : ដង​ពង​ទឹក, សម្ល​ពង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៧</text:p>
          </table:table-cell>
          <table:table-cell table:style-name="តារាង1.A2" office:value-type="string">
            <text:p text:style-name="P17">ពង​បង្កួ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ព. ប្រ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នៅ​ច្រុប​ៗ​មិន​ទាន់​ងំ​ល្អ គឺ​ស្ទើរ​ឆៅ​ស្ទើរ​ឆ្អិន : បាយ​ពង​បង្កួ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៨</text:p>
          </table:table-cell>
          <table:table-cell table:style-name="តារាង1.A2" office:value-type="string">
            <text:p text:style-name="P17">ពង​បែ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រោគ​មួយ​ប្រភេទ​កើត​ជា​រលក​កែវ​ពង​ហើយ​បែក​ៗ​ហើយ​ផ្ដួច​ពង​ឡើង​ទៀត : រោគ​ពង​បែ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៦៩</text:p>
          </table:table-cell>
          <table:table-cell table:style-name="តារាង1.A2" office:value-type="string">
            <text:p text:style-name="P17">ពង​មាន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ព. ប្រ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ចេក​មួយ​ប្រភេទ​ផ្លែ​តូច​ៗ ដល់​វេលា​ទុំ​មាន​សម្បុរ​លឿង​រលោង ជា​ចេក​មាន​តម្លៃ : ចេក​ពង​មាន់ ។ <text:s/>ព. ប្រ. ពង​មាន់ ថា សូន្យ <text:s/>(០) នេះ (បារ. <text:span text:style-name="T1">Zéro) និយាយ​ចំពោះ​តែ​ការ​ប្រឡង​ធ្លាក់ : កូន​គេ​សុទ្ធ​តែ​បាន​ពិន្ទុ ប្លែក​តែ​កូន​ទាំង​២​នាក់​របស់​ខ្ញុំ​បាន​សុទ្ធ​តែ​ពង​មាន់, វា​យក​ពង​មាន់​មក​ផ្ទះ (ព. សា.)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ចេក​ពង​មាន់ </text:p>
          </table:table-cell>
        </table:table-row>
        <table:table-row>
          <table:table-cell table:style-name="តារាង1.A2" office:value-type="string">
            <text:p text:style-name="P16">៨០៧០</text:p>
          </table:table-cell>
          <table:table-cell table:style-name="តារាង1.A2" office:value-type="string">
            <text:p text:style-name="P17">ពង​លល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ព. ប្រ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ដំឡូង​ព្រៃ​មួយ​ប្រភេទ មើម​តូច​ៗ មូល​ៗ សណ្ឋាន​ពង​លលក : ដំឡូង​ពង​លលក ។ <text:s/>ឈ្មោះ​ផ្សិត​មួយ​ប្រភេទ​តូច​ៗ មូល​ៗ សណ្ឋាន​ពង​លលក : ផ្សិត​ពង​លលក <text:s/>(មិន​បរិភោគ​ទេ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១</text:p>
          </table:table-cell>
          <table:table-cell table:style-name="តារាង1.A2" office:value-type="string">
            <text:p text:style-name="P17">ពង​ល្វ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ង​ស្វាស (ម. ព. ពង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២</text:p>
          </table:table-cell>
          <table:table-cell table:style-name="តារាង1.A2" office:value-type="string">
            <text:p text:style-name="P17">ពង​ស្វ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ង​ល្វា (ម. ព. ពង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៣</text:p>
          </table:table-cell>
          <table:table-cell table:style-name="តារាង1.A2" office:value-type="string">
            <text:p text:style-name="P17">ពង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ង់-រ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ធំ​មួយ​ប្រភេទ មាន​សាច់​រឹង មាន​ផ្លែ​ប្រើ​ជា​ម្ជូរ : ផ្លែ​ពង្រ​ខ្លះ​មិន​សូវ​ជូរ​ប៉ុន្មាន ខ្លះ​ជូរ​ណា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៤</text:p>
          </table:table-cell>
          <table:table-cell table:style-name="តារាង1.A2" office:value-type="string">
            <text:p text:style-name="P17">ពង្រ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នាំ​ឲ្យ​រត់, នាំ​រត់​ទាំង​អំណាច : ពង្រត់​កូន​ស្រី​គេ​យក​ធ្វើ​ជា​ប្រពន្ធ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៥</text:p>
          </table:table-cell>
          <table:table-cell table:style-name="តារាង1.A2" office:value-type="string">
            <text:p text:style-name="P17">ពង្រ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សំឡេង​ឲ្យ​រន, ខំ​ប្រឹង​រលាក់​រលែក​សំឡេង​ឲ្យ​រន : ច្រៀង​ពង្រន​សំឡេ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៦</text:p>
          </table:table-cell>
          <table:table-cell table:style-name="តារាង1.A2" office:value-type="string">
            <text:p text:style-name="P17">ពង្រ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មាន​រាង​រ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៧</text:p>
          </table:table-cell>
          <table:table-cell table:style-name="តារាង1.A2" office:value-type="string">
            <text:p text:style-name="P17">ពង្រ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ា, នាំ​ឲ្យ​រា : ពង្រា​ដំណើរ​ឲ្យ​ស្ទាក់ស្ទើរ​អ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៨</text:p>
          </table:table-cell>
          <table:table-cell table:style-name="តារាង1.A2" office:value-type="string">
            <text:p text:style-name="P17">ពង្រា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ា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៧៩</text:p>
          </table:table-cell>
          <table:table-cell table:style-name="តារាង1.A2" office:value-type="string">
            <text:p text:style-name="P17">ពង្រ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ាក់, នាំ​ឲ្យ​ឆាប់​រាក់ : ត្រកៀត​ប្លោក​ដុះ​ទ្រុបទ្រុល ពង្រាក់​ស្រះ​អ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០</text:p>
          </table:table-cell>
          <table:table-cell table:style-name="តារាង1.A2" office:value-type="string">
            <text:p text:style-name="P17">ពង្រ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ាង : ជេរ​វាយ​ពង្រាង​វ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១</text:p>
          </table:table-cell>
          <table:table-cell table:style-name="តារាង1.A2" office:value-type="string">
            <text:p text:style-name="P17">ពង្រា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ព្រាត់ : ពង្រាត់​កូន​ពី​មេ ។ ពង្រាត់​បង្រាស <text:s/>ធ្វើ​ឲ្យ​ពា្រត់​ប្រា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ង្រាត់បង្រាស</text:p>
          </table:table-cell>
        </table:table-row>
        <table:table-row>
          <table:table-cell table:style-name="តារាង1.A2" office:value-type="string">
            <text:p text:style-name="P16">៨០៨២</text:p>
          </table:table-cell>
          <table:table-cell table:style-name="តារាង1.A2" office:value-type="string">
            <text:p text:style-name="P17">ពង្រា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ាប; ឲ្យ​ថ្នឹក : ពង្រាប​ដី; ពង្រាប​គោ ។ ធ្វើ​ឲ្យ​បាក់​បប, ឲ្យ​រាបសា, ឲ្យ​រាប​ទាប : ពង្រាប​ស្រុ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៣</text:p>
          </table:table-cell>
          <table:table-cell table:style-name="តារាង1.A2" office:value-type="string">
            <text:p text:style-name="P17">ពង្រ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ដាក់​រាយ​ខ្ជីខ្ជា ឥត​របៀប ឥត​សណ្ដាប់​ធ្នាប់ : ក្មេង​ៗ​អស់​ហ្នឹង​ឥត​របប​ណាស់, វា​ពង្រាយ​សំរាម​ពេញ​មុខ​ផ្ទះ​ឲ្យ​ខ្ជាំ​អ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៤</text:p>
          </table:table-cell>
          <table:table-cell table:style-name="តារាង1.A2" office:value-type="string">
            <text:p text:style-name="P17">ពង្រ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ាល : ពង្រាល​ភ្លើ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៥</text:p>
          </table:table-cell>
          <table:table-cell table:style-name="តារាង1.A2" office:value-type="string">
            <text:p text:style-name="P17">ពង្រី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ីក, ឲ្យ​ទូលាយ : ពង្រីក​ល្វែង, ពង្រីក​ទី​ដី​ភូមិ​ឲ្យ​ធំ​ទូលាយ​ជាង​មុន ។ ពង្រីក​ពង្រឹង <text:s/>ធ្វើ​ឲ្យ​រីក​ឲ្យ​រឹង គឺ​ធ្វើ​ឲ្យ​ធំ​ទូលាយ ឲ្យ​រឹង​ប៉ឹង​ឡើង​ទៀត​ជាង​ពី​មុ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ង្រីកពង្រឹង </text:p>
          </table:table-cell>
        </table:table-row>
        <table:table-row>
          <table:table-cell table:style-name="តារាង1.A2" office:value-type="string">
            <text:p text:style-name="P16">៨០៨៦</text:p>
          </table:table-cell>
          <table:table-cell table:style-name="តារាង1.A2" office:value-type="string">
            <text:p text:style-name="P17">ពង្រី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ីង : ក្មេង​ៗ​វា​លប​បាច​ទឹក​ចាប់​ត្រី ពង្រីង​ទឹក​ស្រែ​ខ្ញុំ​ស្ទើរ​តែ​រីង​អស់ ។ <text:s/>ព. ប្រ. ចោម​រោម​ស៊ី​ចុក​ឲ្យ​រិច​រឹល​ហិន​ហោច : អា​ក្មួយ​មេ​ក្មួយ​អស់​ហ្នឹង​ខ្ជិល​ៗ​ណាស់ ឥត​ចេះ​ធ្វើ​ការ​រក​ស៊ី​អី​ទេ វា​ចេះ​តែ​នាំ​គ្នា​មក​ចោម​ស៊ី​នឹង​ខ្ញុំ វា​ពង្រីង​ខ្ញុំ​រក​កល់​រីង​ដូច​ទឹក​ត្រពាំង​ខែ​ប្រាំង​ទៅ​ហើយ​ខ្ញុំ !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៧</text:p>
          </table:table-cell>
          <table:table-cell table:style-name="តារាង1.A2" office:value-type="string">
            <text:p text:style-name="P17">ពង្រ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ឹង ឲ្យ​បាត់​ជ្រាយ : ដាក់​ម្សៅ​ឲ្យ​ក្រែល​លាយ​ជាមួយ​នឹង​ស្ករ​ពង្រឹង​សាច់​នំ ។ ពង្រឹង​កម្លាំង ជួយ​ឲ្យ​មាន​កម្លាំង​រឹងប៉ឹង ។ ម. ព. ពង្រីក 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៨</text:p>
          </table:table-cell>
          <table:table-cell table:style-name="តារាង1.A2" office:value-type="string">
            <text:p text:style-name="P17">ពង្រឹ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ឹត​ពេញ​ល្បឿន គឺ​បំបោល​ឲ្យ​រឹត​លឿន​ពេញ​កម្លាំង : ពង្រឹត​គោ, ពង្រឹត​ស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៨៩</text:p>
          </table:table-cell>
          <table:table-cell table:style-name="តារាង1.A2" office:value-type="string">
            <text:p text:style-name="P17">ពង្រឹ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ឹល : ពង្រឹល​កាំបិត, ពង្រឹល​ចប ។ ម. ព. ពង្រេច ទៀត​ផ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០</text:p>
          </table:table-cell>
          <table:table-cell table:style-name="តារាង1.A2" office:value-type="string">
            <text:p text:style-name="P17">ពង្រុ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ុល : កន្លែង​វា​ចង្អៀត គេ​ចេះ​តែ​រុញ​ពង្រុល​គ្នា​ច្រើន​ថែម​មក​ទៀត នាំ​ឲ្យ​ណែន​ណាន់​ស្ទើរ​ឈរ​មិន​កើ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១</text:p>
          </table:table-cell>
          <table:table-cell table:style-name="តារាង1.A2" office:value-type="string">
            <text:p text:style-name="P17">ពង្រូ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ជា​រូង, ឲ្យ​ខូង​ជ្រៅ : ឆ្កែ​ពង្រូង​ដី​ក្រោម​ជណ្ដើ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២</text:p>
          </table:table-cell>
          <table:table-cell table:style-name="តារាង1.A2" office:value-type="string">
            <text:p text:style-name="P17">ពង្រូ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ត្វ​ជើង ៤ ស្រកា​រឹង, កាល​ណា​ប៉ះ​ប្រទះ​នឹង​អ្វី​ៗ មូរ​ខ្លួន​ខ្វេរ​ខុប​ខ្វង់ ។ ព. ប្រ. គុ. មនុស្ស​មូរ​មុខ ឬ​មនុស្ស​ដែល​អៀន​ប្រៀន​ខ្មូរ​មុខ មិន​លុះ​ក្នុង​ទី​ប្រជុំ ចាស់​ទុំ​ហៅ​ថា ពង្រូល ឬ មនុស្ស​ពង្រូ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៣</text:p>
          </table:table-cell>
          <table:table-cell table:style-name="តារាង1.A2" office:value-type="string">
            <text:p text:style-name="P17">ពង្រួ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ង្រួប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៤</text:p>
          </table:table-cell>
          <table:table-cell table:style-name="តារាង1.A2" office:value-type="string">
            <text:p text:style-name="P17">ពង្រួ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ង្រួម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៥</text:p>
          </table:table-cell>
          <table:table-cell table:style-name="តារាង1.A2" office:value-type="string">
            <text:p text:style-name="P17">ពង្រេ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េ : ទាញ​ពង្រេ​ដង​សន្ទូច​ស្ទូច​ឈើ​ឲ្យ​បែរ​ទៅ​ខាង​កើ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៦</text:p>
          </table:table-cell>
          <table:table-cell table:style-name="តារាង1.A2" office:value-type="string">
            <text:p text:style-name="P17">ពង្រេ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េច ។ ពង្រេច​ពង្រឹល <text:s/>ធ្វើ​ឲ្យ​រេច​រឹល; បង្ហិន​បំផ្លាញ​ឲ្យ​ហិន​ឲ្យ​វិនា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ង្រេចពង្រឹល </text:p>
          </table:table-cell>
        </table:table-row>
        <table:table-row>
          <table:table-cell table:style-name="តារាង1.A2" office:value-type="string">
            <text:p text:style-name="P16">៨០៩៧</text:p>
          </table:table-cell>
          <table:table-cell table:style-name="តារាង1.A2" office:value-type="string">
            <text:p text:style-name="P17">ពង្រោ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រ​ដែល​ព្រោះ, ពូជ​ដែល​ព្រោះ​រួច​ហើយ, ទី​សម្រាប់​ព្រោះ​ពូជ​ឬ​ស្រូវ​ដែល​ដុះ​អំពី​ការ​បាច​ព្រោះ​ពូជ : ស្រែ​ពង្រោះ, ស្រូវ​ពង្រោ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០៩៨</text:p>
          </table:table-cell>
          <table:table-cell table:style-name="តារាង1.A2" office:value-type="string">
            <text:p text:style-name="P17">ពង្វ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ង់វក់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វក់, នាំ​ឲ្យ​វក់, ធ្វើ​ឲ្យ​វិល​វល់​ចិត្ត​គំនិត : កុំ​បណ្ដោយ​ឲ្យ​បាប​មិត្ត ពង្វក់​ឲ្យ​ខូច​ខួរ​ក្បាល ។ ពង្វក់​ពង្វី កិ. នាំ​ឲ្យ​វក់វី (ម. ព. ពង្វីពង្វក់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ង្វក់ពង្វី </text:p>
          </table:table-cell>
        </table:table-row>
        <table:table-row>
          <table:table-cell table:style-name="តារាង1.A2" office:value-type="string">
            <text:p text:style-name="P16">៨០៩៩</text:p>
          </table:table-cell>
          <table:table-cell table:style-name="តារាង1.A2" office:value-type="string">
            <text:p text:style-name="P17">ពង្វ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វាង : ពង្វាង​ផ្លូវ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០</text:p>
          </table:table-cell>
          <table:table-cell table:style-name="តារាង1.A2" office:value-type="string">
            <text:p text:style-name="P17">ពង្វា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វាត​ឲ្យ​រីក​ចេញ, ធ្វើ​ឲ្យ​រីក​ទូលាយ​សាយ​ចេញ​លើស​ពី​ទំហំ​ធម្មតា : ពង្វាត​មាត្រ​ទូក, ពង្វាត​របង, ពង្វាត​ដី​ចម្ក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១</text:p>
          </table:table-cell>
          <table:table-cell table:style-name="តារាង1.A2" office:value-type="string">
            <text:p text:style-name="P17">ពង្វិ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--វិល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វិល (មិន​សូវ​ប្រើ, ច្រើន​ប្រើ បង្វិល ជាង; ម. ព. នោះ​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២</text:p>
          </table:table-cell>
          <table:table-cell table:style-name="តារាង1.A2" office:value-type="string">
            <text:p text:style-name="P17">ពង្វីពង្វ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ង់វី ពង់វក់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វីវក់ (ម. ព. ពង្វក់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៣</text:p>
          </table:table-cell>
          <table:table-cell table:style-name="តារាង1.A2" office:value-type="string">
            <text:p text:style-name="P17">ពង្វ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--វឹក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វឹក, នាំ​ឲ្យ​វឹក (ម. ព. បង្វឹក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៤</text:p>
          </table:table-cell>
          <table:table-cell table:style-name="តារាង1.A2" office:value-type="string">
            <text:p text:style-name="P17">ពង្វៀ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ង្វៀ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៥</text:p>
          </table:table-cell>
          <table:table-cell table:style-name="តារាង1.A2" office:value-type="string">
            <text:p text:style-name="P17">ពង្វៀ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ង្វៀ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៦</text:p>
          </table:table-cell>
          <table:table-cell table:style-name="តារាង1.A2" office:value-type="string">
            <text:p text:style-name="P17">ពង្វេ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វេះ, នាំ​ឲ្យ​​គេច​ចេញ : វា​ពង្វេះ​ក្មេង​នោះ​ទៅ​ណា​បាត់ រក​មិន​ឃើញ​សោះ (ម. ព. បង្វេះ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៧</text:p>
          </table:table-cell>
          <table:table-cell table:style-name="តារាង1.A2" office:value-type="string">
            <text:p text:style-name="P17">ពង្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ង់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ំស; វំឝ) វង្ស, ត្រកូល, ពូជ, អម្បូរ ។ ពង្ស​ចរិត, ពង្ស​ប្រព្រឹត្ត, ពង្ស​ប្រវត្តិ <text:s/>(ពង់-សៈ--) ដំណើរ, លំអាន, នៃ​វង្ស​ត្រកូល ។ ពាក្យ​សម្រាប់​កំណត់​សន្មត​ហៅ​ឆ្នាំ​កំណើត​របស់​មនុស្ស តម្រូវ​នឹង​ពូជ​ពង្ស​របស់​ទេព្ដា, មនុស្ស​និង​យក្ស តាម​ហោរា​សាស្ត្រ គឺ​ឆ្នាំ​ជូត, រោង, មមី, មមែ, <text:s/>ជា ពង្ស​ទេព្ដា (ទាំង ៤ នេះ ចែក​ជា​គូ​ប្រុស​និង​ស្រី គឺ ជូត, រោង ពង្ស​ទេព្ដា​ប្រុស; មមី មមែ ពង្ស​ទេព្ដា​ស្រី); ឆ្លូវ, ថោះ, ម្សាញ់, កុរ <text:s/>ពង្ស​មនុស្ស <text:s/>(ទាំង ៤ នេះ​ចែក​ជា​គូ​ប្រុស​និង​ស្រី គឺ​ឆ្លូវ, ម្សាញ់ ពង្ស​មនុស្ស​ប្រុស; ថោះ, កុរ ពង្ស​មនុស្ស​ស្រី); ខាល, វក, រកា, ច, ពង្ស​យក្ស <text:s/>(ទាំង ៤ នេះ​ចែក​ជា​គូ​ប្រុស​និង​ស្រី គឺ វក, រកា, ពង្ស​យក្ស​ប្រុស; ខាល, ច ពង្ស​យក្ស​ស្រ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៨</text:p>
          </table:table-cell>
          <table:table-cell table:style-name="តារាង1.A2" office:value-type="string">
            <text:p text:style-name="P17">ពង្សាវត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ង់-សាវ៉ៈដា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ំស; វំឝ + អវតារ “ដំណើរ​ឆ្លង​ចុះ, ការ​ឃ្លាត​នៃ​វង្ស​ត្រកូល”) រឿងរ៉ាវ​តាម​លំដាប់​នៃ​វង្ស​ត្រកូល, ប្រវត្តិ​ដែល​ឆ្លង​ពី​សង្កាត់​មួយ​មក​សង្កាត់​មួយ, ដំណើរ​សេចក្ដី​សម្ដែង​អំពី​តំណ​នៃ​វង្ស​ត្រកូល : ពង្សាវតារ​កម្ពុជ​រដ្ឋ; ពង្សាវតារ​លោក ។ (ព. សា.) លុប ពង់ <text:s/>ចេញ​នៅ​ត្រឹមតែ សាវតារ និយាយ​ក្លាយ​មក​ទៀត​ជា សៅវត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០៩</text:p>
          </table:table-cell>
          <table:table-cell table:style-name="តារាង1.A2" office:value-type="string">
            <text:p text:style-name="P17">ពង្សាវល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ង់សាវ៉ៈលី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ំឝាវលី) ខ្សែ​ញាតិ​វង្ស, ចំបួរ​វង្ស​ត្រកូ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០</text:p>
          </table:table-cell>
          <table:table-cell table:style-name="តារាង1.A2" office:value-type="string">
            <text:p text:style-name="P17">ព័ចន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ច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ចន) ពាក្យ, សម្ដី, (ព. កា.) : ត្រូវ​ប្រើ​ពាក្យ​ព័ចន៍ ប្រាស្រ័យ​នឹង​សាច់ សន្ដាន​នានា កុំ​ឲ្យ​មាន​ឆ្គង មោះហ្មង​ត្រង់​ណា ទើប​លោក​ហៅ​ថា អ្នក​មាន​មារយាទ ។ ម. ព. ពេចន៍ ទៀត​ផ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១</text:p>
          </table:table-cell>
          <table:table-cell table:style-name="តារាង1.A2" office:value-type="string">
            <text:p text:style-name="P17">ពញ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្ញា</text:p>
          </table:table-cell>
          <table:table-cell table:style-name="តារាង1.D2" office:value-type="string">
            <text:p text:style-name="P8">ស.; ល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ប្រើ​ពាក្យ​នេះ​ជា ព្រះយា <text:s/>អ. ថ. ភ្រៈយ៉ា <text:s/>ព. សា. ថា ផ្យា; ពះញា <text:s/>អ. ថ. <text:span text:style-name="T2">ផ្ញា “ឲកញ៉ា”) ពាក្យ ពញា នេះ​ជា អញ្ញត្រ​សព្ទ ពី​ព្រោះ​ត្រូវ​សរសេរ​ផ្ញើ​ជើង ញ ជា ញ បែរ​ជា​សរសេរ​រាយ​តួ​ជា ពញា វិញ ដើម្បី​កុំ​ឲ្យ​ច្រឡំ​នឹង ឭ (ឭ ឮ); កាល​ពី​បុរាណ​ព្រេង​នាយ ហៅ​ព្រះ​រាជ​បុត្រ​ក្សត្រិយ៍​ទ្រង់​រាជ្យ​ថា ពញា ដូច​ជា ពញា​យ៉ាត, ពញា​តូ ជាដើម, លុះ​ចំណេរ​កាល​ត​មក, លែង​ហៅ <text:s/>ពញា <text:s/>បែរ​ជា​ហៅ អង្គ វិញ ដូច​ជា អង្គ​អិម, អង្គ​អេង, អង្គ​តន់, អង្គ​ដួង <text:s/>ជាដើម, ចំណេរ​កាល​ត​ពី​នោះ​មក ប្រែ​ហៅ​ថា ព្រះ​អង្គ​ម្ចាស់ វិញ ដរាប​ដល់​មក​សម័យ​បច្ចុប្បន្ន​នេះ ។ ក្នុង​សម័យ​បន្ទាប់​ពី​ប្រែ​ ពញា ជា អង្គ វិញ​នោះ ព្រះ​មហា​ក្សត្រិយ៍​ទ្រង់​យក​ពាក្យ ពញា <text:s/>នេះ​មក​ប្រើ​ជា​ឋានន្តរ​នៃ​មន្ត្រី​ថ្នាក់​ខ្ពស់​វិញ ប្រើ​ជា ៣ ថ្នាក់​គឺ ពញា, ចៅ​ពញា, សម្ដេច​ចៅ​ពញា; លុះ​ចំណេរ​កាល​ត​ពី​នោះ​មក​ទៀត ប្រើ​ពាក្យ ឲកញ៉ា, អ្នក​ឲកញ៉ា, លោក​អ្នក​ឲកញ៉ា ជា​ជំនួស​ពាក្យ ពញា វិញ ដរាប​មក​ដល់​សព្វ​ថ្ងៃ​នេះ; ឯ​ពាក្យ ពញា បែរ​ប្រើ​ជា​ឋានន្តរ មេ​ឃុំ វិញ​ថា ពញា​រក្សា​ភិបាល​ឃុំ...; មក​ដល់​សម័យ​រាជការ​សង្គម​រាស្ត្រ​និយម​ព្រះ​ពុទ្ធ​សាសនា​ឯករាជ​អព្យាក្រឹត ផ្លាស់​ពាក្យ មេ​ឃុំ ជា នាយ​សង្កាត់ វិញ​ថា នាយ​សង្កាត់...; ទាំង​ពាក្យ ឃុំ ក៏​ហៅ​ថា សង្កាត់ ដែរ ហៅ​ថា សង្កាត់​នេះ សង្កាត់​នោះ <text:s/>តាម​ឈ្មោះ​សង្កាត់​នានា​ក្នុង​ព្រះ​រាជាណាចក្រ​កម្ពុជា​ទាំងមូល, ឯ​ក្នុង​ព្រះ​រាជ​ធានី​ភ្នំពេញ​ហៅ​សង្កាត់​តាម​លំដាប់​លេខ​រៀង​ថា សង្កាត់​លេខ ១; សង្កាត់​លេខ ២; សង្កាត់​លេខ ៣ ។ល។ <text:s/>(នេះ​ជា​ប្រវត្តិ​នៃ​ពាក្យ ពញា)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២</text:p>
          </table:table-cell>
          <table:table-cell table:style-name="តារាង1.A2" office:value-type="string">
            <text:p text:style-name="P17">ពញាក្រែ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ញ--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មនុស្ស​ម្នាក់​ជាតិ​ជា​ខ្មែរ​សុទ្ធ ជា​បុរស​មាន​បុណ្យ​អស្ចារ្យ បាន​សោយ​រាជ្យ​ជា​ក្សត្រិយ៍​ក្នុង​កម្ពុជ​រដ្ឋ (មើល​ពង្សាវតារ​ខ្មែ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៣</text:p>
          </table:table-cell>
          <table:table-cell table:style-name="តារាង1.A2" office:value-type="string">
            <text:p text:style-name="P17">ពញា​រក្សាភិប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ញ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៤</text:p>
          </table:table-cell>
          <table:table-cell table:style-name="តារាង1.A2" office:value-type="string">
            <text:p text:style-name="P17">ពញាឮ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ញលឺ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ខែត្រ​មួយ​ក្នុង​កម្ពុជ​រដ្ឋ, សព្វ​ថ្ងៃ​នេះ​ដាក់​ជា​ស្រុក ហៅ​ថា ស្រុក​ពញាឮ <text:s/>នៅ​ក្នុង​អំណាច​ខែត្រ​កណ្ដ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្រុក​ពញាឮ </text:p>
          </table:table-cell>
        </table:table-row>
        <table:table-row>
          <table:table-cell table:style-name="តារាង1.A2" office:value-type="string">
            <text:p text:style-name="P16">៨១១៥</text:p>
          </table:table-cell>
          <table:table-cell table:style-name="តារាង1.A2" office:value-type="string">
            <text:p text:style-name="P17">ពញ្ញ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ញ់-ញាក់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ភ្ញា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៦</text:p>
          </table:table-cell>
          <table:table-cell table:style-name="តារាង1.A2" office:value-type="string">
            <text:p text:style-name="P17">ពណ្ណរ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ន់-ណៈ រាយ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ណ្ណ “ព័ណ៌, សម្បុរ”, វ &gt; ព និង​ខ្មែរ រាយ<text:span text:style-name="T2">) ដែល​ធ្វើ​ព័ណ៌​សម្បុរ​ឲ្យ​រាយ គឺ​ដែល​ភ្លឺ​ត្រចះ, ដែល​មាន​ពន្លឺ​ឬ​រស្មី​រុងរឿង​ចាំង​ព្រោង​ព្រាយ; <text:s/>ភ្លឺ​ថ្លា; ល្អ​ប្រពៃ : ភ្លឺ​ពណ្ណរាយ, ល្អ​ពណ្ណរាយ (ព. កា.) កាល​នោះ​ព្រះ​យម​ពណ្ណរាយ លើស​លែង​សព្វ​សាយ ស្ដេច​បើក​ព្រះ​នេត្រ​យល់​ជាក់... (សាស្ត្រា​សុបិន) ។ សរសេរ​ក្លាយ​ជា <text:s/>ពន្រាយ <text:s/>ក៏​មាន កុំ​ប្រើ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៧</text:p>
          </table:table-cell>
          <table:table-cell table:style-name="តារាង1.A2" office:value-type="string">
            <text:p text:style-name="P17">ពណ៌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រ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ណ៌; វណ្ណ “សម្បុរ; ពួក; ថ្នាក់​ត្រកូល; ភេទ; ពាក្យ​សរសើរ; គុណ​ដែល​គួរ​សរសើរ; អក្សរ...”) សម្បុរ : ព័ណ៌​ស, ពណ៌​ក្រហម ... (ពាក្យ​នេះ​ខ្មែរ​យើង​ប្រើ​ចំពោះ​តែ​សម្បុរ​នៃ​វត្ថុ​ផ្សេង​ៗ មាន​សំពត់​ជាដើម, បើ​ចំពោះ​មនុស្ស​ឬ​សត្វ​ប្រើ​ពាក្យ​ថា សម្បុរ, គេ​និយាយ​ថា : មនុស្ស​សម្បុរ​ស, គោ​សម្បុរ​ត្នោត...) ។</text:p>
          </table:table-cell>
          <table:table-cell table:style-name="តារាង1.D2" office:value-type="string">
            <text:p text:style-name="P8">ព័ណ៌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៨</text:p>
          </table:table-cell>
          <table:table-cell table:style-name="តារាង1.A2" office:value-type="string">
            <text:p text:style-name="P17">ពណ៌ន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រណៈនា</text:p>
          </table:table-cell>
          <table:table-cell table:style-name="តារាង1.D2" office:value-type="string">
            <text:p text:style-name="P8">សំ. 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ណ៌នា; វណ្ណនា) ពាក្យ​ពោល​រៀបរាប់, ពាក្យ​អធិប្បាយ​សេចក្ដី, អដ្ឋ​កថា; និយាយ​ក្លាយ​ជា ពាណ៌នា; ខ្មែរ​យើង​ប្រើ​ជា កិ. ក៏​បាន : គេ​បាន​ពណ៌នា​អំពី​ដំណើរ​ដែល​ខ្លួន គេ​បាន​ទៅ​មើល​ប្រាសាទ​បុរាណ​នៅ​អង្គរ​បុរី ។</text:p>
          </table:table-cell>
          <table:table-cell table:style-name="តារាង1.D2" office:value-type="string">
            <text:p text:style-name="P8">ព័ណ៌ន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១៩</text:p>
          </table:table-cell>
          <table:table-cell table:style-name="តារាង1.A2" office:value-type="string">
            <text:p text:style-name="P17">ព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ត់​បំបែរ, ធ្វើ​ឲ្យ​ងាក​បែរ, តម្រង់, បង្កោង, បង្កុង តាម​បំណង គឺ វៀច​ឲ្យ​ត្រង់ ឬ​ធ្វើ​វត្ថុ​ត្រង់​ឲ្យ​វៀច​ឲ្យ​កោង​ជាដើម : ពត់​ព្រួញ, ពត់​ឈើ​កុង ។ ពត់​ចិត្ត ទូន្មាន​ចិត្ត​ដែល​វៀច​ឲ្យ​ងាក​បែរ​មក​រក​ផ្លូវ​ត្រ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២០</text:p>
          </table:table-cell>
          <table:table-cell table:style-name="តារាង1.A2" office:value-type="string">
            <text:p text:style-name="P17">ព័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ព័ត <text:s/>អ. ថ. ផ័ត) បក់; (រ.ស.) : ព័ត​ថ្វាយ <text:s/>គឺ​បក់​ថ្វាយ (បក់​នឹង​ផ្លិត​ឬ​ស៊ែ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២១</text:p>
          </table:table-cell>
          <table:table-cell table:style-name="តារាង1.A2" office:value-type="string">
            <text:p text:style-name="P17">ព័ត៌ម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7">តាម​សំឡេង​អក្សរ​ថា ព័តតៈម៉ាន, តាម​ទម្លាប់​ថា ព័រដ៏មាន </text:p>
          </table:table-cell>
          <table:table-cell table:style-name="តារាង1.D2" office:value-type="string">
            <text:p text:style-name="P8">សំ​ក្ល.; សំ.;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ត៌មាន; វត្តមាន “កាល​ឬ​សម័យ​ដែល​កំពុង​ប្រព្រឹត្ត​ទៅ”) ប្រព្រឹត្តិ​ការណ៍, ដំណឹង​ផ្សេង​ៗ​ក្នុង​បច្ចុប្បន្ន, បច្ចុប្បន្ន​កាល : គេ​បាន​ឲ្យ​ព័ត៌មាន​មក​ថា...; ស្ដាប់​ព័ត៌មាន​ប្រចាំ​ថ្ងៃ​នៃ​វិទ្យុ​ជាតិ ។ សារ​ព័ត៌មាន <text:s/>(សារ៉ៈព័រដ៏មាន) ព័ត៌មាន​មាន​សារៈ គឺ​កាសែត​ដែល​ប្រាប់​ដំណឹង​គួរ​អាន​គួរ​ដឹ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ារ​ព័ត៌មាន </text:p>
          </table:table-cell>
        </table:table-row>
        <table:table-row>
          <table:table-cell table:style-name="តារាង1.A2" office:value-type="string">
            <text:p text:style-name="P16">៨១២២</text:p>
          </table:table-cell>
          <table:table-cell table:style-name="តារាង1.A2" office:value-type="string">
            <text:p text:style-name="P17">ព័ទ្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ពទ្ធ) ចង; ចង​វ័ណ្ឌ​ជុំ​វិញ, រុំ​ជុំ​វិញ; ចោម​ជុំ​វិញ, ចោម​ស្ទាក់​ជុំ​វិញ​មិន​ឲ្យ​មាន​ផ្លូវ​ចេញ​រួច : វល្លិ​ព័ទ្ធ​ដើម​ឈើ; ព័ទ្ធ​ចោរ ។ ព័ទ្ធ​បូស <text:s/>យក​ក្រមួន​មាត់​ឬ​កំបោរ​ជ្រាយ​ដៅ​ព័ទ្ធ​លើ​បូស​ដោយ​សូត្រ​អាគម​ផង ដើម្បី​បង្រាប​ឬ​យោង​មុខ​ឲ្យ​បូស​ធ្លាយ ។ ព័ទ្ធ​ព័ន្ធ ឬ ព័ន្ធ​ព័ទ្ធ រុំ​ព័ទ្ធ​ជុំ​វិញ​ព័ន្ធ​លើ​គ្នា, ប្រទាក់​ឆ្វាក់​គ្នា​ជុំ​វិ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័ទ្ធ​ព័ន្ធ <text:s/></text:p>
            <text:p text:style-name="P7">ព័ន្ធ​ព័ទ្ធ </text:p>
          </table:table-cell>
        </table:table-row>
        <table:table-row>
          <table:table-cell table:style-name="តារាង1.A2" office:value-type="string">
            <text:p text:style-name="P16">៨១២៣</text:p>
          </table:table-cell>
          <table:table-cell table:style-name="តារាង1.A2" office:value-type="string">
            <text:p text:style-name="P17">ព័ទ្ធ​ធ្ល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តធ្លុង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រោគ​មួយ​ប្រភេទ បណ្ដាល​ឲ្យ​ហើម​ពោះ​តឹង​ខ្លាំង​ឡើង​ៗ​មិន​ស្រក​ស្រុត : រោគ​ព័ទ្ធ​ធ្លុង ឬ រោគ​ព័ន្ធ​ធ្លុង ។</text:p>
          </table:table-cell>
          <table:table-cell table:style-name="តារាង1.D2" office:value-type="string">
            <text:p text:style-name="P8">ព័ន្ធ​ធ្លុ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២៤</text:p>
          </table:table-cell>
          <table:table-cell table:style-name="តារាង1.A2" office:value-type="string">
            <text:p text:style-name="P17">ពទ្ធ​សីម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ត-ធៈសីម៉ា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ីមា​មួយ​ប្រភេទ ដែល​សង្ឃ​សូត្រ​ចង​តាម​លក្ខណៈ​ច្បាប់​វិន័យ​ព្រះ​ពុទ្ធ​សាសនា កំណត់​ជា​ព្រំ​ដែន​សម្រាប់​ធ្វើ​សង្ឃកិច្ច​ផ្សេង​ៗ : ពទ្ធ​សីមា​វត្ត... (ព. វិ. ព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២៥</text:p>
          </table:table-cell>
          <table:table-cell table:style-name="តារាង1.A2" office:value-type="string">
            <text:p text:style-name="P17">ព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សំពះ, ថ្វាយ​បង្គំ; ពាក្យ​ទំយើ​សម្រាប់​បង្គាប់​កូន​ក្មេង​តូច​ឲ្យ​សំពះ, ឲ្យ​ថ្វាយ​បង្គំ : កូន​ម៉ែ​ពន!, នាង​ពន! ។ គួរ​សរសេរ​ជា ពន្ទ (បា. វន្ទ “សំពះ, ថ្វាយ​បង្គំ”, វ &gt; ព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២៦</text:p>
          </table:table-cell>
          <table:table-cell table:style-name="តារាង1.A2" office:value-type="string">
            <text:p text:style-name="P17">ពន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<text:span text:style-name="T4">ពœន</text:span> <text:s/>អ. ថ. ផុន ប្រើ​ជា កិ. “រួច, របូត; កើន, ហួស”) ហួស, ក្រៃ, លើស​លន់; ពាក្យ​សម្រាប់​និយាយ​ផ្សំ​នឹង​ពាក្យ <text:s/>ប្រមាណ, ពេក ថា : ពន់​ប្រមាណ គឺ​ហួស​ប្រមាណ; ពន់​ពេក ឬ ពេក​ពន់ <text:s/>គឺ​ហួស​ពេក, ពេក​ណាស់ (ច្រើន​ប្រើ​តែ​ក្នុង​កាព្យ) : មាន​ទឹក​ជំនន់ ខ្លាំង​ក្រៃ​ពេក​ពន់ ធំ​ពន់​ប្រមាណ ជន់​សាយ​លិច​វាល លិច​ទាំង​ភូមិ​ឋាន អ្នក​ភូមិ​សឹង​បាន ក្ដី​ព្រួយ​គ្រប់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ន់​ប្រមាណ</text:p>
            <text:p text:style-name="P7">ពន់ពេក</text:p>
            <text:p text:style-name="P7">ពេកពន់ <text:s/></text:p>
          </table:table-cell>
        </table:table-row>
        <table:table-row>
          <table:table-cell table:style-name="តារាង1.A2" office:value-type="string">
            <text:p text:style-name="P16">៨១២៧</text:p>
          </table:table-cell>
          <table:table-cell table:style-name="តារាង1.A2" office:value-type="string">
            <text:p text:style-name="P17">ពនាល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នាលៃ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ន + អាលយ) លំនៅ​ក្នុង​ព្រៃ; ការ​នៅ​ក្នុង​ព្រ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២៨</text:p>
          </table:table-cell>
          <table:table-cell table:style-name="តារាង1.A2" office:value-type="string">
            <text:p text:style-name="P17">ពនាស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នាស្រ័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២៩</text:p>
          </table:table-cell>
          <table:table-cell table:style-name="តារាង1.A2" office:value-type="string">
            <text:p text:style-name="P17">ពនាស្រ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នាស្រំ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ន + អាឝ្រម; វន + អស្សម) អាស្រម​ក្នុង​ព្រៃ គឺ​រោង​ឬ​ខ្ទម​ជា​លំនៅ​របស់​យោគី, តាបស, ឥសី នៅ​ក្នុង​ព្រ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០</text:p>
          </table:table-cell>
          <table:table-cell table:style-name="តារាង1.A2" office:value-type="string">
            <text:p text:style-name="P17">ពនាស្រ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នាស្រៃ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ន + អាឝ្រយ; វន + អាសយ) អ្នក​នៅ​ក្នុង​ព្រៃ; ការ​នៅ​ក្នុង​ព្រ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១</text:p>
          </table:table-cell>
          <table:table-cell table:style-name="តារាង1.A2" office:value-type="string">
            <text:p text:style-name="P17">ពនិត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និតា, ឬ ត. ទ. ថា ពន់និតា</text:p>
          </table:table-cell>
          <table:table-cell table:style-name="តារាង1.D2" office:value-type="string">
            <text:p text:style-name="P8">សំ. <text:s/>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និតា) ស្ត្រី; ភរិយា (ព. កា.) : រី​ឯ​ភស្ដា និង​ពិនិតា គូ​ទាំង​ពីរ​បា្រណ មាន​ទ្រព្យ​ស្ដុកស្ដម្ភ សម​ជា​អ្នក​មាន គ្រប់គ្រង​ធនធាន ជា​សុខ​រាល់​ថ្ង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២</text:p>
          </table:table-cell>
          <table:table-cell table:style-name="តារាង1.A2" office:value-type="string">
            <text:p text:style-name="P17">ពនេច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នេចរ ឬ វនចរ) អ្នក​ត្រាច់​ទៅ​ក្នុង​ព្រៃ (ព្រាន​ព្រៃ) ។ (ព. កា.) : គ្រា​នោះ​ពនេចរ មាន​អំណរ​ពន់​ពេក​ក្រៃ រិះ​រក​ឧបាយ​ឆ្នៃ បាញ់​ដំរី​ឲ្យ​បាន​ងាយ (ឆទ្ទន្ត​ជាត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៣</text:p>
          </table:table-cell>
          <table:table-cell table:style-name="តារាង1.A2" office:value-type="string">
            <text:p text:style-name="P17">ពន្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ន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មើល​ក្នុង​ពាក្យ ព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៤</text:p>
          </table:table-cell>
          <table:table-cell table:style-name="តារាង1.A2" office:value-type="string">
            <text:p text:style-name="P17">ពន្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ន់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ន្ធ ជា កិ. “ចង, ជាប់, ជំពាក់”; ពន្ធ, ពន្ធន៍ ជា ន. “ចំណង, អន្ទាក់, គ្រឿង​ជាប់, ជំពាក់”) សួយ, អាករ​ដែល​ប្រជានិករ​ត្រូវ​បង់​តាម​កំណត់ : ពន្ធ​ស្រូវ, ពន្ធ​ទូក, ពន្ធ​ទាស, ពន្ធ​ខ្លួន...; ទារ​ពន្ធ, បង់​ពន្ធ ។ ពន្ធដារ <text:s/>ពន្ធ​គ្រប់​មុខ : ការ​បង់​ពន្ធដារ​សម្រាប់​ដែន​ដី ហៅ​ថា រាជ​ពលី ។ ពន្ធ​ចំពោះ ពន្ធ​ដី​ស្រែ​ចម្ការ​ជាដើម ដែល​សាមី​ខ្លួន​ជា​ម្ចាស់​របស់​ត្រូវ​បង់​ជូន​រាជការ តាម​ចំនួន​ដែល​មាន​កម្រិត​ទុក​ជា​ស្រេច​ក្នុង​បញ្ជី ។ ពន្ធ​មិន​ចំពោះ ពន្ធ​នៃ​គ្រឿង​បរិភោគ​និង​គ្រឿង​ប្រើប្រាស់​ផ្សេង​ៗ​ដូច​ជា​ពន្ធ​គយ​និង​រដ្ឋាករ​ជាដើម ដែល​ជន​នីមួយ​ៗ​ត្រូវ​បង់​ជូន​រាជការ ដោយសារ​ខ្លួន​ត្រូវ​ការ​បរិភោគ​ឬ​ប្រើប្រាស់​នូវ​វត្ថុ​ទាំង​នោ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ន្ធដារ </text:p>
            <text:p text:style-name="P7">ពន្ធ​ចំពោះ </text:p>
            <text:p text:style-name="P7">ពន្ធ​មិន​ចំពោះ </text:p>
          </table:table-cell>
        </table:table-row>
        <table:table-row>
          <table:table-cell table:style-name="តារាង1.A2" office:value-type="string">
            <text:p text:style-name="P16">៨១៣៥</text:p>
          </table:table-cell>
          <table:table-cell table:style-name="តារាង1.A2" office:value-type="string">
            <text:p text:style-name="P17">ព័ន្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ពន្ធ) ចង, ជាប់, ជំពាក់; ទាក់​ឆ្វាក់​ព័ទ្ធ​លើ​គ្នា, ឆ្វាក់​ប្រទាក់​ជាប់​គ្នា : ព័ន្ធ​ដំណើរ, ព័ន្ធ​ខ្សែ, ព័ន្ធ​សេចក្ដី, ព័ន្ធ​សម្ដី, ព័ន្ធ​គំនិត, ព័ន្ធ​ជើង (ម. ព. ព័ទ្ធ និង ពាក់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៦</text:p>
          </table:table-cell>
          <table:table-cell table:style-name="តារាង1.A2" office:value-type="string">
            <text:p text:style-name="P17">ព័ន្ធ​ដ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នដាម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ើ​មាន​សណ្ឋាន​ជម​សំប៉ែត សម្រាប់​ខ្ទាស់​អន្ទង​ញែក​មុខ​មិន​ឲ្យ​ព័ន្ធ​ច្រឡំ​គ្នា (ម. ព. ដាម ១ ន. ផង) ។</text:p>
          </table:table-cell>
          <table:table-cell table:style-name="តារាង1.D2" office:value-type="string">
            <text:p text:style-name="P8">ដា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៧</text:p>
          </table:table-cell>
          <table:table-cell table:style-name="តារាង1.A2" office:value-type="string">
            <text:p text:style-name="P17">ព័ន្ធ​ធ្ល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័ទ្ធ​ធ្លុ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៨</text:p>
          </table:table-cell>
          <table:table-cell table:style-name="តារាង1.A2" office:value-type="string">
            <text:p text:style-name="P17">ពន្ធនា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ន-ធ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ាការ​ចង, អាការ​ដែល​ជាប់, ដែល​ជំពាក់​នៅ : មាន​ពន្ធនាការ​រួបរឹ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៣៩</text:p>
          </table:table-cell>
          <table:table-cell table:style-name="តារាង1.A2" office:value-type="string">
            <text:p text:style-name="P17">ពន្ធនាគ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ន-ធ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ផ្ទះ​សម្រាប់​ឃុំ​ខាំង, គុក : ជាប់​ពន្ធនាគារ, ជាប់​ឃុំ​នៅ​ក្នុង​ពន្ធនាគារ, នាយក​ពន្ធនាគ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០</text:p>
          </table:table-cell>
          <table:table-cell table:style-name="តារាង1.A2" office:value-type="string">
            <text:p text:style-name="P17">ព័ន្ធ​មូ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នមូល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ើ​មូល​មួយ​គូ​សម្រាប់​ដាក់​ផ្អប​ក្ដារ​រមូរ​តម្បាញ​ភ្ជាប់​សរសៃ​អន្ទ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១</text:p>
          </table:table-cell>
          <table:table-cell table:style-name="តារាង1.A2" office:value-type="string">
            <text:p text:style-name="P17">ព័ន្ធ​ល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ន-ធៈ--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ភ្លេង​ខ្មែរ​មួយ​បទ : ភ្លេង​ព័ន្ធ​លឹង ។ <text:s/>ឈ្មោះ​លំនាំ​ទាត់​សី​មួយ​បែប​លោត​ទាត់​ព័ន្ធ​ជើង : ទាត់​សី​ព័ន្ធ​លឹ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២</text:p>
          </table:table-cell>
          <table:table-cell table:style-name="តារាង1.A2" office:value-type="string">
            <text:p text:style-name="P17">ព័ន្ធ​ស្ន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ាន់--</text:p>
          </table:table-cell>
          <table:table-cell table:style-name="តារាង1.D2" office:value-type="string">
            <text:p text:style-name="P7">ព. ប្រ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អាការ​ដូច​ជា​ខ្សែ​ចំណង​គោ​រុំ​ព័ន្ធ​ព័ទ្ធ​ស្នឹង គឺ​ដែល​មាន​ន័យ​ចង្អៀត​តឹង​ពិបាក​ដោះ​ស្រាយ​ពិបាក​លៃលក : បញ្ហា​ព័ន្ធ​ស្នឹង, ចំណោទ​ព័ន្ធ​ស្នឹ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៣</text:p>
          </table:table-cell>
          <table:table-cell table:style-name="តារាង1.A2" office:value-type="string">
            <text:p text:style-name="P17">ពន្យល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យល់, នាំ​ឲ្យ​យល់ : គ្រូ​ពន្យល់​សិស្ស​ឲ្យ​យល់​ត្រង់​ថ្នាក់​វិទ្យា​ដែល​ក្រ​យល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៤</text:p>
          </table:table-cell>
          <table:table-cell table:style-name="តារាង1.A2" office:value-type="string">
            <text:p text:style-name="P17">ពន្យ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យារ, ទាញ​ទម្លាក់​ឲ្យ​យារ​ចុះ : ពន្យារ​ខ្សែ, ពន្យារ​ពេល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៥</text:p>
          </table:table-cell>
          <table:table-cell table:style-name="តារាង1.A2" office:value-type="string">
            <text:p text:style-name="P17">ពន្យ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ោល​ពាក្យ​ឧទាន​ថា យី! ឬ យី! យី! : វា​ហ៊ាន​ពន្យី​ឲ្យ​ខ្ញុ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៦</text:p>
          </table:table-cell>
          <table:table-cell table:style-name="តារាង1.A2" office:value-type="string">
            <text:p text:style-name="P17">ពន្យឺ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យឺត, ទាញ​ឲ្យ​យឺត; ធ្វើ​ឲ្យ​យឺត​យូរ : ពន្យឺត​ខ្សែ; ពន្យឺត​ដំណើរ, ពន្យឺត​ក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៧</text:p>
          </table:table-cell>
          <table:table-cell table:style-name="តារាង1.A2" office:value-type="string">
            <text:p text:style-name="P17">ពន្យឺ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យឺន; ឲ្យ​យឺនយូរ, ឲ្យ​ឋិតថេរ : ពន្យឺន​សាមគ្គី, ពន្យឺន​មិត្តភាព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៨</text:p>
          </table:table-cell>
          <table:table-cell table:style-name="តារាង1.A2" office:value-type="string">
            <text:p text:style-name="P17">ពន្យុ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ន្លាច​ដោយ​ពាក្យ​ឧទាន​ថា យុយ! ឬ យូយ ! <text:s/>ដូច​ជា​ថា​ យុយ​ដំរី! ឬ យូយ​ខ្លា ! <text:s/>ជាដើម : វា​កាន់​ដង្កូវ​មក​ពន្យុយ​ខ្ញុំ ។</text:p>
          </table:table-cell>
          <table:table-cell table:style-name="តារាង1.D2" office:value-type="string">
            <text:p text:style-name="P8">ពន្យូ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៤៩</text:p>
          </table:table-cell>
          <table:table-cell table:style-name="តារាង1.A2" office:value-type="string">
            <text:p text:style-name="P17">ពន្យុ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យុល, ទាញ​យឺត​ឲ្យ​យុល​ចុះ : ពន្យុល​មែក​ឈ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០</text:p>
          </table:table-cell>
          <table:table-cell table:style-name="តារាង1.A2" office:value-type="string">
            <text:p text:style-name="P17">ពន្យុ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ោល​ពាក្យ​ឧទាន​ថា យុះ​ៗ !... : ពន្យុះ​ឆ្កែ​ឲ្យ​ដេញ​ខាំ​ស្វ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១</text:p>
          </table:table-cell>
          <table:table-cell table:style-name="តារាង1.A2" office:value-type="string">
            <text:p text:style-name="P17">ពន្យូ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ម. ព. ពន្យុ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២</text:p>
          </table:table-cell>
          <table:table-cell table:style-name="តារាង1.A2" office:value-type="string">
            <text:p text:style-name="P17">ពន្យ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ោល​ពាក្យ​ឧទាន​ថា យើ! <text:s/>ឬ យើ! យើ! : <text:s/>ខ្ញុំ​ស្ដី​ប្រដៅ​ទៅ វា​ពន្យើ​មក​រក​ខ្ញុំ​វិ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៣</text:p>
          </table:table-cell>
          <table:table-cell table:style-name="តារាង1.A2" office:value-type="string">
            <text:p text:style-name="P17">ពន្យោ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យោល​រឿយ​ៗ គឺ​ចាប់​ទាញ​ឬ​ច្រាន​ឲ្យ​ច្រុល​ខ្លាំង​ហើយ​យោល​ឯង​រឿយ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៤</text:p>
          </table:table-cell>
          <table:table-cell table:style-name="តារាង1.A2" office:value-type="string">
            <text:p text:style-name="P17">ពន្យ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យះ, ចាប់​ទាញ​ឲ្យ​យះ​កន្ធ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៥</text:p>
          </table:table-cell>
          <table:table-cell table:style-name="តារាង1.A2" office:value-type="string">
            <text:p text:style-name="P17">ពន្រ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ន់-ន្រាយ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.ព. ពណ្ណរ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៦</text:p>
          </table:table-cell>
          <table:table-cell table:style-name="តារាង1.A2" office:value-type="string">
            <text:p text:style-name="P17">ពន្ល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ើម​ខ្ចី​ដែល​ទើប​នឹង​ដុះ​ពី​គ្រាប់​ឬ​ពី​មើម : មែក​សែដា​ផ្សាំ​មាន​ពន្លក​ហើ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ជា​នាម​កិរិយា) កកើត​ជា​ពន្លក, បញ្ចេញ​ពន្លក : មែក​ក្រូច​ផ្សាំ​ពន្លក​ច្រូ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ន.</text:p>
          </table:table-cell>
          <table:table-cell table:style-name="តារាង1.D2" office:value-type="string">
            <text:p text:style-name="P7">ពាក្យ​សម្រាប់​ហៅ​មនុស្ស​ដែល​ជា​ទី​ស្រឡាញ់​ប្រតិព័ទ្ធ​ស្នេហា ដោយ​ប្រៀប​ថា​ខ្ចី​ល្វក់ ដូច​ជា​ពន្លក​អ្វី​ៗ : កែវ​ពន្លក, ពៅ​ពន្លក; មាស​ពន្លក, ស្ងួន​ពន្លក (ច្រើន​ប្រើ​ក្នុង​កាព្យ) : ហៃ​ពៅ​ពន្លក ផ្ដាំ​ឲ្យ​បង​មក ម្ដេច​នាង​តោះតើយ បង​បាន​ជា​មក ដល់​ទី​នេះ​ហើយ ពុំ​ទៅ​ណា​ឡើយ ស៊ូ​ស្លាប់​នៅ​ន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៧</text:p>
          </table:table-cell>
          <table:table-cell table:style-name="តារាង1.A2" office:value-type="string">
            <text:p text:style-name="P17">ពន្លង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ង់ (ម. ព. ពន្លិច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៨</text:p>
          </table:table-cell>
          <table:table-cell table:style-name="តារាង1.A2" office:value-type="string">
            <text:p text:style-name="P17">ពន្ល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លត់, រំលត់ : ពន្លត់​ភ្លើង, ពន្លត់​ចង្កៀង (ប្រើ​ចំពោះ​តែ​ញ៉ាំង​ពន្លឺ​ភ្លើង​ឲ្យ​រលត់, បើ​ខាង​ទុក្ខ​ព្រួយ​ឬ​កំហឹង​ជាដើម​វិញ ត្រូវ​ប្រើ​ពាក្យ រំលត់ : <text:s/>រំលត់​ទុក្ខ, រំលត់​ក្រោធ, រំលត់​កិលេស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៥៩</text:p>
          </table:table-cell>
          <table:table-cell table:style-name="តារាង1.A2" office:value-type="string">
            <text:p text:style-name="P17">ពន្ល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រោង​ឬ​សាលា​ដែល​គេ​សង់​សម្រាប់​ថ្វាយ​ព្រះ​រាជា​ទ្រង់​ប្រថាប់​បណ្ដោះអាសន្ន​មួយ​វេលា​ៗ, ហៅ​ថា ព្រះ​ពន្លា ។ ព្រះ​ពន្លា​កិល <text:s/>ព្រះ​ពន្លា​ខ្នាត​តូច​ដែល​មាន​ជើង​សសរ​ថ្កល់​លើ​ផែន​ដី ត្រូវ​លើក​សែង​យក​ពី​ទី​មួយ​ទៅ​ទី​មួយ​បាន ។ ព្រះ​ពន្លា​ជ័យ ព្រះ​ពន្លា​សម្រាប់​ព្រះ​រាជា​ទ្រង់​ប្រថាប់​សម្រាក​ក្នុង​វេលា​កំពុង​ធ្វើ​សង្គ្រា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ះ​ពន្លា​កិល</text:p>
            <text:p text:style-name="P7">ព្រះ​ពន្លា​ជ័យ</text:p>
          </table:table-cell>
        </table:table-row>
        <table:table-row>
          <table:table-cell table:style-name="តារាង1.A2" office:value-type="string">
            <text:p text:style-name="P16">៨១៦០</text:p>
          </table:table-cell>
          <table:table-cell table:style-name="តារាង1.A2" office:value-type="string">
            <text:p text:style-name="P17">ពន្លា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គ្រឿ​ដែក​មាន​មុខ​មុត​សម្រាប់​ដ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១</text:p>
          </table:table-cell>
          <table:table-cell table:style-name="តារាង1.A2" office:value-type="string">
            <text:p text:style-name="P17">ពន្លាញ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ាញ, នាំ​ឲ្យ​លាញ ឲ្យ​វិនា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២</text:p>
          </table:table-cell>
          <table:table-cell table:style-name="តារាង1.A2" office:value-type="string">
            <text:p text:style-name="P17">ពន្លា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ទាញ​លាត់​ត្រឡប់​ស្បែក​យក​ក្នុង​ជា​ក្រៅ : ពន្លាត់​ស្បែក, អារ​ពន្លាត់​ស្បែក ។ សើយ​សម្លៀក​ត្រឡប់​យក​ក្នុង​ជា​ក្រៅ : ពន្លាត់​សំពត់, ពន្លាត់​ជើង​ខ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៣</text:p>
          </table:table-cell>
          <table:table-cell table:style-name="តារាង1.A2" office:value-type="string">
            <text:p text:style-name="P17">ពន្លិ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ិច, ជ្រមុជ​ឲ្យ​លិច​ចុះ​ទៅ​ក្នុង​ទឹក : ពន្លិច​ទឹក ។ ព. ប្រ. ធ្វើ​ឲ្យ​ហិនហោច, ឲ្យ​វិនាស ដូច​គេ​ពន្លិច​អ្វី​ៗ​ទៅ​ក្នុង​ទឹក ។ ពន្លិច​ពន្លង់ បង្ហិន​បំផ្លាញ​ឲ្យ​វិនាស​ដូច​គេ​ពន្លិច​ពន្លង់​ក្នុង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ន្លិច​ពន្លង់</text:p>
          </table:table-cell>
        </table:table-row>
        <table:table-row>
          <table:table-cell table:style-name="តារាង1.A2" office:value-type="string">
            <text:p text:style-name="P16">៨១៦៤</text:p>
          </table:table-cell>
          <table:table-cell table:style-name="តារាង1.A2" office:value-type="string">
            <text:p text:style-name="P17">ពន្ល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គួរ​ភ្លឹក, គួរ​ស្បើម : កាច​ពន្លឹក, ភ័យ​ពន្លឹក ឬ ភ័យ​ដ៏​ពន្លឹក, ភ្លើង​ឆេះ​ផ្ទះ​ពេញ​ទាំង​ភូមិ​ជា​អគ្គិភ័យ​ដ៏​ពន្លឹក ។ កុំ​ច្រឡំ​ប្រើ​ពាក្យ​នេះ​ថា អរ​ពន្លឹក, សប្បាយ​ពន្លឹក ព្រោះ​ពុំមែន​ជា​ហេតុ​គួរ​ឲ្យ​ភ្លឹក​ឲ្យ​ភ្លេច​ឲ្យ​ស្លន់​ភ័ន្ត​គំនិត​ទេ ។ ម. ព. សប្បដិ​ភ័យ ទៀត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៥</text:p>
          </table:table-cell>
          <table:table-cell table:style-name="តារាង1.A2" office:value-type="string">
            <text:p text:style-name="P17">ពន្លឹ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ឹប : ពន្លឹប​ប្រឆេះ​ចង្កៀ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៦</text:p>
          </table:table-cell>
          <table:table-cell table:style-name="តារាង1.A2" office:value-type="string">
            <text:p text:style-name="P17">ពន្លឺ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រស្មី​ដែល​ភ្លឺ, សភាវៈ​ដែល​ភ្លឺ : ពន្លឺ​ព្រះ​អាទិត្យ, ពន្លឺ​ភ្លើង, ពន្លឺ​ព្រះ​ច័ន្ទ, ពន្លឺ​ប្រាជ្ញ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៧</text:p>
          </table:table-cell>
          <table:table-cell table:style-name="តារាង1.A2" office:value-type="string">
            <text:p text:style-name="P17">ពន្ល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ឫស្សី​ខ្ចី​ដែល​កំពុង​បែក​មែក​ឬ​ខ្នួច, ចំណង​ដែល​ធ្វើ​ដោយ​ខ្នង​ឫស្សី : ពន្លុង​ចង​បង្អោង​ត្នោ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៨</text:p>
          </table:table-cell>
          <table:table-cell table:style-name="តារាង1.A2" office:value-type="string">
            <text:p text:style-name="P17">ពន្លុ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ុត​ជង្គង់; ធ្វើ​ឲ្យ​ថ្លា, ធ្វើ​របូត : ពន្លុត​ឲ្យ​ដំរី​ទ្រោម​ក្នុង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៦៩</text:p>
          </table:table-cell>
          <table:table-cell table:style-name="តារាង1.A2" office:value-type="string">
            <text:p text:style-name="P17">ពន្លុ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ុន : ពន្លុន​ស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០</text:p>
          </table:table-cell>
          <table:table-cell table:style-name="តារាង1.A2" office:value-type="string">
            <text:p text:style-name="P17">ពន្លូ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ំណើរ​ភ្លូត, អាការ​ដែល​ភ្លូត គឺ​ការ​ផ្អើល​ភ្លូក​ចុះ​ចូល​ដោយ​ស៊ប់​ចិត្ត : បាក់​ពន្លូក (ម. ព. បាក់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១</text:p>
          </table:table-cell>
          <table:table-cell table:style-name="តារាង1.A2" office:value-type="string">
            <text:p text:style-name="P17">ពន្លូ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ញ្ចេញ​ឲ្យ​លៀន​ចេញ​ពី​ក្នុង​ស្រោម​ឬ​ពី​ក្នុង​ក្លែប, ពី​ក្នុង​សំបក (ព. អា.; ព. គ. ថា : បន្លិច, បញ្ចេញ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២</text:p>
          </table:table-cell>
          <table:table-cell table:style-name="តារាង1.A2" office:value-type="string">
            <text:p text:style-name="P17">ពន្លូ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ូត; បំផ្លើស : ពន្លូត​សម្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៣</text:p>
          </table:table-cell>
          <table:table-cell table:style-name="តារាង1.A2" office:value-type="string">
            <text:p text:style-name="P17">ពន្លូ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ូន, បង្ខំ​ឲ្យ​លូ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៤</text:p>
          </table:table-cell>
          <table:table-cell table:style-name="តារាង1.A2" office:value-type="string">
            <text:p text:style-name="P17">ពន្លួញ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ន្លួញ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៥</text:p>
          </table:table-cell>
          <table:table-cell table:style-name="តារាង1.A2" office:value-type="string">
            <text:p text:style-name="P17">ពន្លើ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ើស, បំផ្លើស : ពន្លើស​សម្ដី​ខុស​ពី​ដំណើរ​ព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៦</text:p>
          </table:table-cell>
          <table:table-cell table:style-name="តារាង1.A2" office:value-type="string">
            <text:p text:style-name="P17">ពន្លៀ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ន្លៀ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៧</text:p>
          </table:table-cell>
          <table:table-cell table:style-name="តារាង1.A2" office:value-type="string">
            <text:p text:style-name="P17">ពន្លៀ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ន្លៀន)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៨</text:p>
          </table:table-cell>
          <table:table-cell table:style-name="តារាង1.A2" office:value-type="string">
            <text:p text:style-name="P17">ពន្ល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ព. ស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ង្រឹត​ឲ្យ​លឿន​ពេញ​ទំហឹង ។ ទះ, តប់, ដាល់, ទាត់, ធាក់... ពេញ​ទំហឹង : ពន្លែង​មួយ​ដៃ ។ <text:s/>បញ្ចេញ​ពាក្យ​សម្ដី​អស់​អាថ៌​សេចក្ដី​ឥត​សំចៃ : គ្រាន់​តែ​ពន្លែង​ពីរ​បី​មាត់​ទៅ​បាត់​មាត់​ឈឹ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៧៩</text:p>
          </table:table-cell>
          <table:table-cell table:style-name="តារាង1.A2" office:value-type="string">
            <text:p text:style-name="P17">ពន្លៃ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្រទាល​ដើម​រឹង មាន​មើម​សម្បុរ​លឿង​ខ្ចី ក្លិន​ប្រហើរ មាន​រស​ហាង​ប្រហាត គេ​ដាំ​សម្រាប់​ធ្វើ​ជា​ឱសថ​ផ្សេង​ៗ ឬ​ប្រើ​ជា​គ្រឿង​សម្ល​ក៏​បាន​ខ្លះ; មាន​ពន្លៃ​មួយ​ប្រភេទ​ផ្សេង​ទៀត មើម​សម្បុរ​ខ្មៅ ហៅ​ថា ពន្លៃ​ខ្មៅ សម្រាប់​ប្រើ​ជា​ឱសថ ។ ស្រូវ​ពន្លៃ ស្រូវ​មួយ​ល្អី​ដែល​គេ​ដាក់​ជូន​ឆ្មប​ក្នុង​វេលា​បង្កក់​កូន​ខ្ចី ដែល​ហៅ​ថា បង្កក់​ឆ្មប (ប្រើ​តាម​ទំនៀម​ប្រទេស) ។ ក្មេង​ពន្លៃ​នៅ​បង្ហើយ <text:s/>ព. ប្រ. និយាយ​ពី​មនុស្ស​ដែល​នៅ​ក្មេង​មិន​ទាន់​យល់​កិច្ចការ​រាក់​ជ្រៅ​សព្វ​គ្រប់ គេ​ប្រៀប​ប្រដូច​ដោយ​សេចក្ដី​មើល​ងាយ​ទុក​ស្មើ​កូន​ក្មេង​តូច ដែល​ម្ដាយ​មិន​ទាន់​លែង​បិទ​ពន្លៃ​ឲ្យ​រឹង​បង្ហើយ​នៅ​ឡើយ (ព. ទ្រ. ម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<text:s/>ពន្លៃ​ខ្មៅ </text:p>
            <text:p text:style-name="P7">ស្រូវ​ពន្លៃ</text:p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ម. ព. ពលៃ ឬ ពាលៃ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០</text:p>
          </table:table-cell>
          <table:table-cell table:style-name="តារាង1.A2" office:value-type="string">
            <text:p text:style-name="P17">ពន្លោ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លោត, បង្ខំ​ឲ្យ​លោត : បំបោល​រទេះ​ពន្លោត​គ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១</text:p>
          </table:table-cell>
          <table:table-cell table:style-name="តារាង1.A2" office:value-type="string">
            <text:p text:style-name="P17">ពន្ល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អារ​លះ​កាត់​ឲ្យ​ដាច់​ចេញ​ដោយ​ឡែក​ពី​គ្នា គឺ​អារ​លះ​ស្បែក​ចេញ​ពី​សាច់​ឬ​យក​សាច់​ចេញ​ពី​ឆ្អឹង : ពន្លះ​ស្បែក, ពន្លះ​សាច់ ។ (ព. ប្រ. សាមញ្ញ) និយាយ​ឥត​កោត​ញញើត : គ្រាន់​តែ​ពន្លះ​ពីរ​បី​ម៉ាត់​ទៅ​បាត់​មាត់​ឈឹង​លែង​ហ៊ាន​ហើប ។ ម. ព. ពន្លែង ទៀត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២</text:p>
          </table:table-cell>
          <table:table-cell table:style-name="តារាង1.A2" office:value-type="string">
            <text:p text:style-name="P17">ពព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ំណុំ​ផ្សែង​ទឹក​ក្រាស់​ឬ​ស្ដើង ដែល​អណ្ដែត​ព្ធដ៏​អាកាស ។ កប់​ពពក​ជ្រក​អាចម៍​ជន្លេន ព. ប្រ. និយាយ​ពី​មនុស្ស​ដែល​មាន​ឋានៈ​ខ្ពង់ខ្ពស់​ហាក់​ដូច​ជា​ឋិត​នៅ​នា​ផ្ទៃ​អាកាស ក៏​ស្រាប់​តែ​ធ្លាក់​ខ្លួន​ចុះ​ដុនដាប​ក្រីក្រ​ឬ​ក៏​ជាប់​គុក​ច្រវាក់​ព្រោះ​ការ​ភ្លាត់​ស្នៀត​ឬ​ព្រោះ​អំពើ​ទុច្ចរិត​ណា​មួ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៣</text:p>
          </table:table-cell>
          <table:table-cell table:style-name="តារាង1.A2" office:value-type="string">
            <text:p text:style-name="P17">ពព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ាក់​តម្រួត​លើ​គ្នា; ច្រើន​និយាយ​ផ្សំ​ជាមួយ​នឹង​ពាក្យ ពព័ន្ធ ឬ ប្រព័ន្ធ, និង​ពាក្យ ពពូន ឬ ប្រពូន ថា : ពពាក់​ពព័ន្ធ គឺ​ពាក់​ព័ន្ធ​លើ​គ្នា; ពពាក់​ពពូន គឺ​ប្រមូល​គ្នា​ឬ​ភ្ជុំ​ផ្ដុំ​គ្នា​ជុំ​ជិត​ពូន​ចុះ​ពូន​ឡើង : រត់​ពពាក់​ពពូន រត់​ពូន​ចុះ​ពូន​ឡើង​ស្ទើរ​ប៉ះ​ទង្គិច​គ្នា ។ ពពាក់​ពពើម (ម. ព. ពពើម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ពាក់ពព័ន្ធ </text:p>
            <text:p text:style-name="P7">ពពាក់ពពូន</text:p>
            <text:p text:style-name="P7">ពពាក់ពពើម</text:p>
          </table:table-cell>
        </table:table-row>
        <table:table-row>
          <table:table-cell table:style-name="តារាង1.A2" office:value-type="string">
            <text:p text:style-name="P16">៨១៨៤</text:p>
          </table:table-cell>
          <table:table-cell table:style-name="តារាង1.A2" office:value-type="string">
            <text:p text:style-name="P17">ពពា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វាច​វត្ថុ​ទន់​ជ្រាយ​ឲ្យ​រីក​ទំហំ ឲ្យ​ស្មើ : ពពាច​ម្សៅ​ជ្រ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៥</text:p>
          </table:table-cell>
          <table:table-cell table:style-name="តារាង1.A2" office:value-type="string">
            <text:p text:style-name="P17">ពព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ានពារ​លើ​គ្នា, ពាន​តម្រួត​លើ​គ្នា : គោ​ឡើង​ពពាន​គ្នា គឺ​គោ​មួយ​ឡើង​លើ​គោ​មួយ ហើយ​មាន​គោ​មួយ​ទៀត​ឡើង​ពាន​លើ​គោ​ទី​២ នោះ​ទៀត គឺ​ឡើង​ពាន​ត្រួត​ៗ លើ​គ្នា ២ តម្រួត (គោ​បី) : ទឹក​ស្ទឹង​តូច​ជន់ គេ​បង្ហែល​ចម្លង​ហ្វូង​គោ​ទៅ​ត្រើយ​ម្ខាង គោ​ខ្លះ​វា​ឡើង​ពពាន​គ្នា វា​ឈ្លក់​ទឹក​ច្រឡោត​តោតតូង (ប្រើ​ជា ប្រពាន <text:s/>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៦</text:p>
          </table:table-cell>
          <table:table-cell table:style-name="តារាង1.A2" office:value-type="string">
            <text:p text:style-name="P17">ពពាយន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ស្រែក​អំពាវនាវ​លក់​ទំនិញ គឺ​ស្រែក​បន្លឺ​ពាក្យ​ហៅ​ឲ្យ​គេ​ទិញ​ទំនិ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៧</text:p>
          </table:table-cell>
          <table:table-cell table:style-name="តារាង1.A2" office:value-type="string">
            <text:p text:style-name="P17">ពព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ាការ​សម្បើម​របស់​ពស់ ដែល​ប្រឹង​ដំឡើង​ក​ឲ្យ​រីក​ធំ​ជាង​ប្រក្រតី​ : ពស់​ដក​ពព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៨៨</text:p>
          </table:table-cell>
          <table:table-cell table:style-name="តារាង1.A2" office:value-type="string">
            <text:p text:style-name="P17">ពពារ​នាគ​រា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--នាគៈរាច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ផ្សិត​ពុល​មួយ​ប្រភេទ មាន​ទ្រង់​សណ្ឋាន​ស្រដៀង​នឹង​ពពារ​ពស់ : ផ្សិត​ពពារ​នាគ​រា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ផ្សិត​ពពារ​នាគ​រាជ</text:p>
          </table:table-cell>
        </table:table-row>
        <table:table-row>
          <table:table-cell table:style-name="តារាង1.A2" office:value-type="string">
            <text:p text:style-name="P16">៨១៨៩</text:p>
          </table:table-cell>
          <table:table-cell table:style-name="តារាង1.A2" office:value-type="string">
            <text:p text:style-name="P17">ពព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ម្បុរ-ស​ឆ្លក ឆ្លូក​លាយ​ចូល​ជាមួយ​នឹង​សម្បុរ​ឯ​ទៀត : គោ​ពពាល ។ គោ​ពពាល​ឆ្ងក <text:s/>គោ​ដែល​ពពាល​ត្រង់​ឆ្ង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០</text:p>
          </table:table-cell>
          <table:table-cell table:style-name="តារាង1.A2" office:value-type="string">
            <text:p text:style-name="P17">ពពាលខ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ធំ​មួយ​ប្រភេទ ស្លឹក​ជម​ស្រួច មែក​ជា​រួត​ៗ ជាន់​ៗ : ដើម​ពពាល​ខែ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ដើម​ពពាល​ខែ</text:p>
          </table:table-cell>
        </table:table-row>
        <table:table-row>
          <table:table-cell table:style-name="តារាង1.A2" office:value-type="string">
            <text:p text:style-name="P16">៨១៩១</text:p>
          </table:table-cell>
          <table:table-cell table:style-name="តារាង1.A2" office:value-type="string">
            <text:p text:style-name="P17">ពពិ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សើម​កខ្វក់​ខ្លាំង : ដី​សើម​ពពិច, បែក​ភក់​ពពិច, បែក​ញើស​ពពិ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២</text:p>
          </table:table-cell>
          <table:table-cell table:style-name="តារាង1.A2" office:value-type="string">
            <text:p text:style-name="P17">ពពិ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្រដាប់​ធ្វើ​ដោយ​លោហ​ជាតិ មាន​សណ្ឋាន​ស្រដៀង​នឹង​ស្លឹក​ពោធិ៍​សម្រាប់​បិទ​ទៀន​អុជ​កាន់​ហុច​បន្ត​គ្នា​បង្វិល​បក់​ផ្សែង​ចូល​ជុំ​វិញ​មនុស្ស​ឬ​របស់​អ្វី ដើម្បី​ឲ្យ​កើត​ស្រី​សួស្ដី : បង្វិល​ពពិល (ធ្វើ​តាម​សណ្ដាប់​ព្រាហ្មណ៍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៣</text:p>
          </table:table-cell>
          <table:table-cell table:style-name="តារាង1.A2" office:value-type="string">
            <text:p text:style-name="P17">ពពី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បរិវារ​របស់​ពាក្យ ពពើម <text:s/>ថា : ពពីម​ពពើម <text:s/>គឺ​ពើម​ៗ វីមវាម​រឿយ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ពីមពពើម</text:p>
          </table:table-cell>
        </table:table-row>
        <table:table-row>
          <table:table-cell table:style-name="តារាង1.A2" office:value-type="string">
            <text:p text:style-name="P16">៨១៩៤</text:p>
          </table:table-cell>
          <table:table-cell table:style-name="តារាង1.A2" office:value-type="string">
            <text:p text:style-name="P17">ពពី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រឹម​ឬ​ហាម​បបូរ​មាត់ : ពពីរ​ម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៥</text:p>
          </table:table-cell>
          <table:table-cell table:style-name="តារាង1.A2" office:value-type="string">
            <text:p text:style-name="P17">ពព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ាចម៍​ភ្នែក គឺ​មន្ទិល​ដែល​ចេញ​មក​កក​ខាប់​នៅ​ប្រឡង់​ភ្នែក : ពពឹក​ភ្នែ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៦</text:p>
          </table:table-cell>
          <table:table-cell table:style-name="តារាង1.A2" office:value-type="string">
            <text:p text:style-name="P17">ពពឹក​ឆ្ក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ត្វ​ល្អិត​មួយ​ប្រភេទ កើត​នៅ​ក្នុង​ទឹក​ត្រពាំង​ជាដើម មាន​រូប​សណ្ឋាន​ស្រដៀង​នឹង​ពពឹក​ភ្នែក​ឆ្កែ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៧</text:p>
          </table:table-cell>
          <table:table-cell table:style-name="តារាង1.A2" office:value-type="string">
            <text:p text:style-name="P17">ពពុ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ពុរ​ខ្លាំង គឺ​ដែល​ពុរ​ដោយ​បែក ឬ​ដោយ​ជោរ​ខ្លាំង, ដោយ​ហើម​ខ្លាំង : ដី​បែក​ភក់​ពពុរ, បែក​ដី​ពពុរ, ស្វាយ​ទុំ​ជោរ​ពពុរ, ហើម​សាច់​ពពុរ ។ ប្រើ​ជា ន. ផង​ក៏​បាន : ពពុរ​ដី, ពពុរ​ផេះ ឬ ពពុល​ដី, ពពុល​ផេះ ។</text:p>
          </table:table-cell>
          <table:table-cell table:style-name="តារាង1.D2" office:value-type="string">
            <text:p text:style-name="P8">ពពុល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៨</text:p>
          </table:table-cell>
          <table:table-cell table:style-name="តារាង1.A2" office:value-type="string">
            <text:p text:style-name="P17">ពពុ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ម្សួល​ឬ​ព្រួច​ទឹក​ដែល​ប៉ោង​ឡើង​ដោយ​កម្លាំង​ប៉ះ, ទង្គិច, ខ្ពុរ​ឡើង ឬ​ដោយ​កម្លាំង​ដែល​ពុះ​ខ្ជោល​ឡើង : ពពុះ​ទឹក, ពពុះ​រលក, ពពុះ​បបរ, បែក​ពពុះ​មាត់, ទឹក​ត្នោត​ជូរ​ឡើង​ពពុះ​ស្កុល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១៩៩</text:p>
          </table:table-cell>
          <table:table-cell table:style-name="តារាង1.A2" office:value-type="string">
            <text:p text:style-name="P17">ពពុះ​ទ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ពុះ​ដែល​កើត​ក្នុង​សមុទ្ទ កក​ខះ​សាច់​ជ្រោក​ស្វិត​ទន់​ល្មួត​ជក់​លេប​ទឹក សម្រាប់​ជា​ការ​លុប​លាង​មុខ​ជាដើម (អ្នក​ខ្លះ​ហៅ ផ្សិត​សមុទ្ទ) ។ ឈ្មោះ​ថ្ម​វិសេស​មួយ​ប្រភេទ សាច់​ផុយ​ស្រួយ សម្រាប់​ប្រើ​ការ​ធ្វើ​កន្ទុយ​បារី​ជាដើម : កន្ទុយ​បារី​ពពុះ​ទឹក, ខ្សៀ​ពពុះ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០</text:p>
          </table:table-cell>
          <table:table-cell table:style-name="តារាង1.A2" office:value-type="string">
            <text:p text:style-name="P17">ពពុះ​សណ្ដែ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ន្លែ​ក្រៀម​មួយ​ប្រភេទ នាំ​មក​ពី​ប្រទេស​ចិ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១</text:p>
          </table:table-cell>
          <table:table-cell table:style-name="តារាង1.A2" office:value-type="string">
            <text:p text:style-name="P17">ពពូ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ជា​បរិវារ​សម្រាប់​និយាយ​ផ្សំ​ជាមួយ​នឹង​ពាក្យ ប៉ប៉ាច់ (ម. ព. នេ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២</text:p>
          </table:table-cell>
          <table:table-cell table:style-name="តារាង1.A2" office:value-type="string">
            <text:p text:style-name="P17">ពពូ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ពួ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៣</text:p>
          </table:table-cell>
          <table:table-cell table:style-name="តារាង1.A2" office:value-type="string">
            <text:p text:style-name="P17">ពពូ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ូន​ចុះ​ពូន​ឡើង : មនុស្ស​រត់​ពពូន គឺ​ពួក​មនុស្ស​រត់​ជ្រួល​ច្របល់​ពូន​ស្ទើរ​ប៉ះ​ទង្គិច​គ្នា (ប្រើ​ជា ប្រពូន វិញ​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៤</text:p>
          </table:table-cell>
          <table:table-cell table:style-name="តារាង1.A2" office:value-type="string">
            <text:p text:style-name="P17">ពពូ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ត្វ​ស្លាប​មួយ​ប្រភេទ រូប​ស្រដៀង​នឹង​ពា្រប តែ​តូច​ជាង​បន្តិច សម្បុរ​បៃតង​ប្រផេះ មាន​ផ្លែ​ឈើ​ជា​ចំណី : ពពូល​មួយ​ហ្វូង​ស៊ី​ផ្លែ​ជ្រ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៥</text:p>
          </table:table-cell>
          <table:table-cell table:style-name="តារាង1.A2" office:value-type="string">
            <text:p text:style-name="P17">ពពូល​ថ្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មួយ​ប្រភេទ ស្លឹក​រាង​ជម​ស្រួច​ទ្រវែង​សាច់​រឹង​ស្និទ្ធ : ពពូល​ថ្ម​ជា​ឈើ​មាន​សាច់​ស្និទ្ធ​រឹ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៦</text:p>
          </table:table-cell>
          <table:table-cell table:style-name="តារាង1.A2" office:value-type="string">
            <text:p text:style-name="P17">ពពូល​ទឹ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មួយ​ប្រភេទ បែប​ភាព​ស្រដៀង​នឹង​ពពូល​ថ្ម ស្ទើរ​ចាប់​ច្រឡំ តែ​មាន​ស្លឹក​ធំ​ទ្រើស​ជាង​ច្រើន​ដុះ​នៅ​ទី​ទំនាប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៧</text:p>
          </table:table-cell>
          <table:table-cell table:style-name="តារាង1.A2" office:value-type="string">
            <text:p text:style-name="P17">ពពួ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ួក, បន, ហ្វូង, ប្រជុំ​ដោយ​មាន​ចំនួន​ច្រើន ដោយ​ឡែក​ៗ ទីទៃ​ៗ​ពី​គ្នា : ពពួក​សត្វ, ពពួក​ជន <text:s/>ឬ ពពូក​សត្វ, ពពូក​ជន ។</text:p>
          </table:table-cell>
          <table:table-cell table:style-name="តារាង1.D2" office:value-type="string">
            <text:p text:style-name="P8">ពពូក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០៨</text:p>
          </table:table-cell>
          <table:table-cell table:style-name="តារាង1.A2" office:value-type="string">
            <text:p text:style-name="P17">ពពើ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ពើម​ៗ ព្រោះ​ងងឹត​មើល​មិន​ច្បាស់ : ងងឹត​ពពើម, ដើរ​រាវ​ពពើម ។ ពពាក់​ពពើម <text:s/>ពើម​ៗ​ពពាក់​ពពូន​លើ​គ្នា : ងងឹត​ចាក់​ភ្នែក​ពុំ​យល់ នាំ​គ្នា​ដើរ​ពពាក់​ពពើម​ដួល​តិត​ដួល​តូ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ពាក់ពពើម </text:p>
          </table:table-cell>
        </table:table-row>
        <table:table-row>
          <table:table-cell table:style-name="តារាង1.A2" office:value-type="string">
            <text:p text:style-name="P16">៨២០៩</text:p>
          </table:table-cell>
          <table:table-cell table:style-name="តារាង1.A2" office:value-type="string">
            <text:p text:style-name="P17">ពពេ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ត្វ​ស្លាប​មាឌ​តូច​មួយ​ប្រភេទ ពួក​ចាប មាន​សម្ដី​ច្រើន និយាយ​ចេចចាច​ៗ​មិន​សូវ​ស្រាក ។ (ព. កា.) : ពពេច​ទុំ​មែក​ពពូល​ថ្ម កុក​ស​ហើរ​ព្រាត​លើ​បឹង​ធំ ត្រយង​យំ​ថ្ងូរ​សូរ​រងំ វា​ទំ​លើ​មែក​ពពូល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០</text:p>
          </table:table-cell>
          <table:table-cell table:style-name="តារាង1.A2" office:value-type="string">
            <text:p text:style-name="P17">ពពេច​ចង្វ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តូច​មួយ​ប្រភេទ ស្លឹក​តូច​ស្រួច​ទ្រវែង ផ្កា​សម្បុរ-ស​ក្លិន​ក្រអូប គេ​ច្រើន​គាស់​មក​ដាំ​នឹង​ផើង​ប្រើ​ជា​គ្រឿង​តាំង ។ អ្នក​ស្រុក​ខ្លះ​ហៅ​ត្រឹម​តែ ពេច​ចង្វ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១</text:p>
          </table:table-cell>
          <table:table-cell table:style-name="តារាង1.A2" office:value-type="string">
            <text:p text:style-name="P17">ពពេ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ឬ កិ. វិ.</text:p>
          </table:table-cell>
          <table:table-cell table:style-name="តារាង1.D2" office:value-type="string">
            <text:p text:style-name="P7">ពេន​ពាក់​លើ​គ្នា; ដែល​ពេន​លើ​គ្នា ឬ​ពេន​ចុះ​ពេន​ឡើ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២</text:p>
          </table:table-cell>
          <table:table-cell table:style-name="តារាង1.A2" office:value-type="string">
            <text:p text:style-name="P17">ពពេ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មួយ​ប្រភេទ ស្លឹក​ស្រដៀង​នឹង​ផ្ចឹក សំបក​ក្រាស់​មាន​រស​ចត់ គេ​ប្រើ​ដាក់​ក្នុង​ទឹក​ត្នោត​មិន​ឲ្យ​ជូរ ឬ​ប្រើ​ស៊ី​ជាមួយ​នឹង​ម្លូ​ជា​ជំនួស​ស្លា​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៣</text:p>
          </table:table-cell>
          <table:table-cell table:style-name="តារាង1.A2" office:value-type="string">
            <text:p text:style-name="P17">ពព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ត្វ​ចតុប្បាទ ពួក​ចៀម : ពពែជា​សត្វ​ងាយ​ចិញ្ចឹម; ទឹក​ដោះ​ពពែ​មាន​រស​ផ្សេង​ពី​ទឹក​ដោះ​គោ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៤</text:p>
          </table:table-cell>
          <table:table-cell table:style-name="តារាង1.A2" office:value-type="string">
            <text:p text:style-name="P17">ពពែ​ភ្នែ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រោគ​មួយ​ប្រភេទ កើត​នៅ​រឹម​ត្របក​ភ្នែក ដោរ-ក​ជា​ខ្ទុះ ស្រដៀង​នឹង​មុន​ដំបូ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៥</text:p>
          </table:table-cell>
          <table:table-cell table:style-name="តារាង1.A2" office:value-type="string">
            <text:p text:style-name="P17">ពពោ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ដាក់​ថែម​ហើយ​ថែម​ទៀត, ដាក់​ថែម​ឲ្យ​ពោរ​ពេញ : ពពោក​កាក​ថ្នាំ​ត្រជាក់, ចូរ​បុក​ស្លឹក​ល្ពៅ​លាយ​ទឹក​ឲ្យ​ល្មម ហើយ​យក​ទៅ​ពពោក​ពោះ​ឲ្យ​វា​ផង​ទ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៦</text:p>
          </table:table-cell>
          <table:table-cell table:style-name="តារាង1.A2" office:value-type="string">
            <text:p text:style-name="P17">ពព្រ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ព្រត​ៗ​រឿយ​ៗ : ឮ​សូរ​ពព្រត (ព. សា.) ។ កិ. វិ. (ព. ប្រ.) ដែល​បញ្ចេញ​វាចា​តាម​តែ​រួច​ពី​មាត់​ឥត​បើ​គិត​ពី​ខុស​ពី​ត្រូវ : និយាយ​ពព្រ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៧</text:p>
          </table:table-cell>
          <table:table-cell table:style-name="តារាង1.A2" office:value-type="string">
            <text:p text:style-name="P17">ពព្រ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ចេញ​ព្រល​ៗ​រឿយ​ៗ : ច្របាច់​បូស​ចេញ​ខ្ទុះ​ពព្រ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១៨</text:p>
          </table:table-cell>
          <table:table-cell table:style-name="តារាង1.A2" office:value-type="string">
            <text:p text:style-name="P17">ពព្រ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ជាមួយ​នឹង​ពាក្យ ពព្រើត ថា : ពព្រាក់​ពព្រើត ពព្រើត​ៗ​រឿយ​ៗ, ញញាក់​ញញ័រ​រឿយ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ព្រាក់ពព្រើត</text:p>
          </table:table-cell>
        </table:table-row>
        <table:table-row>
          <table:table-cell table:style-name="តារាង1.A2" office:value-type="string">
            <text:p text:style-name="P16">៨២១៩</text:p>
          </table:table-cell>
          <table:table-cell table:style-name="តារាង1.A2" office:value-type="string">
            <text:p text:style-name="P17">ពព្រា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ព្រាត​ៗ​រឿយ​ៗ : រស្មី​ពព្រាត, ពន្លឺ​ពព្រាត, មហា​រីក​ពព្រា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០</text:p>
          </table:table-cell>
          <table:table-cell table:style-name="តារាង1.A2" office:value-type="string">
            <text:p text:style-name="P17">ពព្រ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ព្រាយ​ៗ​រឿយ​ៗ : ផ្កា​ភ្លើង​ពព្រាយ; ញញឹម​ពព្រ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១</text:p>
          </table:table-cell>
          <table:table-cell table:style-name="តារាង1.A2" office:value-type="string">
            <text:p text:style-name="P17">ពព្រិ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ព្រិច​ៗ​មិន​ដាច់ : <text:s/>រលឹម​ពព្រិច; ថ្ងៃ​បណ្ដើរ​កូន​ពព្រិ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២</text:p>
          </table:table-cell>
          <table:table-cell table:style-name="តារាង1.A2" office:value-type="string">
            <text:p text:style-name="P17">ពព្រឹ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ព្រឹម​ៗ, ដែល​ឃើញ​ព្រឹម​ៗ : ភ្នែក​ពព្រឹ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៣</text:p>
          </table:table-cell>
          <table:table-cell table:style-name="តារាង1.A2" office:value-type="string">
            <text:p text:style-name="P17">ពព្រឹ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វេលា​ដែល​ព្រះ​អាទិត្យ​ទើប​បំព្រាង​នៅ​ងងឹត​ព្រឹល​ៗ មិន​ទាន់​ភ្លឺ​ច្បាស់ : ចេញ​ដំណើរ​ទៅ​តាំង​ពី​ពព្រឹល; វេលា​ពព្រឹ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៤</text:p>
          </table:table-cell>
          <table:table-cell table:style-name="តារាង1.A2" office:value-type="string">
            <text:p text:style-name="P17">ពព្រឺ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ព្រឹស​ៗ​រឿយ​ៗ ។ កិ. វិ. ដែល​ទធាក់​រឿយ​ៗ : ​ទធាក់​ព្រឺ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៥</text:p>
          </table:table-cell>
          <table:table-cell table:style-name="តារាង1.A2" office:value-type="string">
            <text:p text:style-name="P17">ពព្រុ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លាយ​ចម្រុះ​ព័ណ៌ តែ​តូច​ៗ ផ្អុច​ៗ : ស​ពព្រុស, ខ្មៅ​ពព្រុស, ក្រហម​ពព្រុស ។ ព. ប្រ. ចិត្ត​ពព្រុស, សីល​ពព្រុស, ធម៌​ពព្រុស <text:s/>ចិត្ត, សីល, ធម៌​ដែល​សៅហ្មង​ផ្អុច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៦</text:p>
          </table:table-cell>
          <table:table-cell table:style-name="តារាង1.A2" office:value-type="string">
            <text:p text:style-name="P17">ពព្រូ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ព្រូស​ៗ​រឿយ​ៗ : មាន់​បង្រះ​ពព្រូស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៧</text:p>
          </table:table-cell>
          <table:table-cell table:style-name="តារាង1.A2" office:value-type="string">
            <text:p text:style-name="P17">ពព្រួ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ព្រួក​ៗ​ច្រើន​ដង (ម. ព. ប្រួក ឬ ព្រួក ផង) ។ គុ. ដែល​មាន​សាច់​ពុក, ផុយ​ឬ​ស្រួយ ជាន់, ច្របាច់​ឬ​ចាក់​ឮ​ព្រួក​ៗ <text:s/>ឬ​ដែល​មាន​សាច់​ព្រោក : សាច់​ហើម​ពព្រួ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៨</text:p>
          </table:table-cell>
          <table:table-cell table:style-name="តារាង1.A2" office:value-type="string">
            <text:p text:style-name="P17">ពព្រួ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ឬ កិ. វិ.</text:p>
          </table:table-cell>
          <table:table-cell table:style-name="តារាង1.D2" office:value-type="string">
            <text:p text:style-name="P7">ចេញ​ព្រួច​ៗ​រឿយ​ៗ; ដែល​ព្រួច​ៗ ច្រើន​ដង : ទឹក​ពុះ​ពព្រួ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២៩</text:p>
          </table:table-cell>
          <table:table-cell table:style-name="តារាង1.A2" office:value-type="string">
            <text:p text:style-name="P17">ពព្រើ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វិ.</text:p>
          </table:table-cell>
          <table:table-cell table:style-name="តារាង1.D2" office:value-type="string">
            <text:p text:style-name="P7">ព្រើត​ៗ​រឿយ​ៗ : ញាក់​ចិញ្ចើម​ពព្រើត ។ ពព្រើត​ពព្រាំង ឬ ពព្រាំង​ពព្រើត <text:s/>ដែល​ស្ទុះ​ស្ទា​ឆ្លេឆ្លា​ងើប​ងើយ​ព្រើត​ៗ​រឿយ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ព្រើតពព្រាំង</text:p>
            <text:p text:style-name="P7">ពព្រាំងពព្រើត </text:p>
          </table:table-cell>
        </table:table-row>
        <table:table-row>
          <table:table-cell table:style-name="តារាង1.A2" office:value-type="string">
            <text:p text:style-name="P16">៨២៣០</text:p>
          </table:table-cell>
          <table:table-cell table:style-name="តារាង1.A2" office:value-type="string">
            <text:p text:style-name="P17">ពព្រើ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្រើម​ខ្លាំង, ព្រើម​ឥត​អាក់ : ធ្វើ​ខ្លួន​ឲ្យ​នឹង​ធឹង​បន្តិច​ទៅ កុំ​ពព្រើម​ពេក !; ត្រី​ចង្វា​ជ្រើម​ពព្រើម <text:s/>ត្រី​ចង្វា​ច្រើន​ដែល​ជ្រើម​ក្នុង​ទឹក​មើល​ទៅ​ឃើ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១</text:p>
          </table:table-cell>
          <table:table-cell table:style-name="តារាង1.A2" office:value-type="string">
            <text:p text:style-name="P17">ពព្រើ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ព. ប៉ប្រឹស ២ គ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២</text:p>
          </table:table-cell>
          <table:table-cell table:style-name="តារាង1.A2" office:value-type="string">
            <text:p text:style-name="P17">ពព្រៀ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និយាយ​អំពី​ភ្នែក​ដែល​ចេញ​ពពឹក​ប៉ផ្តៀច​ជានិច្ច ព្រោះ​កើត​រោគ​មាន​អៀ​ស៊ី​ជាដើម : ភ្នែក​ពព្រៀក ឬ ពព្រៀក​ភ្នែ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៣</text:p>
          </table:table-cell>
          <table:table-cell table:style-name="តារាង1.A2" office:value-type="string">
            <text:p text:style-name="P17">ពព្រៀ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ពេញ​ព្រៀប​ខ្លាំង : ទឹក​ឡើង​ពព្រៀប​មាត់​ច្រ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៤</text:p>
          </table:table-cell>
          <table:table-cell table:style-name="តារាង1.A2" office:value-type="string">
            <text:p text:style-name="P17">ពព្រាំងពព្រើ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ព្រើ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៥</text:p>
          </table:table-cell>
          <table:table-cell table:style-name="តារាង1.A2" office:value-type="string">
            <text:p text:style-name="P17">ពព្លាក់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ម្បុរ​ខ្នន់​ៗ​ខ័ណ្ឌ​ៗ, ដែល​ព្រលួត​លាក់​ខ្នន់​ៗ : សំពត់​ពព្លាក់, សម្បុរ​ពព្លា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ពស់​ពួក​មួយ​មាន​ពិស​ខ្លាំង : ពស់​ពព្លាក់; មាន​២ ប្រភេទ គឺ ពព្លាក់​វល្លិ រូប​តូច, ពព្លាក់​រំហោក <text:s/>រូប​ធំ​ជាង​បន្តិច ។ ឈ្មោះ​បក្សី​មួយ​ប្រភេទ មាន​សម្បុរ​ពព្លាក់​ជា​សត្វ​រត្តិចរ អាស្រ័យ​នៅ​ផ្ទាល់​លើ​ផែន​ដី វេលា​ថ្ងៃ​ក្រាប​លាក់​ខ្លួន វេលា​យប់​ចេញ​រក​ស៊ី ។ ពព្លាក់​ច្រុង​កាំបិត <text:s/>ឬ ពព្លាក់​ដំ​ដែក (ព. ប្រ.) សត្វ​ពព្លាក់​យំ​ក្នុង​ពេល​យប់​ឮ​សូរ​ស្រដៀង​នឹង​សូរ​ដំ​ច្រុង​កាំបិត​ឬ​ដំ​ដែក​ធ្វើ​កាំប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ព្លាក់​វល្លិ </text:p>
            <text:p text:style-name="P7">ពព្លាក់​រំហោក</text:p>
            <text:p text:style-name="P7">ពព្លាក់​ច្រុង​</text:p>
            <text:p text:style-name="P7">កាំបិត</text:p>
          </table:table-cell>
        </table:table-row>
        <table:table-row>
          <table:table-cell table:style-name="តារាង1.A2" office:value-type="string">
            <text:p text:style-name="P16">៨២៣៦</text:p>
          </table:table-cell>
          <table:table-cell table:style-name="តារាង1.A2" office:value-type="string">
            <text:p text:style-name="P17">ពព្លិកពព្លា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ពព្លាក់​ខ្លាំង, ដែល​ពព្លាក់​ក្រវេម​ក្រវាម : សម្បុរ​ពព្លិក​ពព្លា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៧</text:p>
          </table:table-cell>
          <table:table-cell table:style-name="តារាង1.A2" office:value-type="string">
            <text:p text:style-name="P17">ពព្លែ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បញ្ចេញ​អណ្ដាត​លិទ្ធ​បបូរ​មាត់​ព្លែម​ៗ​ឬ​ប្លែម​ៗរឿយ​ៗ : លិទ្ធ​បបូរ​មាត់​ពព្លែម ឬ ប៉ប្លែម ។</text:p>
          </table:table-cell>
          <table:table-cell table:style-name="តារាង1.D2" office:value-type="string">
            <text:p text:style-name="P8">ប៉ប្លែ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៨</text:p>
          </table:table-cell>
          <table:table-cell table:style-name="តារាង1.A2" office:value-type="string">
            <text:p text:style-name="P17">ពភ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ុទ្ធ​តែ​ភក់​ជ្រាយ​ៗ​ឥត​មាន​ទឹក : ដី​ពភក់​ៗ, ស្ទូង​នៅ​ស្រែ​ពភក់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៣៩</text:p>
          </table:table-cell>
          <table:table-cell table:style-name="តារាង1.A2" office:value-type="string">
            <text:p text:style-name="P17">ពភ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ចេញ​ភល​ៗ​មក : ទឹក​ចេញ​ពី​រន្ធ​ថ្ម​ពភ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០</text:p>
          </table:table-cell>
          <table:table-cell table:style-name="តារាង1.A2" office:value-type="string">
            <text:p text:style-name="P17">ពភី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ីង​ៗ​ផ្ទួន​ៗ : ដេញ​ចាប់​ចោរ​ពភីង, រត់​ពភីង ។ ព. ទ. បុ. ដេញ​ប៉ផាប់​ចាប់​ពភីង មាន​អត្ថន័យ​ថា គេ​ដេញ​ចាប់​ចោរ​បាន គេ​ប្ដឹង​តុលាការ​ថា គាត់​នេះ​ប្រាកដ​ជា​ចោរ​ពិត​ៗ ខ្ញុំ​បាទ​បាន​ដេញ​ប៉ផាប់​ចាប់​ពភីង គឺ​បាន​ដេញ​ប្រកិត​ត្រាតែ​ចាប់​បាន ក៏​បោល​ផ្តួល​ឮ​សូរ​ភីង​ៗ ច្រើន​ដង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១</text:p>
          </table:table-cell>
          <table:table-cell table:style-name="តារាង1.A2" office:value-type="string">
            <text:p text:style-name="P17">ពភឹ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ឹប​ៗ​រឿយ​ៗ : ស្លៀក​សំពត់​សម្លុយ​ស្រុង​ហៀរ​កែង​ដើរ​ឮ​សូរ​ពភឹប <text:s/>គឺ​សំពត់​ប៉ះ​នឹង​ស្មង​ជើង​ឮ​សូរ​ភឹប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២</text:p>
          </table:table-cell>
          <table:table-cell table:style-name="តារាង1.A2" office:value-type="string">
            <text:p text:style-name="P17">ពភឹ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ឹល​ៗ​រឿយ​ៗ : ហ្វូង​ព្រាប​ហើរ​ពី​ដំបូល​វិហារ​ពភឹល <text:s/>គឺ​វា​ស្ទុះ​ហើរ​បន្ត​គា្ន​ឮ​ភឹល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៣</text:p>
          </table:table-cell>
          <table:table-cell table:style-name="តារាង1.A2" office:value-type="string">
            <text:p text:style-name="P17">ពភឺ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ឺត​ៗ​ផ្ទួន​ៗ​រឿយ​ៗ <text:s/>: គោ​លង់​ទឹក​ជំនន់​ដក​ដង្ហើម​ពភឺ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៤</text:p>
          </table:table-cell>
          <table:table-cell table:style-name="តារាង1.A2" office:value-type="string">
            <text:p text:style-name="P17">ពភឺ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ឺស​ៗ​ផ្ទួន​ៗ​រឿយ​ៗ : គាត់​ដក​កូន​ឈើ​ពភឺស​អម្បាញ់​មិញ​នេះ​សោះ​តើ ម៉េច​ក៏​ថា​គាត់​ឈឺ​ធ្ងន់ ?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៥</text:p>
          </table:table-cell>
          <table:table-cell table:style-name="តារាង1.A2" office:value-type="string">
            <text:p text:style-name="P17">ពភ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ុង​ៗ​រឿយ​ៗ : គាត់​ឡើង​ត្នោត​ឮ​សូរ​បំពង់​ត្នោត​រណ្ដំ​គ្នា​ពភុ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៦</text:p>
          </table:table-cell>
          <table:table-cell table:style-name="តារាង1.A2" office:value-type="string">
            <text:p text:style-name="P17">ពភូ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ូស​ៗ​រឿយ​ៗ : ឮ​សូរ​ធ្លាក់ ឬ ទង្គិច​អ្វី​ពភូស​នៅ​ត្រង់​ខាង​ជើង​ផ្ទ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៧</text:p>
          </table:table-cell>
          <table:table-cell table:style-name="តារាង1.A2" office:value-type="string">
            <text:p text:style-name="P17">ពភ្ល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ម្បុរ​អាប់​អន់ សៅហ្មង, ដែល​មាន​សម្បុរ​ស្រដៀង​នឹង​ព័ណ៌​ភក់ : សម្បុរ​ពភ្លក់, ស្លៀក​សំពត់​ពភ្ល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៨</text:p>
          </table:table-cell>
          <table:table-cell table:style-name="តារាង1.A2" office:value-type="string">
            <text:p text:style-name="P17">ពភ្ល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ភ្លន​ៗ​រឿយ​ៗ : លេប​ពភ្ល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៤៩</text:p>
          </table:table-cell>
          <table:table-cell table:style-name="តារាង1.A2" office:value-type="string">
            <text:p text:style-name="P17">ពភ្ល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ធំ​មួយ​ប្រភេទ ផ្លែ​តូច​ៗ​មូល​ៗ​សាច់​ស្វិត​រឥល​ៗ : ពួក​ក្មេង​បេះ​ផ្លែ​ពភ្លា​ស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០</text:p>
          </table:table-cell>
          <table:table-cell table:style-name="តារាង1.A2" office:value-type="string">
            <text:p text:style-name="P17">ពភ្លាក់ពភ្ល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រលាក់​រលើ​ដោយ​ភ័ន្ត​ស្មារតី, ដោយ​វង្វេង : មនុស្ស​ពភ្លាក់​ពភ្លើ; ដើរ​ពភ្លាក់​ពភ្លើ​ជាន់​លើ​រងើក​ភ្លើ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១</text:p>
          </table:table-cell>
          <table:table-cell table:style-name="តារាង1.A2" office:value-type="string">
            <text:p text:style-name="P17">ពភ្លាក់ពភ្លើ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មាន​ដំណើរ​ភ្លើក​ៗ រលាក់​រលើ​ដោយ​ភ័ន្ត​ច្រឡំ​ផ្លូវ : ដើរ​ពភ្លាក់​ពភ្លើ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២</text:p>
          </table:table-cell>
          <table:table-cell table:style-name="តារាង1.A2" office:value-type="string">
            <text:p text:style-name="P17">ពភ្ល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ចាំង​ឬ​បាញ់​រស្មី​វែង​ៗ ភ្លែត​ៗ​រឿយ​ៗ : ផ្លេក​បន្ទោរ​ពភ្លាម, រស្មី​ពភ្លាម ។ ដែល​មាន​អាការ​លលាម​អង់អាច​ឥត​ភ្លឹក (ព. កា.) : ស្ទុះ​ចូល​ឥត​មាន​ទីមទាម ងា​ដាវ​គំរាម ពភ្លាម​លលាម​ឥត​ភ្ល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៣</text:p>
          </table:table-cell>
          <table:table-cell table:style-name="តារាង1.A2" office:value-type="string">
            <text:p text:style-name="P17">ពភ្លីពភ្ល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ភ្លីភ្លើ​ក្រៃពេក, ភ្លីភ្លើ​ខ្លាំង : មនុស្ស​ពភ្លីពភ្លើ; ដើរ​ពភ្លីពភ្ល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៤</text:p>
          </table:table-cell>
          <table:table-cell table:style-name="តារាង1.A2" office:value-type="string">
            <text:p text:style-name="P17">ពភ្លីមពភ្ល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ពភ្លាម​ក្រៃពេក; ដែល​រឡេមរឡាម​ហួស​ពេក : ឫកពា​ពភ្លីមពភ្លា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៥</text:p>
          </table:table-cell>
          <table:table-cell table:style-name="តារាង1.A2" office:value-type="string">
            <text:p text:style-name="P17">ពភ្លីះពភ្លែ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ព. ពភ្លែ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៦</text:p>
          </table:table-cell>
          <table:table-cell table:style-name="តារាង1.A2" office:value-type="string">
            <text:p text:style-name="P17">ពភ្លឹបពភ្លែ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អាការ​ភ្លឹប​ៗ​ភ្លែត​ៗ រឿយ​ៗ : ចង្កៀង​ពភ្លឹបពភ្លែ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៧</text:p>
          </table:table-cell>
          <table:table-cell table:style-name="តារាង1.A2" office:value-type="string">
            <text:p text:style-name="P17">ពភ្លឹ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ភ្លឹម​ៗ : ភ្នែក​ពភ្លឹម គឺ​ភ្នែក​ដែល​បើក​ព្រឹម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៨</text:p>
          </table:table-cell>
          <table:table-cell table:style-name="តារាង1.A2" office:value-type="string">
            <text:p text:style-name="P17">ពភ្លឹមពភ្លែ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ភាព​ភ្លឹម​ៗភ្លែត​ៗ​រឿយ​ៗ : ចង្កៀង​ពភ្លឹមពភ្លែត <text:s/>គឺ​ចង្កៀង​ដែល​មាន​ពន្លឺ​ព្រឹម​ៗ ភ្លែត​ៗ​ម្ដង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៥៩</text:p>
          </table:table-cell>
          <table:table-cell table:style-name="តារាង1.A2" office:value-type="string">
            <text:p text:style-name="P17">ពភ្លឹ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ភ្លឹះ​ៗ​រឿយ​ៗ : ធ្វើ​ការ​ពភ្លឹះ, អង្គុយ​ពភ្លឹះ​ទាល់​ព្រ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០</text:p>
          </table:table-cell>
          <table:table-cell table:style-name="តារាង1.A2" office:value-type="string">
            <text:p text:style-name="P17">ពភ្ល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្លុក​ៗ​ច្រើន​ដ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១</text:p>
          </table:table-cell>
          <table:table-cell table:style-name="តារាង1.A2" office:value-type="string">
            <text:p text:style-name="P17">ពភ្ល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្លុង​ៗ​រឿយ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២</text:p>
          </table:table-cell>
          <table:table-cell table:style-name="តារាង1.A2" office:value-type="string">
            <text:p text:style-name="P17">ពភ្លួ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ឮ​ភ្លួក​ៗ​រឿយ​ៗ (ព. ព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៣</text:p>
          </table:table-cell>
          <table:table-cell table:style-name="តារាង1.A2" office:value-type="string">
            <text:p text:style-name="P17">ពភ្ល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ភ្លើ​ៗ ខុស​បែប​បទ : ឫក​ពភ្លើ, មនុស្ស​ពភ្លើ; ដើរ​ពភ្ល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៤</text:p>
          </table:table-cell>
          <table:table-cell table:style-name="តារាង1.A2" office:value-type="string">
            <text:p text:style-name="P17">ពភ្លើ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ភ្លើក​ៗ​ញើប​ៗ : ដំណើរ​ពភ្លើក : ដើរ​ពភ្លើ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៥</text:p>
          </table:table-cell>
          <table:table-cell table:style-name="តារាង1.A2" office:value-type="string">
            <text:p text:style-name="P17">ពភ្លៀ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ភ្លៀក​ៗ​រឿយ​ៗ : អង្គុយ​ពភ្លៀក, បែរ​មើល​ពភ្លៀ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៦</text:p>
          </table:table-cell>
          <table:table-cell table:style-name="តារាង1.A2" office:value-type="string">
            <text:p text:style-name="P17">ពភ្លែ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ភ្លែត​ៗ​រឿយ​ៗ : ចេញ​អណ្តាត​ភ្លើង​ពភ្លែ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៧</text:p>
          </table:table-cell>
          <table:table-cell table:style-name="តារាង1.A2" office:value-type="string">
            <text:p text:style-name="P17">ពភ្លែ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ភ្លែល​ៗ​រឿយ​ៗ (ព. ព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៦៨</text:p>
          </table:table-cell>
          <table:table-cell table:style-name="តារាង1.A2" office:value-type="string">
            <text:p text:style-name="P17">ពភ្លែ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ប្រឡាក់​ឬ​ដែល​ហៀរ​មក​ជាប់​ប្រតាក​ឬ​ស្រកាក​សើម​រលរ : មាត់​ពភ្លែះ, ហៀរ​ទឹក​មាត់​ស្លា​ពភ្លែះ ។ ពភ្លីះពភ្លែះ <text:s/>ដែល​ពភ្លែះ​ក្រៃព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ភ្លីះពភ្លែះ </text:p>
            <text:p text:style-name="P7"/>
          </table:table-cell>
        </table:table-row>
        <table:table-row>
          <table:table-cell table:style-name="តារាង1.A2" office:value-type="string">
            <text:p text:style-name="P16">៨២៦៩</text:p>
          </table:table-cell>
          <table:table-cell table:style-name="តារាង1.A2" office:value-type="string">
            <text:p text:style-name="P17">ព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ាប់​អាហារ​ដោយ​ដៃ​ដាក់​ក្នុង​មាត់​ខ្លួន​ឯង : ពម​បាយ ។ ពម​ញាត់​ៗ (ពម​ញាត់-ពម​ញាត់) ពម​ដោយ​ចាប់​ញាត់​ៗប្រញាប់​ប្រញាល់​ឲ្យ​បាន​ឆាប់​ឆ្អែត : ស៊ី​ឆាប់​ឡើង​ពម​ញាត់​ៗ​ទៅ ! (ព. សា., ព. ស្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០</text:p>
          </table:table-cell>
          <table:table-cell table:style-name="តារាង1.A2" office:value-type="string">
            <text:p text:style-name="P17">ព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ព្រលយ : ក្បាល​ព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១</text:p>
          </table:table-cell>
          <table:table-cell table:style-name="តារាង1.A2" office:value-type="string">
            <text:p text:style-name="P17">ពរ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រ) គុណជាត​ដ៏​ប្រសើរ; គុណជាត​ឬ​អ្វី​ៗ ដែល​គួរ​ប្រាថ្នា, គួរ​ចង់​បាន, គួរ​ជ្រើសរើស​យក​តាម​គាប់​ចិត្ត : សូម​ពរ, ឲ្យ​ពរ, ទទួល​ពរ ។ ឲ្យ​ពរ​សព្ទ​សាធុការ បញ្ចេញ​សូរ​សព្ទ​ថា សាធុ សូម​ឲ្យ... បាន​ប្រកប​តាម​បំណង!... ។ ស្រែក​ឲ្យ​ពរ​ឲ្យ​ជ័យ ស្រែក​ឲ្យ​ពរ​ថា សូម​ឲ្យ... មាន​ជ័យ​ជម្នះ ! ដូច​យ៉ាង​ស្រែក​ថា ជយោ ! <text:s/>ឬ ជយោ ! ជយោ ! <text:s/>ជាដើម (ម. ព. នោះ​ផង) ។ ពាក្យ​នេះ សំ. បា. ប្រើ​ជា គុ. ក៏​បាន ប្រែ​ថា “ប្រសើរ; ដែល​គួរ​ប្រាថ្នា, គួរ​ចង់​បាន, គួរ​ជ្រើសរើស​យក​តាម​គាប់​ចិត្ត”; ខ្មែរ​ប្រើ​ក្លាយ​មក​ជា ព្រះ ក៏​មាន, នៅ​ជា វរ ឬ វរៈ តាម​រូប​ដើម​ក៏​មាន (ម. ព. ព្រះ និង វរ ឬ វរៈ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លាប​បូក​ព្រលាំង​ដោយ​ជ័រ​ឲ្យ​ក្រាស់​ជិត​សាច់​ពុំ​ឲ្យ​ជ្រាប​ទឹក​បាន : ពរ​ទូក, បិទ​ព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២</text:p>
          </table:table-cell>
          <table:table-cell table:style-name="តារាង1.A2" office:value-type="string">
            <text:p text:style-name="P17">ព័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មនុស្ស​ចុង​ស្រុក​មួយ​ពួក​កើត​នៅ​ក្នុង​អាណា​ខេត្ត​កម្ពុជ​រដ្ឋ​មាន​ភាសា​សម្ដី​ផ្សេង​ពី​ខ្មែរ រាប់​បញ្ចូល​ក្នុង​ពួក​កួយ, រដែ, ស្ទៀង : ជាតិ​ព័រ, ពួក​ព័រ (ក្នុង​សម័យ​ឥឡូវ រាប់​ថា​ជា​ខ្មែរ​ដូច​គ្នា ស្មើ​គ្នា​ទាំងអស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៣</text:p>
          </table:table-cell>
          <table:table-cell table:style-name="តារាង1.A2" office:value-type="string">
            <text:p text:style-name="P17">ពរ្សឺឡែ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រ-សឺ-- ឬ ពក--</text:p>
          </table:table-cell>
          <table:table-cell table:style-name="តារាង1.D2" office:value-type="string">
            <text:p text:style-name="P8">បារ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Porcelaine) គ្រឿង​ប្រដាប់​ប្រើប្រាស់​មាន​ចាន​និង​ពែង​ជាដើម ធ្វើ​ពី​ដី​ឥដ្ឋ​ម្យ៉ាង មាន​ព័ណ៌​ស-សាច់​ម៉ដ្ឋ​ជិត​ស្និទ្ធ​ភ្លឺ​រលោង : ចាន​ពរ្សឺឡែ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៤</text:p>
          </table:table-cell>
          <table:table-cell table:style-name="តារាង1.A2" office:value-type="string">
            <text:p text:style-name="P17">ពល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8">ពល់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ម្លាំង ។ សេនា, ទាហាន, កង​ទ័ព : ភ្ជុំ​ពល, លើក​ពល ។ ពល​ថ្មើរ​ជើង ទាហាន​អ្នក​ដើរ​ដោយ​ជើង (ឥត​ជិះ​អ្វី) ។ កែន​ពល កែន​ប្រជាជន​ប្រមូល​ជា​កង​ទ័ព​ឬ​ប្រមូល​មក​បង្ហាត់​ជា​ទាហាន ។ ប្រក់​ពល ប្រជុំ​រេហ៍​ពល​មក​ប្រសិទ្ធី​ឲ្យ​មាន​ជ័យ​ជម្នះ ឬ​ដើរ​ត្រួត​រេហ៍​ពល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ល​ថ្មើរ​ជើង </text:p>
            <text:p text:style-name="P7">កែន​ពល</text:p>
            <text:p text:style-name="P7">ប្រក់​ពល</text:p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ួក​ជន​ពូជ​សូទ្រៈ សម្រាប់​ប្រើ​ជា​កម្លាំង​តាម​មុខ​ការ​ផ្សេង​ៗ; មាន​ច្រើន​ពួក : ពល​ព្រះ ពល​សម្រាប់​វត្ត; ពល​ដំរី ពល​ឃ្វាល​ដំរី​ព្រះ​រាជ​ទ្រព្យ (ទ្រមាក់); ពល​សេះ ពល​ឃ្វាល​សេះ​ព្រះ​រាជ​ទ្រព្យ; ពល​អង្គរក្ស ពល​ដែល​ប្រើ​ជា​ទាហាន​រក្សា​ព្រះ​អង្គ (ហៅ​ឃ្លាត​ក្លាយ​ថា អង្គ្រ័ក្ស); ពល​ចែវ ពល​សម្រាប់​ចែវ​ព្រះ​ទីន័ង​នាវា; ពល​គុន ឬ ពល​គុន​ដាល់ ពល​សម្រាប់​គុន​ឬ​ដាល់​ថ្វាយ​ស្ដេច​ទត ក្នុង​កាល​សម័យ​ដែល​ត្រូវ​ការ​ម្ដង​ៗ ឬ​សម្រាប់​រក្សា​ការពារ​ព្រះ​អង្គ​ជានិច្ច (ហៅ​ដោយ​រួប​រួម​ថា ពល, អង្គរក្ស (អង់-គ្រាក់), ទ្រមាក់, ចែវ, គុន) ។ល។ ពួក​ពល​ទាំង​នេះ​ក្នុង​កម្ពុជ​រដ្ឋ​មាន​តែ​ពី​ក្នុង​កាល​រាជ្យ​បុរាណ, សម័យ​ឥឡូវ​លើក​លែង​មិន​ឲ្យ​មាន (ម. ព. សូទ្រ <text:s/>ឬ សូទ្រៈ និង អ្នកងារ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ល​ព្រះ </text:p>
            <text:p text:style-name="P7">ពល​ដំរី </text:p>
            <text:p text:style-name="P7">ពលសេះ </text:p>
            <text:p text:style-name="P7">ពល​អង្គរក្ស</text:p>
            <text:p text:style-name="P7">ពលចែវ </text:p>
            <text:p text:style-name="P7">ពលគុន </text:p>
            <text:p text:style-name="P7">អង្គរក្ស </text:p>
            <text:p text:style-name="P7"/>
            <text:p text:style-name="P7"/>
          </table:table-cell>
        </table:table-row>
        <table:table-row>
          <table:table-cell table:style-name="តារាង1.A2" office:value-type="string">
            <text:p text:style-name="P16">៨២៧៥</text:p>
          </table:table-cell>
          <table:table-cell table:style-name="តារាង1.A2" office:value-type="string">
            <text:p text:style-name="P17">ពល​ក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ល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ួក​ពល, ពួក​រេហ៍​ពល, ពួក​សេនា​ទាហាន : ពល​កាយ​រត់​ខ្ចាយ​បែក​ខ្ញែក​គ្នា ព្រោះ​ខ្លាច​ឫទ្ធានុភាព​ខ្លាំង នៃ​បច្ចាមិត្រ​គូ​ប្រឆាំង ត​តាំង​ច្បាំង​គ្នា​យូរ​ខែ​ហើយ ។</text:p>
          </table:table-cell>
          <table:table-cell table:style-name="តារាង1.D2" office:value-type="string">
            <text:p text:style-name="P8">ពល​និកា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៦</text:p>
          </table:table-cell>
          <table:table-cell table:style-name="តារាង1.A2" office:value-type="string">
            <text:p text:style-name="P17">ពលក្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ល័ក-កា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ាត្ការ) ការ​កំហែង, គំរាម : វា​ហ៊ាន​ធ្វើ​ពលក្ការ​តាម​អំពើ​ចិត្ត​ឥត​កោត​ក្រែង​ច្ប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៧</text:p>
          </table:table-cell>
          <table:table-cell table:style-name="តារាង1.A2" office:value-type="string">
            <text:p text:style-name="P17">ពលទ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ល់--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 + ទោ) ទាហាន​ថ្នាក់​ក្រោម​បង្អស់ (ពល​ថ្នាក់​ទី ២, ទាហាន​ថ្នាក់​ទី​២ គឺ​កូន​ទាហាន​ធម្មត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៨</text:p>
          </table:table-cell>
          <table:table-cell table:style-name="តារាង1.A2" office:value-type="string">
            <text:p text:style-name="P17">ពល​និក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លកា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៧៩</text:p>
          </table:table-cell>
          <table:table-cell table:style-name="តារាង1.A2" office:value-type="string">
            <text:p text:style-name="P17">ពលបាល​ត្រ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ល់-លៈ--</text:p>
          </table:table-cell>
          <table:table-cell table:style-name="តារាង1.D2" office:value-type="string">
            <text:p text:style-name="P8">បា.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 + បាល + ត្រី) ឋានន្តរ​នាយ​ទាហាន​រង​ថ្នាក់​ក្រោម​ក្នុង​ថ្នាក់​ពល​បាល, ទាប​ជាង​ពល​បាល​ទោ (ពល​បាល​ថ្នាក់​ទី ៣, នាយ​រក្សា​ពល​ថ្នាក់​ទី ៣) ។ បារ. Sergent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០</text:p>
          </table:table-cell>
          <table:table-cell table:style-name="តារាង1.A2" office:value-type="string">
            <text:p text:style-name="P17">ពលបាល​ទ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 + បាល + ទោ) ឋានន្តរ​នាយ​ទាហាន​រង​នៅ​ក្នុង​ចន្លោះ​ពល​បាល​ត្រី​និង​ពល​បាល​ឯក (ពល​បាល​ថ្នាក់​ទី​២) ។ បារ. Sergent-chef 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១</text:p>
          </table:table-cell>
          <table:table-cell table:style-name="តារាង1.A2" office:value-type="string">
            <text:p text:style-name="P17">ពលបាល​ឯ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ឋានន្តរ​នាយ​ទាហាន​រង​ខ្ពស់​ផុត​ក្នុង​ថ្នាក់​ពល​បាល (ពល​បាល​ថ្នាក់​ទី ១) ។ បា. Sergent-major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២</text:p>
          </table:table-cell>
          <table:table-cell table:style-name="តារាង1.A2" office:value-type="string">
            <text:p text:style-name="P17">ពល​ព្រ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ើល​ក្នុង​ពាក្យ ពល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៣</text:p>
          </table:table-cell>
          <table:table-cell table:style-name="តារាង1.A2" office:value-type="string">
            <text:p text:style-name="P17">ពលរដ្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ល់-លៈ-រាត់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 + រដ្ឋ, តាម​បែប​វេយ្យាករណ៍​ជា រដ្ឋ​ពល) ពល​របស់​រដ្ឋ, ពល​អាស្រ័យ​នៅ​ក្នុង​រដ្ឋ, ប្រជាជន​ទាំង​ប្រុស​ទាំង​ស្រី​ដែល​ទុក​ជា​កម្លាំង​របស់​ប្រទេស : ពល​រដ្ឋ​ម្នាក់​ៗ គប្បី​ពលិ​កម្ម​ផ្សេង​ៗ​ចំពោះ​ប្រទេស​ជាតិ​មាតុ​ភូមិ តាម​នាទី​របស់​ខ្លួ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៤</text:p>
          </table:table-cell>
          <table:table-cell table:style-name="តារាង1.A2" office:value-type="string">
            <text:p text:style-name="P17">ពល​សក្តិ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លៈស័ក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ឝក្តិ) អំណាច​កម្លាំង, សន្ទុះ​កម្លាំង : អាង​ពល​សក្តិ ។</text:p>
          </table:table-cell>
          <table:table-cell table:style-name="តារាង1.D2" office:value-type="string">
            <text:p text:style-name="P8">--ស័ក្តិ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៥</text:p>
          </table:table-cell>
          <table:table-cell table:style-name="តារាង1.A2" office:value-type="string">
            <text:p text:style-name="P17">ពល​ឯ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ល់-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 + ឯក) ទាហាន​ខ្ពស់​ជាង​ពល​ទោ (ពល​ថ្នាក់​ទី ១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៦</text:p>
          </table:table-cell>
          <table:table-cell table:style-name="តារាង1.A2" office:value-type="string">
            <text:p text:style-name="P17">ពលាហ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វលាហ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៧</text:p>
          </table:table-cell>
          <table:table-cell table:style-name="តារាង1.A2" office:value-type="string">
            <text:p text:style-name="P17">ពលិកម្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ល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៨</text:p>
          </table:table-cell>
          <table:table-cell table:style-name="តារាង1.A2" office:value-type="string">
            <text:p text:style-name="P17">ពលិ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ិ + ការ) កិរិយា​ធ្វើ​នូវ​ពលី, ការ​ធ្វើ​ពលី : តាំង​ពលិ​ការ, ធ្វើ​ពលិ​ការ (ម. ព. ពលី); ខ្មែរ​យើង​ច្រើន​និយាយ​តាម​ស្រួល​មាត់​ថា ព្លិការ ឬ ព្លីការ; ច្រើន​សំដៅ​ចំពោះ​ការ​បូជា, បួងសួង​ឬ​ការ​តាំង​ហោម​ពិធី​ផ្សេង​ៗ ។</text:p>
          </table:table-cell>
          <table:table-cell table:style-name="តារាង1.D2" office:value-type="string">
            <text:p text:style-name="P8">ពលី​កា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៨៩</text:p>
          </table:table-cell>
          <table:table-cell table:style-name="តារាង1.A2" office:value-type="string">
            <text:p text:style-name="P17">ពលិទ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ារ​ឲ្យ​អាហារ​ជា​ទាន​ដល់​ពពួក​ជន​ឬ​ដល់​ពពួក​សត្វ​មិន​រើស​មុ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០</text:p>
          </table:table-cell>
          <table:table-cell table:style-name="តារាង1.A2" office:value-type="string">
            <text:p text:style-name="P17">ពល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លិ) ការ​បូជា; សួយ, អាករ, ពន្ធដារ; តង្វាយ; សំណែន, ការ​សង្គ្រោះ, ចំណែក​បុណ្យ ។ ពលី​មាន​៥​យ៉ាង​គឺ ១- ញាតិ​ពលី ការ​សង្គ្រោះ​ញាតិ; ២- អតិថិ​ពលី <text:s/>ការ​ទទួល​ភ្ញៀវ​ពន្លឺ; ៣- បុព្វ​បេត​ពលី ការ​ធ្វើ​ទាន​ឧទ្ទិស​ផ្សាយ​ចំណែក​បុណ្យ​​ចំពោះ​ទៅ​អ្នក​ដែល​ចែក​ឋាន​ទៅ​កាន់​បរលោក​មុន​ៗ​ហើយ; ៤- រាជ​ពលី ការ​ទទួល​ភារៈ​កិច្ចការ​រាជការ​មាន​បង់​ពន្ធដារ​សួយ​អាការ​ជាដើម; ៥- ទេវតា​ពលី <text:s/>ការ​ផ្សាយ​ចំណែក​បុណ្យ​ចំពោះ​ពួក​ទេវតា តាម​លទ្ធិ​ពុទ្ធ​សាសនា ឬ​បូជា​វត្ថុ​ផ្សេង​ៗ​មាន​បាយ​ចំណី​ជាដើម​ចំពោះ​ទេវតា​តាម​លទ្ធិ​ដទៃ​ក្រៅ​ពី​ពុទ្ធ​សាសនា (ម. ព. ទាំង​៥​នុះ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១</text:p>
          </table:table-cell>
          <table:table-cell table:style-name="តារាង1.A2" office:value-type="string">
            <text:p text:style-name="P17">ពលី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លិ​ក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២</text:p>
          </table:table-cell>
          <table:table-cell table:style-name="តារាង1.A2" office:value-type="string">
            <text:p text:style-name="P17">ពលៃ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--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ាលា​មាន​ដំបូល​គ្រឹះ​ហើប​ខ្ពស់​ដាច់​ឃ្លាត​ពី​ដំបូល​របៀង មាន​ជញ្ជាំង​បាំង​រាំង​ដូច​ជា​ផ្ដែរ, គេ​ច្រើន​ប្រើ​ជា​ជំនួស​ឧបោសថាគារ (វិហារ​បណ្ដោះអាសន្ន) ក្នុង​វត្ត​ថ្មី​ដែល​ពុំ​ទាន់​បាន​សង់​ឧបោសថាគារ​មាំទាំ​នៅ​ឡើយ (ហៅ រោង​ឧបោសថ៍) ក៏​បាន; ហៅ​ក្លាយ​ជា ពន្លៃ ក៏​មាន) : វត្ត​ថ្មី​នោះ​ពុំ​ទាន់​មាន​វិហារ​នៅ​ឡើយ​ទេ មាន​តែ​ពលៃ​មួយ​ជា​រោង​ឧបោសថ៍ ។</text:p>
          </table:table-cell>
          <table:table-cell table:style-name="តារាង1.D2" office:value-type="string">
            <text:p text:style-name="P8">ពាលៃ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៣</text:p>
          </table:table-cell>
          <table:table-cell table:style-name="តារាង1.A2" office:value-type="string">
            <text:p text:style-name="P17">ពល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ល័ង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ម្លាំង ។ ពាក្យ​នេះ​ខ្មែរ​យើង​ប្រើ​ជា​បរិវារ​របស់​ពាក្យ កម្លាំង ថា : មាន​កម្លាំង​ពលំ គឺ​មាន​កម្លាំង​រឹងប៉ឹង, មាំមួ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៤</text:p>
          </table:table-cell>
          <table:table-cell table:style-name="តារាង1.A2" office:value-type="string">
            <text:p text:style-name="P17">ពស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ត្វ​ពួក​ទីឃ​ជាតិ​អាសីរ​ពិស​ផ្សេង​ៗ : ពស់​វែក​រនាម, ពស់​វែក​ដំបូក, ពស់​វែក​ស្រងែ, ពស់​ក្រាយ, ពស់​ពព្លាក់; ពស់​សង់សឿ, ពស់​ព្រៃ, ពស់​ទង​ត្រាវ, ពស់​ព្រលឹត, ពស់​សម្លាប់​កង្កែប ។ល។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៥</text:p>
          </table:table-cell>
          <table:table-cell table:style-name="តារាង1.A2" office:value-type="string">
            <text:p text:style-name="P17">ពសុធ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សុធា, វ &gt; ព ជា ពសុធា <text:s/>ក៏​មាន​ខ្លះ) ផែន​ដី; ពិភព​លោក ។ ទាំង​ផែន​ពសុធា <text:s/>គឺ​ទាំង​ផែន​ពិភព​លោ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៦</text:p>
          </table:table-cell>
          <table:table-cell table:style-name="តារាង1.A2" office:value-type="string">
            <text:p text:style-name="P17">ពសុន្ធរ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សុន-ធៈរា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សុន្ធរា, វ &gt; ព ជា ពសុន្ធរា; វសុំធរា ឬ វសុន្ធរា) ផែន​ដី; ពិភព​លោក (ប្រើ​ជា ពសុន្ធរី <text:s/>ក៏​បាន) វេវ. បឋវី, ប្រឹថពី, ពសុធ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៧</text:p>
          </table:table-cell>
          <table:table-cell table:style-name="តារាង1.A2" office:value-type="string">
            <text:p text:style-name="P17">ព័ស្ដុ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ស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ស្តុ; វត្ថុ) លំនៅ, ទី, ទី​កើត, ទីតាំង; ទ្រព្យ, របស់, អីវ៉ាន់; ហេតុ​, មូលហេតុ; រឿង​និទាន; ចម្ការ... ។ ព័ស្ដុតាង (ប្រ. ក្ល. ភ័ស្ដុតាង) របស់​ជា​តឹកតាង, ជា​គ្រឿង​សម្គាល់, ជា​សំអាង ។ ព័ស្ដុភារ <text:s/>ប្រ. ក្ល. ជា ភ័ស្ដុភារ <text:s/>គឺ​បណ្ណាការ, ជំនូន (គួរ​ប្រើ ព័ស្ដុ, ព័ស្ដុភារ វិញ​ត្រឹមត្រូវ​ជាង ភ័ស្ដុ, ភ័ស្ដុភ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័ស្ដុតាង </text:p>
            <text:p text:style-name="P7">ព័ស្ដុភារ </text:p>
            <text:p text:style-name="P7"/>
          </table:table-cell>
        </table:table-row>
        <table:table-row>
          <table:table-cell table:style-name="តារាង1.A2" office:value-type="string">
            <text:p text:style-name="P16">៨២៩៨</text:p>
          </table:table-cell>
          <table:table-cell table:style-name="តារាង1.A2" office:value-type="string">
            <text:p text:style-name="P17">ពស្រ្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ស់ ឬ ព័ស-ស្ត្រា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ស្ត្រ; វត្ថ) សំពត់, គ្រឿង​ស្លៀក​ដណ្ដប់; ខ្មែរ​យើង​ប្រើ​ចំពោះ​តែ​រាជ​សព្ទ : ព្រះ​ពស្រ្ត <text:s/>សំពត់​សម្រាប់​ក្សត្រិយ៍​ទ្រង់; ឯ​ពាក្យ ពស្ត្រា <text:s/>សម្រាប់​ប្រើ​តែ​ក្នុង​កាព្យ ។</text:p>
          </table:table-cell>
          <table:table-cell table:style-name="តារាង1.D2" office:value-type="string">
            <text:p text:style-name="P8">ពស្រ្ដ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២៩៩</text:p>
          </table:table-cell>
          <table:table-cell table:style-name="តារាង1.A2" office:value-type="string">
            <text:p text:style-name="P17">ពស្ត្រាភរណៈ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ស-ស្ត្រា ភៈរៈណៈ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ស្ត្រ + អាភរណ; វត្ថ + អាភរណ) សំពត់​និង​គ្រឿង​ប្រដាប់​កាយ, សំពត់​និង​គ្រឿង​តែង​ខ្លួ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៣០០</text:p>
          </table:table-cell>
          <table:table-cell table:style-name="តារាង1.A2" office:value-type="string">
            <text:p text:style-name="P17">ពស្ត្រាលង្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័ស-ស្ត្រា</text:p>
            <text:p text:style-name="P8">ល៉ង់-កា ឬ--ល៉័ង-កា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ស្ត្រ + អលំការ; វត្ថ + អលំការ ឬ អលង្ការ) សំពត់​និង​គ្រឿង​ប្រដាប់​កាយ ។ វេវ. ពស្ត្រា​ភរណ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៣០១</text:p>
          </table:table-cell>
          <table:table-cell table:style-name="តារាង1.A2" office:value-type="string">
            <text:p text:style-name="P17">ពហុការ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ហ៊ុការ៉ី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(ពហុការិន៑) អ្នក​ធ្វើ​ការ​ច្រើន; អ្នក​ធ្វើ​ការ​នឿយ​ហត់​ច្រើន; បើ​ស្ត្រី​ជា ពហុ​ការិនី (ព. កា.) : ពហុ​ការី​ទាំង​បី​នាក់ ត្រូវ​ជឿ​ឲ្យ​ជាក់​កុំ​រវាត ខ្ញុំ​ទុក​អ្នក​ឯង​ដូច​ជា​ញាតិ ចូរ​អ្នក​កុំ​ឃ្លាត​ចេញ​ពី​ខ្ញុ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៣០២</text:p>
          </table:table-cell>
          <table:table-cell table:style-name="តារាង1.A2" office:value-type="string">
            <text:p text:style-name="P17">ពហុកិច្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ហ៊ុកិច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ហុ + ក្ឫត្យ) កិច្ច​ច្រើន, រវល់​ច្រើន ។ គុ. ដែល​មាន​កិច្ច​ច្រើន, មាន​រវល់​ច្រើន; បើ​ស្ត្រី​ជា ពហុ​កិច្ចា <text:s/>(ព. កា.) ពហុ​កិច្ច​ខ្ញុំ វា​ចោម​រោម​រុំ ទៅ​ណា​ពុំ​កើត នេះ​ហើយ​នុះ​ផង រនោច​ដូច​ខ្នើត សស្លក់​សស្លើត ឥត​ពេល​សម្រា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៣០៣</text:p>
          </table:table-cell>
          <table:table-cell table:style-name="តារាង1.A2" office:value-type="string">
            <text:p text:style-name="P17">ពហុកោណ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8">ពៈហ៊ុកោន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 ឬ គុ. </text:p>
          </table:table-cell>
          <table:table-cell table:style-name="តារាង1.D2" office:value-type="string">
            <text:p text:style-name="P7">អ្វីៗ​ដែល​មាន​ជ្រុង​ច្រើន; ដែល​មាន​មុម​ច្រើន : របស់​ហ្នឹង​ជា​<text:span text:style-name="T5">ពហុ​កោណ (បារ. Polygone ប៉ូលីគ្ហោន) ។ ព. ផ្ទ. ត្រី​កោណ, ត្រិយង្ស, ចតុក្កោណ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០៤</text:p>
          </table:table-cell>
          <table:table-cell table:style-name="តារាង1.A2" office:value-type="string">
            <text:p text:style-name="P12">ពហុព្យាង្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ៈហ៊ុព្យាង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20">(ពហុ + វិ &gt; ពិ, ឥ &gt; យ + អង្គ &gt; ពហុ​ព្យាង្គ) សព្ទ​ដែល​មាន​ព្យាង្គ​ច្រើន គឺ​សព្ទ​ឬ​សម្ដី​ដែល​មាន​សូរ​ច្រើន​ម៉ាត់ តាំង​ពី​បី​មាត់​ឡើង​ទៅ : កន្ទា​ទូក, កន្ទក់កន្ទេញ, កន្ទាលត្រអាក, កន្ទ្រាំងបាយ-ស, អង្ក្រេមអង្ក្រម, អំពិល​អំពែក,.... ជា ពហុ​ព្យាង្គ (បារ. Polysyllabe <text:span text:style-name="T4">ប៉ូលីហ្ស៊‌ិល៉្លាប</text:span>)។ ព. ផ្ទ. ឯក​ព្យាង្គ ឬ ព្យាង្គ​ទោ, ទ្វេ​ព្យាង្គ (បារ. Monosyllabe Dissyllabe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10">៨៣០៥</text:p>
          </table:table-cell>
          <table:table-cell table:style-name="តារាង1.A2" office:value-type="string">
            <text:p text:style-name="P12">ពហុ​ភាស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ៈហ៊ុភាសក់ ឬ ពៈហ៊ុ-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(ពហុភាសក ឬ--សី) អ្នក​និយាយ​ច្រើន; មនុស្ស​ជាង​ពាក្យ; អ្នក​និយាយ​ប៉ប៉ាច់ប៉ប៉ោច; បើ​ស្រ្តី​ជា ពហុ​ភាសិកា ឬ ពហុ​ភាសិនី <text:s/>ថា : មនុស្ស​ពហុ​ភាសក; ស្រី​ពហុ​ភាសិកា ។</text:p>
          </table:table-cell>
          <table:table-cell table:style-name="តារាង1.D2" office:value-type="string">
            <text:p text:style-name="P8">ពហុ​ភាស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០៦</text:p>
          </table:table-cell>
          <table:table-cell table:style-name="តារាង1.A2" office:value-type="string">
            <text:p text:style-name="P12">ពហុ​មន្ត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ៈហ៊ុម័ន-តី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អ្នក​មាន​គំនិត​ច្រើន; អ្នក​គិត​ឃើញ​ច្រើន; អ្នក​មាន​ការ​ប្រឹក្សា​ច្រើន គឺ​មនុស្ស​ដែល​ឧស្សាហ៍​ប្រឹក្សា​ពិគ្រោះ​នឹង​អ្នក​ដទៃ; បើ​ស្ត្រី​ជា ពហុ​មន្តិនី : មនុស្ស​ពហុ​មន្តី ធ្វើ​ការ​អ្វី​ៗ​ច្រើន​តែ​បាន​ល្អ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០៧</text:p>
          </table:table-cell>
          <table:table-cell table:style-name="តារាង1.A2" office:value-type="string">
            <text:p text:style-name="P12">ពហុ​វច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ៈហ៊ុវៈចៈន៉ៈ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ហុ​វចន) ពាក្យ​សម្រាប់​ប្រើ​ក្នុង​វេយ្យាករណ៍​ប្រាប់​ចំនួន​ច្រើន, ខាង​វេយ្យាករណ៍​ភាសា​បាលី រាប់​តាំង​ពី​ចំនួន​ពីរ​ឡើង​ទៅ, ខាង​វេយ្យាករណ៍​សំស្ក្រឹត រាប់​ពី​ត្រឹម​បី​ឡើង​ទៅ ព្រោះ​ចំនួន​ពីរ​ហៅ​ថា ទ្វិ​វចនៈ; ខាង​ភាសា​ខ្មែរ រាប់​ពី​ត្រឹម​ចំនួន​ពីរ​ឡើង​ទៅ កំណត់​ពាក្យ​ថា ទាំងឡាយ ឬ ពួក, ថា : មនុស្ស​ទាំងឡាយ ឬ ពួក​<text:span text:style-name="T5">មនុស្ស, ពពួក​មនុស្ស, ពពួក​សត្វ... (ម. ព. វចន ឬ វចនៈ ទៀត​ផង) ។</text:span></text:p>
          </table:table-cell>
          <table:table-cell table:style-name="តារាង1.D2" office:value-type="string">
            <text:p text:style-name="P8">ពហុ​វចន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០៨</text:p>
          </table:table-cell>
          <table:table-cell table:style-name="តារាង1.A2" office:value-type="string">
            <text:p text:style-name="P12">ពហុស្សូ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ៈហ៊ុស-សូត ឬ ពៈហ៊ូ--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(ពហុឝ្រុត; ពហុស្សុត) អ្នក​ដែល​បាន​ស្ដាប់​ច្រើន គឺ​អ្នក​ដែល​រៀន​បាន​ច្រើន, ដែល​មាន​ចំណេះ​ច្រើន : អ្នក​ពហុស្សូត; មនុស្ស​ពហូសូត ។</text:p>
          </table:table-cell>
          <table:table-cell table:style-name="តារាង1.D2" office:value-type="string">
            <text:p text:style-name="P8">ពហូសូត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០៩</text:p>
          </table:table-cell>
          <table:table-cell table:style-name="តារាង1.A2" office:value-type="string">
            <text:p text:style-name="P12">ពហូសក្តិ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ៈហ៊ូស័ក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ហុ “ច្រើន” + ឝក្ដិ “អំណាច, កម្លាំង”) ស័ក្តិ​ច្រើន; អំណាច​ខ្លាំង ឬ​កម្លាំង​ច្រើន : អាង​ពហូ​សក្តិ, លើក​ពហូ​សក្តិ​ដាក់, កំហែង​ដោយ​ពហូ​សក្តិ; និយាយ​ក្លាយ​ជា ពហោ​ស័ក្តិ (ពៈហ៊ោ--) ក៏​មាន (គួរ​កុំ​ប្រើ) ។</text:p>
          </table:table-cell>
          <table:table-cell table:style-name="តារាង1.D2" office:value-type="string">
            <text:p text:style-name="P8">--ស័ក្ដិ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១០</text:p>
          </table:table-cell>
          <table:table-cell table:style-name="តារាង1.A2" office:value-type="string">
            <text:p text:style-name="P12">ពហូសូ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9">(ម. ព. ពហុស្សូ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១១</text:p>
          </table:table-cell>
          <table:table-cell table:style-name="តារាង1.A2" office:value-type="string">
            <text:p text:style-name="P12">ព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ដាក់​ព្យួរ​ឬ​ដាក់​ថ្ពក់​បន្តោក : ពាក់​ឆត្រ​នឹង​ដៃ​កែវ ។ <text:s/>លើក​ស៊ក​ប្រហក​រាង​កាយ ឬ​ប្រដាប់​តាក់តែង​រាង​កាយ : ពាក់​អាវ, ពាក់​កង, ពាក់​ចិញ្ចៀន, ពាក់​ទុំហូ, ពាក់​មួក, ពាក់​ស្រោម​ជើង, ពាក់​ស្បែក​ជើង (រ. ស. ទ្រង់) ។ ឡើង​ពាន​លើ​គ្នា : គោ​ពាក់​គ្នា (ព. ព.) ។ ពាក់​ខ្សែ​ទាម ថ្ពក់​ក្រវិល​ខ្សែ​ទាម​នឹង​ញួញ​នឹម​ឬ​នឹង​គល់​កាំ​នឹម ។ ពាក់​ចែវ <text:s/>ស៊ក​ក្បាល​ចែវ​ក្នុង​រង្វង់​ចែវ ហើយ​លើក​ចែវ​មួល​ត្រឡប់​ឲ្យ​ណែន​មាំ ដើម្បី​នឹង​ចែវ​ទូក ។ ពាក់​ចំបាប់ ចាប់​គៀក​ចំបាប់​គ្នា ។ ពាក់​ព័ន្ធ ព័ន្ធ​ពាក់​លើ​គ្នា ។ ពាក់​មង រាយ​មង​ដាក់​ឲ្យ​ជាប់​ត្រី ។ ពាក់​អាមឹង <text:s/>ពោល​ពាក្យ​ឈ្លានពាន ដោយ​ប្រមាថ​មើល​ងាយ​ដល់​ហៅ អា ហៅ មឹង ដូច​ជា​និយាយ​ថា នែ​អា​នេះ, អា​អ្ហែង​ដឹក​គោ​ហ្នឹង​ទៅ​ឯណា ? គោ​ហ្នឹង​មឹង​លួច​គេ​ទេ​អ៊្ហៃ ? មឹង​ប្រយ័ត្ន​ណា៎ៈ ! ប្រយ័ត្ន​ជាប់​គុក​វ៉ី ! 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ក់​ព័ន្ធ</text:p>
            <text:p text:style-name="P7"/>
          </table:table-cell>
        </table:table-row>
        <table:table-row>
          <table:table-cell table:style-name="តារាង1.A2" office:value-type="string">
            <text:p text:style-name="P10">៨៣១២</text:p>
          </table:table-cell>
          <table:table-cell table:style-name="តារាង1.A2" office:value-type="string">
            <text:p text:style-name="P12">ពាក់​ក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្រវែង​ពី​ត្រឹម​ដុំ​ដៃ​មក​ដល់​ចុង​បំផុត​នៃ​ក​ដៃ : ប្រវែង​មួយ​ពាក់​ក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១៣</text:p>
          </table:table-cell>
          <table:table-cell table:style-name="តារាង1.A2" office:value-type="string">
            <text:p text:style-name="P12">ពាក់កណ្ដា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ី​ឬ​ភាគ​ចំ​កណ្ដាល : ពាក់​កណ្ដាល​ផ្លូវ, ពាក់​កណ្ដាល​ការ, ត្រូវ​កាត់​អំពៅ​១​ដើម​នេះ​ចែក​គ្នា​ពាក់​កណ្ដាល​ម្នា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១៤</text:p>
          </table:table-cell>
          <table:table-cell table:style-name="តារាង1.A2" office:value-type="string">
            <text:p text:style-name="P12">ពាក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ក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ក្យ, វ &gt; ព ) “ភាសា, សម្ដី; ប្រយោគ​សម្ដី” ។ ពាក្យ​ចំ ឬ ពាក្យ​ចំពោះ ពាក្យ​ដែល​មាន​សេចក្ដី​ត្រង់​ៗ មិន​ប្រៀបធៀប, ដូច​ជា : ចាក់​ស្មុគ ចាក់​បន្ទោះ​ត្បាញ​ឲ្យ​កើត​ជា​ស្មុគ ។ ពាក្យ​ប្រៀប <text:s/>ពាក្យ​ដែល​មាន​សេចក្ដី​មិន​ត្រង់​ចំពោះ គ្រាន់​តែ​ប្រៀប​ប្រដូច, ដូច​ជា : សម្ដី​សាញ​ចាក់​ស្មុគ; <text:s/>ជំពាក់​ឆ្វាក់​ចាក់​ស្រេះ (ប្រហែល​ដូច​គេ​ចាក់​បន្ទោះ​ត្បាញ​ស្មុគ) ។ ពាក្យ​ទំនឹម ឬ ពាក្យ​ទំនឹម​ទំនៀម <text:s/>(ម. ព. ទំនឹម) ។ ពាក្យ​ផ្ទុយ ពាក្យ​ដែល​មាន​ជា​ទំនាស់​គ្នា ដូច​ជា : ខ្ពស់ <text:s/>ជា​ពាក្យ​ផ្ទុយ​នឹង ទាប ជាដើម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ក្យ​ចំ </text:p>
            <text:p text:style-name="P7">ពាក្យ​ប្រៀប</text:p>
            <text:p text:style-name="P7">ពាក្យ​ទំនឹម </text:p>
            <text:p text:style-name="P7">ពាក្យ​ផ្ទុយ </text:p>
            <text:p text:style-name="P7"/>
          </table:table-cell>
        </table:table-row>
        <table:table-row>
          <table:table-cell table:style-name="តារាង1.A2" office:value-type="string">
            <text:p text:style-name="P10">៨៣១៥</text:p>
          </table:table-cell>
          <table:table-cell table:style-name="តារាង1.A2" office:value-type="string">
            <text:p text:style-name="P12">ពាក្យ​កំព្រ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ាក្យ​ទោល​ឯក​ឯង គឺ​ពាក្យ​ដែល​មាន​តែ​អក្សរ​មួយ​គត់ ឥត​មាន​ព្យព្ជានៈ​ណាមួយ​ជា​តួ​ប្រកប​ផង​ឡើយ​ដូច​ជា ក(ក មនុស្ស, ក​កើត, ក​ដៃ...); ខ (ខ​១, ខ​២; ត្រី​ខ...); គ (ដើម​គ, មនុស្ស​គ); ង (ង​ស្ទើត​ឡើង); ច (ច​ឈើ, ឆ្នាំច...); ឆ (ឆ​បោក, ឆ​ច្រមុះ​គោ); ញ (ដើម​ញ, ដោះ​ញ); ដ (ទូក​ដ); ត (ត​ភ្ជាប់, ត​ដៃ, ត​ទៅ); ទ (ទ​សម្រាប់​ដាក់​ឲ្យ​ទឹក​ហូរ); ព (ព​កូន); ល (ល​មើល); ស (សម្បុរ) ជាដើម​នេះ​ហៅ​ថា ពាក្យ​កំព្រា គឺ​ពាក្យ​ទោល ។ សព្វ​ថ្ងៃ​នេះ, ខ្មែរ​យើង​ពិបាក​ប្រើ​ពាក្យ​កំព្រា​ទាំង​ប៉ុន្មាន​នោះ​ណាស់ ដូច​ជា​ត្រូវ​សរសេរ : លើក​ដាក់​លើក (លើក​ដាក់​លើ-ក), ទូក​ង (ទូក-ង), កុក​ស​ក (កុក-ស-ក), លូក​ល (លូក-ល) ។ល។ បើ​មិន​ប្រើ​គំនូស​ (-) នេះ​រាំង តើ​គេ​មិន​អាន​ថា លើក​ដាក់-លើក, ទូ-កង, កុក-សក, លូ-កល ទៅ​វិញ​ទេ​ឬ ? --កាល​ពី គ. ស. ១៩១៤ ព. ស. ២៤៥៨ គណៈ​កម្មការ​តែង​វចនានុក្រម​ខ្មែរ​បាន​ព្រមព្រៀង​បង្កើត​សញ្ញា​មួយ​បែប​ឲ្យ​ឈ្មោះ​ថា អឌ្ឍ​ចន្ទ “ព្រះ​ចន្ទ​កន្លះ​ភាគ” មាន​រូប​សណ្ឋាន​ស្រដៀង​នឹង​ព្រះ​ចន្ទ​ចំណិត​ដូង ប៉ុន្តែ​មិន​ផ្ងារ​ឡើង​លើ​ទេ ត្រូវ​ប្រើ​ផ្កាប់​គ្រប​លើ ពាក្យ​កំព្រា, បាន​ប្រើ​ខ្លះ​បណ្ដើរ​ទៅ​ហើយ, ក៏​ស្រាប់​តែ​មាន​ខ្មែរ​ខ្លះ​គ្នា​ឯង​នេះ កើត​មាន​សេចក្ដី​ក្រហាយ​ប្ដឹង​ផ្ដល់​ឡើង អឌ្ឍ​ចន្ទ នោះ​ក៏​ត្រូវ​វិនាស​ទៅ ។ គួរ​ឲ្យ​នឹក​ស្ដាយ​ក្រៃលែង​ស្ដាយ; កាល​ណា​សរសេរ​ត្រូវ​ប្រទះ​លើ ពាក្យ​កំព្រា ណាមួយ ដែល​ត្រូវ​តែ​ប្រើ​សញ្ញា (-) នេះ​ផ្សំ​ផង​ទើប​កើត​នោះ ក៏​នាំ​ឲ្យ​នឹក​ដល់ អឌ្ឍ​ចន្ទ ដែល​វិនាស​បាត់​ដូច​ជា ស្លាប់​ទៅ​ហើយ​នោះ​ជា​ដរាប ។ យើង​មាន​សង្ឃឹម​ថា ចំណេរ​កាល​ត​ទៅ, អស់​លោក​អ្នក​អក្សរ​សាស្ត្រ ដែល​ស្រឡាញ់​ពេញ​អធ្យាស្រ័យ​ចំពោះ​អក្សរ-ភាសា​ជាតិ គង់​នឹង​ជំនុំ​បង្កើត​សញ្ញា​បែប​ណា​មួយ​សម្រាប់​ប្រើ​ដាក់​លើ ពាក្យ​កំព្រា ទាំង​ប៉ុន្មាន​នោះ​ពុំខាន​ឡើយ ទេ​ដឹង ?...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១៦</text:p>
          </table:table-cell>
          <table:table-cell table:style-name="តារាង1.A2" office:value-type="string">
            <text:p text:style-name="P12">ពាង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្រដាប់​ធ្វើ​ដោយ​ដី​ស្អិត​ដុត​ឆ្អិន មាន​សាច់​រឹង​មាន​រាង​មូល​ជ្រៅ សម្រាប់​ដាក់​ទឹក : ពាង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ក្សី​មួយ​ប្រភេទ មាន​រូប​ធំ​ស្រដៀង​នឹង​ត្មាត​តែ​ទ្រង់ទ្រាយ​ស្រដៀង​នឹង​រអាត មាន​សម្រែក​ឮ​ខ្លាំង​ជា​សត្វ​ឆាប​ឆក់​សត្វ​ស្លាប​ផង​គ្នា​ដែល​មាន​អានុភាព​តិច​ជាង​ខ្លួន យក​ជា​ចំណី (អ្នក​ស្រុក​ខ្លះ​ហៅ អុ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១៧</text:p>
          </table:table-cell>
          <table:table-cell table:style-name="តារាង1.A2" office:value-type="string">
            <text:p text:style-name="P12">ពាជ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ជី; វជិន៑) សេះ (ឈ្មោល); ប្រើ​ជា រ.ស. ព្រះ​ទីន័ង​ពាជី ឬ ព្រះ​ទីន័ង​អស្សតរ ។ ពាជី​មនោម័យ ឬ មនោម័យ​ពាជី <text:s/>សេះ​ដែល​លឿន​ឆាប់​ទាន់​ចិត្ត (ព. ក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ជី​មនោម័យ មនោម័យ​ពាជី</text:p>
          </table:table-cell>
        </table:table-row>
        <table:table-row>
          <table:table-cell table:style-name="តារាង1.A2" office:value-type="string">
            <text:p text:style-name="P10">៨៣១៨</text:p>
          </table:table-cell>
          <table:table-cell table:style-name="តារាង1.A2" office:value-type="string">
            <text:p text:style-name="P12">ពាជន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ជិនី) សេះ​ញី, មេ​សេះ (ព. កា.) : ពាជី​ពាជិនី សត្វ​ទាំង​ទ្វី​រហ័ស​ក្រៃ លឿន​ភ្លែត​​ហួស​វិស័យ បោល​មួយ​ថ្ងៃ​បាន​ច្រើន​យោជន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១៩</text:p>
          </table:table-cell>
          <table:table-cell table:style-name="តារាង1.A2" office:value-type="string">
            <text:p text:style-name="P12">ពាឌី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ឌី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ម្មករ គឺ​អ្នក​ធ្វើ​ការ​ឈ្នួល, កូន​ឈ្នួល (ព. កា.) : រី​ពួក​ពាឌីរ ធ្វើ​ការ​ដោយ​វី- រិយៈ​ពេកពន់ ឥត​មាន​ពាឌីរ ណាមួយ​ទំរន់ សុទ្ធ​តែ​ពួក​ជន យក​ចិត្ត​ទុក​ដា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០</text:p>
          </table:table-cell>
          <table:table-cell table:style-name="តារាង1.A2" office:value-type="string">
            <text:p text:style-name="P12">ពាណិ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និច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ណិជ, វ &gt; ព ជា ពាណិជ) អ្នក​លក់​ដូរ, អ្នក​ជំនួញ, ឈ្មួញ : លក់​ស្រូវ​ឲ្យ​ពួក​ពាណិ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១</text:p>
          </table:table-cell>
          <table:table-cell table:style-name="តារាង1.A2" office:value-type="string">
            <text:p text:style-name="P12">ពាណិជ្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និច</text:p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ណិជ្យា <text:s/>ឬ វាណិជ្យ; វណិជ្ជា ឬ វាណិជ្ជ) ការ​លក់​ដូរ, ជំនួញ ។</text:p>
          </table:table-cell>
          <table:table-cell table:style-name="តារាង1.D2" office:value-type="string">
            <text:p text:style-name="P8">ពាណិជ្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២</text:p>
          </table:table-cell>
          <table:table-cell table:style-name="តារាង1.A2" office:value-type="string">
            <text:p text:style-name="P12">ពាណិជ្ជកម្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និច-ជៈ ក័ម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ណិជ្ជកម្ម; វាណិជ្យកម៌ន៑) ការ​ឬ​អំពើ​លក់​ដូរ, របរ​លក់​ដូរ : ខ្ញុំ​មាន​ពាណិជ្ជ​កម្ម​ជា​រប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៣</text:p>
          </table:table-cell>
          <table:table-cell table:style-name="តារាង1.A2" office:value-type="string">
            <text:p text:style-name="P12">ពាណិជ្ជ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និច-ជៈកា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ណិជ្ជ + ការ; វាណិជ្យ + ការ) អ្នក​ធ្វើ​ជំនួញ ។ ក្រសួង​ពាណិជ្ជ​ការ ឬ ក្រសួង​ពាណិជ្ជ​កម្ម ក្រសួង​ត្រួតត្រា​លើ​ពួក​អ្នក​ធ្វើ​ជំនួញ, ក្រសួង​ខាង​ជំនួ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៤</text:p>
          </table:table-cell>
          <table:table-cell table:style-name="តារាង1.A2" office:value-type="string">
            <text:p text:style-name="P12">ពាណិជ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ាណិជ្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៥</text:p>
          </table:table-cell>
          <table:table-cell table:style-name="តារាង1.A2" office:value-type="string">
            <text:p text:style-name="P12">ពាណ៌ន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រណៈនា, ឬ ត. ទ. ស្រ. ពារៈនា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ពាក្យ ពណ៌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៦</text:p>
          </table:table-cell>
          <table:table-cell table:style-name="តារាង1.A2" office:value-type="string">
            <text:p text:style-name="P12">ព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ឬ កិ. វិ.</text:p>
          </table:table-cell>
          <table:table-cell table:style-name="តារាង1.D2" office:value-type="string">
            <text:p text:style-name="P7">ដាក់​ពាស​ខ្វែង​ពី​លើ : ចង​ពាត, ដាក់​ពាត ។ វាយ​ពាត <text:s/>វាយ​ប៉ាត​ពី​លើ​ឬ​ពី​ខាង ឬ​ក៏​វាយ​ប៉ាត​ឲ្យ​ជិត​សាច់​រំពាត់​ទាំងមូល​មិន​ឲ្យ​សល់ : វាយ​ពាត​ពង្រីក​សាច់​ដែក​ឲ្យ​ជិត​ជាប់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៧</text:p>
          </table:table-cell>
          <table:table-cell table:style-name="តារាង1.A2" office:value-type="string">
            <text:p text:style-name="P12">ពាត​ប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បា់ “ស្មា”) ពាត​លើ​ស្មា​គឺ​ចោមពុង​ខ្វែង​ពី​មុខ​បិទ​ថនា​ទាំង​គូ ចាប់​ចុង​សំពត់​ទាំង​ពីរ​ខាង​ចង​ប្រសព្វ​មុខ​គ្នា​ត្រង់​កញ្ចឹង​ក (សម្រាប់​ស្រ្តី​អ្នក​ធ្វើ​ការ​ដើម្បី​រំហើយ​ខ្លួន​កុំ​ឲ្យ​ក្ដៅ​ស្អុះ​ស្អាប់) : ពាត​បា​បុក​ស្រូវ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២៨</text:p>
          </table:table-cell>
          <table:table-cell table:style-name="តារាង1.A2" office:value-type="string">
            <text:p text:style-name="P12">ពាទ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ត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ទ្យ ឬ ពាទ្យ) គ្រឿង​ភ្លេង​ប្រគំ, គ្រឿង​តន្រ្តី​ដេញ​ផ្លុំ​កូត​ឬ​គ្រឿង​តន្ត្រី​ទួទៅ​គ្រប់​យ៉ាង ។ ពាក្យ​នេះ​ខ្មែរ​យើង​ប្រើ​ជា​បរិវារ​សព្ទ​ផ្សំ​នឹង​ពាក្យ ពិណ ថា : ពិណពាទ្យ គឺ​គ្រឿង​ភ្លេង​ដេញ​ផ្លុំ​មាន​ពិណ​គឺ ចាប៉ី​ជាដើម (ម. ព. ពិណពាទ្យ នេះ​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ិណពាទ្យ</text:p>
          </table:table-cell>
        </table:table-row>
        <table:table-row>
          <table:table-cell table:style-name="តារាង1.A2" office:value-type="string">
            <text:p text:style-name="P10">៨៣២៩</text:p>
          </table:table-cell>
          <table:table-cell table:style-name="តារាង1.A2" office:value-type="string">
            <text:p text:style-name="P12">ពាទ្យភណ្ឌ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ទ្យៈភ័ន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ទ្យភាណ្ឌ) គ្រឿង​តន្ត្រី​មួយ​វ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០</text:p>
          </table:table-cell>
          <table:table-cell table:style-name="តារាង1.A2" office:value-type="string">
            <text:p text:style-name="P12">ពាទ្យម៉ា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ត--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្គរ​តូច​មួយ​ប្រភេទ​រាង​វែង មុខ​ពីរ សម្រាប់​បញ្ជើច​ចង្វាក់​ក្លងខែក​ឬ​ក្លងធ្ន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១</text:p>
          </table:table-cell>
          <table:table-cell table:style-name="តារាង1.A2" office:value-type="string">
            <text:p text:style-name="P12">ពាធជន្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តជន់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ាធ “បៀតបៀន, សង្កត់, គ្រប​សង្កត់; ប្រហារ, សម្លាប់” + ជន្ម ឬ ជន្មន៑ “កំណើត”, ឬ ជន្មិន៑ “ដែល​មាន​ជីវិត”) បៀតបៀន​ដល់​ជីវិត​ឬ​ផ្ដាច់​ជីវិត​គេ; ច្រើន​និយាយ​ថា ប្រមាថ​ពាធ​ជន្ម គឺ​ប្រមាថ​មើល​ងាយ​គេ​ហ៊ាន​ដល់​ផ្ដាច់​ជីវិត ឬ​ផ្ដាច់​ជីវិត​គេ​ដោយ​ប្រមាថ ។ ប្រើ​ជា ន. ឬ គុ. ក៏​មាន : អំពើ​ប្រមាថ​ពាធ​ជន្ម; ទោស​ប្រមាថ​ពាធ​ជន្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២</text:p>
          </table:table-cell>
          <table:table-cell table:style-name="តារាង1.A2" office:value-type="string">
            <text:p text:style-name="P12">ពាធ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ពាធ “បៀតបៀន, សង្កត់, គ្រប​សង្កត់; ប្រហារ, សម្លាប់”) បៀតបៀន, សម្លាប់ ។ ប្រើ​ជា ន. ក៏​បាន : ការ​ពាធា, អំពើ​ពាធ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៣</text:p>
          </table:table-cell>
          <table:table-cell table:style-name="តារាង1.A2" office:value-type="string">
            <text:p text:style-name="P12">ពាន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ារ​លើ, ឡើង​ពារ​លើ, ឡើង​ពារ​រំលង​លើ : ពាន​របង, ពាន​វាំង ។ ឡើង​ពាក់​ទ្រាប​ពី​លើ : គោ​ពាន​គ្នា (ព. ព.)។ ព្រាន​ត្រោក​ពាន​ត្រាំង ឬ ពាន​ត្រោក​ព្រាន​ព្រៃ <text:s/>(ព. ប្រ.) បំពាក់​បំពាន​ទាំងស្រុង​ទាំង​កំរោល​ឥត​គិត​ពី​ខុស​ពី​ត្រូវ (ហាក់​ដូច​ជា​ដើរ​ពាន​លើ​ត្រោក​ឬ​ព្រៃ) ។ ពាន​លើ​គ្រោះ​កាច ប្រទះ​លើ​គ្រោះ​កាច ។ ពាន​ស្កុន <text:s/>ពាន​លើ​ដំណើរ​ស្កុន​ការ; មាន​ពាក្យ​កាព្យ​បុរាណ្យ​ថា : កុំ​នៅ​ញ៉ាំង​ឈ្លោះ <text:s/>កុំ​ស្ដាប់​អសុរោះ កុំ​ស្ដាប់​អាស្រូវ កុំ​ដើរ​ពាន​ស្កុន កុំ​ស្កាត់​ច្រក​ផ្លូវ កុំ​ធ្វើ​ស្រែ​ស្រូវ នៅ​ផ្លូវ​ដំរី ។ (សាស្រ្តា​ច្បាប់ រាជ​នេតិ ជា​ព្រះ​និពន្ធ​នៃ​ព្រះ​រាជ​សម្ភ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ាន​ត្រោក</text:p>
            <text:p text:style-name="P7">ពាន​ត្រាំង</text:p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្រដាប់​មួយ​ប្រភេទ ធ្វើ​ដោយ​លោហ​ជាតិ​ផ្សេង​ៗ មាន​ស្ពាន់​ជាដើម ឬ​ធ្វើ​ដោយ​រតន​វត្ថុ​មាន​ប្រាក់​មាស​ជាដើម ឬ​ក៏​ធ្វើ​ដោយ​វត្ថុ​ឯ​ទៀត​មាន​ឈើ, ផ្ដៅ​ជាដើម មាន​រាង​មូល​ក្រឡូម មាន​ជើង សម្រាប់​ប្រើ​ការ​ដាក់​ទ្រ​អ្វី​ៗ​មាន​ស្លា​បារី​ជាដើម : ពាន​ស្លា, ពាន​បារី; ហៅ​ថា ជើង​ពាន ក៏​បាន ។ ពាន​ព្រះ​ស្រី (រ. ស.) ពាន​ដាក់​ស្លា​បារី​ថ្វាយ​ព្រះ​រាជា ។ ខ្សែ​ពាន ខ្សែ​ឬ​ចម្រៀក​ស្បែក សម្រាប់​ទាក់​រហាត់​ឬ​រ៉ក​ឬ​ក៏​គ្រឿង​ចក្រ​ឲ្យ​វិ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ន​ព្រះ​ស្រី </text:p>
            <text:p text:style-name="P7"/>
          </table:table-cell>
        </table:table-row>
        <table:table-row>
          <table:table-cell table:style-name="តារាង1.A2" office:value-type="string">
            <text:p text:style-name="P10">៨៣៣៤</text:p>
          </table:table-cell>
          <table:table-cell table:style-name="តារាង1.A2" office:value-type="string">
            <text:p text:style-name="P12">ពា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 សំ.</text:p>
          </table:table-cell>
          <table:table-cell table:style-name="តារាង1.D2" office:value-type="string">
            <text:p text:style-name="P7">ចំនួន ១០០ ដប់​ដង (១០០ x ១០ = ១.០០០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៥</text:p>
          </table:table-cell>
          <table:table-cell table:style-name="តារាង1.A2" office:value-type="string">
            <text:p text:style-name="P12">ពាន់ត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មួយ​ប្រភេទ មាន​លំពង់​និង​មែក​មូល​ៗ វែង​ៗ មាន​ពក​ស្រួច​ៗ ដង្ហែ​គ្នា​រម៉ង់ ហាក់​ដូច​ជា​ភ្នែក គេ​ច្រើន​ប្រើ​ធ្វើ​ជា​ច្រត់​ឬ​ដំបង : ដើម​ពាន់ត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ដើម​ពាន់តា </text:p>
          </table:table-cell>
        </table:table-row>
        <table:table-row>
          <table:table-cell table:style-name="តារាង1.A2" office:value-type="string">
            <text:p text:style-name="P10">៨៣៣៦</text:p>
          </table:table-cell>
          <table:table-cell table:style-name="តារាង1.A2" office:value-type="string">
            <text:p text:style-name="P12">ពាន់នេត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នេ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្រះ​ឥន្ទ : ព្រះ​ពាន់​នេត្រ (ព. កា.) : គ្រា​នោះ​ព្រះ​ពាន់​នេត្រ ទ្រង់​ប្លែង​ភេទ ជា​ប្រើស​មាស ស្ទុះ​បោល​បែប​ទីសទាស ងងាស​ងើយ​ងាក​ឆ្វេង​ស្ដាំ ។ ម. ព. សហស្សន័យន៍, សហស្សនេត្ត ទៀត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៧</text:p>
          </table:table-cell>
          <table:table-cell table:style-name="តារាង1.A2" office:value-type="string">
            <text:p text:style-name="P12">ពាន​ព្រះ​ស្រ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ើល​ក្នុង​ពាក្យ ពាន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៨</text:p>
          </table:table-cell>
          <table:table-cell table:style-name="តារាង1.A2" office:value-type="string">
            <text:p text:style-name="P12">ពាន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ត្វ​មាន​រូប​រាង​ស្រដៀង​នឹង​មនុស្ស (ស្វ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៣៩</text:p>
          </table:table-cell>
          <table:table-cell table:style-name="តារាង1.A2" office:value-type="string">
            <text:p text:style-name="P12">ពានរិន្ទ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នៈរិន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នរិន្ទ &lt; វានរ “ស្វា” + ឥន្ទ “ជា​ធំ”; វានរ + ឥន្រ្ទ &gt; <text:s/>វានរេន្ទ្រ) ស្ដេច​ស្វា (ព. កា. ក្នុង​រាម​កេរ្តិ៍​ប្រើ​ហៅ សុគ្រីព ឬ ហនុមាន ថា ពានរិន្ទ ឬ ពានរេន្ទ្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០</text:p>
          </table:table-cell>
          <table:table-cell table:style-name="តារាង1.A2" office:value-type="string">
            <text:p text:style-name="P12">ពានរ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នៈរី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នរី) ស្វា​ញី, មេ​ស្វ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១</text:p>
          </table:table-cell>
          <table:table-cell table:style-name="តារាង1.A2" office:value-type="string">
            <text:p text:style-name="P12">ពានរេន្ទ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នៈរេន ឬ​--រេស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នរេន្ទ្រ ឬ វានរេឝ &lt; វានរ “ស្វា” + ឥន្ទ្រ “ជា​ធំ” ឬ + ឦឝ “មាន​អំណាច, មាន​កម្លាំង”) ស្ដេច​ស្វា (ម. ព. ពានរិន្ទ ទៀត​ផង) ។</text:p>
          </table:table-cell>
          <table:table-cell table:style-name="តារាង1.D2" office:value-type="string">
            <text:p text:style-name="P8">ពាន​រេស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២</text:p>
          </table:table-cell>
          <table:table-cell table:style-name="តារាង1.A2" office:value-type="string">
            <text:p text:style-name="P12">ពាន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យក​សំពត់​គ្រប​ដណ្ដប់​ព័ទ្ធ​ឆៀង​ស្មា​ម្ខាង : អាចារ្យ​ពានា​សំពត់​ស (តាម​សណ្ដាប់​ពុទ្ធ​សាសនិក​ពានា​ចំពោះ​តែ​ស្មា​ខាង​ឆ្វេ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៣</text:p>
          </table:table-cell>
          <table:table-cell table:style-name="តារាង1.A2" office:value-type="string">
            <text:p text:style-name="P12">ពាប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ទន់​ចុះ, ទន់​កោង​ចុះ, ដាប​ចុះ, ទន់​ខ្លប : រត​ពាប់, ដង​រ៉ែក​ពាប់ ។ ជំងឺ​ពាប់ គឺ​ជំងឺ​ដាប​ខ្លាំង ។ ដាក់​មុខ​ពាប់ ឬ ទម្លាក់​មុខ​ពាប់ <text:s/>ដាក់​មុខ​ស្រពោន​ឈ្ងោក​ចុះ​ក្រោ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៤</text:p>
          </table:table-cell>
          <table:table-cell table:style-name="តារាង1.A2" office:value-type="string">
            <text:p text:style-name="P12">ពាម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មាត់​ព្រែក​ឬ​មាត់​ស្ទឹង​ដែល​បែក​ចេញ​ពី​ទន្លេ​ទៅ, មាត់​ទន្លេ​ដែល​ហូរ​ទៅ​ជាប់​នឹង​សមុទ្រ, ដូច​យ៉ាង ពាម​ផ្កាយ​ម្រេច, ពាមរ; ឬ ពាម​សែន; ពាម​កញ្ជើ (នៅ​កម្ពុជា​ក្រោម) 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ខែត្រ​មួយ​ក្នុង​កម្ពុជ​រដ្ឋ, សព្វ​ថ្ងៃ​នេះ​ដាក់​ជា​ស្រុក​ហៅ​ថា ស្រុក​កំពង់ត្រាច នៅ​ក្នុង​អំណាច​ខែត្រ​កំព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៥</text:p>
          </table:table-cell>
          <table:table-cell table:style-name="តារាង1.A2" office:value-type="string">
            <text:p text:style-name="P12">ពាយ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វិនាស, បាត់, ហិន; រលស់​ស្ទើរ​នឹង​អស់ : សង្កើច​ពាយ, មាន់​ពាយ ។ គុ. <text:s/>ដែល​វិនាស, ខូច​ឬ​ដែល​រលស់​ស្ទើរ​នឹង​អស់ : ស្រូវ​ពាយ <text:s/>គឺ​ស្រូវ​ដែល​ខូច​ព្រោះ​ក្រាចាប់​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>ពាយ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យ <text:s/>ឬ វាយុ; វាយុ) ខ្យល់, ត្រូវ​ប្រើ​ពាក្យ ព្រះ ដាក់​នាំ​មុខ​ផង​ជា​ដរាប : ព្រះ​ពាយ ឬ ព្រះ​ពាយុ (តែ ព្រះ​ពាយុ មិន​សូវ​ប្រើ) ។ </text:p>
          </table:table-cell>
          <table:table-cell table:style-name="តារាង1.D2" office:value-type="string">
            <text:p text:style-name="P8">ពាយុ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៦</text:p>
          </table:table-cell>
          <table:table-cell table:style-name="តារាង1.A2" office:value-type="string">
            <text:p text:style-name="P12">ពាយង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េស, ប្រហែស; មើល​ងាយ ។ គុ. ឬ កិ. វិ. ដែល​ប្រហែស; ដែល​មើល​ងាយ : មនុស្ស​ពាយងាយ; ធ្វើ​ការ​ពាយងាយ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៧</text:p>
          </table:table-cell>
          <table:table-cell table:style-name="តារាង1.A2" office:value-type="string">
            <text:p text:style-name="P12">ពាយព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យ័ប</text:p>
          </table:table-cell>
          <table:table-cell table:style-name="តារាង1.D2" office:value-type="string">
            <text:p text:style-name="P8">សំ. បា. ក្ល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ទិស​តូច​មួយ​ប៉ែក​នៅ​ត្រង់​ចន្លោះ​ទិស​បស្ចិម​និង​ទិស​ឧត្តរ : ទិស​ពាយព្យ <text:s/>ឬ ពាយ័ព្យ <text:s/>(ទិស និង ទិសានុទិស ផង) ។</text:p>
          </table:table-cell>
          <table:table-cell table:style-name="តារាង1.D2" office:value-type="string">
            <text:p text:style-name="P8">ពាយ័ព្យ</text:p>
          </table:table-cell>
          <table:table-cell table:style-name="តារាង1.I2" office:value-type="string">
            <text:p text:style-name="P7">ទិស​ពាយព្យ </text:p>
          </table:table-cell>
        </table:table-row>
        <table:table-row>
          <table:table-cell table:style-name="តារាង1.A2" office:value-type="string">
            <text:p text:style-name="P10">៨៣៤៨</text:p>
          </table:table-cell>
          <table:table-cell table:style-name="តារាង1.A2" office:value-type="string">
            <text:p text:style-name="P12">ពាយុ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យ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ពាក្យ ពាយ ២ ន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៤៩</text:p>
          </table:table-cell>
          <table:table-cell table:style-name="តារាង1.A2" office:value-type="string">
            <text:p text:style-name="P12">ពាយុគុល្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យុគុល ឬ វាយុ--</text:p>
          </table:table-cell>
          <table:table-cell table:style-name="តារាង1.D2" office:value-type="string">
            <text:p text:style-name="P8">សំ. 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យុគុល្ម; វាយុ + គុម្ព) ចក្រវាត, ខ្យល់​កំបុត​ត្បូង ។</text:p>
          </table:table-cell>
          <table:table-cell table:style-name="តារាង1.D2" office:value-type="string">
            <text:p text:style-name="P8">វាយយុ​គុល្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០</text:p>
          </table:table-cell>
          <table:table-cell table:style-name="តារាង1.A2" office:value-type="string">
            <text:p text:style-name="P12">ពាយុ​បុត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បុត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យុបុត្រ “កូន​ព្រះ​ពាយុ”) ឈ្មោះ​ស្ដេច​ពានរ​មួយ​ក្នុង​រឿង​រាម​កេរ្តិ៍ (ហនុមាន) ។</text:p>
          </table:table-cell>
          <table:table-cell table:style-name="តារាង1.D2" office:value-type="string">
            <text:p text:style-name="P8">វាយុ​បុត្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១</text:p>
          </table:table-cell>
          <table:table-cell table:style-name="តារាង1.A2" office:value-type="string">
            <text:p text:style-name="P12">ពារ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<text:s/>បា.</text:p>
          </table:table-cell>
          <table:table-cell table:style-name="តារាង1.D2" office:value-type="string">
            <text:p text:style-name="P8">កិ. </text:p>
          </table:table-cell>
          <table:table-cell table:style-name="តារាង1.D2" office:value-type="string">
            <text:p text:style-name="P7">(វារ “ឃាត់, រារាំង, ទទឹង​ទាស់”) ប៉ះ​លើ​ឬ​ប៉ះ​ត្រូវ​ទាំងស្រុង : ពារ​របង, ដើរ​ពារ​គល់​ឈើ ។ ពារ​លើ​គ្រោះ​កាច ប្រទះ​លើ​គ្រោះ​កាច ។ ការពារ <text:s/>រារ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ការពារ <text:s/></text:p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រ) ថ្ងៃ : ពារ​ពុធ <text:s/>គឺ​ថ្ងៃ​ពុធ (ព. ស. ហ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២</text:p>
          </table:table-cell>
          <table:table-cell table:style-name="តារាង1.A2" office:value-type="string">
            <text:p text:style-name="P12">ពារាណស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ណៈសី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រាណសី ឬ វរាណសី) ឈ្មោះ​ក្រុង​មួយ​ក្នុង​ដែន​កាសី (ប្រទេស​ឥណ្ឌា) តាំង​នៅ​នា​ត្រើយ​ខាង​ឆ្វេង (ខាង​កើត) នៃ​ទន្លេ​គង្គា​ជា​យូរ​អង្វែង​ណាស់​ហើយ មិន​ដែល​រុះរើ​ទៅ​ណា​ឡើយ, ជា​ក្រុង​មាន​ឈ្មោះ​ប្រាកដ​ក្នុង​គម្ពីរ​ខាង​ពុទ្ធ​សាសនា, តែ​ក្នុង​សម័យ​សព្វ​ថ្ងៃ​នេះ​ក្លាយ​ឈ្មោះ​ជា បេណរ៉េស ឬ បេណរ៉ែស (ហៅ​តាម​ឈ្មោះ​ក្នុង​ផែន​ទី​លោក) ។ បាន​ជា​ក្រុង​នេះ​មាន​ឈ្មោះ​ថា វារាណសី ឬ ពារាណសី ដូច្នេះ ពីព្រោះ​មាន​ទឹក​ស្ទឹង​ឈ្មោះ វរុណ (វ &gt; ព ជា ពរុណ) និង​ស្ទឹង អសិ ហូរ​ចូល​មក​ក្នុង​ទន្លេ <text:s/>គង្គា (Gange) នា​វស្សាន​រដូវ (ទឹក​ហូរ​ខ្លាំង) មក​ទល់​មុខ​គ្នា​ត្រង់​ចន្លោះ​ប៉ែក​ខាង​ត្បូង (ជា​ព្រះ​រាជ​វាំង) និង​ប៉ែក​ខាង​ជើង (ជា​ទី​ផ្សារ​ធំ​ទូលាយ) នៃ​ក្រុង​នេះ (វរុណ ឬ ពរុណ + អសិ &gt; វារាណសី ឬ ពារាណសី <text:s/>(ក្នុង​រដ្ឋ​កាសី) : កាល​ណោះ ព្រះ​បាទ​ព្រហ្មទត្ត​សោយ​រាជ្យ​ក្នុង​ក្រុង​ពារាណសី​រដ្ឋ​កាសី...; ព្រះ​សក្យ​មុនី​សម្ពុទ្ធ​ទ្រង់​សម្ដែង​ព្រះ​ធម្មចក្ក​ជា​បឋម​ទេសនា​របស់​ព្រះ​អង្គ​នា​ឥសិបតន​មិគទាយវ័ន​ជិត​ក្រុង​ពារាណសី​ប្រោស​បញ្ចវគ្គិយ​ភិក្ខុ... (ក្រុង​នេះ​ឋិត​នៅ​ក្បែរ​ច្រាំង​ទន្លេ​គង្គា ប៉ែក​ខាង​ឆ្វេង គឺ​ប៉ែក​ខាង​កើ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៣</text:p>
          </table:table-cell>
          <table:table-cell table:style-name="តារាង1.A2" office:value-type="string">
            <text:p text:style-name="P12">ពារុណ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វារុណ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៤</text:p>
          </table:table-cell>
          <table:table-cell table:style-name="តារាង1.A2" office:value-type="string">
            <text:p text:style-name="P12">ពារាំ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្រុក​មួយ​ក្នុង​ខែត្រ​ព្រៃវ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៥</text:p>
          </table:table-cell>
          <table:table-cell table:style-name="តារាង1.A2" office:value-type="string">
            <text:p text:style-name="P12">ពា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ទន់; ដែល​នៅ​ក្មេង; ល្ងង់, ខ្លៅ, មិន​ឈ្លាស; កាច, សាហាវ; អាក្រក់ ។ ព្រះ​អាទិត្យ​ពាល <text:s/>ព្រះ​អាទិត្យ​ដែល​ទើប​រះ​មាន​ពន្លឺ​នៅ​ស្រទន់, ហៅ​ថា ពាល​សូរ្យ (អ. ថ. ពាលៈសូ) ។ ក្មេង​ពាល ក្មេង​ដែល​នៅ​តូច​រាប់​ពី​ត្រឹម​អាយុ​១​ថ្ងៃ​ដល់​៨​ឆ្នាំ, ហៅ​ថា ពាល​ទារក <text:s/>(អ. ថ. ពាលៈទារក់) ។ កំពុង​ពេញ​ពាល ក្មេង​ជំទង់​ដែល​នៅ​កំពុង​ត្រេក​ត្រអាល​នឹង​ការ​លេង​សប្បាយ ។ ពាល​ពៅ (ពាល--) ពាក្យ​សម្រាប់​ប្រើ​ក្នុង​កាព្យ ហៅ​ស្ត្រី​ដែល​ជា​កូន​ពៅ​នៅ​កំពុង​ពេញ​ក្រមុំ​ក្មេង ។ មនុស្ស​ពាល មនុស្ស​ដែល​ល្ងង់, ខ្លៅ​ ឬ កាច, អាក្រក់ ។ ម្រឹគ​ពាល ឬ ម្រឹគ​ពាឡ ម្រឹគ​ដែល​កាច​ឬ​សាហាវ, ហៅ​ថា ពាល​ម្រឹគ ឬ ពាឡ​ម្រឹគ <text:s/>(អ. ថ. ពាលៈម្រឹក) ។ ន. អ្នក​ដែល​កាត់ (បង្ខូច) ប្រយោជន៍​ពីរ​យ៉ាង​គឺ ប្រយោជន៍​របស់​ខ្លួន​និង​ប្រយោជន៍​របស់​អ្នក​ដទៃ ឬ​ប្រយោជន៍​បច្ចុប្បន្ន​និង​ប្រយោជន៍​បរលោក : សេព​គប់​ពាល​បណ្ដាល​ឲ្យ​ខូច​ប្រយោជន៍ ។ ពាល​សាមាន្យ (ពាល--) ពាល​ធម្មតា គឺ​ពាល​រយ (ម. ព. សាមាន្យ ផង) ។ ពាល​ទ្រើស​ឃ្នង ឬ ពាល​យង់ឃ្នង <text:s/>(ពាល--) ពាល​ដែល​សាហាវ​អង់អាច​ឥត​កោត​ញញើត​ច្បាប់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លពៅ </text:p>
            <text:p text:style-name="P7"><text:span text:style-name="T5">ពាល​</text:span>សាមាន្យ</text:p>
          </table:table-cell>
        </table:table-row>
        <table:table-row>
          <table:table-cell table:style-name="តារាង1.A2" office:value-type="string">
            <text:p text:style-name="P10">៨៣៥៦</text:p>
          </table:table-cell>
          <table:table-cell table:style-name="តារាង1.A2" office:value-type="string">
            <text:p text:style-name="P12">ពាល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ស្ទាប​ត្រូវ ឬ​ស្ទាប​ប៉ះ​ដិត​ដល់​តែ​បន្តិច​បន្តួច​ស្រាល​ៗ : ពាល់​ដៃ; កុំ​ពាល់ ! ។ ពាល់​ពែ ឬ ពែ​ពាល់ ពាល់​ដោយ​លប​លាក់​ឬ​ពាល់​បន្តិច​បន្តួច (ព. សា.) ។ ពាល់​ត្រូវ ឬ ប៉ះ​ពាល់​ត្រូវ (ព. អ.) ទទួល​សម្ផស្ស ។ ប៉ះ​ពាល់ (មើល​ក្នុង​ពាក្យ ប៉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ល់ពែ ពែពាល់ </text:p>
            <text:p text:style-name="P7">ប៉ះពាល់ <text:s/></text:p>
          </table:table-cell>
        </table:table-row>
        <table:table-row>
          <table:table-cell table:style-name="តារាង1.A2" office:value-type="string">
            <text:p text:style-name="P10">៨៣៥៧</text:p>
          </table:table-cell>
          <table:table-cell table:style-name="តារាង1.A2" office:value-type="string">
            <text:p text:style-name="P12">ពាល​មាន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លៈមានី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្នក​ដឹង​ខ្លួន​ឬ​សម្គាល់​ខ្លួន​ថា​ជា​ពាល​ឬ​ថា​ល្ងង់ គឺ​បុគ្គល​ណា​ពាល​ល្ងង់​ក៏​ភ្ញាក់​ខ្លួន​ថា​ខ្លួន​ល្ងង់​ពិត​មែន, បុគ្គល​នោះ​អាច​នឹង​ប្រែ​គំនិត​ខំ​ប្រឹង​រៀន​ខំ​ប្រឹង​ស្ដាប់ ក៏​ត្រឡប់​ជា​អ្នក​ចេះ​ដឹង​ស្គាល់​ខុស​ត្រូវ​បាន​ពុំ​ខាន (ស្រ្តី​ជា ពាល​មានិនី) ។ ព. ផ្ទ. បណ្ឌិត​មានី, បណ្ឌិត​មានិន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៨</text:p>
          </table:table-cell>
          <table:table-cell table:style-name="តារាង1.A2" office:value-type="string">
            <text:p text:style-name="P12">ពាល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ាលិ ឬ វាលិ) ឈ្មោះ​ស្ដេច​ស្វា​មួយ​ក្នុង​រឿង​រាម​កេរ្តិ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៥៩</text:p>
          </table:table-cell>
          <table:table-cell table:style-name="តារាង1.A2" office:value-type="string">
            <text:p text:style-name="P12">ពាលុក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<text:s/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លុកា ឬ វាលិកា, វ &gt; ព <text:s/>ជា ពា-- ក៏​មាន​ខ្លះ) ខ្សាច់, ដី​ខ្សាច់ ។</text:p>
          </table:table-cell>
          <table:table-cell table:style-name="តារាង1.D2" office:value-type="string">
            <text:p text:style-name="P8">វាលុក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០</text:p>
          </table:table-cell>
          <table:table-cell table:style-name="តារាង1.A2" office:value-type="string">
            <text:p text:style-name="P12">ពាលុក​ចេតិ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លុកៈចេដីឬ វាលុកៈ--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លុកា + ចេតិយ) ចេតិយ​ខ្សាច់ គឺ​គំនរ​ខ្សាច់​ដែល​គេ​ពូន​ក​ជា​រាង​ចេតិយ ។</text:p>
          </table:table-cell>
          <table:table-cell table:style-name="តារាង1.D2" office:value-type="string">
            <text:p text:style-name="P8">វាលុក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១</text:p>
          </table:table-cell>
          <table:table-cell table:style-name="តារាង1.A2" office:value-type="string">
            <text:p text:style-name="P12">ពាល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 </text:p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(&lt; ពាល) ជន​ពាល; ដែល​ល្ងង់, កាច; ព្រហើន : មនុស្ស​ពាលា, ពាលោ​ខុស​ច្បាប់ (ម. ព. ពា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២</text:p>
          </table:table-cell>
          <table:table-cell table:style-name="តារាង1.A2" office:value-type="string">
            <text:p text:style-name="P12">ពាស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ត្រដាង​គ្រប​ភ្ជាប់, ដាស : ពាស​ស្គរ, ពាស​បារាំ, ពាស​ក្រប​សៀវភ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ដេរដាស, ព្រាត, សាយ​សព្វ, សុស​សព្វ, សព្វ​អន្លើ, ច្រវាត់​ : ឈឺ​ពាស; ដើរ​ពាស, សត្វ​ហើរ​ពាស, គេ​ដឹង​ពាស, ឮ​ពាស ។ ពាស​ទឹក​ពាស​ដី (ព. សា.) សុស​សព្វ​ទឹក​ដី, សព្វ​អន្លើ ។ ពាស​ពេញ ឬ ពេញ​ពាស ពេញ​សព្វ​អន្លើ ។ ដាស​ពាស ដេរដាស​សុស​សព្វ ។ ពោរ​ពាស សម្បូរ​ពោរ​ពេញ : ចំណី​ពោរ​បាស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សពេញ ពេញពាស </text:p>
            <text:p text:style-name="P7">ពោរពាស</text:p>
          </table:table-cell>
        </table:table-row>
        <table:table-row>
          <table:table-cell table:style-name="តារាង1.A2" office:value-type="string">
            <text:p text:style-name="P10">៨៣៦៣</text:p>
          </table:table-cell>
          <table:table-cell table:style-name="តារាង1.A2" office:value-type="string">
            <text:p text:style-name="P12">ពាសុក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សុកី; វាសុកិ) ឈ្មោះ​ស្ដេច​នាគ​មួយ​ក្នុង​រឿង​រាមាយណៈ (ប្រើ​ជា ពាសុក្រី ឬ វាសុក្រី ក៏​មាន) ។</text:p>
          </table:table-cell>
          <table:table-cell table:style-name="តារាង1.D2" office:value-type="string">
            <text:p text:style-name="P8">វាសុក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៤</text:p>
          </table:table-cell>
          <table:table-cell table:style-name="តារាង1.A2" office:value-type="string">
            <text:p text:style-name="P12">ពាហន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ៈនៈ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ហន) គ្រឿង​ដឹក​នាំ, យាន, ជំនិះ, យាន​ជំនិះ ។ គ្រឿង​ប្រើប្រាស់​ជិះ, សម្រាប់​ផ្ទុក​ដឹក​នាំ ដូច​យ៉ាង​រថ, រទេះ, ទូក​ ជាដើម ហៅ​ថា យាន ឬ យាន​ពាហនៈ, <text:span text:style-name="T2">យាន​វាហនៈ; សត្វ​បម្រើ​សម្រាប់​ជិះ, ទឹម ដូច​យ៉ាង​សេះ, ដំរី, គោ, ក្របី ជាដើម ហៅ​ថា <text:s/>សត្វ​ពាហនៈ, សត្វ​វាហនៈ <text:s/>ឬ ពាហន​សត្វ, វាហន​សត្វ ។</text:span></text:p>
          </table:table-cell>
          <table:table-cell table:style-name="តារាង1.D2" office:value-type="string">
            <text:p text:style-name="P8">វាហន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៥</text:p>
          </table:table-cell>
          <table:table-cell table:style-name="តារាង1.A2" office:value-type="string">
            <text:p text:style-name="P12">ពាហន​ពិសេ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ៈនៈ​ពិសែស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ពាក្យ ពាហន​វិសេស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៦</text:p>
          </table:table-cell>
          <table:table-cell table:style-name="តារាង1.A2" office:value-type="string">
            <text:p text:style-name="P12">ពាហន​វិសេ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ៈនៈ វិសែស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2">(វាហន + វិសេស) ពាហនៈ​ដែល​ល្អ​ចម្លែក​ឬ​ពាហនៈ​សម្រិត​សម្រាំង ដែល​សម្រាប់​ប្រើប្រាស់​ដោយ​ឡែក​ផ្សេង​មួយ​ដង​មួយ​កាល (ហៅ​ថា ពាហន​ពិសេស ក៏​បាន) : រថយន្ត​មួយ​គ្រឿង​នេះ​ជា​ពាហន​ពិសេស មួយ​គ្រឿង​នុះ​ជា​ពាហន​សាធារណៈ ។ ព. ផ្ទ. សាធារណៈ ។</text:p>
          </table:table-cell>
          <table:table-cell table:style-name="តារាង1.D2" office:value-type="string">
            <text:p text:style-name="P8">វាហន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៧</text:p>
          </table:table-cell>
          <table:table-cell table:style-name="តារាង1.A2" office:value-type="string">
            <text:p text:style-name="P12">ពាហន​សត្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ៈនៈស័ត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ាហន + សត្វ; វាហន + សត្ត) មើល​ក្នុង​ពាក្យ ពាហនៈ ។</text:p>
          </table:table-cell>
          <table:table-cell table:style-name="តារាង1.D2" office:value-type="string">
            <text:p text:style-name="P8">វាហន​សត្វ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៨</text:p>
          </table:table-cell>
          <table:table-cell table:style-name="តារាង1.A2" office:value-type="string">
            <text:p text:style-name="P12">ពាហ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ា ឬ--ហ៊ុ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ំភួន​ដៃ; ប្រើ​ជា រ. ស. : ព្រះ​ពាហា ឬ ព្រះ​ពាហុ (ម. ព. អគ្គ​ពាហា ផង) ។</text:p>
          </table:table-cell>
          <table:table-cell table:style-name="តារាង1.D2" office:value-type="string">
            <text:p text:style-name="P8">ពាហុ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៦៩</text:p>
          </table:table-cell>
          <table:table-cell table:style-name="តារាង1.A2" office:value-type="string">
            <text:p text:style-name="P12">ពាហិរ​កថ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ិរៈកៈថា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ាហ្យកថា) សម្ដី​ជា​ខាង​ក្រៅ​ពី​ពាក្យ​ពិត​ឬ​ក្រៅ​ពី​ដំណើរ​ដែល​ត្រូវ​និយ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០</text:p>
          </table:table-cell>
          <table:table-cell table:style-name="តារាង1.A2" office:value-type="string">
            <text:p text:style-name="P12">ពាហុ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ាហ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១</text:p>
          </table:table-cell>
          <table:table-cell table:style-name="តារាង1.A2" office:value-type="string">
            <text:p text:style-name="P12">ពាហុជ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៊ុជៈ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ាហុជ ឬ ពាហុសម្ភវ) អ្នក​ដែល​កើត​អំពី​ព្រះ​ពាហា​នៃ​ព្រហ្ម គឺ​ក្សត្រិយ៍, មនុស្ស​ជាតិ​ក្សត្រិយ៍ (ហៅ​ដោយ​ប្រតិដ្ឋ​ថា តាម​លទ្ធិ​របស់​ពួក​មនុស្ស​អ្នក​មជ្ឈិមប្បទេស ក្នុង​បុរាណ​សម័យ​យូរ​ហើយ ដែល​ព្រម​គ្នា​ជឿ​ថា ពូជ​ព្រាហ្មណ៍, កាល​ដែល​កើត​ដំបូង​បំផុត, កើត​អំពី​ព្រះ​ឱស្ឋ​ព្រហ្ម; ពូជ​ក្សត្រិយ៍​កើត​អំពី​ព្រះ​ពាហា​ព្រហ្ម; ពូជ​វេស្សៈ​ឬ​វៃស្យៈ​កើត​អំពី​ព្រះ​ឱរុ​ព្រហ្ម; ពូជ​សុទ្ទៈ​ឬ​សូទ្រៈ កើត​អំពី​ព្រះ​បាទ​ព្រហ្ម...; មនុស្ស​ទាំង ៤ ពួក​នេះ សំ. ហៅ កុលវគ៌; បា. ហៅ កុលវគ្គ “ពួក​នៃ​ត្រកូល” ឬ សំ. ហៅ វណ៌; បា. ហៅ វណ្ណ “ព័ណ៌​ឬ​សម្បុរ​គឺ​សម្បុរ​នៃ​សម្លៀក​បំពាក់” ។</text:p>
          </table:table-cell>
          <table:table-cell table:style-name="តារាង1.D2" office:value-type="string">
            <text:p text:style-name="P8">ពាហុ​សម្ភព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២</text:p>
          </table:table-cell>
          <table:table-cell table:style-name="តារាង1.A2" office:value-type="string">
            <text:p text:style-name="P12">ពាហុ​ប្រហ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៊ុប្រហា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ាហុ​ប្រហរណ ឬ--ប្រហារ) ការ​ប្រហារ​ដោយ​កំភួន​ដៃ, ប្រហារ​ដោយ​ដៃ​សុទ្ធ (ម. ព. ពាហុយុទ្ធ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៣</text:p>
          </table:table-cell>
          <table:table-cell table:style-name="តារាង1.A2" office:value-type="string">
            <text:p text:style-name="P12">ពាហុ​មូ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៊ុ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គល់​ដៃ គឺ​ក្លៀក; (រ.ស.) : ព្រះ​ពាហុ​មូល ឬ ព្រះ​កច្ឆៈ (ក្លៀក​ក្សត្រិយ៍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៤</text:p>
          </table:table-cell>
          <table:table-cell table:style-name="តារាង1.A2" office:value-type="string">
            <text:p text:style-name="P12">ពាហុ​យុទ្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៊ុយុត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ាហុ + យុទ្ធ) ការ​ត​យុទ្ធ​ឬ​ប្រយុទ្ធ​គ្នា, ប្រឡូក​គ្នា​ដោយ​ដៃ​សុទ្ធ គឺ​ដាល់, តប់, គក់, ទះ​គ្នា (ព. កា.) : ពួក​ក្មេង​ស្មុត​ទ្រុឌ ធ្វើ​ពាហុ​យុទ្ធ ស្រែក​ហ៊ោ​អឺងអាប់ នៅ​ក្បែរ​សាលា ស្ដី​ថា​ពុំ​ស្ដាប់ ឥត​កោត​ក្រែង​ច្បាប់ ចាស់​ប្រាប់​ប្រដ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៥</text:p>
          </table:table-cell>
          <table:table-cell table:style-name="តារាង1.A2" office:value-type="string">
            <text:p text:style-name="P12">ពាហុ​រត្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៊ុរ័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គ្រឿង​ប្រដាប់​កាយ​ធ្វើ​ដោយ​រតន​វត្ថុ​មាន​មាស​ជាដើម សម្រាប់​ស្ត្រី​ពាក់​ត្រង់​កំភួន​ដៃ​ឬ​ត្រង់​ដើម​ដៃ (កងកន់) : ពាក់​ពាហុ​រត្ន (ម. ព. ពាហុ និង រត្ន ផង) ។</text:p>
          </table:table-cell>
          <table:table-cell table:style-name="តារាង1.D2" office:value-type="string">
            <text:p text:style-name="P8">--រ័ត្ន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៦</text:p>
          </table:table-cell>
          <table:table-cell table:style-name="តារាង1.A2" office:value-type="string">
            <text:p text:style-name="P12">ពាហុ​សច្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ហុស័ច-ចៈ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ភាវៈ​នៃ​បុគ្គល​ជា​ពហុស្សូត គឺ​ការ​តាំង​ចិត្ត​រៀន​សូត្រ​មុតមាំ ឬ​ការ​ចេះ​ដឹង​ច្រើន​ព្រោះ​សេចក្ដី​ខំ​ប្រឹង​រៀន (នៃ​អ្នក​សិក្សា) : មនុស្ស​មាន​ពាហុ​សច្ច (ព. ទេ.) ។</text:p>
          </table:table-cell>
          <table:table-cell table:style-name="តារាង1.D2" office:value-type="string">
            <text:p text:style-name="P8">--សច្ច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៧</text:p>
          </table:table-cell>
          <table:table-cell table:style-name="តារាង1.A2" office:value-type="string">
            <text:p text:style-name="P12">ពាហុ​សម្ភព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ាហុជៈ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៨</text:p>
          </table:table-cell>
          <table:table-cell table:style-name="តារាង1.A2" office:value-type="string">
            <text:p text:style-name="P12">ពាឡ​ម្រឹ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ាឡៈម្រឹក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លម្ឫគ; វាឡមិគ) ម្រឹគ​សាហាវ, កាច (ដូច​យ៉ាង សីហៈ, ខ្លា​ធំ​ ជាដើម); បើ​ញី​ជា ពាឡ​ម្រឹគី ឬ វាឡ​ម្រឹគី (ប្រើ​ក្លាយ​ជា ពាល​ម្រឹគ ក៏​មាន; ម.ព. ពាល ផង) ។</text:p>
          </table:table-cell>
          <table:table-cell table:style-name="តារាង1.D2" office:value-type="string">
            <text:p text:style-name="P8">វាឡ​ម្រឹគ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៧៩</text:p>
          </table:table-cell>
          <table:table-cell table:style-name="តារាង1.A2" office:value-type="string">
            <text:p text:style-name="P12">ពិ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22">(វិការ ប្រើ​ជា ន. “ការ​ធ្វើ​ប្លែក; <text:s/>ការ​ប្រែ​ចាក​ភាព​ប្រក្រតី...”) ដែល​ខូច​អវយវៈ​ណា​មួយ​ប្រើ​ការ​មិន​កើត ដូច​បាក់​ដៃ, បាក់​ជើង​ជាដើម : មនុស្ស​ពិការ <text:s/>(ម. ព. វិការៈ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០</text:p>
          </table:table-cell>
          <table:table-cell table:style-name="តារាង1.A2" office:value-type="string">
            <text:p text:style-name="P12">ពិគ្រោ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; បា. 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វិគ្រហ; វិគ្គហ ប្រើ​ជា ន. “ការ​ប្រកាន់​ខុស​គ្នា, ការ​ជជែក​ទាស់​ដំណើរ​គ្នា; ការ​ធ្វើ​សេចក្ដី​ឲ្យ​ពិស្ដារ, ការ​ញែក​សេចក្ដី...”) ប្រឹក្សា​គ្នា, គិត​គ្នា, សាក​សួរ​គ្នា ឲ្យ​អស់​អាថ៌​សេចក្ដី : ពិគ្រោះ​គ្នា, ចាំ​ពិគ្រោះ​គ្នា​មើល​សិន (ម. ព. វិគ្គហៈ ឬ វិគ្រោះ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១</text:p>
          </table:table-cell>
          <table:table-cell table:style-name="តារាង1.A2" office:value-type="string">
            <text:p text:style-name="P12">ពិឃាដ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វិឃាត ប្រើ​ជា ន. “ដំណើរ​ទើស​ទែង, ចង្អៀត​ចង្អល់; ការ​ខ្ទាំង​ខ្ទប់; ការ​ទម្លាយ; ធ្វើ​ឲ្យ​វិនាស; ការ​ប្រហារ”) សម្លាប់ : ពិឃាត​សត្វ, ពិឃាត​ចោរ​កំណាច​ឃោរឃៅ ។</text:p>
          </table:table-cell>
          <table:table-cell table:style-name="តារាង1.D2" office:value-type="string">
            <text:p text:style-name="P8">ពិឃាត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២</text:p>
          </table:table-cell>
          <table:table-cell table:style-name="តារាង1.A2" office:value-type="string">
            <text:p text:style-name="P12">ពិច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(វិចយ ប្រើជា <text:s/>ន. “ការ​ជ្រើសរើស; ការ​គន់​រក, គ្នេរគ្នាន់, ការ​សម្អិត​សម្អាង, ផ្ចិតផ្ចង់”) ពាក្យ​សម្រាប់​ប្រើ​ផ្សំ​ជាមួយ​នឹង​ពាក្យ ពិនិត្យ <text:s/>ថា : ពិនិត្យ​ពិច័យ គឺ​ពិនិត្យ​ដោយ​ល្អិត​ល្អ, ហ្មត់​ចត់, សម្រិត​សម្រាំង : <text:span text:style-name="T2">ធ្វើ​ការ​ពិនិត្យ​ពិច័យ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ិនិត្យ​ពិច័យ</text:p>
          </table:table-cell>
        </table:table-row>
        <table:table-row>
          <table:table-cell table:style-name="តារាង1.A2" office:value-type="string">
            <text:p text:style-name="P10">៨៣៨៣</text:p>
          </table:table-cell>
          <table:table-cell table:style-name="តារាង1.A2" office:value-type="string">
            <text:p text:style-name="P12">ពិចារណា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>ពិចារ៉ៈណា​ឬ​ត.ទ.ស្រ. ពិចាណា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ចារណា) ការ​ត្រិះរិះ, រំពឹង, គិត​គ្នេរ : ធ្វើ​ការ​ពិចារណា, សេចក្ដី​ពិចារណា ។ ខ្មែរ​ច្រើន​ប្រើ​ជា កិ. <text:s/>ត្រិះរិះ, រំពឹង, គិត​គ្នេរ, គ្នេរគ្នាន់ : ត្រូវ​ពិចារណា​មើល​សិន, ពិចារណា​មើល​ទោស​ខ្លួន ។ សួរ​បញ្ជាក់, ជជីក​សួរ, ឈ្លេច​សួរ : ពិចារណា​សួរ​ឲ្យ​ឃើញ​ខុស​ត្រូវ; វាយ​ពិចារណ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>ពិចាណា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ជាវ, (ទិញ, លក់) សម្ដី​សម្រាប់​បព្វជិត​ពុទ្ធ​សាសនិក​ឲ្យ​គេ​ទិញ​របស់​អ្វី​ៗ​ឲ្យ​ជា​ពាក្យ​ប្រើ​បញ្ចៀស​មិន​ឲ្យ​ចំលើ​ពាក្យ​ថា ទិញ : លោក​គ្រូ​ត្រូវ​ការ​ឲ្យ​ពិចារណា​អ្វី​ខ្លះ ? (ទាំង​អ្នក​ទិញ​និង​អ្នក​លក់​ត្រូវ​ប្រើ​ពាក្យ ពិចារណា នេះ​ដូច​គ្នា ឬ​ប្រើ​សម្ដី​ថា ជាវ វិញ​ក៏​បាន : ជាវ​បាត្រ, ជាវ​ចីវរ ។ល។ <text:s/>ម. ព. ទិញ, លក់ ១ កិ. និង ជាវ កិ.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៤</text:p>
          </table:table-cell>
          <table:table-cell table:style-name="តារាង1.A2" office:value-type="string">
            <text:p text:style-name="P12">ពិចិត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ចិត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ចិត្រ; វិចិត្ត ឬ វិចិត្រ ក៏​មាន​ខ្លះ ដោយ​យក សំ. មក​ប្រើ) ដែល​លាយ​ចម្រុះ ឬ​រំលេច​ព័ណ៌, ដែល​រំលេច​ឬ​ឆ្លាស់​ក្បាច់​រចនា; ដែល​ឆ្លុះ​ឆ្លាស់, ល្អ​ប្លែក; (ច្រើន​ប្រើ វិចិត្រ ជាង) : របស់​វិចិត្រ, ការ​វិចិត្រ, ក្បាច់​វិចិត្រ; ល្អ​វិចិត្រ ។ ប្រើ​ជា កិ. ក៏​បាន : ខំ​វិចិត្រ​ឲ្យ​ល្អ​ប្លែក ។ អាច​ប្រើ​ជា​បទ​សមាស​ដោយ​ផ្សំ​ជាមួយ​នឹង​សព្ទ​ដទៃ​បាន​តាម​ការ​គួរ​ដល់​ការ​ប្រកប​ប្រើ​ដូច​ជា វិចិត្ត​កម្ម, វិចិត្ត​ការ ឬ វិចិត្រ​ការ្យ, វិចិត្ត​ភណ្ឌ ។ល។ (ម. ព. ចិត្ត ឬ ចិត្រ ២ គុ. ឬ ន. ទៀត​ផង) ។</text:p>
          </table:table-cell>
          <table:table-cell table:style-name="តារាង1.D2" office:value-type="string">
            <text:p text:style-name="P8">វិចិត្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៥</text:p>
          </table:table-cell>
          <table:table-cell table:style-name="តារាង1.A2" office:value-type="string">
            <text:p text:style-name="P12">ពិជ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ជៃ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ជយ) ការ​ឈ្នះ​វិសេស, ដំណើរ​ឈ្នះ​ស្រេច​បាច់ (ព. កា.) : កង​ទ័ព​យើង​មាន​ពិជ័យ ព្រោះ​មាន​តេជ​ដៃ ប្រល័យ​ខ្មាំង​ឲ្យ​វិនាស ។</text:p>
          </table:table-cell>
          <table:table-cell table:style-name="តារាង1.D2" office:value-type="string">
            <text:p text:style-name="P8">វិជ័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៦</text:p>
          </table:table-cell>
          <table:table-cell table:style-name="តារាង1.A2" office:value-type="string">
            <text:p text:style-name="P12">ពិជ័យ​សង្គ្រា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ជៃសង់--គ្រាម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ជយ + សំគ្រាម; វិជយ + សង្គាម “ចម្បាំង​ដែល​ឈ្នះ​វិសេស”) ពួក​យោធា​ក្រុម​ទ័ព​ស្រួច : ក្រុម​ពិជ័យ​សង្គ្រាម ។ ឈ្មោះ​ក្បួន​ សម្រាប់​រៀន​កល​ល្បិច​ធ្វើ​សង្គ្រាម ឲ្យ​មាន​ជម្នះ : ក្បួន​ពិជ័យ​សង្គ្រា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៧</text:p>
          </table:table-cell>
          <table:table-cell table:style-name="តារាង1.A2" office:value-type="string">
            <text:p text:style-name="P12">ពិជិត​ម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តៈមា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ជិត + មារ) លោក​អ្នក​ឈ្នះ​មារ (ព្រះ​សម្មាសម្ពុទ្ធ) : ព្រះ​ពិជិត​មារ (ព្រះ​ឈ្នះ​មារ) ។</text:p>
          </table:table-cell>
          <table:table-cell table:style-name="តារាង1.D2" office:value-type="string">
            <text:p text:style-name="P8">វិជិតមា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៨</text:p>
          </table:table-cell>
          <table:table-cell table:style-name="តារាង1.A2" office:value-type="string">
            <text:p text:style-name="P12">ពិជិត​រដ្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តៈរ័ត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ជិត + រដ្ឋ; វិជិត + រាស្ត្រ; ច្រើន​ប្រើ​តែ​ត្រឹម វិជិត) ដែន​ដែល​បាន​ដោយ​ច្បាំង​ឈ្នះ ឬ​ដែល​ដែល​ឥត​ខ្មាំង​សត្រូវ​ណា​នឹង​អាច​មក​ផ្ចាញ់​យក​បាន (ហៅ​ថា ពិជិត​រាស្ត្រ ឬ វិជិត​រាស្ត្រ ក៏​បាន) ។</text:p>
          </table:table-cell>
          <table:table-cell table:style-name="តារាង1.D2" office:value-type="string">
            <text:p text:style-name="P8">វិជិត​រដ្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៨៩</text:p>
          </table:table-cell>
          <table:table-cell table:style-name="តារាង1.A2" office:value-type="string">
            <text:p text:style-name="P12">ពិជិត​រាស្ត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តៈរាស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ក្នុង​ពាក្យ ពិជិត​រដ្ឋ ។</text:p>
          </table:table-cell>
          <table:table-cell table:style-name="តារាង1.D2" office:value-type="string">
            <text:p text:style-name="P8">វិជិត​រាស្ត្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០</text:p>
          </table:table-cell>
          <table:table-cell table:style-name="តារាង1.A2" office:value-type="string">
            <text:p text:style-name="P12">ពិជេដ្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ជេត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 + ជេដ្ឋ; <text:span text:style-name="T2">វិ + </text:span><text:span text:style-name="T3">ជេ្យឞ្ឋ</text:span><text:span text:style-name="T2">) ដែល​ប្រសើរ​ឬ​ចម្រើន​បំផុត, ដែល​ជា​ចម្បង (ព. កា.) : ក្សត្រ​ក្សាន្ត​ពិជេដ្ឋ ទ្រង់​ស្ទង់​មើល​ហេតុ ដំណើរ​ក្នុង​រដ្ឋ ទ្រង់​ជ្រាប​ថា​ការណ៍ នេះ​កើត​ប្រាកដ អំពី​ជន​ក្បត់ ឧទ្ទាម​ព្រៃផ្សៃ ។ ប្រើ​ជា​ងារ​មន្ត្រី​ខាង​តុលាការ​សម័យ​បុរាណ​ផង​ក៏​មាន : ឧកញ៉ា​ពិជេដ្ឋ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១</text:p>
          </table:table-cell>
          <table:table-cell table:style-name="តារាង1.A2" office:value-type="string">
            <text:p text:style-name="P12">ពិដោ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ក្លិន​ក្រអូប​ល្អ, ដែល​ក្រអូប​សាយ : ក្លិន​ពិដោរ; ធុំ​ពិដោរ, ពិដោរ​ក្លិន​សីល ។ (ព. កា.) ពិដោរ​ផ្កា​បី ពិដោរ​មេត្រី សួស្ដិ៍​សីលាចារ ពិដោរ​បរិសុទ្ធ កុសល​សម្ភារ ពិដោរ​នេះ​ដាល ដល់​សួគ៌​ពុំ​ស្បើយ ។ (សាស្ត្រា​ច្បាប់ រាជនេតិ ជា​ព្រះ​និពន្ធ​នៃ​ព្រះ​រាជ​សម្ភ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២</text:p>
          </table:table-cell>
          <table:table-cell table:style-name="តារាង1.A2" office:value-type="string">
            <text:p text:style-name="P12">ពិណ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ន, ឬ ត.ទ. ស្រ. ពឹន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ីណា) ចាប៉ី : ដេញ​ពិណ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៣</text:p>
          </table:table-cell>
          <table:table-cell table:style-name="តារាង1.A2" office:value-type="string">
            <text:p text:style-name="P12">ពិណពាទ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ន-ពាត, ឬ តាម​ទម្លាប់​ថា ពឹន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ីណា <text:s/>ឬ វល្លកី + វាទ, វាទ្យ) គ្រឿង​តន្ត្រី​សម្រាប់​វាយ, ដំ, ផ្លុំ រួម​ផ្គុំ​គ្នា​ជាមួយ​វង់ ។ ខ្មែរ​ហៅ​ចំពោះ​តែ​តន្ត្រី​មាន​អង្គ ៥ គឺ​មាន​វាទ្យ​ភណ្ឌ (គ្រឿង​ភ្លេង) ប្រាំ​ឈ្មោះ​គឺ​មាន​រតនា​មួយ ឬ​មាន​រនាត​បី គឺ​រនាត​ឯក​១ រនាត​ធុង​១ រនាត​ដែក​១, មាន​គង​វង់​មួយ​វង់ ឬ​មាន​គង​វង់​ពីរ​វង់ គឺ​គង​វង់​ធំ​១ វង់ គង​វង់​តូច​១​វង់, មាន​ស្រឡៃ​១ មាន​សម្ភោរ​១ មាន​ស្គរ​ធំ​ពីរ រួម​គ្នា​ជា ៥ ឈ្មោះ​ហៅ​ថា ភ្លេង​ពិណពាទ្យ ព្រោះ​មាន ពិណ គឺ ចាប៉ី ជា​ប្រមុខ ដ្បិត​ចាប៉ី​ត្រូវ​ចេញ​មុខ​បន្លឺ​សូរ​សព្ទ បញ្ចេញ​បទ​ភ្លេង​នាំ​មុខ​មុន​បង្អស់; រួម​ទាំង ពិណ នេះ​មួយ​ផង​ជា ៦ ឈ្មោះ; លុះ​ចំណេរ​កាល​ត​មក, ខ្មែរ​យើង​បំបាត់ ពិណ ចេញ​មិន​បញ្ចូល​ក្នុង​វង់​ភ្លេង​នេះ ប៉ុន្តែ​ភ្លេង​ប្រភេទ​នេះ​នៅ​តែ​មាន​ឈ្មោះ​ថា ពិណពាទ្យ ដូច​ដើម​ដដែល ។ សម័យ​បច្ចុប្បន្ន, បើ​លេង​ភ្លេង​ធំ សម្ភោរ ត្រូវ​ចេញ​មុខ​បន្លឺ​សូរ​សព្ទ​មុន​បង្អស់, បើ​លេង​ភ្លេង​រាយ​រង​គឺ​ភ្លេង​ឥត​វាយ​ស្គរ​ធំ រនាត​ឯក ត្រូវ​ចេញ​មុន : ពិធី​បុណ្យ​មាន​ភ្លេង​ពិណពាទ្យ (ស. ហៅ​ថា ប៉ី​ពាទ្យ៍ <text:s/>អ. ថ. ពីផាត, ប៉ី “ស្រឡៃ” + ពាទ្យ៍ ព្រោះ​មាន​ស្រឡៃ​ជា​ប្រមុខ​បញ្ចេញ​សូរ​សព្ទ​មុន​បង្អស់); មាន​ខ្មែរ​ខ្លះ​ដែល​ចេះ​ភាសា​សៀម​ក៏​ចូល​ចិត្ត​ហៅ​ភ្លេង​នេះ​ថា ពីផាត តាម​សំឡេង​សៀម​ដែរ ។ ម. ព. ពិណ, ពាទ្យ និង ពាទ្យភណ្ឌ ទៀត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៤</text:p>
          </table:table-cell>
          <table:table-cell table:style-name="តារាង1.A2" office:value-type="string">
            <text:p text:style-name="P12">ពិត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>ច្រ. និ. ពឹត</text:p>
          </table:table-cell>
          <table:table-cell table:style-name="តារាង1.D2" office:value-type="string">
            <text:p text:style-name="P8">ស. 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្រាប់, ឲ្យ​ដំណឹង, ទូល (ប្រាប់​តាម​ពិត) : ពិត​ថេរ​ដីកា, ចាំ​ពិត​លោក​គ្រូ​សិន, សូម​ពិត​មក...។ ពិត​ទូល ឬ ទូល​ពិត ទូល​ឲ្យ​ជ្រាប​សេចក្ដី​ព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ិត​ទូល</text:p>
            <text:p text:style-name="P7">ទូល​ពិត</text:p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យក​ខ្លួន​ផ្អែក​ប៉ះ​ផ្ទប់​ដោយ​ប្រឹង​ពេញ​កម្លាំង ដើម្បី​ធ្វើ​ឲ្យ​ឃ្លាត ឲ្យ​ទូលាយ ឬ​ឲ្យ​ទ្រេត : មនុស្ស​ឈរ​ចង្អៀត​ណែនណាន់ ទាល់​តែ​យក​ខ្លួន​ពិត​ជេក​ទើប​ចេញ​រួច; គោ​ផ្អើល​ពិត​ទូក​រទ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៣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ចិ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្រដាប់​សម្រាប់​សរសេរ​ឬ​គូរ; ខ្មែរ​ហៅ​ចំពោះ​តែ​ជក់​សម្រាប់​សរសេរ​ឬ​គូរ (ម. ប្រ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៤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22">(ប្រើ​ជា គុ. ផង​ក៏​បាន) មែន, ប្រាកដ, ទៀង : ពាក្យ​ពិត, សេចក្ដី​ពិត, និយាយ​ពិត, ថា​តាម​ពិត ។ (ព. កា.) : ពាក្យ​ពិត​ការណ៍​ពិត កាល​បើ​ពិនិត្យ ឃើញ​ពិត​សត្យា គួរ​កាន់​ប្រព្រឹត្ត តាម​ពិត​ហៅ​មហា- ប្រសើរ​ថ្លៃថ្លា មាន​ផល​តាម​ពិត ។ ពិត​ជា, ពិត​មែន ឬ ពិត​មែន​តែ និ. មែន​ដូច្នោះ, ដូច្នោះ​មែន; ត្រូវ​ប្រើ​ពាក្យ <text:s/>តែ​ថា ឬ ប៉ុន្តែ <text:s/>នាំ​មុខ​សេចក្ដី​មួយ​សង្កាត់​បន្ទាប់​ជា​ដរាប : ពិត​ជា​ខ្ញុំ​ទៅ​ផ្ទះ​នុ៎ះ​មែន​តែ​ថា​ឥត​បាន​ឃើញ​ឈ្មោះ​នុ៎ះ​ទេ; ពិត​មែន​តែ​គាត់​ល្ងង់​ខ្លៅ ប៉ុន្តែ​គាត់​មិន​ដែល​មាន​រឿង​មោះមៃ​អ្វី​ទេ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៥</text:p>
          </table:table-cell>
          <table:table-cell table:style-name="តារាង1.A2" office:value-type="string">
            <text:p text:style-name="P12">ពិតពិ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ជាមួយ​នឹង​ពាក្យ រមិលមើល ថា: គួរ​ពិតពិល​រមិលមើល ។ និយាយ​ថា ពេចពិល ក៏​ម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៦</text:p>
          </table:table-cell>
          <table:table-cell table:style-name="តារាង1.A2" office:value-type="string">
            <text:p text:style-name="P12">ពិតា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ដាន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តាន) របាំង​ក្រោម​ដំបូល : ពិតាន​វិហារ, ពិតាន​ផ្ទះ, វាយ​ពិតាន; ពិតាន​សំពត់, ដេរ​ពិតាន, ចង​ពិតាន ។ ក្រអូម​មាត់ : ពិតាន​មាត់ (ម. ព. តាលុជៈ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៧</text:p>
          </table:table-cell>
          <table:table-cell table:style-name="តារាង1.A2" office:value-type="string">
            <text:p text:style-name="P12">ពិទ័គ្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ទ័ក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ទគ្ធ) ឈ្លាស, វាងវៃ, ប៉ិន, ប្រសប់; ដែល​មាន​ចំណេះ (ប្រើ​ជា​ឋានន្តរ​ឬ​ជា​គោរម្យងារ​មន្ត្រី​ផង​ក៏​បាន) : ព្រះ​ពិទ័គ្ធ​ឫទ្ធិ​ក្រៃ ។ (ព. កា.) : មេ​ទ័ព​ពិទ័គ្ធ យល់​កិច្ច​កល​ជាក់ បញ្ឆោត​ពួក​ខ្មាំង ឲ្យ​រុក​ចូល​មក ប្រយុទ្ធ​ត​តាំង ទើប​ប្រើ​កម្លាំង វាយ​ខ្មាំង​ខ្ចាយខ្ច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៨</text:p>
          </table:table-cell>
          <table:table-cell table:style-name="តារាង1.A2" office:value-type="string">
            <text:p text:style-name="P12">ពិទ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កែវ​មួយ​ប្រភេទ​ព័ណ៌​ក្រហម​ខ្ចី : កែវ​ពិទ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៣៩៩</text:p>
          </table:table-cell>
          <table:table-cell table:style-name="តារាង1.A2" office:value-type="string">
            <text:p text:style-name="P12">ពិទូរ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ទូ</text:p>
          </table:table-cell>
          <table:table-cell table:style-name="តារាង1.D2" office:value-type="string">
            <text:p text:style-name="P8">សំ. 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ៃទូយ៌; វេឡុរិយ) ពេជ្រ​ភ្នែក​ឆ្មា : កែវ​ពិទូរ្យ, ត្បូង​ពិទូរ្យ ។</text:p>
          </table:table-cell>
          <table:table-cell table:style-name="តារាង1.D2" office:value-type="string">
            <text:p text:style-name="P8">ពៃទូរ្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០</text:p>
          </table:table-cell>
          <table:table-cell table:style-name="តារាង1.A2" office:value-type="string">
            <text:p text:style-name="P12">ពិទ្យា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ត-ទ្យា-ធ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ទ្យាធរ; វិជ្ជាធរ) អ្នក​ទ្រទ្រង់​វិជ្ជា; ភូត​ពួក​មួយ​អាស្រ័យ​នៅ​នា​ហិមវន្ត​ប្រទេស មាន​វិជ្ជា​អាច​ឲ្យ​សម្រេច​ប្រយោជន៍​បាន; បើ​ស្ត្រី​ហៅ​ថា ពិទ្យា​ធារិណី ឬ វិជ្ជា​ធារិណី (មាន​តំណាល​តែ​ក្នុង​គម្ពីរ​ដីក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១</text:p>
          </table:table-cell>
          <table:table-cell table:style-name="តារាង1.A2" office:value-type="string">
            <text:p text:style-name="P12">ពិទ្រុ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ទ្រុម; វិទ្ទុម) កែវ​ប្រពាល : កែវ​ពិទ្រុ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២</text:p>
          </table:table-cell>
          <table:table-cell table:style-name="តារាង1.A2" office:value-type="string">
            <text:p text:style-name="P12">ពិធ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ធិ) បែប​ធ្វើ, បែប​របៀប, របៀប​កិច្ចការ; ក្រឹតិកា : រៀប​ពិធី​បុណ្យ, តាំង​ពិធី​បួងសួង​ទេវតា; រៀប​បូជា​តាម​ពិធី​ព្រាហ្មណ៍ ។ ពិធី​វេយ្យាករណ៍ បែប​របៀប​ក្នុង​វេយ្យាករណ៍ ។ ព្រះ​រាជ​ពិធី <text:s/>របៀប​កិច្ចការ​ធ្វើ​បុណ្យ​ឬ​ការ​មង្គល​នីមួយ​ក្នុង​ព្រះ​រាជ​ដំណាក់​ឬ​ក្នុង​ព្រះ​បរម​រាជ​វាំង ។</text:p>
          </table:table-cell>
          <table:table-cell table:style-name="តារាង1.D2" office:value-type="string">
            <text:p text:style-name="P8">វិធ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៣</text:p>
          </table:table-cell>
          <table:table-cell table:style-name="តារាង1.A2" office:value-type="string">
            <text:p text:style-name="P12">ពិធុ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ធុរ “សេចក្ដី​លំបាក, សេចក្ដី​ទុក្ខ​ម្នេញ; ការ​ព្រាត់​ប្រាស, បែក​ចិត្ត​ពី​គ្នា”; ប្រើ​ជា គុ. ក៏​មាន) នាម​អ្នក​ប្រាជ្ញ​ម្នាក់ (ជា​អង្គ​ពោធិសត្វ) មាន​តំណាល​ក្នុង​វិធុរ​ជាតក : សាស្ត្រា​ព្រះ​ពិធុរ, រឿង​ព្រះ​ពិធុរ <text:s/>(ហៅ​ថា វិធុរ​បណ្ឌិត ក៏​បាន) ។</text:p>
          </table:table-cell>
          <table:table-cell table:style-name="តារាង1.D2" office:value-type="string">
            <text:p text:style-name="P8">វិធុ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៤</text:p>
          </table:table-cell>
          <table:table-cell table:style-name="តារាង1.A2" office:value-type="string">
            <text:p text:style-name="P12">ពិធុរ​ភាព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រៈភាប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ធុរ + ភាវ) ការ​កើត​ទុក្ខ​ម្នេញ; ដំណើរ​ព្រាត់ប្រាស​ចាក​បុគ្គល​ជា​ទី​ស្រឡាញ់ ដូច​យ៉ាង​ព្រាត់​ចាក​បុត្រ, ភរិយា, ស្វាមី ជាដើម (ព. ទេ. ឬ ព.កា.) ។</text:p>
          </table:table-cell>
          <table:table-cell table:style-name="តារាង1.D2" office:value-type="string">
            <text:p text:style-name="P8">វិធុរភាព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៥</text:p>
          </table:table-cell>
          <table:table-cell table:style-name="តារាង1.A2" office:value-type="string">
            <text:p text:style-name="P12">ពិធូ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ដូច​គ្នា​នឹង​ <text:s/>ពិធុរ <text:s/>ឬ វិធុរ <text:s/>ដែរ ( ម. ព. នេះ 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៦</text:p>
          </table:table-cell>
          <table:table-cell table:style-name="តារាង1.A2" office:value-type="string">
            <text:p text:style-name="P12">ពិន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<text:span text:style-name="T4">ប៉ិ់ន</text:span> អ. ថ. <text:span text:style-name="T4">ពិ់ន</text:span>) ស្នៀត​សក់​ជុក : ក្មេង​ទុក​ជុក​សៀត​ពិន ។ <text:s/>កំពូល, អ្នក​ដែល​ជា​កំពូល, ជា​ឆ្នើម, ចម្បង​លើ​គេ : ពិន​ពិភព <text:s/>(ស្ដេច​ចក្រព័ត្តិ​ឬ​រាជាធិរាជ ។ សម្រាប់​ប្រើ​តែ​ក្នុង​កាព្យ) : រី​ព្រះ​នរិន្ទ នារាយណ៍​ចម​ពិន ទ្រង់​ព្រះ​ចិន្តា ប្រារព្ធ​ដល់​ទាន ទើប​ទ្រង់​ត្រាស់​ថា ឲ្យ​អស់​អមច្ចា ចូល​មក​ជួប​ជុ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ថែប​ហាល​ថ្នាំ (ពាក្យ​អ្នក​បាត់​ដំប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៧</text:p>
          </table:table-cell>
          <table:table-cell table:style-name="តារាង1.A2" office:value-type="string">
            <text:p text:style-name="P12">ពិនតូ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ប៉ិនតោ <text:s/>អ. ថ. ពិនតូ) ភាជនៈ​ស្ពាន់​ឬ​ប្រាក់ រាង​មូល​ច្រឡោ មាន​ត្រចៀក មាន​គម្រប​សម្រាប់​ដាក់​ចាន​សម្ល​តូច​ៗ ស៊ន​លើ​គ្នា : រៀប​សម្រាប់​មួយ​ពិនតូ ។ ចាន​ស្រាក់​ក៏​ហៅ ពិនតូ ដែ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៨</text:p>
          </table:table-cell>
          <table:table-cell table:style-name="តារាង1.A2" office:value-type="string">
            <text:p text:style-name="P12">ពិន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នៃ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នយ) វិន័យ​គឺ ច្បាប់​ប្រដៅ​អំពី​របៀប​ហាត់​កាយ​វាចា​ឲ្យ​រាបសា, ច្បាប់​ណែនាំ​ឲ្យ​រក្សា​សីល​សិក្ខា ។ ខ្មែរ​ប្រើ​ពាក្យ​ពិន័យ នេះ​ចំពោះ​តែ​ការ​បង្គាប់​ឬ​ដាក់​កំហិត (លក់) ឲ្យ​បង់​ប្រាក់​ជា​ប្រយោជន៍​ឃ្លាំង​រាជការ​តាម​ទោស​ល្មើស : ត្រូវ​មាន​ពិន័យ...; ទទួល​ពិន័យ...។ ច្រើន​ប្រើ​ជា កិ. ជាង : ពិន័យ​តាម​ទោស​ល្មើស 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០៩</text:p>
          </table:table-cell>
          <table:table-cell table:style-name="តារាង1.A2" office:value-type="string">
            <text:p text:style-name="P12">ពិនិត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និត</text:p>
          </table:table-cell>
          <table:table-cell table:style-name="តារាង1.D2" office:value-type="string">
            <text:p text:style-name="P8">សំ. ក្ល. ; សំ.; ប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វិនិឝ្ចយ; វិនិច្ឆយ ប្រើជា ន. “ការ​ពិចារណា, ការ​កាត់​សេចក្ដី”) ពិចារណា, សង្កេត​មើល​ដោយ​ល្អិត​ល្អ : ពិនិត្យ​សេចក្ដី​ឲ្យ​ឃើញ​ពិត ។ ពិនិត្យ​ពិច័យ (ម. ព. ពិច័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ិនិត្យ​ពិច័យ</text:p>
          </table:table-cell>
        </table:table-row>
        <table:table-row>
          <table:table-cell table:style-name="តារាង1.A2" office:value-type="string">
            <text:p text:style-name="P10">៨៤១០</text:p>
          </table:table-cell>
          <table:table-cell table:style-name="តារាង1.A2" office:value-type="string">
            <text:p text:style-name="P12">ពិនិស្ច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និស-ស្ចៃ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(វិនិឝ្ចយ) ពាក្យ​សម្រាប់​ប្រើ​ចំពោះ​តែ​ក្នុង​កាព្យ ផ្សំ​ជាមួយ​នឹង​ពាក្យ ពិនិត្យ <text:s/>ថា : មើល​ពិនិត្យ​ពិនិស្ច័យ គឺ​មើល​ពិនិត្យ​ហើយ​ពិនិត្យ​ទៀត​ដោយ​ល្អិត​ល្អ; កាព្យ​ថា : យល់​តូច​កុំ​អាល​ខំ ទោះ​យល់​ធំ​កុំ​អាល​ស្រាយ គិត​ក្ដី​កុំ​គិត​ងាយ មើល​ពិនិត្យ​ពិនិស្ច័យ ។ (សាស្រ្តា​ច្បាប់​កេរ្តិ៍​កាល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១</text:p>
          </table:table-cell>
          <table:table-cell table:style-name="តារាង1.A2" office:value-type="string">
            <text:p text:style-name="P12">ពិន្ទ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មច្ឆជាតិ​មួយ​ប្រភេទ ជា​ត្រី​ធំ​សម្បើម​កើត​នៅ​ក្នុង​សមុទ្រ ។ ឈ្មោះ​ពាង​មួយ​បែប បាត​និង​មាត់​តូច ក្អេង​ធំ : ទឹក​មួយ​ពិន្ទង <text:s/>ឬ មួយ​ពាង​ពិន្ទ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២</text:p>
          </table:table-cell>
          <table:table-cell table:style-name="តារាង1.A2" office:value-type="string">
            <text:p text:style-name="P12">ពិន្ទុ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ន្ទុ ឬ ពិន្ទុ; វិន្ទុ) តំណក់; ចំណុច​តូច​នេះ (.); រង្វង់​មូល​តូច​នេះ <text:span text:style-name="T4">(ំ)</text:span> គឺ​និគ្គហិត ឬ​ដែល​ហៅ​តាម​ពាក្យ​សាមញ្ញ​ថា ដំ​លើ ។ ប. សំ. សំខ្យា​មាន​ចំនួន​មួយ​រយ​សែន​អក្ខោភិនី ។ លេខ​ដែល​សរសេរ​ជា​ចំនួន​សម្រាប់​លើក​តម្លៃ​នៃ​ថ្វី​ដៃ​ការងារ​ឬ​ការ​សិក្សា : ឲ្យ​ពិន្ទុ​ដល់​សិស្ស, បាន​ពិន្ទុ​តិច​ជាង​គ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៣</text:p>
          </table:table-cell>
          <table:table-cell table:style-name="តារាង1.A2" office:value-type="string">
            <text:p text:style-name="P12">ពិន្ទុកប្ប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ក័បប៉ៈ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ាក្យ​សម្រាប់​ហៅ​កិច្ច​ដែល​បព្វជិត​ក្នុង​ពុទ្ធ​សាសនា យក​វត្ថុ​មាន​ព័ណ៌​ខ្មៅ​ឬ​ខៀវ​ឬ​ក៏​ព័ណ៌​ភក់​គូស​វង់​នៅ​ចីវរ តាម​វិនយប្បញ្ញត្តិ​ចំណាំ​ឲ្យ​ដឹង​ថា​ជា​របស់​ខ្លួន, ហៅ ធ្វើ​ពិន្ទុ​កប្ប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៤</text:p>
          </table:table-cell>
          <table:table-cell table:style-name="តារាង1.A2" office:value-type="string">
            <text:p text:style-name="P12">ពិបា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វិបាក ប្រើ​ជា ន. “ផល​កម្ម; សេចក្ដី​ទុក្ខ; កម្រ; ការ​ក្រ...” លំបាក, ធ្វើ​បាន​ដោយ​កម្រ : ពិបាក​ធ្វើ, ពិបាក​ទៅ, ពិបាក​ចិត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៥</text:p>
          </table:table-cell>
          <table:table-cell table:style-name="តារាង1.A2" office:value-type="string">
            <text:p text:style-name="P12">ពិបិ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ជាមួយ​នឹង​ពាក្យ ពិបាក <text:s/>ថា: ពិបាក​ពិបិន គឺ​លំបាក​លំបិន, ពិបាក​ត្រដាប​ត្រដួស ។ សំស្ក្រឹត វិបិន “ព្រៃ, ព្រៃ​ធំ ឬ​ព្រៃ​ញឹក”; បើ​ក្លាយ​មក​ពី​ពាក្យ​នេះ ដោយ​ផ្លាស់ វ ជា ព នោះ​គួរ​យល់​ថា ពិបាក​ពិបិន “ពិបាក​ដូច​គេ​ដើរ​លុក​លុយ​ក្នុង​ព្រៃ” (?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ិបាក​ពិបិន</text:p>
          </table:table-cell>
        </table:table-row>
        <table:table-row>
          <table:table-cell table:style-name="តារាង1.A2" office:value-type="string">
            <text:p text:style-name="P10">៨៤១៦</text:p>
          </table:table-cell>
          <table:table-cell table:style-name="តារាង1.A2" office:value-type="string">
            <text:p text:style-name="P12">ពិផ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<text:span text:style-name="T4">ប៉ី់់់ពាទ្យ៍ </text:span><text:s/>អ. ថ. ពីផាត) មើល​ក្នុង​ពាក្យ ពិណពាទ្យ <text:s/>។</text:p>
          </table:table-cell>
          <table:table-cell table:style-name="តារាង1.D2" office:value-type="string">
            <text:p text:style-name="P8">ពីផាត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៧</text:p>
          </table:table-cell>
          <table:table-cell table:style-name="តារាង1.A2" office:value-type="string">
            <text:p text:style-name="P12">ពិពឌ្ឍ​សច្ច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ព័ត-ឍៈ ស័ច-ចា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វឌ្ឍន + សច្ច; វិវធ៌ន + សត្យ) ពាក្យ​ពិត​ដែល​ជា​ហេតុ​ឲ្យ​កើត​សេចក្ដី​ចម្រើន (ម. ព. ពិភទ្ទ​សច្ច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៨</text:p>
          </table:table-cell>
          <table:table-cell table:style-name="តារាង1.A2" office:value-type="string">
            <text:p text:style-name="P12">ពិពណ៌ន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ព័រណៈនា</text:p>
          </table:table-cell>
          <table:table-cell table:style-name="តារាង1.D2" office:value-type="string">
            <text:p text:style-name="P8">សំ. ក្ល.; 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វណ៌នា; វិវណ្ណនា) ការ​ពោល​សរសើរ ។ សេចក្ដី​អធិប្បាយ​រៀបរាប់​ដោយ​សព្វ​គ្រប់ ការ​បរិយាយ​ពន្យល់​យ៉ាង​ពិស្ដារ​អំពី​រឿង​អ្វី​មួយ ដោយ​មាត់​ទទេ ឬ​ដោយ​ការ​សរសេរ : ចូរ​អ្នក​ធ្វើ​នូវ​ពិពណ៌នា អំពី​ដំណើរ​ដែល​អ្នក​បាន​ទៅ​មើល​ប្រសាទ​នគរ​វត្ត ។ <text:s/>ខ្មែរ​យើង​ប្រើ​ជា កិ. ក៏​បាន (បារ. Description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១៩</text:p>
          </table:table-cell>
          <table:table-cell table:style-name="តារាង1.A2" office:value-type="string">
            <text:p text:style-name="P12">ពិព័រណ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ព័រ</text:p>
          </table:table-cell>
          <table:table-cell table:style-name="តារាង1.D2" office:value-type="string">
            <text:p text:style-name="P8">បា. ក្ល.; បា.</text:p>
          </table:table-cell>
          <table:table-cell table:style-name="តារាង1.D2" office:value-type="string">
            <text:p text:style-name="P8"><text:s/>ន.</text:p>
          </table:table-cell>
          <table:table-cell table:style-name="តារាង1.D2" office:value-type="string">
            <text:p text:style-name="P7">(វិវរណ “ការ​បើក, ការ​បើក​បង្ហាញ;...”) ការ​ដាក់​តាំង, ការ​បញ្ចេញ​ឲ្យ​ឃើញ​នូវ​វត្ថុ​ផ្សេង​ៗ ដើម្បី​ឃោសនា​ផ្សាយ (បារ. Exposition) : រៀប​ចំ​ពិព័រណ៍​នៃ​ផលិត​ផល​ខាង​កសិកម្ម ។ ពិព័រណ៍​អន្តរ​ជាតិ <text:s/>ពិព័រណ៍​ដែល​ទាក់ទង​ដោយ​ជាតិ​បរទេស, ដោយ​ជាតិ​នានា, ដោយ​សាសន៍​ដទ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០</text:p>
          </table:table-cell>
          <table:table-cell table:style-name="តារាង1.A2" office:value-type="string">
            <text:p text:style-name="P12">ពិពាហ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ពា</text:p>
          </table:table-cell>
          <table:table-cell table:style-name="តារាង1.D2" office:value-type="string">
            <text:p text:style-name="P8">បា. ក្ល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វាហ) ម. ព. វិវាហ <text:s/>ឬ វិវាហ​មង្គល ។ ពាក្យ​នេះ​ច្រើន​តែ​ប្រើ​ភ្ជាប់​ខាង​ចុង​ពាក្យ អាពាហ៍ <text:s/>ថា: អាពាហ៍ពិពាហ៍ <text:s/>(ម. ព. នោ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១</text:p>
          </table:table-cell>
          <table:table-cell table:style-name="តារាង1.A2" office:value-type="string">
            <text:p text:style-name="P12">ពិពិ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ពិត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វិធ) ផ្សេង​ៗ​គ្នា, ច្រើន​បែប, ច្រើន​យ៉ាង : ពិពិធ​សម្បត្តិ គឺ​សម្បត្តិ​ច្រើន​យ៉ាង; ពិពិធ​ភណ្ឌ (--ធៈភ័ន) ភណ្ឌៈ​ផ្សេង​ៗ, របស់​ច្រើន​យ៉ាង, ច្រើន​មុខ ។ ពិពិធ​ភណ្ឌ​មន្ទីរ (ពិពិធៈភ័ន-ឌៈមន់-ទី ឬ​ពិពិតធៈ--) មន្ទីរ​ដាក់​ពិពិធ​ភណ្ឌ (ហៅ ពិពិធ​ភណ្ឌដ្ឋាន, ពិពិធ​ភណ្ឌ​ស្ថាន ឬ ពិពិធ​ភណ្ឌ​គារ ក៏​បាន មាន​អត្ថន័យ​ដូច​គ្នា​នឹង ពិពិធ​ភណ្ឌ​មន្ទីរ ដែ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ិពិធ​ភណ្ឌ</text:p>
            <text:p text:style-name="P7">ពិពិធ​ភណ្ឌ​មន្ទីរ </text:p>
          </table:table-cell>
        </table:table-row>
        <table:table-row>
          <table:table-cell table:style-name="តារាង1.A2" office:value-type="string">
            <text:p text:style-name="P10">៨៤២២</text:p>
          </table:table-cell>
          <table:table-cell table:style-name="តារាង1.A2" office:value-type="string">
            <text:p text:style-name="P12">ពិភ័ក្ដិ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ភ័ក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ភក្តិ ជា ន. “ការ​ចែក, ភាគ, ចំណែក; វិភត្តិ”; ឬ ភក្តិ ជា ន. “សេចក្ដី​ស្រឡាញ់, ការ​រាប់​រក, ថ្នាក់ថ្នម”) ពាក្យ​សម្រាប់​និយាយ​ផ្សំ​នឹង​ពាក្យ រក្សា ថា : ពិភ័ក្តិ​រក្សា <text:s/>គឺ​ចែក​មុខ​គ្នា​រក្សា, ផ្លាស់​វេន​គ្នា​រក្សា ឬ​បីបាច់​រក្សា, រក្សា​ដោយ​ថ្នាក់ថ្នម (ម. ព. ភក្តិ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៣</text:p>
          </table:table-cell>
          <table:table-cell table:style-name="តារាង1.A2" office:value-type="string">
            <text:p text:style-name="P12">ពិភទ្ទ​សច្ច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ភ័ត-ទៈ ស័ច-ចា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 + ភទ្ទ + សច្ច; វិ. + ភទ្រ + សត្យ) ពាក្យ​ពិត​ឬ ដំណើរ​ពិត ដែល​នាំ​ឲ្យ​កើត​សេចក្ដី​ចម្រើន ។ ពាក្យ​សម្រាប់​ហៅ​ព្រះ​រាជ​ពិធី​មួយ​ប្រភេទ​ក្នុង​កម្ពុជ​រដ្ឋ, ធ្វើ​ក្នុង​មួយ​ឆ្នាំ​ម្ដង, ប្រជុំ​អស់​មន្ត្រី​ធំ​តូច​​ខាង​ក្នុង​ព្រះ​នគរ​និង​ខែត្រ​ក្រៅ ចូល​មក​ជួប​ជុំ​មូល​គ្នា​នៅ​វេលា​មួយ, ទទួល​ទឹក​សំបថ គឺ​ក្រេប​ផឹក​ទឹក​ដែល​តាំង​ពិធី​សត្យាធិដ្ឋាន, សម្ដែង​សេចក្ដី​ស្មោះ​ត្រង់ ចំពោះ​រាជការ​ផែន​ដី; ក្នុង​សម័យ​បច្ចុប្បន្ន​នេះ កំណត់​ទី​ប្រជុំ​នៅ​ក្នុង​ព្រះ​ឱបោសថ​រតនារាម (វត្ត​ព្រះ​កែវ) ក្រុង​ភ្នំពេញ, ប្រជុំ​ក្នុង​ថ្ងៃ​បន្ទាប់​ថ្ងៃ​បង្ហើយ​ព្រះ​រាជ​ពិធី​បុណ្យ​តាំង​តុ​ចម្រើន​ព្រះ​ជន្ម​វស្សា​ព្រះ​ករុណា​ជា​ម្ចាស់​ជីវិត : ទទួល​ទឹក​ពិភទ្ទ​សច្ចា (ផឹក​ទឹក​ពិភទ្ទ​សច្ចា) : ហៅ​ថា ពិពឌ្ឍ​សច្ចា 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៤</text:p>
          </table:table-cell>
          <table:table-cell table:style-name="តារាង1.A2" office:value-type="string">
            <text:p text:style-name="P12">ពិភព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ភប់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ភវ “សេចក្ដី​ចម្រើន; ទី​កើត​ផ្សេង​ៗ; ទ្រព្យ, សម្បត្តិ; <text:s/>សេចក្ដី​វិនាស,...”) ខ្មែរ​ច្រើន​ប្រើ​សំដៅ​សេចក្ដី​ថា “មនុស្ស​លោក​ទាំងមូល” : ទាំង​ពិភព, ពិភព​លោក, ផែន​ពិភព ។ ពិភព​នាគ <text:s/>ឬ នាគ​ពិភព ឋាន​លំនៅ​នៃ​ពួក​នាគ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៥</text:p>
          </table:table-cell>
          <table:table-cell table:style-name="តារាង1.A2" office:value-type="string">
            <text:p text:style-name="P12">ពិភាក្ស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ភាក-សា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វិវក្សា <text:s/>ជា ន. “សេចក្ដី​ប្រាថ្នា, បំណង​ចង់​និយាយ ឬ​ចង់​ប្រឹក្សា”) ជជែក​ពិគ្រោះ​គ្នា, ប្រឹក្សា​គ្នា, ប្រឹក្សា​រក​ឲ្យ​ឃើញ​ខុស​ត្រូវ : ចាំ​ពិភាក្សា​គ្នា​មើល​សិន, ពួក​ចៅក្រម​ពិភាក្សា​ក្ដី (ពាក្យ​នេះ​ក្លាយ​មក​ពី ពិពាក្សា ដែល​ក្លាយ​ចេញ​ម្ដង​ហើយ​មក​ពី វិវក្ស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៦</text:p>
          </table:table-cell>
          <table:table-cell table:style-name="តារាង1.A2" office:value-type="string">
            <text:p text:style-name="P12">ពិភាល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ាប់​មន្ទិល, ភ្នក​គិត​ព្រួយ​ដោយ​ចាប់​មន្ទិល : ពិភាល់​ក្នុង​ចិត្ត ។ ប្រើ​ជា ន. ក៏​បាន : មាន​ពិភាល់, កើត​ពិភាល់, ចាប់​ពិភាល់ ។</text:p>
          </table:table-cell>
          <table:table-cell table:style-name="តារាង1.D2" office:value-type="string">
            <text:p text:style-name="P8">ពីភាល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៧</text:p>
          </table:table-cell>
          <table:table-cell table:style-name="តារាង1.A2" office:value-type="string">
            <text:p text:style-name="P12">ពិភេក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ភីឞណ) នាម​ស្ដេច​យក្ស​មួយ​ជា​អនុជ​នៃ​ក្រុង​រាពណ៍, ជា​ហោរ​គន់​គូរ​ទាយ​ផ្សេង​ៗ (មាន​តំណាល​ក្នុង​រឿង​រាមាយណៈ); សរសេរ​ជា ពិភេក្សណ៍ <text:s/>ក៏​ម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ិភេទក៍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៨</text:p>
          </table:table-cell>
          <table:table-cell table:style-name="តារាង1.A2" office:value-type="string">
            <text:p text:style-name="P12">ពិភេក្សណ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ិភេក ១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២៩</text:p>
          </table:table-cell>
          <table:table-cell table:style-name="តារាង1.A2" office:value-type="string">
            <text:p text:style-name="P12">ពិភេទក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ភេត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ភេទកា, វិភេទិកា ឬ វិភីដក; វិភីតក) <text:s/>ឈ្មោះ​សម៉​មួយ​ប្រភេទ​ផ្លែ​ធំ​ៗ​ជាង​សម៉​ឯ​ទៀត, មាន​រស​ល្វីង​ច្រើន, សម្រាប់​ប្រើ​ធ្វើ​ថ្នាំ​បញ្ចុះ​ស្រួល​ណាស់ : សម៉​ពិភេទក៍; ច្រើន​ហៅ​ក្លាយ​ជា សម៉​ពិភេក (ហៅ​ថា សម៉ូវ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០</text:p>
          </table:table-cell>
          <table:table-cell table:style-name="តារាង1.A2" office:value-type="string">
            <text:p text:style-name="P12">ពិម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មល់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មល) ដែល​ឥត​មន្ទិល, ឥត​សៅហ្មង : ស្អាត, ថ្លា, ស្រស់​បំព្រង (ព. កា.) : ហៃ​ប្អូន​ពិមល ពី​មុន​នាង​យល់ ដូច​ម្ដេច​បាន​ជា ផ្ដាំ​ថា​ឲ្យ​បង មក​រក​ពុំងា នឹង​បាន​ជា​គ្នា ត​រៀង​ទៅ​មុខ ។ តាម​បែប សំ. បា. បើ​ស្ត្រី​ជា ពិមលា <text:s/>ឬ វិមលា (--មៈលា) ប៉ុន្តែ​ខ្មែរ​មិន​សូវ​ប្រើ ។ វេវ. និម៌ល ឬ និម្មល ។</text:p>
          </table:table-cell>
          <table:table-cell table:style-name="តារាង1.D2" office:value-type="string">
            <text:p text:style-name="P8">វិមល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១</text:p>
          </table:table-cell>
          <table:table-cell table:style-name="តារាង1.A2" office:value-type="string">
            <text:p text:style-name="P12">ពិមា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មាន) លំនៅ ឬ​យាន្ត​ជំនិះ​ដ៏​ល្អ​វិសេស​សម្រាប់​ទេវតា, លំនៅ​ទេវតា ។ ព. ប្រ. ប្រាសាទ, ដំណាក់ ដែល​ល្អ​វិសេស សម្រាប់​ព្រះ​មហា​ក្សត្រ ក៏​ហៅ ពិមាន ដែរ, ដូច​យ៉ាង ពិមាន​អាកាស <text:s/>ជាដើម ។</text:p>
          </table:table-cell>
          <table:table-cell table:style-name="តារាង1.D2" office:value-type="string">
            <text:p text:style-name="P8">វិមាន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២</text:p>
          </table:table-cell>
          <table:table-cell table:style-name="តារាង1.A2" office:value-type="string">
            <text:p text:style-name="P12">ពិមាន​អាកា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្រាសាទ​មួយ​សង់​ដោយ​ថ្ម​បាយ​ក្រៀម នៅ​ពី​ខាង​ជើង​ជិត​គ្នា​នឹង​ប្រាសាទ​ហេមាទ្រិ <text:s/>(បាពួន) ក្នុង​កំពែង​នគរ​ធំ នៅ​ខែត្រ​សៀមរាប : ប្រាសាទ​ពិមាន​អាកាស ។</text:p>
          </table:table-cell>
          <table:table-cell table:style-name="តារាង1.D2" office:value-type="string">
            <text:p text:style-name="P8">វិមាន​អាកាស</text:p>
          </table:table-cell>
          <table:table-cell table:style-name="តារាង1.I2" office:value-type="string">
            <text:p text:style-name="P7">ប្រាសាទ​ពិមាន​អាកាស </text:p>
          </table:table-cell>
        </table:table-row>
        <table:table-row>
          <table:table-cell table:style-name="តារាង1.A2" office:value-type="string">
            <text:p text:style-name="P10">៨៤៣៣</text:p>
          </table:table-cell>
          <table:table-cell table:style-name="តារាង1.A2" office:value-type="string">
            <text:p text:style-name="P12">ពិម្ព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ម, ឬ ត. ទ. ស្រ. ពឹម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រូប​ប្រៀប, រូប​តំណាង, សំណាក; បែប, បែប​យ៉ាង, បែប​ធៀប; គំរូ...។ ពិម្ព​បដិមា <text:s/>ឬ ពិម្ព​ពុទ្ធ​រូប រូប​ប្រៀប​ដោយ​រូប​ព្រះ​ពុទ្ធ (ព្រះ​ពុទ្ធ​រូប) ។ ខ្មែរ​ច្រើន​ប្រើ​ពាក្យ​នេះ​ក្លាយ​មក​ជា ពុម្ព, ដូច​យ៉ាង <text:s/>អក្សរ​ពុម្ព, បោះ​ពុម្ព, ពុម្ព​ក្បាច់ 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ិម្ព​បដិមា </text:p>
          </table:table-cell>
        </table:table-row>
        <table:table-row>
          <table:table-cell table:style-name="តារាង1.A2" office:value-type="string">
            <text:p text:style-name="P10">៨៤៣៤</text:p>
          </table:table-cell>
          <table:table-cell table:style-name="តារាង1.A2" office:value-type="string">
            <text:p text:style-name="P12">ពិម្ព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ម-ពា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“វល្លិ​បាស, ផ្លែ​បាស; អង្ក្រេមអង្ក្រម”) ព្រះ​នាម​ក្សត្រិយាណី ជា​កន្សៃ​សព៌េជ្ញ​នៃ​ព្រះ​សក្យ​មុនី​សព្វញ្ញុពុទ្ធ កាល​ដែល​ទ្រង់​ស្ថិត​នៅ​ក្នុង​រាជ្យ : ព្រះ​នាង​ពិម្ពា ឬ ព្រះ​នាង​ពិម្ពា​យសោធរា ឬ ហៅ​ថា រាហុល​មាតា 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៥</text:p>
          </table:table-cell>
          <table:table-cell table:style-name="តារាង1.A2" office:value-type="string">
            <text:p text:style-name="P12">ពិម្ពិស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្រះ​នាម​ព្រះ​មហា​ក្សត្រិយ៍​មគធ​រដ្ឋ​មួយ​ព្រះ​អង្គ​ក្នុង​ពុទ្ធ​កាល​មាន​រឿង​តំណាល​ជា​ញឹក​ញយ​ក្នុង​គម្ពីរ​ពុទ្ធ​សាសនា; ទ្រង់​បាន​សាង​វត្ត​ឈ្មោះ​វេឡុវ័ន​ជា​ដំបូង​បំផុត​ថ្វាយ​ព្រះ​សក្យ​មុនី​សម្មាសម្ពុទ្ធ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៦</text:p>
          </table:table-cell>
          <table:table-cell table:style-name="តារាង1.A2" office:value-type="string">
            <text:p text:style-name="P12">ពិរាល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លៃ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<text:span text:style-name="T5">(វីរ + អាលយ) “លំនៅ​របស់​ជន​អ្នក​ក្លៀវក្លា, អ្នក​អង់</text:span>អាច; លំនៅ​របស់​អ្នក​ចម្បាំង; ស្ថាន​សួគ៌”) ខ្មែរ​ប្រើ​ពាក្យ​នេះ​ជា រ. ស. សំដៅ​សេចក្ដី​ថា “ដំណើរ​ស្លាប់​ទៅ​កើត​ឯ​ស្ថាន​សួគ៌” សម្រាប់​ហៅ​មរណ​ភាព​នៃ​ព្រះ​អគ្គ​មហេសី​ក្សត្រិយ៍​ទ្រង់​រាជ្យ : ទ្រង់​សោយ​ព្រះ​ពិរាល័យ, ឬ​និយាយ​ក្លាយ​ជា ទ្រង់​សោយ​ព្រះ​ពិលាល័យ <text:s/>ឬ ព្រះ​វិលាល័យ (ព្រះ​អគ្គ​មហេសី​នៃ​ក្សត្រិយ៍​ទ្រង់​រាជ្យ​អស់​ព្រះ​ជន្ម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៧</text:p>
          </table:table-cell>
          <table:table-cell table:style-name="តារាង1.A2" office:value-type="string">
            <text:p text:style-name="P12">ពិរុណ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រុន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រុណ) ពាក្យ​សម្រាប់​ហៅ​ទេវតា​ជា​អ្នក​បណ្ដាល​ឲ្យ​មាន​ភ្លៀង​ឬ​ហៅ​ចំពោះ​ភ្លៀង​តែ​ម្ដង : ព្រះ​ពិរុណ (ព. ហ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៨</text:p>
          </table:table-cell>
          <table:table-cell table:style-name="តារាង1.A2" office:value-type="string">
            <text:p text:style-name="P12">ពិរុណ​សាស្ត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ណៈសាស</text:p>
          </table:table-cell>
          <table:table-cell table:style-name="តារាង1.D2" office:value-type="string">
            <text:p text:style-name="P8">ព. ហ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្បួន​និយាយ​ពី​ភ្លៀង, ក្បួន​ទាយ​ទឹក​ភ្លៀង : កែន​ព្រះ​ពិរុណ​សាស្ត្រ... (ម. ព. ពិរុណ និង សាស្រ្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៣៩</text:p>
          </table:table-cell>
          <table:table-cell table:style-name="តារាង1.A2" office:value-type="string">
            <text:p text:style-name="P12">ពិរុទ្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រុត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ខុស, ដែល​ទីទៃ​ពី​គ្នា, ដែល​ផ្ទុយ​គ្នា : សេចក្ដី​ពិរុទ្ធ, ពាក្យ​ពិរុទ្ធ ។ ខ្មែរ​ប្រើ​ជា កិ. ក៏​មាន, សំដៅ​សេចក្ដី​ថា “ពិនិត្យ, សង្កេត​ឲ្យ​ឃើញ​ខុស​ឃើញ​ត្រូវ” : ត្រូវ​ពិរុទ្ធ​មើល ។ ប្រើ​ជា ន. ក៏​មាន : ជាប់​ពិរុទ្ធ <text:s/>ជាប់​ក្នុង​ការ​ត្រូវ​គេ​ពិនិត្យ​រក​កំហុ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០</text:p>
          </table:table-cell>
          <table:table-cell table:style-name="តារាង1.A2" office:value-type="string">
            <text:p text:style-name="P12">ពិរោ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រោត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រោធ) កំហឹង; កំហុស; សេចក្ដី​ស្អប់; ដំណើរ​ឈ្លោះ​ទាស់ទែង; សត្រូវ ។ ខ្មែរ​ច្រើន​និយាយ​ផ្សំ​នឹង​ពាក្យ ក្រោធ ថា : ក្រោធ​ពិរោធ <text:s/>គឺ​ក្រោធ​ខ្លាំង (ម. ព. កុល​ពិរោធ ផង) ។ ប្រើ​ជា កិ. ក៏​បាន (រ. ស.) : ទ្រង់​ព្រះ​ពិរោធ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ក្រោធ​ពិរោធ </text:p>
          </table:table-cell>
        </table:table-row>
        <table:table-row>
          <table:table-cell table:style-name="តារាង1.A2" office:value-type="string">
            <text:p text:style-name="P10">៨៤៤១</text:p>
          </table:table-cell>
          <table:table-cell table:style-name="តារាង1.A2" office:value-type="string">
            <text:p text:style-name="P12">ពិរោធន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ូច​គ្នា​នឹង ពិរោធ ដែ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២</text:p>
          </table:table-cell>
          <table:table-cell table:style-name="តារាង1.A2" office:value-type="string">
            <text:p text:style-name="P12">ពិ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ច្រ. និ. ពឹល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ចាំង​ខ្លាំង​មើល​ពុំ​ច្បាស់; ប្រើ​ជា កិ. ក៏​បាន : ពិល​ភ្នែក ។ ន. កែវ​ឆ្លុះ​ដោយ​មាន​ថ្ម​ពិល (បារ. Pile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៣</text:p>
          </table:table-cell>
          <table:table-cell table:style-name="តារាង1.A2" office:value-type="string">
            <text:p text:style-name="P12">ពិលាប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លាប) សេចក្ដី​ខ្សឹកខ្សួល​រៀបរាប់, ដំណើរ​យំ​បូរបាច់​ឮ​ខ្លាំង​ៗ​ដោយ​ស្ដាយ​អាល័យ​ឬ​ដោយ​កើត​ទុក្ខ​តូច​ចិត្ត​ណាស់ ។ ខ្មែរ​ច្រើន​ប្រើ​ជា កិ. ឬ កិ. វិ. : ពិលាប​សោក​ស្ដាយ; យំ​ពិលាប, ទួញ​ពិលាប (ព. ទេ. ឬ ព. កា.) : បដាចារា ពិលាប​ទួញ​ថា ប្ដី​ស្លាប់​កូន​ស្លាប់ អាពុក​និង​ម្ដាយ ឯ​នាយ​ក៏​ស្លាប់ តើ​ឲ្យ​ខ្ញុំ​ស្លាប់ តាម​ដែរ​ឬ​ទេ ?... (ទំនួញ​នាង​បដាចារ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៤</text:p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ភ្លេង​ខ្មែរ​មួយ​មេ មាន​លំនាំ​សូរ​សព្ទ​ហាក់​ដូច​ជា​ពិលាប : លេង​ភ្លេង​ពិលាប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៥</text:p>
          </table:table-cell>
          <table:table-cell table:style-name="តារាង1.A2" office:value-type="string">
            <text:p text:style-name="P12">ពិលាល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ិរាល័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៦</text:p>
          </table:table-cell>
          <table:table-cell table:style-name="តារាង1.A2" office:value-type="string">
            <text:p text:style-name="P12">ពិលា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លាស) លំនាំ​លីលា, លំនាំ​ក្រែក្រាយ, ញ៉ែងញ៉ង; លំនាំ​ល្គាយល្គង (ព. ទេ. ឬ ព. កា.) : ក្សត្រី​យាង​យាស ដោយ​នូវ​ពិលាស កែក្រាយ​សមរម្យ ដំណើរ​ដំរី ជាញជ័យ​និយម គួរ​ចាប់​អារម្មណ៍ ឆ្ពោះ​កាយ​វិការ ។</text:p>
          </table:table-cell>
          <table:table-cell table:style-name="តារាង1.D2" office:value-type="string">
            <text:p text:style-name="P8">វិលាស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៧</text:p>
          </table:table-cell>
          <table:table-cell table:style-name="តារាង1.A2" office:value-type="string">
            <text:p text:style-name="P12">ពិលាស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ៃ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ិល “រូង, រន្ធ” + អាសយ “លំនៅ, ការ​នៅ​អាស្រ័យ”) សត្វ​ដែល​មាន​រូង​ជា​លំនៅ, សត្វ​ដែល​នៅ​អាស្រ័យ​ក្នុង​រន្ធ (ប្រើ​ជា គុ. ផង​ក៏​បាន) : ជាស​និង​ពស់​ប្រភេទ​ខ្លះ ជា​សត្វ​ពិលាស័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៨</text:p>
          </table:table-cell>
          <table:table-cell table:style-name="តារាង1.A2" office:value-type="string">
            <text:p text:style-name="P12">ពិលាសិន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ណី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លាសិនី) ស្ត្រី​អ្នក​លេង​ឫក; ស្រី​ពេស្យា ។</text:p>
          </table:table-cell>
          <table:table-cell table:style-name="តារាង1.D2" office:value-type="string">
            <text:p text:style-name="P8">វិលាសិន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៤៩</text:p>
          </table:table-cell>
          <table:table-cell table:style-name="តារាង1.A2" office:value-type="string">
            <text:p text:style-name="P12">ពិលាស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លាសិន៑) ដែល​មាន​ពិលាស; ដែល​ជា​អ្នក​លេង​ឫក ។ ន. ព្រះ​វិស្ណុ; ព្រះ​ចន្ទ្រ; ភ្លើង ។ល។</text:p>
          </table:table-cell>
          <table:table-cell table:style-name="តារាង1.D2" office:value-type="string">
            <text:p text:style-name="P8">វិលាស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០</text:p>
          </table:table-cell>
          <table:table-cell table:style-name="តារាង1.A2" office:value-type="string">
            <text:p text:style-name="P12">ពិ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ច្រ. និ. ពឹស</text:p>
          </table:table-cell>
          <table:table-cell table:style-name="តារាង1.D2" office:value-type="string">
            <text:p text:style-name="P8">បា. 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; វិឝ) ចំហាយ​ឬ​កម្សួល​កាច​ដែល​កើត​មាន​នៅ​ចង្កូម​សត្វ​ពួក​ទីឃ​ជាតិ​ឬ​មាន​នៅ​ទ្រនិច​នៃ​សត្វ​ល្អិត​ពួក​ខ្លះ​មាន​ខ្ទួយ​ជាដើម : ពិស​ពស់, ពិស​ខ្ទួយ ។ ឈ្មោះ​រោគ​ពង​ដោរ​នៅ​សាច់​បណ្ដាល​ឲ្យ​ឈឺ​ចាប់​ពើត​ឬ​ក្រហាយ​ខ្លាំង : កើត​ពិស ។ ឈ្មោះ​រោគ​គ្រុន​ក្ដៅ​ខ្លាំង​បណ្ដាល​អំពី​សួត​ពិការ​ជាដើម : គ្រុន​ពិស ។ ថ្នាំ​ពិស​ ថ្នាំ​ពុល, គ្រឿង​ពុល : លេប​ថ្នាំ​ពិស, ត្រូវ​ថ្នាំ​ពិល ។ <text:s/>ជ័រ​ឆក់​ក៏​ហៅ ថ្នាំ​ពិស ដែរ : ព្រួញ​លាប​ថ្នាំ​ពិស ។ <text:s/>ព. ប្រ. មនុស្ស​មាន​ពិស មនុស្ស​អ្នក​មាន​អំណាច​ខ្លាំង​ឬ​អ្នក​ប្រើ​អំណាច​ហួស​ហេតុ​ព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១</text:p>
          </table:table-cell>
          <table:table-cell table:style-name="តារាង1.A2" office:value-type="string">
            <text:p text:style-name="P12">ពិសម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សៈម៉ៃ</text:p>
          </table:table-cell>
          <table:table-cell table:style-name="តារាង1.D2" office:value-type="string">
            <text:p text:style-name="P10">សំ.; 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្មយ; វិម្ហយ) សេចក្ដី​អស្ចារ្យ, ហេតុ​ដែល​គួរ​ឲ្យ​លាន់​មាត់​ស្ងើច; សេចក្ដី​រីករាយ, តម្រេក, សេចក្ដី​ស្រឡាញ់, ស្នេហា : មាន​ពិសម័យ ។ ខ្មែរ​ច្រើន​ប្រើ​ជា គុ. សំដៅ​សេចក្ដី​ថា “គួរ​ឲ្យ​ស្រឡាញ់, គួរ​ឲ្យ​ស្ងើច, គួរ​ឲ្យ​ជាប់​ចិត្ត​ភ្លេច​ខ្លួន” : ប្អូន​ពិសម័យ, កែវ​ពិសម័យ, ស្ងួន​ពិសម័យ (ព. កា. ប្រើ​ជា ពិស្ម័យ ជិត​ប្រភព​ដើម​ជាង) : ឱ​កែវ​ពិស្ម័យ បង​នឹក​អាល័យ ប្អូន​រាល់​វេលា ចុះ​ហេតុ​ដូច​ម្ដេច ក៏​មាស​ស្ងួន​ភ្ងា ពុំ​ចេញ​វាចា មួយ​ម៉ាត់​មក​រក ?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២</text:p>
          </table:table-cell>
          <table:table-cell table:style-name="តារាង1.A2" office:value-type="string">
            <text:p text:style-name="P12">ពិសា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ឱជារស, ឆ្ងាញ់, ចាប់​មាត់, : ចំណី​ពិសា, ឆ្ងាញ់​ពិសា (ព. គ.) ។</text:p>
          </table:table-cell>
          <table:table-cell table:style-name="តារាង1.D2" office:value-type="string">
            <text:p text:style-name="P8">ពីស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រិភោគ (ស៊ី); ពាក្យ​គួរ​សម​សម្រាប់​គ្រហស្ថ​ឬ​បព្វជិត​និយាយ​ទៅ​រក​គ្រហស្ថ​ដែល​គួរ​គោរព : អ្នក​ពិសា​ហើយ​ឬ​នៅ ?; អញ្ជើញ​លោក​ពិសា !, អញ្ជើញ​ពិសា​ឲ្យ​បរិបូណ៌ !; (ដោយ​សំដៅ​សេចក្ដី​ថា បរិភោគ​ឆ្ងាញ់) ។ ម. ព. ស៊ី <text:s/>ផង ។ ព. កា. ថា : ពិសា​ផ្លែ​ប្រាំ ពិសារ​ស​ធម្ម ពិសា​សត្យា ពិសា​សីល​ទាន ទ្រើសទ្រង់​ករុណា ពិសា​រស​វា- ចា​ចេញ​មធូរ ។ (សាស្ត្រា​ច្បាប់ រាជ​នេតិ ជា​ព្រះ​និពន្ធ​នៃ​ព្រះ​រាជ​សម្ភ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៣</text:p>
          </table:table-cell>
          <table:table-cell table:style-name="តារាង1.A2" office:value-type="string">
            <text:p text:style-name="P12">ពិសាខ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ាក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ាខ; វិឝាខ) ឈ្មោះ​ខែ​ទី ៦ តាម​ចន្ទគតិ : ខែ​ពិសាខ ។ ឈ្មោះ​នក្សត្រ​ឬ​នក្ខត្ត​ឫក្ស​ទី ១៦ : ពិសាខ​ឫក្ស <text:s/>។</text:p>
          </table:table-cell>
          <table:table-cell table:style-name="តារាង1.D2" office:value-type="string">
            <text:p text:style-name="P8">វិសាខ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៤</text:p>
          </table:table-cell>
          <table:table-cell table:style-name="តារាង1.A2" office:value-type="string">
            <text:p text:style-name="P12">ពិសាខ​បូជ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ខៈបូ--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ាខ + បូជា) ឈ្មោះ​ពិធី​បុណ្យ ឬ​ការ​ធ្វើ​សក្ការ​បូជា​ក្នុង​ថ្ងៃ​ពេញ​បូណ៌មី​ខែ​ពិសាខ ជា​ថ្ងៃ​ដែល​ព្រះ​សក្យ​មុនី​សម្មាសម្ពុទ្ធ​ទ្រង់​ប្រសូត, ទ្រង់​បាន​បរមាភិសម្ពោធិ, ទ្រង់​រលត់​ខន្ធ​ចូល​កាន់​បរិនិព្វាន; ធ្វើ​រំឭក​ដល់​ព្រះ​គុណ​របស់​ព្រះ​អង្គ, ជា​ការ​បូជា​ពិសេស​មួយ​យ៉ាង សម្រាប់​ពុទ្ធ​សាសនិក​ជន​ទាំង​បព្វជិត​ទាំង​គ្រហស្ថ​នាំ​គ្នា​ធ្វើ​រាល់​ឆ្នាំ, រាប់​ថា​ជា​បុណ្យ​សម្រាប់​ពុទ្ធ​សាសនា : ថ្ងៃ​ពិសាខ​បូជា, ធ្វើ​ពិសាខ​បូជា ។</text:p>
          </table:table-cell>
          <table:table-cell table:style-name="តារាង1.D2" office:value-type="string">
            <text:p text:style-name="P8">វិសាខ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៥</text:p>
          </table:table-cell>
          <table:table-cell table:style-name="តារាង1.A2" office:value-type="string">
            <text:p text:style-name="P12">ពិសា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ាល; វិឝាល) ទូលាយ; ធំ; ប្រសើរ ។ សម្រាប់​និយាយ​ផ្សំ​នឹង​ពាក្យ ពិសេស ឬ វិសេស <text:s/>ថា : ពិសេស​ពិសាល ឬ វិសេស​វិសាល សំដៅ​សេចក្ដី​ថា ប្រសើរ​ប្លែក, ល្អ​ប្លែក ។ ពិសាលដ្ឋាន <text:s/>ឬ វិសាលដ្ឋាន <text:s/>ទី​ទូលាយ, ទី​ដែល​ធំ ។ល។</text:p>
          </table:table-cell>
          <table:table-cell table:style-name="តារាង1.D2" office:value-type="string">
            <text:p text:style-name="P8">វិលាល</text:p>
          </table:table-cell>
          <table:table-cell table:style-name="តារាង1.I2" office:value-type="string">
            <text:p text:style-name="P7">ពិសេស​ពិសាល <text:s text:c="2"/></text:p>
            <text:p text:style-name="P7">ពិសាលដ្ឋាន</text:p>
          </table:table-cell>
        </table:table-row>
        <table:table-row>
          <table:table-cell table:style-name="តារាង1.A2" office:value-type="string">
            <text:p text:style-name="P10">៨៤៥៦</text:p>
          </table:table-cell>
          <table:table-cell table:style-name="តារាង1.A2" office:value-type="string">
            <text:p text:style-name="P12">ពិសិដ្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ិត</text:p>
          </table:table-cell>
          <table:table-cell table:style-name="តារាង1.D2" office:value-type="string">
            <text:p text:style-name="P23">បា.; សំ. 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សិដ្ឋ; វិឝិឞ្ដ) ដែល​ឧត្តម, ខ្ពង់ខ្ពស់, ប្រសើរ, ពិសី, ល្អ, ថ្លៃថ្លា​ផុត​គេ : មនុស្ស​ពិសិដ្ឋ, របស់​ពិសិដ្ឋ ។</text:p>
          </table:table-cell>
          <table:table-cell table:style-name="តារាង1.D2" office:value-type="string">
            <text:p text:style-name="P8">វិសិដ្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៧</text:p>
          </table:table-cell>
          <table:table-cell table:style-name="តារាង1.A2" office:value-type="string">
            <text:p text:style-name="P12">ពិស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ប្រសើរ, វិសេស, ថ្លៃថ្លា : ល្អ​ពិសី, ប្អូន​ពិសី ។ មាស​ពិសី, កែវ​ពិសី ពាក្យ​សម្រាប់​ហៅ​ស្ត្រី​ជាទី​ស្រឡាញ់ ដោយ​ប្រៀប​ប្រដូច​នឹង​មាស​ឬ​កែវ​ប្រសើរ (ប្រើ​ក្នុង​កាព្យ) ។</text:p>
          </table:table-cell>
          <table:table-cell table:style-name="តារាង1.D2" office:value-type="string">
            <text:p text:style-name="P8">ពីស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៥៨</text:p>
          </table:table-cell>
          <table:table-cell table:style-name="តារាង1.A2" office:value-type="string">
            <text:p text:style-name="P12">ពិសុទ្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ុត</text:p>
          </table:table-cell>
          <table:table-cell table:style-name="តារាង1.D2" office:value-type="string">
            <text:p text:style-name="P8">បា. ; សំ. 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ិសុទ្ធ; វិឝុទ្ធ) ស្អាត​វិសេស, ហ្មត់ហ្មង ឥត​មន្ទិល; ច្រើន​និយាយ​ជាមួយ​នឹង​ពាក្យ ពិសេស ឬ វិសេស ថា : ពិសេស​ពិសុទ្ធ ឬ វិសេស​វិសុទ្ធ <text:s/>(ម. ព. ពិសេស ១ ន.) ។</text:p>
          </table:table-cell>
          <table:table-cell table:style-name="តារាង1.D2" office:value-type="string">
            <text:p text:style-name="P8">វិសុទ្ធ</text:p>
          </table:table-cell>
          <table:table-cell table:style-name="តារាង1.I2" office:value-type="string">
            <text:p text:style-name="P7">ពិសេស​ពិសុទ្ធ <text:s/></text:p>
          </table:table-cell>
        </table:table-row>
        <table:table-row>
          <table:table-cell table:style-name="តារាង1.A2" office:value-type="string">
            <text:p text:style-name="P10">៨៤៥៩</text:p>
          </table:table-cell>
          <table:table-cell table:style-name="តារាង1.A2" office:value-type="string">
            <text:p text:style-name="P12">ពិសុទ្ធិ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ុត-ធិ ឬ--សុត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ុទ្ធិ; វិឝុទ្ធិ) សេចក្ដី​ស្អាត​វិសេស, ហ្មត់ហ្មង, ឥត​មន្ទិល; សេចក្ដី​បរិសុទ្ធ (ព. ទេ. ឬ ព. កា.) ។</text:p>
          </table:table-cell>
          <table:table-cell table:style-name="តារាង1.D2" office:value-type="string">
            <text:p text:style-name="P8">វិសុទ្ធិ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៦០</text:p>
          </table:table-cell>
          <table:table-cell table:style-name="តារាង1.A2" office:value-type="string">
            <text:p text:style-name="P12">ពិសេស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>--សែស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េស; វិឝេឞ) សេចក្ដី​ប្លែក, ដំណើរ​លើសលន់, អ្វី​ៗ​ដែល​ប្លែក, គុណ​ដែល​គួរ​សរសើរ ។ គុ. ដែល​ប្លែក, លើសលន់; ដែល​គួរ​សរសើរ; ដែល​សម្រាប់​ប្រើប្រាស់​ដោយ​ឡែក​ឬ​ប្រើប្រាស់​មួយ​ដង​មួយ​កាល : យាន​ពិសេស, រថ​ពិសេស, បរិក្ខារ​ពិសេស; របស់​វិសេស, គុណ​វិសេស, មនុស្ស​វិសេស ។</text:p>
          </table:table-cell>
          <table:table-cell table:style-name="តារាង1.D2" office:value-type="string">
            <text:p text:style-name="P8">វិសេស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>--សែស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្នក​ចម្អិន​ព្រះ​ស្ងោយ​ថ្វាយ​ព្រះ​រាជា : អ្នក​ពិសេស, ពួក​ពិសេស (សរសេរ​ជា ពិសែស ក៏​ម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៦១</text:p>
          </table:table-cell>
          <table:table-cell table:style-name="តារាង1.A2" office:value-type="string">
            <text:p text:style-name="P12">ពិសែ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ិសេស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៦២</text:p>
          </table:table-cell>
          <table:table-cell table:style-name="តារាង1.A2" office:value-type="string">
            <text:p text:style-name="P12">ពិសោ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ោត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វិសោធ; វិរិឝោស<text:span text:style-name="T1">“</text:span> សម្អាត, ជម្រះ, រំលីង”) ។ ខ្មែរ​ប្រើ​ពាក្យ​នេះ​សំដៅ​ចំពោះ​សេចក្ដី​ថា “ល្បង​មើល, សាក​មើល​ឲ្យ​ឃើញ​ពិត; ពិនិត្យ​ដោយ​ការ​ល្បង​ឲ្យ​ឃើញ​ប្រាកដ” : ចាំ​ពិសោធ​មើល​សិន, ត្រូវ​ពិសោធ​ឲ្យ​ឃើញ​ព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៦៣</text:p>
          </table:table-cell>
          <table:table-cell table:style-name="តារាង1.A2" office:value-type="string">
            <text:p text:style-name="P12">ពិសោធន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ោត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ោធន; វិឝោធន) “ការ​សម្អាត, ដំណើរ​ជម្រះ, រំលីង”) ការ​ល្បង​មើល, ដំណើរ​ពិនិត្យ​ឬ​សាក​មើល​ឲ្យ​ឃើញ​ពិត : នៅ​ក្នុង​ពិសោធន៍, ជាប់​ពិសោធន៍, ធ្លាប់​ពិសោធន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៦៤</text:p>
          </table:table-cell>
          <table:table-cell table:style-name="តារាង1.A2" office:value-type="string">
            <text:p text:style-name="P12">ពិស្ដ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ជើង ដ, ច្រ. និ. ពឹស-ស្ដា</text:p>
          </table:table-cell>
          <table:table-cell table:style-name="តារាង1.D2" office:value-type="string">
            <text:p text:style-name="P8">សំ. 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ស្ដារ; វិត្ថារ) សេចក្ដី​ទូលាយ, សេចក្ដី​វែង; ដំណើរ​យឺតយូរ : និយាយ​ដោយ​ពិស្ដារ ។ ខ្មែរ​ប្រើ​ជា​ឈ្មោះ​ធម៌​ព្រះ​អភិធម្ម​បិដក​និង​អដ្ឋកថា​ព្រះ​អភិធម្ម យក​មក​រួបរួម​ចារឹក​ទុក​ក្នុង​ភាណវារ​បាលី​សម្រាប់​ព្រះ​ភិក្ខុ​សង្ឃ​សូត្រ​ដារ ជា​ធម៌​វែង​ជាង សត្តប្បករណ៍ ឬ សប្តប្រករណ៍ : និមន្ត​លោក​សូត្រ​ពិស្ដារ ។ ប្រើ​ជា គុ. ឬ កិ. វិ. ក៏​បាន : សេចក្ដី​ពិស្ដារ គឺ​សេចក្ដី​វែង ឬ ទូលាយ; និយាយ​ពិស្ដារ គឺ​និយាយ​រៀបរាប់​ដោយ​សព្វ​គ្រប់ ។ ព. ផ្ទ. សង្ខេប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៦៥</text:p>
          </table:table-cell>
          <table:table-cell table:style-name="តារាង1.A2" office:value-type="string">
            <text:p text:style-name="P12">ពិស្ណុ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ស-ស្ណុ ឬ​វិស--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<text:span text:style-name="T6">វិឞ្ណុ</text:span>) ព្រះ​នារាយណ៍ ។</text:p>
          </table:table-cell>
          <table:table-cell table:style-name="តារាង1.D2" office:value-type="string">
            <text:p text:style-name="P8">វិស្ណុ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៤៦៦</text:p>
          </table:table-cell>
          <table:table-cell table:style-name="តារាង1.A2" office:value-type="string">
            <text:p text:style-name="P12">ពិស្ណុ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ិស-ស្ណុកា, ឬ​ត. ទ. ពឹស-ស្ណុកា ឬ​ពឹស-កា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0">ពាក្យ​ហៅ​ឃ្លាត​ក្លាយ​មក​អំពី បា. វិស្សកម្ម, សំ. វិឝ្វកម៌ន៑ <text:s/>ដែល​ជា​នាម​នៃ​ទេវតា​អ្នក​មាន​ចំណេះ​ខាង​ការ​ជាង​ជា​អ្នក​សម្រេច​កិច្ចការ​ថ្វាយ​ព្រះ​ឥន្រ្ទ​ដែល​ធ្លាប់​ហៅ​ថា ព្រះ​វិស្សកម្ម ។ <text:s/>ពួក​ជាង​ពី​បុរាណ​ច្រើន​ជឿ​ថា ទេវតា​នោះ​ជា​គ្រូ​ធំ​លើ​ជាង​ទាំងឡាយ, ព្រោះ​ហេតុ​នោះ បាន​ជា​ហៅ​រណ្ដាប់​ជា​ទ្រនឹប​ជាង​ឬ​ទ្រនឹប​គ្រូ​ថា រៀប​ព្រះ​ពិស្ណុការ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៦៧</text:p>
            <text:p text:style-name="P16"/>
          </table:table-cell>
          <table:table-cell table:style-name="តារាង1.A2" office:value-type="string">
            <text:p text:style-name="P17">ពិស្ណុ​លោ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ិស-ស្ណុ-, ឬ ត. ទ. ស្រ. ពឹស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0">ឋានន្តរ​សម្រាប់​ចៅហ្វាយ​ស្រុក​ខែត្រ​ទាំងឡាយ, ក្នុង​សម័យ​រាជ្យ​ពី​ដើម​ជា​មន្ត្រី​ទី​ស្ដេច​ត្រាញ់, តែ​សម័យ​បច្ចុប្បន្ន​នេះ ជា​ទី​អភិបាល​ខែត្រ​ដែល​រួម​ហៅ​ថា ខែត្រ​តាកែវ <text:s/>(ម. ព. ពិស្ណុ និង លោក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16">៨៤៦៨</text:p>
          </table:table-cell>
          <table:table-cell table:style-name="តារាង1.A2" office:value-type="string">
            <text:p text:style-name="P17">ពិស្ម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ើល​ក្នុង​ពាក្យ ពិសម័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៦៩</text:p>
          </table:table-cell>
          <table:table-cell table:style-name="តារាង1.A2" office:value-type="string">
            <text:p text:style-name="P17">ពិស្សុ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ិស-សុត ឬ វិស-សុត</text:p>
          </table:table-cell>
          <table:table-cell table:style-name="តារាង1.D2" office:value-type="string">
            <text:p text:style-name="P4">បា. ; សំ. 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(វិស្សុត; វិឝ្រុត) ដែល​លេច​ឮ​កេរ្តិ៍​ឈ្មោះ​សុស​សាយ, ល្បី​ល្បាញ; ដែល​មាន​គេ​ស្គាល់​ច្រើន, មាន​គេ​រាប់​អាន​ច្រើន : មនុស្ស​ពិស្សុត, អ្នក​ប្រាជ្ញ​ពិស្សុត, មាន​កេត្តិ៍​ឈ្មោះ​ពិស្សុត ។</text:p>
          </table:table-cell>
          <table:table-cell table:style-name="តារាង1.D2" office:value-type="string">
            <text:p text:style-name="P8">វិស្សុត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០</text:p>
          </table:table-cell>
          <table:table-cell table:style-name="តារាង1.A2" office:value-type="string">
            <text:p text:style-name="P17">ពិឡ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ពិឡារ ឬ វិឡារ; ពិឌាល ឬ វិឌាល) ឆ្មា; បើ​ញី​ជា ពិឡារី ឬ វិឡារី (សម្រាប់​ប្រើ​ជា រ. ស. ឬ ប្រើ​ក្នុង​កាព្យ) ។</text:p>
          </table:table-cell>
          <table:table-cell table:style-name="តារាង1.D2" office:value-type="string">
            <text:p text:style-name="P8">វិឡា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១</text:p>
          </table:table-cell>
          <table:table-cell table:style-name="តារាង1.A2" office:value-type="string">
            <text:p text:style-name="P17">ព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 ; អា. និ.</text:p>
          </table:table-cell>
          <table:table-cell table:style-name="តារាង1.D2" office:value-type="string">
            <text:p text:style-name="P7">អំពី; ខាង, ឯ : មក​ពី​ណា ?, បាន​ពី​ណា​មក ?, មក​ពី​ផ្ទះ, រួច​ពី​ដៃ, សម្ដី​ចេញ​ពី​មាត់, ទៅ​ពី​ព្រឹក; ពី​មុខ, ពី​ក្រោយ, ពី​ឆ្វេង, ពី​ស្ដាំ, ពី​លើ, ពី​ក្រោម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២</text:p>
          </table:table-cell>
          <table:table-cell table:style-name="តារាង1.A2" office:value-type="string">
            <text:p text:style-name="P17">ពី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ថូ​ដី​ដែល​មាន​ក្អេង​ធំ​ត្រពីង : ទឹក ១ ពីង <text:s/>(ហៅ​តាម​ទម្លាប់​ស្រុក​ខ្លះ) ។ បិសាច, ខ្មោច​បិសាច, ព្រាយ, (ពាក្យ​សម្រាប់​ប្រើ​ក្នុង​ក្បួន​សែន​ជម្ងឺ ឬ​ពាក្យ​សូត្រ​បណ្ដេញ​ខ្មោច​បិសាច; ប្រើ​តាម​ទម្លាប់​របស់​ពួក​ជន​អ្នក​ជឿ) : សូត្រ​អាគម​ដេញ​ពីង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៣</text:p>
          </table:table-cell>
          <table:table-cell table:style-name="តារាង1.A2" office:value-type="string">
            <text:p text:style-name="P17">ពីងពង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9">ឈ្មោះ​ឫស្សី​មួយ​ប្រភេទ ឥត​បន្លា សាច់​ក្រាស់ ប្រហោង​តូច : ថ្នោល​ពីងព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៤</text:p>
          </table:table-cell>
          <table:table-cell table:style-name="តារាង1.A2" office:value-type="string">
            <text:p text:style-name="P17">ពីងព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ត្វ​ល្អិត​មួយ​ពួក មាន​ជើង​វែង​ៗ, ជា​សត្វ​មាន​ពិស, ចេះ​បញ្ចេញ​សរសៃ​ឆ្មារ​ពី​គូទ​ព័ទ្ធ​ត្រដាង​ប្រទាក់​ជា​ក្រឡា​សំបុក ហៅ​ថា មង ក៏​បាន, ហើយ​តោង​នៅ​ត្រង់​ពាក់​កណ្ដាល​សំបុក ចាំ​ចាប់​សត្វ​ល្អិត​មាន​រុយ​ជាដើម​ដែល​មក​ប៉ះ​ជាប់​នឹង​មង​នោះ​ជា​ចំណី : សំបុក​ពីងពាង, ពីងពាង​ពាក់​មង, សរសៃ​ពីងពា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៥</text:p>
          </table:table-cell>
          <table:table-cell table:style-name="តារាង1.A2" office:value-type="string">
            <text:p text:style-name="P17">ពីងពាំ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គរ​រូប​តូច មាន​ដង មាន​ខ្សែ ចង​គ្រាប់​ពី​ខាង​ក្រៅ សម្រាប់​កាន់​គ្រលែង​ឲ្យ​ឮ ប្រើ​ក្នុង​ព្រះ​រាជ​ពិធី​ហែ​ចេញ​ក្បួន​ធំ : ស្គរ​ពីងពាំង, គ្រលែង​ពីងព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៦</text:p>
          </table:table-cell>
          <table:table-cell table:style-name="តារាង1.A2" office:value-type="string">
            <text:p text:style-name="P17">ពីជ​គណិ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ជៈគៈនិត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ពីជ + គណិត) គណិត​សាស្ត្រ​មួយ​បែប​លើក​តួ​អក្សរ​យក​មក​តាំង ជា​តំណាង​តួ​លេខ (បារ. Algèbre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៧</text:p>
          </table:table-cell>
          <table:table-cell table:style-name="តារាង1.A2" office:value-type="string">
            <text:p text:style-name="P17">ពីជ​គា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ីជៈ--</text:p>
          </table:table-cell>
          <table:table-cell table:style-name="តារាង1.D2" office:value-type="string">
            <text:p text:style-name="P4">បា. ឬ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ជា វីជ-- ក៏​មាន) ពូជ​ដែល​ឃ្លាត​ចេញ​ពី​ទី​ដើម​ហើយ តែ​នៅ​មាន​អំណាច​ដុះ​ត​ទៅ​ទៀត​បាន (ម.ព. ភូត​គាម ឬ ភូត​គ្រាម ផង) ។ </text:p>
          </table:table-cell>
          <table:table-cell table:style-name="តារាង1.D2" office:value-type="string">
            <text:p text:style-name="P8">ពីជ​គ្រា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៨</text:p>
          </table:table-cell>
          <table:table-cell table:style-name="តារាង1.A2" office:value-type="string">
            <text:p text:style-name="P17">ពីផា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មើល​ក្នុង​ពាក្យ ពិណពាទ្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៧៩</text:p>
          </table:table-cell>
          <table:table-cell table:style-name="តារាង1.A2" office:value-type="string">
            <text:p text:style-name="P17">ពីព្រោ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 ; អា. និ.</text:p>
          </table:table-cell>
          <table:table-cell table:style-name="តារាង1.D2" office:value-type="string">
            <text:p text:style-name="P7">ព្រោះ, ព្រោះ​តែ, ហេតុ​តែ, ដ្បិត, ដ្បិត​តែ : បាន​ជា​ខ្ញុំ​ហ៊ាន​ឃាត់ ពីព្រោះ​មាន​បញ្ញត្តិ​ហាម​មិន​ឲ្យ​ចូល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០</text:p>
          </table:table-cell>
          <table:table-cell table:style-name="តារាង1.A2" office:value-type="string">
            <text:p text:style-name="P17">ពីមពើ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7">ដែល​ពើម​ៗ​វីមវាម ឬ​ពើម​ចុះ​ពើម​ឡើង ព្រោះ​ងងឹត : ដើរ​រពីមរពើម; ដំណើរ​ពីមពើម (ម. ព. ពើម​ៗ ផង) ។</text:p>
          </table:table-cell>
          <table:table-cell table:style-name="តារាង1.D2" office:value-type="string">
            <text:p text:style-name="P8">ពេមពើ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១</text:p>
          </table:table-cell>
          <table:table-cell table:style-name="តារាង1.A2" office:value-type="string">
            <text:p text:style-name="P17">ពី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 សំ.</text:p>
          </table:table-cell>
          <table:table-cell table:style-name="តារាង1.D2" office:value-type="string">
            <text:p text:style-name="P7">មួយ​គួប​គ្នា គឺ​មួយ​និង​មួយ (២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២</text:p>
          </table:table-cell>
          <table:table-cell table:style-name="តារាង1.A2" office:value-type="string">
            <text:p text:style-name="P17">ពីរោ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ស្រួល​ស្ដាប់, ល្អ​ស្ដាប់, ឆ្ងាញ់​ត្រចៀក, ដែល​មាន​ទំនង​សូរ​សព្ទ​គួរ​ឲ្យ​ចង់​ស្ដាប់ : សំឡេង​ពីរោះ, សម្ដី​ពីរោះ, ពាក្យ​ពីរោះ ។ ប្រើ​ជា កិ. វិ. ក៏​បាន : និយាយ​ពីរោះ, ច្រៀង​ពីរោះ ។ ពីរោះ​ពិសា <text:s/>ពីរោះ​ហាក់​ដូច​ជា​ឆ្ងាញ់​ពិសា : សម្ដី​ពីរោះ​ពិសា; និយាយ​ពីរោះ​ពិស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ីរោះ​ពិសា </text:p>
            <text:p text:style-name="P7"/>
          </table:table-cell>
        </table:table-row>
        <table:table-row>
          <table:table-cell table:style-name="តារាង1.A2" office:value-type="string">
            <text:p text:style-name="P16">៨៤៨៣</text:p>
          </table:table-cell>
          <table:table-cell table:style-name="តារាង1.A2" office:value-type="string">
            <text:p text:style-name="P17">ពីស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ពិស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៤</text:p>
          </table:table-cell>
          <table:table-cell table:style-name="តារាង1.A2" office:value-type="string">
            <text:p text:style-name="P17">ពីស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ពិស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៥</text:p>
          </table:table-cell>
          <table:table-cell table:style-name="តារាង1.A2" office:value-type="string">
            <text:p text:style-name="P17">ព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រក​គេ​ជួយ, ស្ដី​គេ : ពឹង​គេ​ឲ្យ​សរសេរ​សំបុត្រ, ពឹង​គេ​ឲ្យ​ជួយ​ធ្វើ​រោង ។ <text:s/>ជ្រក​កោន, ធ្វើ​ឲ្យ​មាន​អាង : ពឹង​បុណ្យ​គេ, ពឹង​គំនិត​គេ ។ ពឹង​ផ្អែក ធ្វើ​ឲ្យ​មាន​អាង​ហាក់​ដូច​ជា​បង្អែក ។ ពឹង​ពាក់ <text:s/>ពឹង​រក​គ្នា​ទៅ​វិញ​ទៅ​មក ។ល។ ប្រឹង​ចំកោង​ឬ​បំពើង​ខ្លួន​ផ្ដែក​ប៉ះ​ផ្ទប់​ទៅ​លើ : គោ​ពឹង​ទូក​រទេះ (និយាយ​ថា ពឹត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ឹង​ផ្អែក </text:p>
            <text:p text:style-name="P7">ពឹង​ពាក់ </text:p>
            <text:p text:style-name="P7"/>
          </table:table-cell>
        </table:table-row>
        <table:table-row>
          <table:table-cell table:style-name="តារាង1.A2" office:value-type="string">
            <text:p text:style-name="P16">៨៤៨៦</text:p>
          </table:table-cell>
          <table:table-cell table:style-name="តារាង1.A2" office:value-type="string">
            <text:p text:style-name="P17">ពឹត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ើល​ក្នុង​ពាក្យ ពឹ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មើល​ក្នុង​ពាក្យ ព្រលូ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៧</text:p>
          </table:table-cell>
          <table:table-cell table:style-name="តារាង1.A2" office:value-type="string">
            <text:p text:style-name="P17">ពឹ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សូរ​ឮ​ដោយ​តប់​ឬ​គប់​គ្នា​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៨</text:p>
          </table:table-cell>
          <table:table-cell table:style-name="តារាង1.A2" office:value-type="string">
            <text:p text:style-name="P17">ពឺ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ខំ. ប្រឹង ពេញ​ទំហឹង​ឬ​វាយ, សំពង​ពេញ​ទំហឹង ។ ប្រើ​ជា កិ. វិ. ក៏​បាន : វាយ​ពឺ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៨៩</text:p>
          </table:table-cell>
          <table:table-cell table:style-name="តារាង1.A2" office:value-type="string">
            <text:p text:style-name="P17">ពុ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ជ្រោក​សាច់​ផុយ : ឈើ​ពុក, ឧស​ពុក, សំពត់​ពុ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អាការៈ​របស់​មច្ឆជាតិ​ពួក​ខ្លះ​ដែល​ដុះ​ចេញ​ជា​សរសៃ​វែង​ៗ មាន​សណ្ឋាន​ស្រដៀង​នឹង​ពុក​មាត់ : ពុក​បង្កង, ពុក​កំពឹ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អាទិ​លុប​របស់​ពាក្យ អាពុក ឬ ឪពុក គឺ​លុប អា ឬ ឪ ចេញ​ទុក​ឲ្យ​នៅ​តែ ពុក មួយ​ព្យាង្គ : សុំ​ពុក​នៅ​ផ្ទះ​ចុះ ខ្ញុំ​ត្រូវ​ទៅ​ជា​ជំនួស​ពុ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០</text:p>
          </table:table-cell>
          <table:table-cell table:style-name="តារាង1.A2" office:value-type="string">
            <text:p text:style-name="P17">ពុក​ចង្ក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រោម​ដែល​ដុះ​ត្រង់​ចង្កា : កោរ​ពុក​ចង្កា, ទុក​ពុក​ចង្កា (ម. ព. ពុក​មាត់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១</text:p>
          </table:table-cell>
          <table:table-cell table:style-name="តារាង1.A2" office:value-type="string">
            <text:p text:style-name="P17">ពុក​ឆ្ម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ឈើ​តូច​មួយ​ប្រភេទ ផ្កា​ជា​សំណុំ​សណ្ឋាន​ស្រដៀង​នឹង​ពុក​មាត់​ឆ្ម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២</text:p>
          </table:table-cell>
          <table:table-cell table:style-name="តារាង1.A2" office:value-type="string">
            <text:p text:style-name="P17">ពុក​បង្ក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មៅ​មួយ​ប្រភេទ មាន​សណ្ឋាន​ស្រដៀង​នឹង​ពុក​បង្ក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៣</text:p>
          </table:table-cell>
          <table:table-cell table:style-name="តារាង1.A2" office:value-type="string">
            <text:p text:style-name="P17">ពុក​មា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រោម​ដែល​ដុះ​ក្បែរ​រឹម​បបូរ​មាត់​ខាង​លើ : កោរ​ពុក​មាត់, ទុក​ពុក​មាត់, ពត់​ពុក​មាត់ <text:s/>(ម. ព. ពុក​ចង្កា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៤</text:p>
          </table:table-cell>
          <table:table-cell table:style-name="តារាង1.A2" office:value-type="string">
            <text:p text:style-name="P17">ព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 ល.</text:p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7">(ពុង អ. ថ. ភុង “ពោះ”) ពាក្យ​សម្រាប់​និយាយ​ផ្សំ​នឹង​ពាក្យ ពោះ ថា : មាន​ពោះ​ពុង គឺ​មាន​ផ្ទៃ​ពោះ (ព. សា. សម្រាប់​និយាយ​ដោយ​លំអុត​លំឱន) ។ ប្រើ​ផ្សេង​ទៅ​ទៀត​ក៏​បាន : ខ្សែ​ពុង ខ្សែ​ដែល​ចង​រឹត​ពោះ​សត្វ ។ ចង​ពុង ចង​ខ្សែ​រឹត​ពោះ​សត្វ (ម. ព. ចោម​ពុង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៥</text:p>
          </table:table-cell>
          <table:table-cell table:style-name="តារាង1.A2" office:value-type="string">
            <text:p text:style-name="P17">ពុ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ដំណើរ​បាំង​ទោស​ខ្លួន; ដំណើរ​របិញរបុញ, កិច្ចកល​មាយា, ការ​ក្លែង​បង្វែង​ដំណើរ​ឲ្យ​ឃ្លាត​ចាក​សេចក្ដី​ពិត​ដូច​យ៉ាង​មិន​ឈឺ​ក្លែង​ធ្វើ​ឈឺ​ជាដើម : មាន​ពុត, ដេញ​ពុត <text:s/>។ ប្រើ​ជា កិ. ក៏​បាន​ខ្លះ : វា​ពុត​ធ្វើ​ជា​ឈឺ ។ ពុត​ត្បុត <text:s/>ពុត​របិញរបុញ​ច្រើន​បែប​ច្រើន​យ៉ាង ។ ពុត​ព្នាយ <text:s/>ពុត​ខូច​វៀច​វរ​ចចេស​របិញរបុញ : ពុត​ព្នាយ​មាន​បី មួយ​ដូច​ដំរី សាហាវ​ឥត​បទ អាច​ផ្សះ​ផ្សាំង​បាន កង្វេរ​កាន់​កត់ ដាល​ដេញ​គោត​គត់ ប្រាំ​មួយ​ហត្ថ​ហោង... (សាស្ត្រា​ច្បាប់ រាជ​នេតិ) ។ ម. ព. ព្នាយ ផង ។ ពុត​ព្យសន៍ (ម. ព. ព្យសន៍) សម្លាប់​ពុត ក្លែង​ធ្វើ​ហាក់​ដូច​ជា​មិន​ឃើញ ឬ​មិន​ដឹង​មិន​ឮ​មិន​យក​ចិត្ត​ទុក​ដាក់ ដើម្បី​ឲ្យ​គេ​ទុក​ចិត្ត​ភ្លេច​ខ្លួន, ដោយ​បម្រុង​នឹង​ដោះ​គេច​ខ្លួន​ឲ្យ​រួច​ពី​កណ្ដាប់​ដៃ​គេ ឬ​នឹង​រក​រឿង​រក​ហេតុ​គេ : ក្រពើ​សម្លាប់​ពុត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ុត​ត្បុត</text:p>
            <text:p text:style-name="P7">ពុត​ព្នាយ </text:p>
            <text:p text:style-name="P7">ពុត​ព្យសន៍</text:p>
            <text:p text:style-name="P7"/>
          </table:table-cell>
        </table:table-row>
        <table:table-row>
          <table:table-cell table:style-name="តារាង1.A2" office:value-type="string">
            <text:p text:style-name="P16">៨៤៩៦</text:p>
          </table:table-cell>
          <table:table-cell table:style-name="តារាង1.A2" office:value-type="string">
            <text:p text:style-name="P17">ពុតធ្លេ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ប្រទាល​មួយ​ប្រភេទ មាន​ដើម, ស្លឹក, ផ្កា ស្រដៀង​នឹង​ចេក​ទេស ។ ឈ្មោះ​ឈើ​មួយ​ប្រភេទ មាន​សណ្ឋាន​ស្លឹក​ស្រដៀង​នឹង​ជ្រៃ​បាយ​ហៅ ពោធិ៍​ធ្លេ ក៏​ម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៧</text:p>
          </table:table-cell>
          <table:table-cell table:style-name="តារាង1.A2" office:value-type="string">
            <text:p text:style-name="P17">ពុតលំញ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ត្រប់​មួយ​ប្រភេទ គឺ​ត្រប់​ដែល​អ្នក​ស្រុក​ខ្លះ​ហៅ ត្រប់​លំញង នុះ​ឯង : ត្រប់​ពុត​លំញង (មើល​ក្នុង​ពាក្យ លំញង ២ ន.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៤៩៨</text:p>
          </table:table-cell>
          <table:table-cell table:style-name="តារាង1.A2" office:value-type="string">
            <text:p text:style-name="P17">ពុទ្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លោក​អ្នក​ត្រាស់​ដឹង​ធម៌​ដែល​កំបាំង ដូច​យ៉ាង​អរិយ​សច្ច ៤ ជាដើម រហូត​ដល់​មគ្គ​ផល​និព្វាន, ឬ​លោក​អ្នក​ភ្ញាក់​រឭក គឺ​មាន​សតិ​សម្បជញ្ញៈ​សព្វ​កាល, ឬ​លោក​អ្នក​រីក​ពេញ​ទី​ដូច​ជា​ផ្កា​ឈូក​ដែល​រីក​គ្រប់​ស្រទាប់ គឺ​មាន​ព្រះ​ហឫទ័យ​រីក​ដោយ​អំណាច​នៃ​បរិសុទ្ធិ ព្រោះ​កម្ចាត់​កិលេស​អស់​ហើយ (ព្រះ​សម្មាសម្ពុទ្ធ) : ព្រះ​ពុទ្ធ, ព្រះ​ពុទ្ធ​ជា​បរម​គ្រូ, ព្រះ​ពុទ្ធ​ជា​ម្ចាស់ ។ល។ ប្រើ​រៀង​ភ្ជាប់​ពី​ខាង​ដើម​សព្ទ​ដទៃ អ. ថ. ពុត-ធៈ ដូច​ជា ពុទ្ធ​កាល ឬ ពុទ្ធ​សម័យ (--កាល ឬ--សៈម៉ៃ) ន. (សំ. បា. ពុទ្ធ + កាល ឬ -+ សមយ) កាល​ឬ​សម័យ គឺ​គ្រា​ដែល​ព្រះ​ពុទ្ធ​ទ្រង់​គង់​ព្រះ​ជន្ម​នៅ; ហៅ​ថា ពោធិ​កាល ឬ ពោធិ​សម័យ ក៏​បាន ។ ពោធិ​កាល​នៃ​ព្រះ​សក្យ​មុនី​សព្វញ្ញុពុទ្ធ​មាន ៤៥ ឆ្នាំ, ចែក​ជា ៣ សង្កាត់​គឺ ១- រាប់​ពី​ត្រឹម​ឆ្នាំ​ដែល​ព្រះ​អង្គ​បាន​ត្រាស់​មក​ដល់​ឆ្នាំ​ទី ១៥ ហៅ​ថា បឋម​ពោធិ​កាល; ២- រាប់​ពីឆ្នាំ​ទី ១៦ ដល់​ឆ្នាំ​ទី ៣០ ហៅ​ថា មជិ្ឈម​ពោធិ​កាល; ៣- រាប់​ពី​ត្រឹម​ឆ្នាំ​ទី ៣១ ដល់​ឆ្នាំ​ទី ៤៥ ហៅ​ថា បច្ចិម​ពោធិ​កាល; <text:s/>ទ្រង់​ចូល​បរិនិព្វាន​ក្នុង​ឆ្នាំ​ទី ៤៥ នេះ; បូក​រួម​ព្រះ​ជន្ម​ពី​កាល​ដែល​ទ្រង់​មិន​ទាន់​បាន​ត្រាស់​ជា​ព្រះ​ពុទ្ធ​នៅ​ឡើយ ចំនួន​ ៣៥ ឆ្នាំ​ផ្សំ​មក​ផង​ត្រូវ​ជា ៨០ ឆ្នាំ​គត់ (ម. ព. បឋម, មជ្ឈិម, បច្ចិម <text:s/>ផង) ។ពុទ្ធ​កិច្ច ឬ ពុទ្ធ​ក្រឹត្យ (--កិច ឬ--ក្រិត) ន. (បា. ឬ សំ. ពុទ្ធ​ក្ឫត្យ, ឫ &gt; រឹ = ពុទ្ធ​ក្រឹត្យ) កិច្ច​របស់​ព្រះ​ពុទ្ធ គឺ​ការ​រវល់​សម្រាប់​ព្រះ​សព្វញ្ញុពុទ្ធ មាន​ស្ដេច​យាង​ចេញ​បិណ្ឌបាត​ពី​ព្រលឹម​និង​ទ្រង់​ត្រាស់​សម្ដែង​ធម៌​ប្រទាន​ពុទ្ធ​បរិស័ទ​ជាដើម; ពុទ្ធ​កិច្ច មាន ៥ យ៉ាង ១- បុរេ​ភត្ត​កិច្ច <text:s/>កិច្ច​ដែល​ព្រះ​ពុទ្ធ​ត្រូវ​បំពេញ​ក្នុង​ពេល​មុន​ភត្ត គឺ​តាំង​ពី​ពេល​អរុណ​រះ​ទៅ​ដល់​នឹង​ពេល​ថ្ងៃ​ត្រង់ ។ ២- បច្ឆា​ភត្ត​កិច្ច <text:s/>កិច្ច​ដែល​ព្រះ​ពុទ្ធ​ត្រូវ​បំពេញ​ក្នុង​ពេល​ខាង​ក្រោយ​ភត្ត គឺ​តាំង​ពី​ថ្ងៃ​បែរ​ពី​ត្រង់​ទៅ​ទល់​នឹង​ល្ងាច (ព្រលប់) ។ ៣- បុរិម​យាម​កិច្ច <text:s/>កិច្ច​ដែល​ព្រះ​ពុទ្ធ​ត្រូវ​បំពេញ​ក្នុង​យាម​ខាង​ដើម​នៃ​រាត្រី <text:s/>គឺ​តាំង​ពី​ពេល​ព្រលប់​ទៅ​ទល់​នឹង​ពេល​កណ្ដាល​អធ្រាត ។ ៤- មជ្ឈិម​យាម​កិច្ច កិច្ច​ដែល​ព្រះ​ពុទ្ធ​ត្រូវ​បំពេញ​ក្នុង​យាម​កណ្ដាល​នៃ​រាត្រី​គឺ​ពេល​កណ្ដាល​អធ្រាត្រ ។ ៥- បច្ឆិម​យាម​កិច្ច កិច្ច​ដែល​ព្រះ​ពុទ្ធ​ត្រូវ​បំពេញ​ក្នុង​យាម​ខាង​ចុង​នៃ​រាត្រី គឺ​តាំង​ពី​ពេល​បន្ទាប់​អំពី​កណ្ដាល​អធ្រាត្រ​ទៅ​ទល់​នឹង​ពេល​អរុណ​រះ ។ ពុទ្ធ​គារវតា (--គារៈវៈតា) ន. (បា.) សេចក្ដី​គោរព​ចំពោះ​ព្រះ​ពុទ្ធ ។ ពុទ្ធ​គុណ (--គុន) ន. (សំ. បា.) គុណ​ព្រះ​ពុទ្ធ ។ ពុទ្ធង្កូរ (ពុត-ធ័ង-កូរ) ន. (បា. ពុទ្ធង្កុរ &lt; ពុទ្ធ “ព្រះ​ពុទ្ធ” + អង្កុរ “ពន្លក, ទំពាំង”; សំ. ពុទ្ធាង្កុរ) ពន្លក​ព្រះ​ពុទ្ធ គឺ​ព្រះ​ពោធិ​សត្វ​ដែល​បម្រុង​នឹង​បាន​ត្រាស់​ជា​ព្រះ​ពុទ្ធ​ក្នុង​អនាគត​កាល​ជា​ប្រាកដ <text:s/>(ព. ទេ. ឬ ព. កា.) : ម្នាល​ភិក្ខុ​ទាំងឡាយ, សុមេធ​តាបស​នេះ​ជា​ពុទ្ធង្កូរ​នឹង​បាន​ត្រាស់​ជា​ព្រះ​ពុទ្ធ​មាន​នាម​ថា គោតម... (ទំនាយ​ព្រះ​ពុទ្ធ​ទីបង្ករ​ទាយ​ឲ្យ​សុមេធ​តាបស) ។ ពុទ្ធ​ចក្រ (--ច័ក) ន. (សំ.; បា.--ចក្ក) អំណាច​ព្រះ​ពុទ្ធ​សាសនា​ដែល​ដឹក​នាំ​ពុទ្ធ​សាសនិក​ឲ្យ​ជឿនលឿន​ទៅ​កាន់​សេចក្ដី​បរិសុទ្ធ​ហាក់​ដូច​ជា​រទេះ​មាន​កង់​ជា​គ្រឿង​វិល​នាំ​ទៅ (ជា​គូ​គ្នា​នឹង អាណាចក្រ) ។ ពុទ្ធ​ជិនោរស (--ជិនោរស់) ន. (បា. ពុទ្ធ + ជិន + ឱរស “បុត្រ​នៃ​ព្រះ​ពុទ្ធ​ទ្រង់​ឈ្នះ​សត្រូវ”) ពាក្យ​សម្រាប់​ហៅ​បព្វជិត​អ្នក​ប្រតិបត្តិ​ត្រឹមត្រូវ​តាម​ពុទ្ធោវាទ​ដោយ​ប្រៀប​ថា ដូច​ជា​បុត្រ​បង្កើត​របស់​ព្រះ​អង្គ; ហៅ​ថា ពុទ្ធ​បុត្រ <text:span text:style-name="T2">ក៏​បាន (ព. ទេ.) ។ ពុទ្ធ​ញាណី (--ញាន) ន. (បា. ពុទ្ធញ្ញាណ; សំ.--ជ្ញាន) ញាណ​របស់​ព្រះ​ពុទ្ធ (ព. ម. ពុទ្ធ និង ញាណ ផង) ។ ពុទ្ធ​ដីកា <text:s/>ន. ព្រះ​បន្ទូល​ព្រះ​ពុទ្ធ, សំដៅ​ចំពោះ​ពុទ្ធ​វចនៈ គឺ បាលី ដែល​ជា​គោល​ដើម​នៃ​ព្រះ​ពុទ្ធ​សាសនា : អដ្ឋកថា​កែ​ព្រះ​ពុទ្ធ​ដីកា ។ <text:s/>ខ្មែរ​ប្រើ​ក្លាយ​ៗ​មក ហៅ​ថា ពុទ្ធ​ដីកា ដែរ គឺ​ហៅ​ដោយ​គោរព​ថា​បព្វជិត​និយាយ​ស្ដី​តែ​ពាក្យ​ពិត តាម​លំអាន​ពុទ្ធ​វចនៈ​ប្រយ័ត្ន​មិន​ហ៊ាន​ឲ្យ​ល្អៀង : លោក​គ្រូ​មាន​ពុទ្ធ​ដីកា, ស្ដាប់​ព្រះ​ពុទ្ធ​ដីកា​លោក (ម. ព. ពុទ្ធ និង ដីកា ផង) ។ ពុទ្ធ​ដំណើរ (ពុត-ធៈ--) ន. ដំណើរ​ព្រះ​ពុទ្ធ គឺ​ការ​សម្រេច​ឥរិយាបថ​ដើរ​របស់​ព្រះ​ពុទ្ធ : ទ្រង់​ធ្វើ​ពុទ្ធ​ដំណើរ​ទៅ... ។ ប្រើ​ក្លាយ​ជា កិ. ក៏​មាន : ទ្រង់​ពុទ្ធ​ដំណើរ​ទៅ​កាន់​ជនបទ ...។ ពុទ្ធ​តម្រាស់ ន. វាចា​ដែល​ព្រះ​ពុទ្ធ​ទ្រង់​ត្រាស់ គឺ​សម្ដី​ដែល​ព្រះ​អង្គ​ទ្រង់​ពោល​ទៅ​រក​បុគ្គល​ណា​មួយ : <text:s/>ទ្រង់​មាន​ព្រះ​ពុទ្ធ​តម្រាស់​ថា...។ ពុទ្ធ​ទំនាយ (ពុត-ធៈ--ឬ ពុតទំ--) ន. ពាក្យ​ដែល​ព្រះ​ពុទ្ធ​ទ្រង់​ទាយ (ហៅ​ថា ពុទ្ធ​ព្យាករណ៍ <text:s/>ក៏​បាន) ។ ពុទ្ធ​ធម៌ ន. (សំ.; បា.--ធម្ម) ធម៌​ដែល​ធ្វើ​ពោធិ​សត្វ​ឲ្យ​បាន​ត្រាស់​ជា​ព្រះ​ពុទ្ធ (ព. ពុ.) ។ ពុទ្ធន្តរ (ពុត-ធ័ន-ដ) ន. (បា.) កាល​ឬ​សម័យ​ជា​ចន្លោះ​នៃ​ព្រះ​ពុទ្ធ គឺ​រវាង​ពី​ព្រះ​ពុទ្ធ​មួយ​ព្រះ​អង្គ ទៅ​មួយ​ព្រះ​អង្គ : មួយ​ពុទ្ធន្តរ ។ ពុទ្ធ​បញ្ញត្តិ (--ប័ញ-ញ៉ាត់) ន. (បា. ពុទ្ធប្បញ្ញត្តិ; សំ. --ប្រជ្ញប្តិ) បម្រាម​ព្រះ​ពុទ្ធ គឺ​វិន័យ​ដែល​ព្រះ​ពុទ្ធ​ទ្រង់​ត្រាស់​ហាម​មិន​ឲ្យ​ពួក​បព្វជិត​ប្រព្រឹត្ត​កន្លង ព្រោះ​ទ្រង់​យល់​ថា​ជា​ទោស​ដែល​អ្នក​បួស​ត្រូវ​វៀរ (សរសេរ​ជា ពុទ្ធប្បញ្ញត្តិ ក៏​បាន) ។ ព. ផ្ទ. ពុទ្ធានុញ្ញាត ។ ពុទ្ធ​បដិមា (ប៉ៈដិម៉ា) ន. (បា. ពុទ្ធប្បដិមា; សំ. --ប្រតិមា) រូប​តំណាង​អង្គ​ព្រះ​ពុទ្ធ (ព្រះ​ពុទ្ធ​រូប); សរសេរ​ជា ពុទ្ធប្បដិមា ក៏​បាន ។ ពុទ្ធ​បណ្ដាំ (ពុទ-ធៈ--) ន. បណ្ដាំ​ព្រះ​ពុទ្ធ, បច្ឆិម​ពុទ្ធ​វចនៈ, ពុទ្ធ​សាសនា : ប្រតិបត្តិ​តាម​ពុទ្ធ​បណ្ដាំ ។ ពុទ្ធ​បរិនិព្វាន (--ប៉ៈរ៉ិ-និប-ពាន) ន. (បា.; សំ.--បរិនិវ៌ាណ) ដំណើរ​រលត់​ខន្ធ​នៃ​ព្រះ​ពុទ្ធ (ដំណើរ​ដែល​ព្រះ​ពុទ្ធ​ទ្រង់​អស់​ព្រះ​ជន្ម) ។ពុទ្ធ​បរិស័ទ ឬ--សទ្យ (--បរ៉ិស័ត) ន. បរិស័ទ​នៃ​ព្រះ​ពុទ្ធ (ម. ព. ពុទ្ធ និង បរិស័ទ ផង) ។ ពុទ្ធ​បវត្តិ (--ប៉ៈវ៉ាត់) ន. (បា. ពុទ្ធ + បវត្តិ &gt; ពុទ្ធប្បវត្តិ; សំ.--ប្រវ្ឫត្តិ) សេចក្ដី​ដំណាល​អំពី​រឿងរ៉ាវ​ព្រះ​ពុទ្ធ, រឿង​ព្រះ​ពុទ្ធ (ពង្សាវតារ​ព្រះ​ពុទ្ធ); សរសេរ​ជា ពុទ្ធប្បវត្តិ ក៏​បាន; ហៅ​ថា ពុទ្ធ​ប្រវត្តិ <text:s/>ក៏​បាន (ម. ព. ប្រវត្តិ ផង) ។ ពុទ្ធ​បាត (--បាត) ន. (សំ. បា. ពុទ្ធ + បាទ) ព្រះ​បាទ​ព្រះ​ពុទ្ធ ។ ស្នាម​ចម្លាក់​ជា​រូប​ព្រះ​បាទ គឺ​រូប​ដាន​ព្រះ​បាទ​នៃ​ព្រះ​សម្មាសម្ពុទ្ធ​ខ្មែរ​ក៏​ហៅ​ថា ពុទ្ធ​បាទ ឬ ព្រះ​បាទ ដែរ ។ ពុទ្ធ​បិតា (--បិដា) ន. (បា.) បិតា​របស់​ព្រះ​ពុទ្ធ : ព្រះ​បាទ​ស្រី​សុទ្ធោទនៈ ជា​ពុទ្ធ​បិតា ។ ពុទ្ធ​បុត្រ <text:s/>ឬ--បុត្រ (បុត) ន. (បា. ឬ សំ.) បុត្រ​នៃ​ព្រះ​ពុទ្ធ : រាហុល​កុមារ​ជា​ពុទ្ធ​បុត្រ (ម. ព. ពុទ្ធ​ជិនោរស ផង) ។ ពុទ្ធ​បូជា ន. (សំ. បា.) ការ​បូជា​ចំពោះ​ព្រះ​ពុទ្ធ (ម. ព. បូជា ផង) ។ ពុទ្ធ​ប្រវត្តិ (ពុត-ធៈប្រវ៉ាត់) មើល​ពាក្យ ពុទ្ធ​បវត្តិ ។ ពុទ្ធព្យាករណ៍ (--ព្យា-ក) ន. (បា. ពុទ្ធព្យាករណ; សំ. ពុទ្ធវ្យាករណ) ការ​សម្ដែង​ចង្អុល​សេចក្ដី​ប្រាប់​ឬ​សម្ដែង​ប្រាប់​សេចក្ដី​ច្បាស់​លាស់​របស់​ព្រះ​ពុទ្ធ, ពាក្យ​ដែល​ព្រះ​ពុទ្ធ​ទ្រង់​សម្ដែង​ដោះ​ស្រាយ, ទំនាយ​របស់​ព្រះ​ពុទ្ធ (ម. ព. ពុទ្ធ​ទំនាយ ផង) ។ ពុទ្ធ​ភាសិត ន. (បា.; សំ.--ភាឞិត) ពាក្យ​ដែល​ព្រះ​ពុទ្ធ​ទ្រង់​សម្ដែង, សម្ដី​ព្រះ​ពុទ្ធ, ព្រះ​ពុទ្ធ​ដីកា ។ ពុទ្ធ​ភូមិ (--ភូម) ន. (សំ. បា.) ទី ឬ​តំណែង, នាទី សម្រាប់​ព្រះ​ពុទ្ធ គឺ​បារមី​ដែល​ជា​ធម៌​ធ្វើ​បុគ្គល​ឲ្យ​បាន​ត្រាស់​ជា​ព្រះ​ពុទ្ធ : បំពេញ​ពុទ្ធ​ភូមិ ។ ពុទ្ធ​មន្ត (--មន់) ន. (បា.; សំ.--មន្ត្រ) មន្ត​របស់​ព្រះ​ពុទ្ធ​គឺ​ពុទ្ធ​ភាសិត : រៀន​ពុទ្ធ​មន្ត, ស្វាធ្យាយ​ពុទ្ធ​មន្ត, ចម្រើន​ពុទ្ធ​មន្ត (ព. ពុ.) ។ ពុទ្ធ​មាតា (--មាដា) ន. (បា.) មាតា​នៃ​ព្រះ​ពុទ្ធ : ព្រះ​នាង​ស្រី​មហា​មាយា​ជា​ពុទ្ធ​មាតា (ព. ពុ.) ។ ពុទ្ធ​មាមកៈ (--មាមៈកៈ) ន. ឬ គុ. (បា.--មាមក) អ្នក​រាប់​អាន​ស៊ប់​ចិត្ត​ថា​ព្រះ​ពុទ្ធ​ជា​របស់​អាត្មា​អញ គឺ​អ្នក​ជឿ​ព្រះ​ពុទ្ធ​សាសនា​ស៊ប់; បើ​ស្ត្រី​ជា ពុទ្ធ​មាមិកា, គេ​តែង​និយាយ​ថា ខ្ញុំ​ជា​ពុទ្ធ​មាមកៈ, ភរិយា​របស់​ខ្ញុំ​ជា​ពុទ្ធ​មាមិកា (ហៅ​ថា ពុទ្ធ​មាមក​ជន ក៏​បាន) ។ វេវ. ពុទ្ធ​សាសនិក, ពុទ្ធ​សាសនិកា, ពុទ្ធ​សាសនិក​ជន, ពុទ្ធិក, ពុទ្ធិកា ។ ពុទ្ធ​រង្សី ឬ--រស្មី (--រ័ង-សី ឬ--រ័សស្មី) ន. (បា. --រំសិ; សំ.--រឝ្មិ) រស្មី​ព្រះ​ពុទ្ធ គឺ​ពន្លឺ​ដែល​ភ្លឺ​ចេញ​អំពី​សរីរ​កាយ​នៃ​ព្រះ​ពុទ្ធ ។ ពុទ្ធ​រតនៈ ឬ ពុទ្ធ​រត្ន (--រៈតៈន៉ៈ ឬ --រ័ត, ឬ​ត. ទ. ស្រ. ពុត-រ័ត) ន. រតនៈ គឺ​ព្រះ​ពុទ្ធ ឬ​កែវ​គឺ​ព្រះ​ពុទ្ធ (ព្រះ​ពុទ្ធ​បាន​ជា​ហៅ​ថា រតនៈ ព្រោះ​ព្រះ​អង្គ​បរិសុទ្ធ​ប្រសើរ​ដូច​ជា​កែវ​ឬ​ពេជ្រ​ដែល​បរិសុទ្ធ​ឥត​មន្ទិល), គេ​ច្រើន​និយាយ​ថា ព្រះ​ពុទ្ធ​រត្ន, ព្រះ​ធម៌​រត្ន, ព្រះ​សង្ឃ​រត្ន (ព. ពុ.) ។ ពុទ្ធ​រស្មី (ដូច​គ្នា​នឹង ពុទ្ធ​រស្សី) ។ ពុទ្ធ​រូប ន. (សំ. បា.) រូប​ព្រះ​ពុទ្ធ, រូប​ដែល​សាង​ជា​តំណាង​ព្រះ​ពុទ្ធ : សាង​ព្រះ​ពុទ្ធ​រូប ។ <text:s/>វេវ. ពុទ្ធ​បដិមា ។ ពុទ្ធ​វចន ឬ--នៈ (--វៈចៈន៉ៈ) ន. (សំ. បា.) ពាក្យ​ព្រះ​ពុទ្ធ, ព្រះ​ត្រៃ​បិដក : រៀន​ពុទ្ធ​វចនៈ, ប្រតិបត្តិ​តាម​ពុទ្ធ​វចនៈ ។ ពុទ្ធ​វង្ស (--វង់) ន. (បា. ពុទ្ធ​វំស) វង្ស​ព្រះ​ពុទ្ធ ។ ពាក្យ​សម្រាប់​ហៅ​ពោធិ​សត្វ​ដែល​បាន​ពុទ្ធ​ទំនាយ​ហើយ : ព្រះ​អង្គ​ជា​ពុទ្ធង្កូរ​បណ្ដូល​ពុទ្ធ​វង្ស (ព. ទេ.) ។ ឈ្មោះ​សុត្តន្ត​បិដក​១ គម្ពីរ​ប៉ែង​ខាង​ខុទ្ទក​និកាយ​សម្ដែង​រឿង​ពោធិ​សត្វ​ដែល​បាន​ទំនាយ​អំពី​ព្រះ​សព្វញ្ញុពុទ្ធ​ម្ភៃ​បួន​ព្រះ​អង្គ និង​ការ​ចែក​សារីរិក​ធាតុ​ព្រម​ទាំង​គ្រឿង​បរិក្ខារ​នៃ​ព្រះ​សក្យ​មុនី​សម្មាសម្ពុទ្ធ ។ ឋានន្តរ​ជា​សមណ​ស័ក្តិ​ទី​រាជា​គណៈ​សម្រាប់​ត្រី​ក្នុង​កម្ពុជ​ប្រទេស : ព្រះ​ពុទ្ធ​វង្ស ។ ពុទ្ធ​វេនេយ្យ​សត្វ (--វេនៃ-យៈ--) ន. សត្វ​ដែល​ព្រះ​ពុទ្ធ​គួរ​ទូន្មាន​បាន, សត្វ​ដែល​មាន​ឧបនិស្ស័យ​បាន​តែ​ព្រះ​ពុទ្ធ​ទើប​ប្រៀន​ប្រដៅ​បាន ។ ពុទ្ធ​សករាជ (--សៈកៈរ៉ាច, ឬ ត. ទ. ស្រ.--ស័ក-ក្រាច) ន. ចំនួន​ថ្ងៃ​ខែ​ឆ្នាំ​រាប់​តាំង​ពី​ក្រោយ​ថ្ងៃ​ដែល​ព្រះ​ពុទ្ធ​ទ្រង់​ចូល​បរិនិព្វាន​ទៅ​បាន​មួយ​ថ្ងៃ​រៀង​មក ។ ព្រះ​សក្យ​មុនី​គោតម​ទ្រង់​ចូល​បរិនិព្វាន​នៅ​ថ្ងៃ​អង្គារ ១៥ កើត​ខែ​ពិសាខ​ឆ្នាំ​ម្សាញ់​រាប់​ពី​ត្រឹម​ថ្ងៃ​១​រោច​ខែ​ពិសាខ​នោះ​មក​ជា​ពុទ្ធ​សករាជ ។ ទំនៀម​រាប់​ពុទ្ធ​សករាជ​ដោយ​ទៀតទាត់​របស់​ពួក​ពុទ្ធ​សាសនិក​ជន សម្រាប់​ប្រើ​ខាង​របៀប​ទេស្នា ដែល​ហៅ​ថា បក​សករាជ រាប់​យក​ចំណែក​រនោច​ខែ​មួយ​មុន​ប៉ះ​រួម​នឹង​ខ្នើត​ខែ​បន្ទាប់​នោះ​ជា​១​ខែ គឺ​ត្រូវ​រាប់​ពី​ថ្ងៃ ១ រោច​ខែ​ពិសាខ មក​ដល់ ១៥ កើត​ខែ​ជេស្ឋ ជា​មួយ​ខែ ។ល។ ពី​ថ្ងៃ​១​រោច​ខែ​ចេត្រ​មក​ដល់​១៥​កើត​ខែ​ពិសាខ​ជាមួយ​ខែ (ពេញ​ជា ១ ឆ្នាំ) រាប់​យ៉ាង​នេះ​រៀង​រាល់​ឆ្នាំ, បើ​រាប់​ពី​លើ​មក​ដល់​ត្រឹម​ណា ត្រូវ​ទុក​ថ្ងៃ​ខែ​ឆ្នាំ​នោះ​ជា​បច្ចុប្បន្ន​កាល មិន​ទាន់​រាប់​ពេញ​ថា​ជា​សករាជ​ដែល​កន្លង​ទៅ​ហើយ​ទេ, ដូច​ជា​កាល​ពី​ក្នុង​ថ្ងៃ ១៥​រោច​ខែ​ស្រាពណ៍ ឆ្នាំ​មមី​បន្ទាប់​ឆ្នាំ​ពុទ្ធ​បរិនិព្វាន​ត្រូវ​រាប់​ថា ពុទ្ធ​សករាជ​កន្លង​ទៅ​ហើយ​បាន ១​ឆ្នាំ ៣ ខែ ១៤ ថ្ងៃ (កន្លង​ទៅ​ហើយ​បាន​ប៉ុន្មាន ត្រូវ​ថា​តែ​ត្រឹម​ប៉ុណ្ណោះ); តែ​បើ​ប្រើ​ខាង​ការ​សរសេរ​សំបុត្រ​ចុតហ្មាយ, កត់​ត្រា​ចុះ​ក្នុង​គម្ពីរ​ក្បួន​ច្បាប់​ទាំងពួង​ឬ​និយាយ​ស្ដី​ប្រាប់​គ្នា​តាម​ធម្មតា​នោះ ត្រូវ​រាប់​ចេញ​ចំនួន​សករាជ​យក​ត្រឹម​ឆ្នាំ​មមី ដែល​ចូល​ក្នុង​រវាង​គម្រប់​២​នុ៎ះ​ឯង​ថា ពុទ្ធ​សករាជ​២​ឆ្នាំ ឬ ពុទ្ធ​សករាជ​២; បើ​ប្រើ​អក្សរ​សង្ខេប ត្រូវ​សរសេរ​ថា ព. ស. ២. (ម. ព. សករាជ ទៀត​ផង) ។ ពុទ្ធ​សម័យ (ម. ព. ពុទ្ធ​កាល) ។ពុទ្ធ​សាសន​កាល (--សាសៈន៉ៈ--) ន. (បា.) កាល​ឬ​សម័យ​ដែល​មាន​ព្រះ​ពុទ្ធ​សាសនា គឺ​កាល​ដែល​ព្រះ​ពុទ្ធ​ទ្រង់​ចូល​បរិនិព្វាន​ទៅ​ហើយ តែ​នៅ​មាន​ធម៌​វិន័យ​ជា​ព្រះ​ពុទ្ធ​សាសនា និង​ពួក​ពុទ្ធ​សាសនិក : កើត​ទាន់​ពុទ្ធ​សាសន​កាល (ហៅ​ថា ពុទ្ធ​សាសន​សម័យ ក៏​បាន) ។ ពុទ្ធ​សាសន​សម័យ (--សាសៈន៉ៈសៈម៉ៃ) ន. (បា.--សមយ) ដូច​គ្នា​នឹង ពុទ្ធ​សាសន​កាល ដែរ ។ ពុទ្ធ​សាសនា (--សាសៈន៉ា, ឬ ត.ទ. ស្រ.--សាស្នា) ន. (បា.--សាសន; <text:s/>សំ.--ឝាសន) ពាក្យ​ប្រៀន​ប្រដៅ​របស់​ព្រះ​ពុទ្ធ, ពុទ្ធ​បណ្ដាំ (ពុទ្ធ​វចនៈ) : អ្នក​កាន់​ពុទ្ធ​សាសនា, ប្រតិបត្តិ​តាម​លំអាន​ពុទ្ធ​សាសនា (ព. កា. សរសេរ​ជា ពុទ្ធ​សាស្នា ក៏​បាន ។ ពុទ្ធ​សាសនិក (--សាសៈនិកៈ ឬ--សាសៈនិក) ន. ឬ គុ. (បា.) អ្នក​កាន់​ពុទ្ធ​សាសនា : ពួក​ពុទ្ធ​សាសនិក; បើ​ស្ត្រី​ជា ពុទ្ធ​សាសនិកា : នាង​នោះ​ជា​ពុទ្ធ​សាសនិកា; ហៅ​ថា ពុទ្ធ​សាសនិក​ជន ក៏​បាន ទាំង​បុរស​ទាំង​ស្ត្រី (ម. ព. ពុទ្ធ​មាមកៈ ផង) ។ ពុទ្ធ​អង្គ (--អង់) ន. អង្គ​ព្រះ​ពុទ្ធ ។ ពាក្យ​សម្រាប់​ហៅ​ព្រះ​ពុទ្ធ​ដោយ​សេចក្ដី​គោរព (តាម​ទម្លាប់​ប្រើ) : ព្រះ​ពុទ្ធ​អង្គ​ទ្រង់​ត្រាស់​សម្ដែង​ធម៌...។ ពុទ្ធ​ឱវាទ (--ឱវ៉ាត) ដូច​គ្នា​នឹង​ពុទ្ធោវាទ ដែរ ។ ពុទ្ធ​ឱស្ឋ <text:s/>(--ឱស) ន. (សំ. ពុទ្ធ + ឱឞ្ឋ; បា. ពុទ្ធ + ឱដ្ឋ “រឹម​បបូរ​មាត់, មាត់”) ព្រះ​ឱស្ឋ​ព្រះ​ពុទ្ធ : ពាក្យ​ទាំង​នេះ​ចេញ​ពី​ព្រះ​ពុទ្ធ​ឱស្ឋ (ព. ពុ.) ។ ពុទ្ធានុញ្ញាត <text:s/>(ពុត-ធានុញ-ញ៉ាត) ន. ឬ គុ. (បា. ពុទ្ធ + អនុញ្ញាត) វិន័យ​ដែល​ព្រះ​ពុទ្ធ​ទ្រង់​អនុញ្ញាត គឺ​ដែល​ទ្រង់​យល់​ព្រម​ឲ្យ​ធ្វើ, ឲ្យ​ប្រព្រឹត្ត, ឲ្យ​ប្រតិបត្តិ ព្រោះ​ទ្រង់​យល់​ឃើញ​ថា​មាន​ប្រយោជន៍ : វិន័យ​នេះ​ជា​ពុទ្ធានុញ្ញាត, នុ៎ះ​ជា​ពុទ្ធប្បញ្ញត្តិ (ព. វិ. ពុ.) ។ ព. ផ្ទ. ពុទ្ធប្បញ្ញត្តិ ។ ពុទ្ធានុស្សតិ (--នុស-សៈតិ) សេចក្ដី​រំលឹក​ចំពោះ​ព្រះ​ពុទ្ធ, ការ​នឹក​រឿយ​ៗ​ដល់​ព្រះ​ពុទ្ធ​គុណ ។ ពុទ្ធាសនៈ (--សៈន៉ៈ) អាសនៈ​នៃ​ព្រះ​ពុទ្ធ, អាសនៈ​សម្រាប់​តម្កល់​ព្រះ​ពុទ្ធ​រូប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ុទ្ធ​កាល</text:p>
            <text:p text:style-name="P22">ពុទ្ធ​កិច្ច</text:p>
            <text:p text:style-name="P22">ពុទ្ធ​គារវតា</text:p>
            <text:p text:style-name="P22">ពុទ្ធ​គុណ</text:p>
            <text:p text:style-name="P22">ពុទ្ធង្កូរ</text:p>
            <text:p text:style-name="P22">ពុទ្ធ​ចក្រ</text:p>
            <text:p text:style-name="P22">ពុទ្ធ​ជិនោរស</text:p>
            <text:p text:style-name="P22">ពុទ្ធ​ញាណី</text:p>
            <text:p text:style-name="P22">ពុទ្ធ​ដីកា</text:p>
            <text:p text:style-name="P22">ពុទ្ធ​ដំណើរ</text:p>
            <text:p text:style-name="P22">ពុទ្ធ​តម្រាស់</text:p>
            <text:p text:style-name="P22">ពុទ្ធ​ទំនាយ</text:p>
            <text:p text:style-name="P22">ពុទ្ធ​ធម៌</text:p>
            <text:p text:style-name="P22">ពុទ្ធន្តរ</text:p>
            <text:p text:style-name="P22">ពុទ្ធ​បញ្ញត្តិ</text:p>
            <text:p text:style-name="P22">ពុទ្ធ​បដិមា</text:p>
            <text:p text:style-name="P22">ពុទ្ធ​បណ្ដាំ</text:p>
            <text:p text:style-name="P22">ពុទ្ធ​បរិនិព្វាន</text:p>
            <text:p text:style-name="P22">ពុទ្ធ​បរិស័ទ</text:p>
            <text:p text:style-name="P22">ពុទ្ធ​បវត្តិ</text:p>
            <text:p text:style-name="P22">ពុទ្ធ​បាត</text:p>
            <text:p text:style-name="P22">ពុទ្ធ​បិតា</text:p>
            <text:p text:style-name="P22">ពុទ្ធ​បុត្រ</text:p>
            <text:p text:style-name="P22">ពុទ្ធ​បូជា</text:p>
            <text:p text:style-name="P22">ពុទ្ធ​ប្រវត្តិ</text:p>
            <text:p text:style-name="P22">ពុទ្ធ​ព្យាករណ៍</text:p>
            <text:p text:style-name="P22">ពុទ្ធ​ភាសិត</text:p>
            <text:p text:style-name="P22">ពុទ្ធ​ភូមិ</text:p>
            <text:p text:style-name="P22">ពុទ្ធ​មន្ត</text:p>
            <text:p text:style-name="P22">ពុទ្ធ​មាតា</text:p>
            <text:p text:style-name="P22">ពុទ្ធ​មាមកៈ</text:p>
            <text:p text:style-name="P22">ពុទ្ធ​រង្សី</text:p>
            <text:p text:style-name="P22">ពុទ្ធ​រតនៈ</text:p>
            <text:p text:style-name="P22">ពុទ្ធ​រស្មី​</text:p>
            <text:p text:style-name="P22">ពុទ្ធ​រូប</text:p>
            <text:p text:style-name="P22">ពុទ្ធ​វចនៈ</text:p>
            <text:p text:style-name="P22">ពុទ្ធ​វង្ស</text:p>
            <text:p text:style-name="P22">ពុទ្ធ​វេនេយ្យ​សត្វ</text:p>
            <text:p text:style-name="P22">ពុទ្ធ​សករាជ</text:p>
            <text:p text:style-name="P22">ពុទ្ធ​សម័យ</text:p>
            <text:p text:style-name="P22">ពុទ្ធ​សាសន​កាល</text:p>
            <text:p text:style-name="P22">ពុទ្ធ​សាសន​សម័យ</text:p>
            <text:p text:style-name="P22">ពុទ្ធ​សាសនា</text:p>
            <text:p text:style-name="P22">ពុទ្ធ​សាសនិក</text:p>
            <text:p text:style-name="P22">ពុទ្ធ​អង្គ</text:p>
            <text:p text:style-name="P22">ពុទ្ធ​ឱវាទ</text:p>
            <text:p text:style-name="P22">ពុទ្ធ​ឱស្ឋ</text:p>
            <text:p text:style-name="P22">ពុទ្ធានុញ្ញាត</text:p>
            <text:p text:style-name="P22">ពុទ្ធានុស្សតិ</text:p>
            <text:p text:style-name="P22">ពុទ្ធាសនៈ</text:p>
            <text:p text:style-name="P22"/>
          </table:table-cell>
        </table:table-row>
        <table:table-row>
          <table:table-cell table:style-name="តារាង1.A2" office:value-type="string">
            <text:p text:style-name="P16">៨៤៩៩</text:p>
          </table:table-cell>
          <table:table-cell table:style-name="តារាង1.A2" office:value-type="string">
            <text:p text:style-name="P17">ពុទ្ធ --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មើល​ក្នុង​ពាក្យ ពុទ្ធ) ។</text:p>
          </table:table-cell>
          <table:table-cell table:style-name="តារាង1.D2" office:value-type="string">
            <text:p text:style-name="P8">ពុទ្ធា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០</text:p>
          </table:table-cell>
          <table:table-cell table:style-name="តារាង1.A2" office:value-type="string">
            <text:p text:style-name="P17">ពុទ្ធ​ឃោសៈ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ៈឃោ​សៈ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ពុទ្ធ​ឃោស <text:s/>ឬ ពុទ្ធ​ឃោសាចរិយ; --ឃោឞ ឬ -- + អាចាយ៌ នាម​ព្រះ​មហា​ថេរ ១ អង្គ​ជា​អ្នក​ប្រាជ្ញ​ធំ កើត​នៅ​ប្រទេស​ឥណ្ឌា​ប៉ែក​កណ្ដាល​ក្នុង​សតវត្សរ៍​ទី ១០ នៃ​ពុទ្ធ​សករាជ, បាន​ឆ្លង​ទៅ​នៅ​ឯ​លង្កា​ទ្វីប​ក្នុង​សតវត្សរ៍​នោះ គឺ​ក្នុង​កាល​ពុទ្ធ​សករាជ ៩៥៦ ឆ្នាំ, រួប​រួម​គំនិត​គ្នា​ជាមួយ​នឹង​ពួក​លោក​អ្នក​ប្រាជ្ញ​ក្នុង​លង្កា​ទ្វីប, បាន​ប្រែ​គម្ពីរ​អដ្ឋកថា​ព្រះ​ត្រៃ​បិដក អំពី​ភាសា​សីហឡៈ​មក​ជា​មគធ​ភាសា​ចប់​គ្រប់​គ្រាន់, ព្រម​ទាំង​បាន​តែង​គម្ពីរ​ឯ​ទៀត មាន​គម្ពីរ​វិសុទ្ធិមគ្គ និង​អដ្ឋកថា ធម្មបទ​ជាដើម ទុក​ជា​ប្រយោជន៍​ដ៏​សំខាន់​ក្នុង​ព្រះ​ពុទ្ធ​សាសនា, មាន​ជាប់​ត​រៀង​មក​ដល់​សម័យ​សព្វ​ថ្ងៃ​នេះ ។ ព្រះ​មហា​ក្សត្រិយ៍​ទាំងឡាយ​ក្នុង​កម្ពុជ​ប្រទេស បាន​យក​នាម​ព្រះ​មហា​ថេរ​អង្គ​នេះ​មក​តាំង​ជា​សមណ​ស័ក្តិ​ទី​រាជាគណៈ សម្រាប់​មហា​ថេរ​រូប​ណា​មួយ ដែល​ចេះ​ព្រះ​ត្រៃ​បិដក​មុតមាំ, ដោយ​ទ្រង់​ពេញ​ព្រះ​រាជ​ហ្ឫទ័យ​ផង ហៅ​ថា ព្រះ​ពុទ្ធ​ឃោសាចារ្យ មាន​ជាប់​រៀង​ដរាប​មក​ដល់​សព្វ​ថ្ងៃ​នេះ ។</text:p>
          </table:table-cell>
          <table:table-cell table:style-name="តារាង1.D2" office:value-type="string">
            <text:p text:style-name="P8">ពុទ្ធ​ឃោសាចារ្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១</text:p>
          </table:table-cell>
          <table:table-cell table:style-name="តារាង1.A2" office:value-type="string">
            <text:p text:style-name="P17">ពុទ្ធ​ជា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ៈជាត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ឈើ​មួយ​ប្រភេទ សណ្ឋាន​ជា​វល្លិ ដើម​រឹង ស្លឹក​ស្រដៀង​នឹង​ស្លឹក​ដើម​ឆ្អឹង​ពស់ ផ្កា​ល្អិត​ៗ សម្បុរ-ស ក្លិន​ក្រអូប​ឆ្អិត, ជា​ឈើ​សម្រាប់​ដាំ​ក្នុង​សួន​ឬ​ជិត​ផ្ទះ​លំនៅ : ផ្កា​ពុទ្ធ​ជាត (សៀម អ. ថ. ភុត-ថៈឆា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២</text:p>
          </table:table-cell>
          <table:table-cell table:style-name="តារាង1.A2" office:value-type="string">
            <text:p text:style-name="P17">ពុទ្ធិ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ិ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ប្រីជា, ប្រាជ្ញា, ការ​យល់ : មនុស្ស​មាន​ពុទ្ធិ (សម្រាប់​ប្រើ​ក្នុង​កាព្យ) : អ្នក​សុទិដ្ឋិ ដែល​មាន​ពុទ្ធិ ប្រសើរ​ឆើតឆាយ តែង​មាន​យោបល់ យល់​ការ​វែង​ឆ្ងាយ ញ៉ាំង​ជន​ទាំងឡាយ ឲ្យ​បាន​ក្ដី​សុ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៣</text:p>
          </table:table-cell>
          <table:table-cell table:style-name="តារាង1.A2" office:value-type="string">
            <text:p text:style-name="P17">ពុទ្ធិ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ិក ឬ--កៈ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 ឬ គុ.</text:p>
          </table:table-cell>
          <table:table-cell table:style-name="តារាង1.D2" office:value-type="string">
            <text:p text:style-name="P22">អ្នក​ដែល​ជ្រះថ្លា​ចំពោះ​ព្រះ​ពុទ្ធ, អ្នក​ជឿ​ព្រះ​ពុទ្ធ; បើ​ស្រ្តី​ជា ពុទ្ធិកា (ហៅ​ថា ពុទ្ធិក​ជន ក៏​បាន​បុរស​ទាំង​ស្ត្រី) ។ វេវ. ពុទ្ធ​មាមកៈ; ពុទ្ធ​សាសនិក ។ ពុទ្ធិក​បឋម​សិក្សា ការ​សិក្សា​ជា​ដំបូង​ផ្នែក​ខាង​ពុទ្ធ​សាសនា ។ ឈ្មោះ​ការ​សិក្សា​ជាន់​ដំបូង​ខាង​បរិយត្តិ​ដែល​មាន​កំណត់​ការ​រៀន ៣ ឆ្នាំ ។ ពុទ្ធិក​មហា​វិទ្យាល័យ ឈ្មោះ​មហា​វិទ្យាល័យ​ជាន់​ខ្ពស់​ខាង​ពុទ្ធ​សាសនា មាន​កំណត់​កាល​រៀន​តាំង​ពី ៤ ឆ្នាំ​ឡើង​ទៅ ។ ពុទ្ធិក​វិទ្យាល័យ ឈ្មោះ​វិទ្យាល័យ​ជាន់​មធ្យម​ខាង​ពុទ្ធ​សាសនា​មាន​កំណត់​កាល​រៀន ៤ ឆ្នាំ ។ ពុទ្ធិក​សិក្សា ការ​សិក្សា​រៀន​សូត្រ​ខាង​ពុទ្ធ​សាសនា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ុទ្ធិក​បឋម​សិក្សា</text:p>
            <text:p text:style-name="P22">ពុទ្ធិក​មហា​វិទ្យាល័យ</text:p>
            <text:p text:style-name="P22">ពុទ្ធិក​វិទ្យាល័យ </text:p>
            <text:p text:style-name="P22">ពុទ្ធិក​សិក្សា </text:p>
            <text:p text:style-name="P22"/>
          </table:table-cell>
        </table:table-row>
        <table:table-row>
          <table:table-cell table:style-name="តារាង1.A2" office:value-type="string">
            <text:p text:style-name="P16">៨៥០៤</text:p>
          </table:table-cell>
          <table:table-cell table:style-name="តារាង1.A2" office:value-type="string">
            <text:p text:style-name="P17">ពុទ្ធិ​ចរិ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ិចៈរ៉ិត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អ្នក​ដែល​មាន​ចរិត​ក្រាស់​ដោយ​ការ​យល់, អ្នក​ដែល​ក្រាស់​ដោយ​ប្រាជ្ញា​ស្រាប់​មក​ពី​កំណើត : មនុស្ស​នុះ​ជា​ពុទ្ធិ​ចរ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៥</text:p>
          </table:table-cell>
          <table:table-cell table:style-name="តារាង1.A2" office:value-type="string">
            <text:p text:style-name="P17">ពុទ្ធិ​ព្រឹទ្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ិព្រឹត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 ឬ គុ. </text:p>
          </table:table-cell>
          <table:table-cell table:style-name="តារាង1.D2" office:value-type="string">
            <text:p text:style-name="P22">(--វ្ឫទ្ធ, ឫ &gt; រឹ = ព្រឹ; --វុឌ្ឍ <text:s/>ឬ--វុទ្ធ) សេចក្ដី​ចម្រើន​ប្រាជ្ញា, ចម្រើន​ការ​យល់ ។ អ្នក​ដែល​ចម្រើន​ដោយ​ការ​យល់; បើ​ស្ត្រី​ជា ពុទ្ធិ​ព្រឹទ្ធា (ព. កា.) : អ្នក​ពុទ្ធិ​ព្រឹទ្ធ ដែល​មាន​គំនិត ប្រសើរ​ថ្លៃថ្លា បើ​ជា​ឥត្ថី ពុទ្ធិ​ព្រឹទ្ធា មាន​ភាព​ដូច​គ្នា រក្សា​ក្ដី​សុ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៦</text:p>
          </table:table-cell>
          <table:table-cell table:style-name="តារាង1.A2" office:value-type="string">
            <text:p text:style-name="P17">ពុទ្ធិ​វិបល្ល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ប៉ាល់ ឬ​ប៉ល់-ល៉ាស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ការ​ប្រែប្រួល ឬ​ការ​ភ្លាត់​ខុស​នៃ​ប្រាជ្ញា​ស្មារតី, ការ​ខូច​សតិ​បញ្ញា, វិបត្តិ​ចរិត, ការ​វិលវល់​ខួរ​ក្ប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៧</text:p>
          </table:table-cell>
          <table:table-cell table:style-name="តារាង1.A2" office:value-type="string">
            <text:p text:style-name="P17">ពុទ្ធុប្បា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ុប-បាត</text:p>
          </table:table-cell>
          <table:table-cell table:style-name="តារាង1.D2" office:value-type="string">
            <text:p text:style-name="P4">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កាល​ឬ​សម័យ​ដែល​កើត​មាន​ព្រះ​ពុទ្ធ គឺ​កាល​ដែល​មាន​ព្រះ​ពុទ្ធ​បាន​ត្រាស់ : កើត​ទាន់​ពុទ្ធុប្បាទ, ក្នុង​ពុទ្ធុប្បាទ​ន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៨</text:p>
          </table:table-cell>
          <table:table-cell table:style-name="តារាង1.A2" office:value-type="string">
            <text:p text:style-name="P17">ពុទ្ធោ <text:s/>! 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ោ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2">(&lt; ពុទ្ធ) ពាក្យ​លាន់​មាត់​បន្លឺ​រក​ព្រះ​ពុទ្ធ ដោយ​កើត​សេចក្ដី​សង្វេគ​ខ្លាំង ឬ​ដោយ​កើត​ទុក្ខ​ព្រួយ​ចិត្ត​ខ្លាំង : ពុទ្ធោ !, ឱ​ពុទ្ធោ !, ឱ​ពុទ្ធោ ពុទ្ធោ !; ពុទ្ធោ​អើយ !, ឱ​ពុទ្ធោ​អើយ ! (អ. ថ.--អ្ហើយ) ។ មាន​គេ​និយាយ​ថា កើត​ទុក្ខ​រក​ពុទ្ធោ; វាយ​រក​ពុទ្ធោ (ព.សា.) ។ មាន​ទំនៀម​ចាស់​ទុំ​ប្រដៅ​កូន​ចៅ​ថា កាល​ណា​បើ​មាន​ផ្លេកបន្ទោរ​ភ្លែត​ឡើង សម្គាល់​ថា នឹង​មាន​រន្ទះ​បាញ់​បន្ទាប់​នោះ, ត្រូវ​លាន់​មាត់​ថា ពុទ្ធោ ពុទ្ធោ ! <text:s/>ដើម្បី​កុំ​ឲ្យ​រន្ទះ​បាញ់​ត្រូវ, ឬ​ក្រែង​មាន​គ្រោះ​ថ្នាក់​ត្រូវ​រន្ទះ​បាញ់​ស្លាប់ ក៏​ឈ្មោះ​ថា ស្លាប់​ប្រសើរ ព្រោះ​បាន​រឭក​ដល់​ព្រះ​នាម​ព្រះ​ពុទ្ធ ។ មាន​ទំនៀម​ផ្សេង​មួយ​ទៀត​ថា កាល​បើ​មនុស្ស​កម្លាំង​តិច​ជិត​ទទួល​មរណ​ភាព, មាន​អ្នក​ស្រែក​ដាក់​ត្រចៀក​ថា ពុទ្ធោ ! ពុទ្ធោ! ... ឬ​ថា ពុទ្ធោ អរហំ ! ... ហៅ​ថា ស្រែក​ឲ្យ​ធម៌ (ជូន​ដំណើរ​បុគ្គ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០៩</text:p>
          </table:table-cell>
          <table:table-cell table:style-name="តារាង1.A2" office:value-type="string">
            <text:p text:style-name="P17">ពុទ្ធោវា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ធោវ៉ាត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&lt; ពុទ្ធ + ឱវាទ) ដំបូន្មាន​ព្រះ​ពុទ្ធ (ហៅ​ថា ពុទ្ធ​ឱវាទ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០</text:p>
          </table:table-cell>
          <table:table-cell table:style-name="តារាង1.A2" office:value-type="string">
            <text:p text:style-name="P17">ពុទ្រ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-ទ្រា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ពទរ ឬ​ជា ពទរា ក៏​មាន) ឈ្មោះ​ឈើ​មាន​ផ្លែ ដើម​មាន​បន្លា ផ្លែ​មូល​ៗ​ប៉ុន​ផ្លែ​កន្ទួត​ព្រៃ សាច់​ផុស​ៗ គ្រាប់​រឹង​ស្រួយ​មាន​រស​ជូរ​ឆ្ងាញ់​ឬ​ជូរ​អែម បរិភោគ​បាន, គេ​ច្រើន​ចុច​នឹង​អំបិល​បុក​ហើយ​ទើប​បរិភោគ; ប្រើ​ធ្វើ​ជា​តំណាប់​ក៏​បាន ។ ពុទ្រា​មាន ២ ប្រភេទ ពុទ្រា​ធំ មាន​ផ្លែ​ធំ​ៗ​មូល​ៗ​ឬ​ទ្រវែង; ពុទ្រា​តូច មាន​ផ្លែ​តូច​ៗ​មូល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ុទ្រា​ធំ </text:p>
            <text:p text:style-name="P22">ពុទ្រា​តូច</text:p>
          </table:table-cell>
        </table:table-row>
        <table:table-row>
          <table:table-cell table:style-name="តារាង1.A2" office:value-type="string">
            <text:p text:style-name="P16">៨៥១១</text:p>
          </table:table-cell>
          <table:table-cell table:style-name="តារាង1.A2" office:value-type="string">
            <text:p text:style-name="P17">ពុ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ត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អ្នក​មាន​ប្រាជ្ញា, អ្នក​ប្រាជ្ញ ។ ឈ្មោះ​ថ្ងៃ​ទី ៤ (ក្នុង​សប្ដាហ៍) : ថ្ងៃ​ពុធ (ហៅ​តាម​ឈ្មោះ​ផ្កាយ​ពុធ) ..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២</text:p>
          </table:table-cell>
          <table:table-cell table:style-name="តារាង1.A2" office:value-type="string">
            <text:p text:style-name="P17">ពុធ​ជ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ធៈជន់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អ្នក​ប្រាជ្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៣</text:p>
          </table:table-cell>
          <table:table-cell table:style-name="តារាង1.A2" office:value-type="string">
            <text:p text:style-name="P17">ពុ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រែក​តែ​ម្ខាង​ចុង​ដង​រ៉ែក​ឬ​ដំបង គឺ​ពាក់​ឬ​ព្យួរ​អ្វី​ៗ នឹង​ចុង​ដង​រ៉ែក​ឬ​ចុង​ដំបង​ជាដើម​តែ​ម្ខាង លី​យក​ដៃ​ទប់​ចុង​ម្ខាង : ពុន​បង្វេច, ពុន​ល្អី ។ ព. ប្រ. លំអៀង​ចិត្ត​ទៅ​រក​ម្ខាង​ដូច​ជា​គេ​ពុន : កាត់​ក្ដី​ពុន; ធ្វើ​ជា​អ្នក​វិនិច្ឆ័យ​ក្ដី​ត្រូវ​រែក​កុំ​ពុ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៤</text:p>
          </table:table-cell>
          <table:table-cell table:style-name="តារាង1.A2" office:value-type="string">
            <text:p text:style-name="P17">ពុ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22">សូរ​ឮ​ដោយ​ធ្លាក់​ឬ​វាយ, សំពង​អ្វី​ៗ ដែល​ក្រាស់​ណែ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៥</text:p>
          </table:table-cell>
          <table:table-cell table:style-name="តារាង1.A2" office:value-type="string">
            <text:p text:style-name="P17">ពុម្ព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ុំ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ម. ព. ពិម្ព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៦</text:p>
          </table:table-cell>
          <table:table-cell table:style-name="តារាង1.A2" office:value-type="string">
            <text:p text:style-name="P17">ពុ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2">ដែល​ជោរ​ជ្រាយ​សាច់​ដោយ​ទង្គិច, ប៉ះ, ច្របាច់ : ពុរ​សាច់; ផ្លែ​ឈើ​ពុរ, និយាយ​ក្លាយ​ថា ពូរ <text:s/>ឬ ពុល ក៏​មាន ។ ពុរ​ពង <text:s/>ពង​ដោរ​ឡើង​សាច់​ជោរ​ជ្រាក ។ ព. ប្រ. ពុរ​ចិត្ត <text:s/>ជ្រោក​ចិត្ត, ខ្វល់​ចិត្ត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ុរ​ពង </text:p>
            <text:p text:style-name="P22"/>
          </table:table-cell>
        </table:table-row>
        <table:table-row>
          <table:table-cell table:style-name="តារាង1.A2" office:value-type="string">
            <text:p text:style-name="P16">៨៥១៧</text:p>
          </table:table-cell>
          <table:table-cell table:style-name="តារាង1.A2" office:value-type="string">
            <text:p text:style-name="P17">ពុល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2">ដូច​គ្នា​នឹង ពុ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2">ដែល​មាន​ពិស​អាច​បណ្ដាល​ឲ្យ​រង៉ាប់​រងើ, ឲ្យ​ក្អួត​ចង្អោរ ឬ​ធ្វើ​ទុក្ខ​ខ្លាំង​ដល់​ឈឺ​ស្លាប់​ក៏​មាន : ផ្សិត​ពុល, ថ្នាំ​ពុល, គ្រឿង​ពុល ។ ដែល​ក្រពុល​មុខ, ងងឹត​មុខ, វិល​មុខ, រង៉ាប់​រងើ បណ្ដាល​ពី​ការ​បរិភោគ​ឆ្អែត​ពេក, អំពី​បរិភោគ​អាហារ​មាន​ពិស, អំពី​រលាក់​ខ្លាំង, អំពី​រលក​យោក​ខ្លាំង, អំពី​អួអាប់​ខ្លាំង : ពុល​បាយ, ពុល​ផ្សិត, ពុល​រទេះ, ពុល​រលក, ត្រី​ពុល ។ ព. ប្រ. ពុល​ល្បែង ដែល​វក់​នឹង​ល្បែង, ងងុល​ឬ​ឈ្លក់​នឹង​ល្ប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៨</text:p>
          </table:table-cell>
          <table:table-cell table:style-name="តារាង1.A2" office:value-type="string">
            <text:p text:style-name="P17">ពុ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កាប់​បំបែក​ដោយ​សស្ត្រា​មាន​ប៉ូវថៅ​ជាដើម : ពុះ​ឧស, ពុះ​ឈើ, ពុះ​ជញ្ជាំង​ផ្ទះ ។ ព្រួច​ខ្ជោល​ៗ​ឡើង​ដោយ​កម្លាំង​ក្ដៅ​ឬ​ដោយ​កម្លាំង​ខ្យល់ : បាយ​ពុះ, ទឹក​ពុះ ។ ព. ប្រ. ពុះ​ពោរ <text:s/>ខឹង​ខ្លាំង​ឬ​កើត​ទុក្ខ​តូច​ចិត្ត​ខ្លាំង ហាក់​ដូច​ជា​ពុះ​ពោរ​ពេញ​ក្នុង​ចិត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១៩</text:p>
          </table:table-cell>
          <table:table-cell table:style-name="តារាង1.A2" office:value-type="string">
            <text:p text:style-name="P17">ពូ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ពាក្យ​សម្រាប់​ក្មួយ​ហៅ​បុរស​ជា​ប្អូន​របស់​ឪពុក​ឬ​ប្អូន​របស់​ម្ដាយ (មា ឬ ឪពុក​មា) : ស្អែក​សូម​លោក​ពូ​អញ្ជើញ​មក​កុំ​ខាន; អញ្ជើញ​ពូ​ពិសា ។ ហៅ​បុរស​ដទៃ​មិនមែន​ជា​ញាតិ ដែល​មាន​វ័យ​ក្មេង​ជាង​មាតា​បិតា​របស់​ខ្លួន​ក៏​បាន ដោយ​ទុក​ដាក់​ថា​ដូច​ជា​ប្អូន​របស់​មាតា​បិត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០</text:p>
          </table:table-cell>
          <table:table-cell table:style-name="តារាង1.A2" office:value-type="string">
            <text:p text:style-name="P17">ពូ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សេនាសន​ភណ្ឌ​ដែល​ដេរ​ញាត់​គ, សំឡី​ឬ​កំណាត់​អ្វី​ៗ​ដែល​ទន់​សម្រាប់​ប្រើ​រង​ដំណេក​ឬ​រង​បង្គុយ : ពូក​គ, ពូក​ចំបើង, ពូក​កំណាត់​សំពត់; ពូក​សម្រាប់​គ្រែ, ពូក​សម្រាប់​គ្រែ​ធម្មាសន៍, ពូក​រថ; មាន​ពុទ្ធប្បញ្ញត្តិ​ហាម​មិន​ឲ្យ​ភិក្ខុ​សាមណេរ និង​ឧបាសក​ឧបាសិកា​អ្នក​រក្សា​ឧបោសថ​សីល ប្រើ​ពូក​ញាត់​គ ឬ​ញាត់​សំឡី, មាន​ពុទ្ធានុញ្ញាត​ឲ្យ​ប្រើ​ពូក​ញាត់​ស្មៅ​ទន់​ៗ​និង​ចំបើង, ជក់​ដូង​ជាដើម​បាន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សត្វ​ចាប​មួយ​ពួក មាត្រ​ទ្រើស​ជាង​ចាប​បំណែក​ល្ង​ជា​សត្វ​ស្មូរ​ជន​ខាង​ការ​ចុះ​ស៊ី​គ្រាប់​ស្រូវ​ក្នុង​ស្រែ : <text:s/>ចាប​ពូក ។ ឈ្មោះ​បទ​ភ្លេង​បុរាណ​ខ្មែរ​មួយ​មេ មាន​ទំនុក​ច្រៀង​ចេញ​ផ្ដើម​ថា ចាប​ពូក <text:s/>ជា​ដរាប : ឱ​ចាប​ពូក​អើយ ... កុំ​ស៊ី​ស្រូវ​អញ ... ស្រូវ​គេ​វា​ឆ្ងាញ់ ... ស្រូវ​អញ​វា​ល្វីង ... (ហៅ​ថា បទ​ចាប​ពូក ឬ ទំនុក​ចាប​ពូ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ចាប​ពូក</text:p>
            <text:p text:style-name="P22"/>
          </table:table-cell>
        </table:table-row>
        <table:table-row>
          <table:table-cell table:style-name="តារាង1.A2" office:value-type="string">
            <text:p text:style-name="P16">៨៥២១</text:p>
          </table:table-cell>
          <table:table-cell table:style-name="តារាង1.A2" office:value-type="string">
            <text:p text:style-name="P17">ពូក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2">ប៉ិន, ដែល​មាន​កម្លាំង​ច្រើន, មាន​អំណាច​ច្រើន, មាន​ចំណេះ​ស្រួច​ស្រាល់ : មនុស្ស​ពូកែ, គោ​ពូកែ; សម្ដី​ពូកែ <text:s/>ឬ ពូកែ​សម្ដី ។ <text:s/>ដែល​សម​ប្រកប​ឆុតឆាប់, ដែល​ប៉ិន​មើល​ជំងឺ : ថ្នាំ​ពូកែ, ពេទ្យ​ពូកែ ។ <text:s/>ហៃ : ពូកែ​ស្ដី​ឲ្យ​គេ, ពូកែ​តែ​ខាង​ដេក, ពូកែ​តែ​ខាង​ស៊ី; ពូកែ​រៀន ឬ រៀន​ពូកែ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២</text:p>
          </table:table-cell>
          <table:table-cell table:style-name="តារាង1.A2" office:value-type="string">
            <text:p text:style-name="P17">ពូ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ពីជ ឬ វីជ) រុក្ខជាតិ ឬ​ធញ្ញជាតិ​ជាដើម​ដែល​មាន​កំណើត​អាច​ដុះ, ចេញ​ពន្លក, លូត​លាស់​ត​ទៅ​ទៀត : ពូជ​ឈើ, ពូជ​ស្រូវ, ពូជ​អំពៅ ។ ស្រូវ​ពូជ, ពោត​ពូជ គ្រាប់​ស្រូវ, គ្រាប់​ពោត ដែល​គេ​សម្រាំង​ទុក​ដាំ​ត​ទៅ​ទៀត ។ តំណ​ជាតិ​កំណើត​ឬ​វង្ស​ត្រកូល​របស់​ពួក​មនុស្ស​ឬ​សត្វ : ពូជ​ខ្មែរ, ពូជ​ចិន; ពូជ​ក្សត្រិយ៍, ពូជ​រាស្ត្រ; ពូជ​គោ​ខ្មែរ, ពូជ​សេះ​ទេស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៣</text:p>
          </table:table-cell>
          <table:table-cell table:style-name="តារាង1.A2" office:value-type="string">
            <text:p text:style-name="P17">ពូ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ចាប់​ប្រមូល​ដោយ​ដៃ​ធ្វើ​ឲ្យ​កើត​ជា​ដុំ : ពូក​បាយ ។ ច្របាច់​រឹប​ឬ​ចាប់​មួល​ច្របាច់​ឲ្យ​ស្រស់​ទឹក : ពូត​សំពត់​ទ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៤</text:p>
          </table:table-cell>
          <table:table-cell table:style-name="តារាង1.A2" office:value-type="string">
            <text:p text:style-name="P17">ពូថ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ម. ព. ប៉ូវថ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៥</text:p>
          </table:table-cell>
          <table:table-cell table:style-name="តារាង1.A2" office:value-type="string">
            <text:p text:style-name="P17">ពូ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ប្រមូល​ផ្សំ​ដាក់​ឲ្យ​ខ្ពស់​ឡើង : ពូន​ដី, កណ្ដៀរ​ពូន ។ ផ្ដុំ​ជា​ពួក​ជិត​ប្រកិត​គ្នា : ហ្វូង​គោ​ផ្អើល​ពូន, មនុស្ស​ផ្អើល​ពូន​ចុះ​ពូន​ឡើង ។ គុ. ដែល​មាន​សាច់​ឡើង​ខ្ពស់​ដូច​គេ​ពូន : ស្មា​ពូន ។ ព. ប្រ. <text:s/>ក​ពូន​សម្បត្តិ <text:s/>ក​បង្កើត​សម្បត្តិ​ឲ្យ​ចម្រើន​ច្រើន​ឡើង​ដូច​គេ​ពូន​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៦</text:p>
          </table:table-cell>
          <table:table-cell table:style-name="តារាង1.A2" office:value-type="string">
            <text:p text:style-name="P17">ពូរា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22">ពាក្យ​សម្រាប់​និយាយ​ផ្សំ​នឹង​ពាក្យ ពូកែ <text:s/>ថា : ពូកែ​ពូរាង <text:s/>គឺ​ពូកែ​គ្រាន់​ប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ូកែ​ពូរាង</text:p>
          </table:table-cell>
        </table:table-row>
        <table:table-row>
          <table:table-cell table:style-name="តារាង1.A2" office:value-type="string">
            <text:p text:style-name="P16">៨៥២៧</text:p>
          </table:table-cell>
          <table:table-cell table:style-name="តារាង1.A2" office:value-type="string">
            <text:p text:style-name="P17">ពួ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បន, ចំនួន​គ្នា​ច្រើន​ដោយ​ឡែក​ផ្សេង​ៗ, ប្រជុំ​ដោយ​ក្រុម : នៅ​ដោយ​ពួក, កាន់​ពួក, លើក​គ្នា​ជា​ពួក ។ ពួក​ក្មេង <text:s/>បន​ក្មេង ក្មេង​ទាំងឡាយ ។ ពួក​ម៉ាក <text:s/>(ព. សា.) គូ​កន, មិត្រ, សំឡាញ់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ស្រុក​មួយ​ក្នុង​ខេត្ត​សៀមរាប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៨</text:p>
          </table:table-cell>
          <table:table-cell table:style-name="តារាង1.A2" office:value-type="string">
            <text:p text:style-name="P17">ពួ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ឈើ​តូច​មួយ​ពួក ស្លឹក​ស្រួច​ៗ ផ្លែ​ទុំ​មាន​រស​ផ្អែម​លាយ​ចត់​បន្តិច​ៗ បរិភោគ​បាន, ខ្លះ​ផ្លែ​ធំ ខ្លះ​ផ្លែ​តូច​ជាង​បន្តិច ហៅ​ថា ពួច​ធំ, ពួច​តូច ។ ឈ្មោះ​ក្អម​មួយ​បែប​មាន​ក្អេង ក​ស្ដួច​ខ្ពស់ មាត់​រីក ច្រើន​ប្រើ​ដាក់​ស្ករ​ត្នោត : ក្អម​ពួច, ទឹក​មួយ​ពួ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២៩</text:p>
          </table:table-cell>
          <table:table-cell table:style-name="តារាង1.A2" office:value-type="string">
            <text:p text:style-name="P17">ពួ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ចាប់​គួត, ដុស​កួត​ក្រឡឹង​ជុំ​វិញ : ពួត​ដំបង, ដុស​ក្អែល​ពួត ។ ពួត​ភ្លើង យក​កូន​ពំនួត​ដាក់​ផ្ទប់​ពី​លើ​មេ​ពំនួត​រុញ​ទាញ​ៗ ដោយ​ប្រឹង​សង្កត់​ពេញ​កម្លាំង ដើម្បី​ឲ្យ​ក្ដៅ​កើត​ភ្លើង; (ហៅ​ថា កួត​ភ្លើង ក៏​មាន តាម​ទម្លាប់​ដោយ​ស្រុក; ប៉ុន្តែ​បើ​ហៅ កួត គួរ​ប្រើ ន. ជា កំនួត) ។ ពួត​ដៃ​ស្ទុះ​ចូល យក​បាត​ដៃ​ម្ខាង​ចាប់​រឹត​ក្រឡឹង​ក​ដៃ​ឬ​កំភួន​ដៃ ស្ទុះ​ចូល​ដោយ​បម្រុង​នឹង​ដាល់​ឬ​ទះ, តប់ ។ ព. ប្រ. ពួត​ដៃ​គ្នា <text:s/>ចូល​គំនិត​ស្រុះ​គ្នា​ធ្វើ​ការ​ប្រណាំង​ប្រជែង​យក​ឈ្នះ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០</text:p>
          </table:table-cell>
          <table:table-cell table:style-name="តារាង1.A2" office:value-type="string">
            <text:p text:style-name="P17">ពួ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លាក់​ខ្លួន​មិន​ឲ្យ​គេ​រក​ឃើញ : ពួន​ក្នុង​ព្រៃ, ពួន​នៅ​ក្នុង​បន្ទ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១</text:p>
          </table:table-cell>
          <table:table-cell table:style-name="តារាង1.A2" office:value-type="string">
            <text:p text:style-name="P17">ពួយ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ចោល​ប្លោង ឬ​បោះ​គ្រឿង​សស្ត្រា​ឬ​អា​វុធ​សំដៅ​អ្វី​ៗ : ពួយ​លំពែង, ពួយ​ដំបង ។ <text:s/>ព. ប្រ. បំបោល, ពង្រឹត ឲ្យ​លឿន​ខ្លាំង ឬ​ជក់​ខ្យល់​លឿន​ស្លៅ : បំផាយ​សេះ​ពួយ​ពេញ​ល្បឿន; បើក​ក្ដោង​ពួយ​សំដៅ​កោះ ។ ហើរ​លឿន​ស្លៅ​ដូច​គេ​ពួយ ឬ​សម្លប​ស្លាប​ទម្លាក់​ខ្លួន​ចុះ​ពេញ​កម្លាំង : លលក​ខ្មោច​ហើរ​ពួយ​ស្លៅ; ត្មាត​ពួយ​ចុះ <text:s/>(បោះ​ពួ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ចម្រឹង​ឈើ​ឬ​ឫស្សី​ស្រួច​ដែល​គេ​បោះ​ភ្ជាប់​នឹង​សំបក​ដើម​ឈើ​ធំ​ ធ្វើ​ដូច​ជា​បង្អោង ដើម្បី​តោង​ជាន់​ឡើង​យក​ឃ្មុំ​ជាដើម : ឡើង​តាម​ពួយ <text:s/>(ម. ព. បោះ​ពួយ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២</text:p>
          </table:table-cell>
          <table:table-cell table:style-name="តារាង1.A2" office:value-type="string">
            <text:p text:style-name="P17">ពួ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ខ្សែរ​ធំ​ៗ សម្រាប់​ចង​ក្រៀក​អ្វី​ៗ ដែល​ធំ, ដែល​ធ្ងន់ : ពួរ​ជក់​ដូង, ពួរ​ធ្មៃ ។ ពួរ​ចាំង <text:s/>ពួរ​ធ្នៃ​ខ្នាត​ធំ​បំផុត ។ ឈើ​ពួក​ខ្លះ​ដែល​ដុះ​ចេញ​ជា​ឫស​សំយុង​ចុះ​មក​ក្រោម​ឬ​ដែល​ដុះ​ជា​សាច់​ត្រង់​គល់​ផត​ទាំង​ពីរ​ខាង​ខ្ពស់​កណ្ដាល​ទ្រនុង : ពួរ​ជ្រៃ, ពួរ​ស្រឡៅ, ពួរ​ស្ពង់ ។ ពួរ​សរសៃ <text:s/>ឬ សរសៃ​ពួរ <text:s/>សរសៃ​ធំ​ដែល​មាន​សណ្ឋាន​ស្រដៀង​នឹង​ខ្សែ​ពួ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៣</text:p>
          </table:table-cell>
          <table:table-cell table:style-name="តារាង1.A2" office:value-type="string">
            <text:p text:style-name="P17">ពើ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ធ្វើ​កល​មាយា​ហាក់​ដូច​ពុំ​បាន​ដឹង, ឮ, ឃើញ, យល់ : ធ្វើ​ពើ​ជា​សួរ ។ ប្រើ​ជា ន. ឬ គុ. ក៏​បាន : សួរ​ដោយ​ពើ; ពុត​ពើ, អាការ​ព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៤</text:p>
          </table:table-cell>
          <table:table-cell table:style-name="តារាង1.A2" office:value-type="string">
            <text:p text:style-name="P17">ពើ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មមោក​បឿន​ដែល​ក្រាស់​ណាស់ មើល​ទៅ​ឃើញ​ហាក់​ដូច​ជា​ឥត​មាន​ទឹក​នៅ​ពី​ខាង​ក្រោម : ដើរ​លើ​ពើក (ម. ព. ត្រឹប, បឿន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៥</text:p>
          </table:table-cell>
          <table:table-cell table:style-name="តារាង1.A2" office:value-type="string">
            <text:p text:style-name="P17">ពើក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22">ដែល​មើក​ៗ, ភ្លើក​ៗ : មនុស្ស​ពើក​ៗ, ដំណើរ​ពើក​ៗ; ដើរ​ពើក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៦</text:p>
          </table:table-cell>
          <table:table-cell table:style-name="តារាង1.A2" office:value-type="string">
            <text:p text:style-name="P17">ពើ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ចំកោង​ចម្អែ​ទៅ​មុខ : ពើង​ទ្រូង, ពើង​ពោះ ។ គុ. ដែល​ចំកោង​ឡើង : ទ្រូង​ពើង, ល្អី​ពើង ។ ន. ពើង​ភ្នំ <text:s/>ថ្ម​ភ្នំ​ដែល​ពើង​លយ​ពេញ​ដូច​ជា​ដំបូល​ល្មម​ជ្រក​ភ្លៀង​បាន ។ ផើង (ព. ប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៧</text:p>
          </table:table-cell>
          <table:table-cell table:style-name="តារាង1.A2" office:value-type="string">
            <text:p text:style-name="P17">ពើ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ចាប់​ខ្ទោក​ៗ : បូស​ពើត; ច្រើន​និយាយ​ថា ចាប់​ពើត, ឈឺ​ពើ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៨</text:p>
          </table:table-cell>
          <table:table-cell table:style-name="តារាង1.A2" office:value-type="string">
            <text:p text:style-name="P17">ពើ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ប្រទះ, ចួប​ដោយ​ឥត​ស្វែង​រក, ឥត​មាន​បំណង : ដើរ​ៗ​ទៅ ស្រាប់​តែ​ពើប; ច្រើន​និយាយ​ថា ពើប​ប្រទះ, ពើប​ពះ ។ (ព. កា.) : ខំ​ដើរ​រលះ ស្រាប់​តែ​ពើបពះ ប្រទះ​ពួក​ខ្មាំង ដឹង​ថា​សត្រូវ ទើប​ស៊ូ​ត​តាំង ប្រយុទ្ធ​ប្រឆាំង ខ្លាំង​ក្រៃ​ឥត​ភ្ល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៣៩</text:p>
          </table:table-cell>
          <table:table-cell table:style-name="តារាង1.A2" office:value-type="string">
            <text:p text:style-name="P17">ពើម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22">ដែល​ទើម​ៗ, ញើប​ៗ, លប​ៗ, ព្រោះ​ងងឹត : ដំណើរ​ពើម​ៗ; ដើរ​ពើម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០</text:p>
          </table:table-cell>
          <table:table-cell table:style-name="តារាង1.A2" office:value-type="string">
            <text:p text:style-name="P17">ពៀ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2">ដែល​ផត​ខូង​សាច់, ដែល​ទ្រុឌ​ចុះ, ទ្រុឌ​រាប : ច្រមុះ​ពៀច, ថាស​ពៀច; ដើរ​ជាន់​ពៀច ។ ពៀចប៉ច (ម. ព. ប៉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ៀចប៉ច</text:p>
          </table:table-cell>
        </table:table-row>
        <table:table-row>
          <table:table-cell table:style-name="តារាង1.A2" office:value-type="string">
            <text:p text:style-name="P16">៨៥៤១</text:p>
          </table:table-cell>
          <table:table-cell table:style-name="តារាង1.A2" office:value-type="string">
            <text:p text:style-name="P17">ពៀ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2">ដែល​មាន​គែម​ឬ​កណ្ដាប់​មាត់​ដាប​ទាប​ចុះ​ស្ទើរ​នឹង​លិច : ទូក​ពៀប ។ ព. ប្រ. ជំងឺ​ពៀប ជំងឺ​ដែល​ដាប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២</text:p>
          </table:table-cell>
          <table:table-cell table:style-name="តារាង1.A2" office:value-type="string">
            <text:p text:style-name="P17">ពៀ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រ; វេរ) ចំណង​ចិត្ត​ក្រោធ​ដែល​ចង​ដោយ​ព្យាបាទ​បម្រុង​នឹង​សងសឹក​វិញ, ចំណង​ចិត្ត​ជា​សត្រូវ : ចង​ពៀរ, ស្រាយ​ពៀរ, មនុស្ស​មាន​ពៀរ ។ រួច​ចាក​ពៀរ ព្រោះ​ស្រាយ​ពៀរ កាល​បើ​បាន​ជា​ចង​ពៀរ​រួច​ទៅ​ហើយ ដែល​បាន​រួច​រដោះ​ចាក​ពៀរ​លែង​មាន​ត​ទៅ​ទៀត ព្រោះ​ស្រាយ​ចំណង​ពៀរ​នោះ​ឲ្យ​ជ្រះ​ស្រឡះ​ចេញ បើ​មិន​ស្រាយ​ចេញ​ទេ ពៀរ​ក៏​ចេះ​តែ​មាន​ត​ៗ​ទៅ​ទៀត (ព. ពុ.); ព. កា. ថា : ទីឃាវុ​កុមារ មាន​វិចារណ៍​ចៀស​ពៀរ​បាន ទើប​មាន​សុខ​ក្សេមក្សាន្ត បាន​សោយ​រាជ្យ​គ្រង​រដ្ឋ​ពីរ ។ <text:s/>(រឿង​ទីឃាវុ​កុមារ​និង​ព្រះ​បាទ​ព្រហ្មទត្ត ក្នុង​ទីឃាវុ​កុមារ​ជាតក ជា​ពុទ្ធភាសិ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៣</text:p>
          </table:table-cell>
          <table:table-cell table:style-name="តារាង1.A2" office:value-type="string">
            <text:p text:style-name="P17">ពេ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ិ.</text:p>
          </table:table-cell>
          <table:table-cell table:style-name="តារាង1.D2" office:value-type="string">
            <text:p text:style-name="P22">ក្រៃ, ក្រៃលែង, លើសលន់, ហួស​ប្រមាណ : ល្អ​ពេក, ប្រពៃ​ពេក, ច្រើន​ពេក, ហួស​ពេក, ខ្លាំង​ពេក, កាច​ពេក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៤</text:p>
          </table:table-cell>
          <table:table-cell table:style-name="តារាង1.A2" office:value-type="string">
            <text:p text:style-name="P17">ពេចន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េច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ចន) ពាក្យ, សម្ដី ។ ខ្មែរ​ប្រើ​ជា ប. សម្រាប់​និយាយ​ផ្សំ​នឹង ពាក្យ ថា : ពាក្យ​ពេចន៍ គឺ​ពាក្យ​សម្ដី​ផ្សេង​ៗ, ពាក្យ​សម្ដី​ដែល​មាន​បែប​មាន​យ៉ាង​ឬ​សម្ដី​ថ្វី​មាត់ : អ្នក​ចេះ​ពាក្យ​ពេចន៍ (ឲ្យ​ជិត​ប្រភព​ដើម​ជាង​ជា ព័ចន៍ សម្រាប់​ប្រើ​ក្នុង​កាព្យ) ។ ម. ព. ព័ចន៍ ទៀត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ាក្យ​ពេចន៍ </text:p>
          </table:table-cell>
        </table:table-row>
        <table:table-row>
          <table:table-cell table:style-name="តារាង1.A2" office:value-type="string">
            <text:p text:style-name="P16">៨៥៤៥</text:p>
          </table:table-cell>
          <table:table-cell table:style-name="តារាង1.A2" office:value-type="string">
            <text:p text:style-name="P17">ពេចពិ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មើល​ក្នុងពាក្យ រមិល ឬ រមឹ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៦</text:p>
          </table:table-cell>
          <table:table-cell table:style-name="តារាង1.A2" office:value-type="string">
            <text:p text:style-name="P17">ពេជយ័ន្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ជៈយ័ន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េជយន្ត; វៃជ--) ឈ្មោះ​ប្រាសាទ​ឬ​រាជ​រថ កើត​សម្រាប់​ព្រះ​ឥន្ទ្រ : ព្រាសាទ​ពេជ​យ័ន្ត, រថ​ពេជ​យ័ន្ត ។</text:p>
          </table:table-cell>
          <table:table-cell table:style-name="តារាង1.D2" office:value-type="string">
            <text:p text:style-name="P8">វេជ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៧</text:p>
          </table:table-cell>
          <table:table-cell table:style-name="តារាង1.A2" office:value-type="string">
            <text:p text:style-name="P17">ពេជ្ឈឃាដ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េច-ឈៈ--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&lt; ហន &gt; វជ្ឈ &gt; ពេជ្ឈ “មនុស្ស​ដែល​គេ​ត្រូវ​សម្លាប់” ឬ &lt; ពីជ “ពូជ” + ឃាត “អ្នក​សម្លាប់”) អ្នក​ពិឃាត​មនុស្ស​ទោស គឺ​អ្នក​ដែល​រាជការ​តាំង​ឲ្យ​ជា​អ្នក​សម្លាប់​មនុស្ស​ដែល​មាន​ទោស​គួរ​ដល់​ប្រហារ​ជីវិត ។</text:p>
          </table:table-cell>
          <table:table-cell table:style-name="តារាង1.D2" office:value-type="string">
            <text:p text:style-name="P8">ឃាត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៨</text:p>
          </table:table-cell>
          <table:table-cell table:style-name="តារាង1.A2" office:value-type="string">
            <text:p text:style-name="P17">ពេជ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េច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ជ្រ; វជិរ) ឈ្មោះ​ត្បូង​ពិសេស​មួយ​ប្រភេទ​មាន​សាច់​រឹង​មាន​ពន្លឺ​ចាំង​ឆ្លុះ​ព្រាត​ៗ : ចិញ្ជៀន​ពេជ្រ (ម. ព. វជីរ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៤៩</text:p>
          </table:table-cell>
          <table:table-cell table:style-name="តារាង1.A2" office:value-type="string">
            <text:p text:style-name="P17">ពេញ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ធ្វើ​ឲ្យ​ដល់​ចំនួន ។ ច្រើន​តែ​ប្រើ​ជា គុ. ឬ កិ. វិ. ដែល​ដល់​ចំនួន, ដល់​មាត់, ដល់​កណ្ដាប់​មាត់, បរិបូណ៌, គ្រប់គ្រាន់, មាន​សព្វ​អន្លើ, ឥត​មាន​សល់​ចន្លោះ​មិន​ខ្វះ​ខាត : ទឹក​ពេញ​ពាង, អង្ករ​ពេញ​តៅ, ឆ្អែត​ពេញ​ពោះ; មនុស្ស​អង្គុយ​ពេញ​រោង ។ ពេញ​ការ ដែល​បាន​ការ, ដែល​ដល់​កំណត់​ធ្វើ​ការ​កើត : មនុស្ស​ពេញ​ការ ។ ពេញ​កម្លាំង ដែល​ប្រឹង​ឥត​សំចៃ​កម្លាំង : ធ្វើ​ការ​ពេញ​កម្លាំង ។ ពេញ​កំលោះ, ពេញ​ក្រមុំ <text:s/>ដែល​មាន​វ័យ​កំលោះ, ក្រមុំ ពេញ​ទី ។ ពេញ​ចិត្ត <text:s/>គាប់​ចិត្ត, ស្ម័គ្រ​ចិត្ត ។ ពេញ​ចំហ បើក​អស់​មិន​លាក់​មិន​សំចៃ : លេង​ពេញ​ចំហ, បើក​ពេញ​ចំហ ។ ពេញ​ជំទង់ <text:s/>ដែល​មាន​វ័យ​ជំទង់​ពេញ​ទី ។ ពេញ​ជំហរ អស់​ជំហរ ។ ពេញ​ដៃ ពេញ​កម្លាំង​ដៃ : អស់​យ៉ាង, ឥត​សំចៃ, ឥត​ញញើត : លេង​ឲ្យ​ពេញ​ដៃ ។ ពេញ​ដៃ​ពេញ​ជើង <text:s/>ពេញ​កម្លាំង​ដៃ​ជើង ។ ពេញ​ទី <text:s/>ដល់​ទី, ដល់​កំណត់ ។ ពេញ​ទំហឹង <text:s/>អស់​ទំហឹង គឺ​ប្រហែល​នឹង​រត់​ហត់​ហ៊ឹង​ត្រចៀក ។ ពេញ​បន្ទុក ដល់​បន្ទុក ។ ពេញ​ធឹង (ព.សា.) ពេញ​លក្ខណៈ, ពេញ​សមត្ថភាព, ពេញ​ទី (ប្រើ​តាម​ទម្លាប់​ដោយ​ស្រុក) ។ពេញ​បូណ៌មី តិថី​ដែល​មាន​ព្រះ​ចន្ទ្រ​ពេញ​វង់, ថ្ងៃ ១៥ កើត ។ ពេញ​មាត់ <text:s/>ស៊ប់​មាត់​ឥត​កោត​ញញើត : ស្ដី​ថា​ពេញ​មាត់ ។ ពេញ​រង្វាស់ ពេញ​ដូច​គេ​វាល់, គ្រប់គ្រាន់ : ធ្វើ​ការ​ពេញ​រង្វាល់ ។ <text:s/>ពេញ​របុង គ្រប់គ្រាន់, ដល់​ខ្នាត : ធ្វើ​ការ​ពេញ​របុង ។ ពេញ​លេញ ពេញ​កម្លាំង, គ្រប់គ្រាន់, បរិបូណ៌; ពេញ​សាច់, ពេញ​សាច់​ពេញ​ឈាម : ធ្វើ​ការ​ពេញ​លេញ, រក​ស៊ី​ពេញ​លេញ, មាន​សាច់​ពេញ​លេញ ។ ពេញ​សន្ធឹក មាន​សូរ​សន្ធឹក​ខ្លាំង​ក្រៃ; លើស​លន់, ក្រៃ​ពេក, សន្ធឹក​សន្ធាប់ : លេង​ឲ្យ​ពេញ​សន្ធឹក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េញ​ការ </text:p>
            <text:p text:style-name="P22">ពេញ​កម្លាំង</text:p>
            <text:p text:style-name="P22">ពេញ​កំលោះ</text:p>
            <text:p text:style-name="P22">ពេញ​ក្រមុំ</text:p>
            <text:p text:style-name="P22">ពេញ​ចិត្ត</text:p>
            <text:p text:style-name="P22">ពេញ​ចំហ</text:p>
            <text:p text:style-name="P22">ពេញ​ជំទង់</text:p>
            <text:p text:style-name="P22">ពេញ​ជំហរ</text:p>
            <text:p text:style-name="P22">ពេញ​ដៃ</text:p>
            <text:p text:style-name="P22">ពេញ​ដៃ​ពេញ​ជើង</text:p>
            <text:p text:style-name="P22">ពេញ​ទី</text:p>
            <text:p text:style-name="P22">ពេញ​ទំហឹង</text:p>
            <text:p text:style-name="P22">ពេញ​បន្ទុក</text:p>
            <text:p text:style-name="P22">ពេញ​ធឹង</text:p>
            <text:p text:style-name="P22">ពេញ​បូណ៌មី</text:p>
            <text:p text:style-name="P22">ពេញ​មាត់</text:p>
            <text:p text:style-name="P22">ពេញ​រង្វាស់</text:p>
            <text:p text:style-name="P22">ពេញ​របុង</text:p>
            <text:p text:style-name="P22">ពេញ​លេញ</text:p>
            <text:p text:style-name="P22">ពេញ​សន្ធឹក</text:p>
          </table:table-cell>
        </table:table-row>
        <table:table-row>
          <table:table-cell table:style-name="តារាង1.A2" office:value-type="string">
            <text:p text:style-name="P16">៨៥៥០</text:p>
          </table:table-cell>
          <table:table-cell table:style-name="តារាង1.A2" office:value-type="string">
            <text:p text:style-name="P17">ពេញ --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មើល​ក្នុង​ពាក្យ ពេញ កិ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១</text:p>
          </table:table-cell>
          <table:table-cell table:style-name="តារាង1.A2" office:value-type="string">
            <text:p text:style-name="P17">ពេទ្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ែត</text:p>
          </table:table-cell>
          <table:table-cell table:style-name="តារាង1.D2" office:value-type="string">
            <text:p text:style-name="P4">សំ. 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ទ្យ; វជ្ជ) អ្នក​ចេះ​ប្រើ​ថ្នាំ​រម្ងាប់​រោគ, អ្នក​ចេះ​ព្យាបាល​ជំងឺ, គ្រូ​មើល​ជំងឺ : ថ្នាំ​ពេទ្យ, គ្រូ​ពេទ្យ, ពេទ្យ​ហ្ម, មន្ទីរ​ពេទ្យ ។ ពេទ្យ​សត្វ <text:s/>ឬ ពែទ្យ​សត្វ (បសុ​ពេទ្យ) ពេទ្យ​មើល​ជំងឺ​សត្វ​ចិញ្ចឹម​ឬ​រក្សា​ការពារ​មិន​ឲ្យ​បសុ​សត្វ​មាន​ជំងឺ ។ល។ ពាក្យ​សំស្ក្រឹត កាល​បើ​មាន​ស្រៈ អៃ នៅ​ពី​ខាង​ដើម​ដូច វៃទ្យ <text:s/>ជាដើម​នេះ ជួន​អាន​ឮ​សូរ​ជា​ស្រៈ អៃ ជួន​ឮ​សូរ​ជា អេ ឬ អែ តាម​គួរ​ដល់​សូរ​សព្ទ​ស្រួល​មាត់​ថា, ដូច​ជា ចៃត្យ អាន​ថា ចៃត្យ៉ៈ ក៏​បាន, ថា ចែត្យ៉ៈ ក៏​បាន (ខ្មែរ​អាន​ថា ចៃដី ឬ ចែដី); សៃន្យ, សៃន្យា សំ. អានថា សែន្យ៉ៈ, សែន្យ៉ា (ខ្មែរ​ប្រើ​ក្លាយ​មក​ជា ស្រែន្យ, ស្រែន្យា “សេនីយ, សេនា”, ប្រើ​ជា​ឋានន្តរ គឺ​ងារ​មន្ត្រី​ជា ស្រែន្យ​ភក្តី, ស្រែន្យ​សង្គ្រាម, ស្រែន្យានុជិត, ស្រែន្យានុរក្ស); ជៃន អ. ថ. ជេន ឬ ជែន “អ្នក​ជឿ​កាន់​តាម​លទ្ធិ​គ្រូ​ដើម​ឈ្មោះ ជិនៈ (បរិស័ទ​របស់​គ្រូ​ឈ្មោះ ជិនៈ); សៃំហ ឬ សៃង្ហ អ. ថ. សែង្ហ “អ្វី​ៗ​ជា​សរីរាវយវៈ​របស់​សីហៈ” ។ ដោយ​ហេតុ​នេះ, ពាក្យ​សំស្ក្រឹត​ថា វៃទ្យ, ខ្មែរ​ប្រើ​ផ្លាស់ វ ជា ព, អៃ ជា អេ ឬជា អែ ផ្សំ​ជា ពេទ្យ <text:s/>ឬ ពែទ្យ ក៏​បាន អ. ថ. ពែត ដូច​គ្នា​ទាំង​២, យើង​អាច​សរសេរ​ជា ពេទ្យ ក៏​បាន ជា ពែទ្យ ក៏​បាន តាម​ពេញ​ចិត្ត​ប្រើ ។ (ព្រោះ​ហេតុ​មាន​វិធី​ឲ្យ​ផ្លាស់​សំឡេង​ស្រៈ អៃ ជា អែ បាន​យ៉ាង​នេះ​ឯង បាន​ជា​បុព្វ​បុរស​ខ្មែរ​យើង​ក្នុង​សម័យ​បុរាណ​ព្រេង​នាយ ដែល​កំពុង​ជក់​ចិត្ត​ទៅ​រក​សម្ដី​សំស្ក្រឹត​តាម​លទ្ធិ​ព្រាហ្មណិក​នោះ ធ្លាប់​អាន​ធ្លាប់​និយាយ​តាម​សូរ​សព្ទ​សំស្ក្រឹត, ទោះ​ឃ្លាត​ក្លាយ​សំឡេង​ខ្លះ​ក៏​ដោយ, លុះ​ដល់​ខ្មែរ​ងាក​បែរ​មក​កាន់​ព្រះ​ពុទ្ធ​សាសនា​ប្រើ​ការ​រៀន​សូត្រ​តាម​ភាសា​បាលី​វិញ ក៏​អាន​បាលី​ត្រង់ ព្យញ្ជនៈ​អឃោសៈ ដែល​ផ្សំ​ជាមួយ​នឹង​ស្រៈ អេ ជា​យូរ អែ ទៅ​អស់, ដូច​ជា កេតុ, ចេត្រ, ប្រេត, សេត, ស្វេត. ហេតុ អាន​ឮ​សូរ​ជា កែត, ចែត, ប្រែត, សែត, ស្វែត, ហែតុ ។ល។ ដល់​សម័យ​យើង, យើង​ក៏​ពុំ​អាច​កែ​ប្រែ​សូរ​សព្ទ​ទាំង​នោះ​ឲ្យ​ឮ​តាម​ប្រភប​ដើម​បាន​ឡើយ... ។</text:p>
          </table:table-cell>
          <table:table-cell table:style-name="តារាង1.D2" office:value-type="string">
            <text:p text:style-name="P8">ពែទ្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២</text:p>
          </table:table-cell>
          <table:table-cell table:style-name="តារាង1.A2" office:value-type="string">
            <text:p text:style-name="P17">ពេទ្យ​មន្ទី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ែទ្យៈមន់-ទី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ទ្យ + មន្ទិរ) ផ្ទះ​ពេទ្យ, ផ្ទះ​សម្រាប់​ពួក​ពេទ្យ​ធ្វើ​ការ (ហៅ​ថា មន្ទីរ​ពេទ្យ ឬ វេជ្ជ​មន្ទីរ, វេជ្ជ​គ្រឹះ, ពេទ្យ​គ្រឹះ, ពេទ្យាគារ ​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៣</text:p>
          </table:table-cell>
          <table:table-cell table:style-name="តារាង1.A2" office:value-type="string">
            <text:p text:style-name="P17">ពេទ្យ​វិទ្យ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ែទ្យៈវិត-ទ្យា ឬ --វិច-ជា</text:p>
          </table:table-cell>
          <table:table-cell table:style-name="តារាង1.D2" office:value-type="string">
            <text:p text:style-name="P4">សំ. ; បា.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វៃទ្យ + វិទ្យា; វេជ្ជ + វិជ្ជា) វិជ្ជា​ពេទ្យ គឺ​ចំណេះ​របស់​ពេទ្យ ឬ​ចំណេះ​សម្រាប់​ពួក​ពេទ្យ​សិក្សា : រៀន​ពេទ្យ​វិទ្យា, ចេះ​ពេទ្យ​វិទ្យា (ហៅ​ថា វេជ្ជ​វិជ្ជា ឬ វេជ្ជ​វិទ្យា (បា. សំ.) ក៏​បាន) ។</text:p>
          </table:table-cell>
          <table:table-cell table:style-name="តារាង1.D2" office:value-type="string">
            <text:p text:style-name="P8">--វិជ្ជ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៤</text:p>
          </table:table-cell>
          <table:table-cell table:style-name="តារាង1.A2" office:value-type="string">
            <text:p text:style-name="P17">ពេទ្យ​សាស្ត្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ែទ្យៈសាស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ទ្យ + ឝាស្ត្រ) គម្ពីរ ឬ​តម្រា, ក្បួន សម្រាប់​ពួក​ពេទ្យ​សិក្សា : ផ្សំ​ថ្នាំ​តាម​ពេទ្យ​សាស្ត្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៥</text:p>
          </table:table-cell>
          <table:table-cell table:style-name="តារាង1.A2" office:value-type="string">
            <text:p text:style-name="P17">ពេទ្យ​ស្ថ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ែទ្យៈ--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ទ្យ + ស្ថាន) ទី, តំបន់ ដែល​សង់​ផ្ទះ​ពេទ្យ គឺ​កន្លែង​ដែល​សង់​សុទ្ធ​តែ​មន្ទីរ​ពេទ្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៦</text:p>
          </table:table-cell>
          <table:table-cell table:style-name="តារាង1.A2" office:value-type="string">
            <text:p text:style-name="P17">ពេ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បត់​ព័ទ្ធ​ជា​វង់​គង​លើ​គ្នា : ពស់​ពេន ។ <text:s/>កិ. វិ. ឬ គុ. ដែល​បត់​បែន​ពូន​ចុះ​ពូន​ឡើង : មនុស្ស​រត់​ពេន​ចុះ​ពេន​ឡើង ។ ផ្លូវ​ពេន​ព័ទ្ធ <text:s/>ឬ ព័ទ្ធ​ពេន <text:s/>ផ្លូវ​ដែល​បត់​ចុះ​បត់​ឡើង​វិល​វ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៧</text:p>
          </table:table-cell>
          <table:table-cell table:style-name="តារាង1.A2" office:value-type="string">
            <text:p text:style-name="P17">ពេ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ធ្វើ​បបូរ​មាត់​ក្រោម​ឲ្យ​លយ​ចេញ​ជាង​បបូរ​មាត់​ខាង​លើ​មុន​យំ​ឬ​ក្រោយ​យំ​ឬ​ក៏​ដោយ​សេចក្ដី​រិះគន់, ដោយ​ចំអក​ឡក​ឲ្យ : ពេប​ច្បែប <text:s/>គឺ​ពេប​ធ្វើ​មាត់​កំបែប; ពេប​មាត់​ឲ្យ ឬ ពេប​ជ្រាយ គឺ​ពេប​មាត់​ឲ្យ​ដោយ​រិះគន់​ឬ​ដោយ​ចំអក​ឡក​ឲ្យ ។ ពេប ! <text:s/>ពាក្យ​សម្រាប់​ថា​បញ្ឈឺ​ចិត្ត​ក្មេង​តូច​ឲ្យ​ពេប, ឲ្យ​យំ 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េប​ច្បែប <text:s/></text:p>
          </table:table-cell>
        </table:table-row>
        <table:table-row>
          <table:table-cell table:style-name="តារាង1.A2" office:value-type="string">
            <text:p text:style-name="P16">៨៥៥៨</text:p>
          </table:table-cell>
          <table:table-cell table:style-name="តារាង1.A2" office:value-type="string">
            <text:p text:style-name="P17">ពេមពើ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ម. ព. ពីមពើម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៥៩</text:p>
          </table:table-cell>
          <table:table-cell table:style-name="តារាង1.A2" office:value-type="string">
            <text:p text:style-name="P17">ពេ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េលា) វេលា : ពេល​បាយ, ពេល​ធ្វើ​ការ, ពេល​ដេក, ពេល​ទំនេ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០</text:p>
          </table:table-cell>
          <table:table-cell table:style-name="តារាង1.A2" office:value-type="string">
            <text:p text:style-name="P17">ពេល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េលា) កាល, កាល​តូច ។</text:p>
          </table:table-cell>
          <table:table-cell table:style-name="តារាង1.D2" office:value-type="string">
            <text:p text:style-name="P8">វេល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១</text:p>
          </table:table-cell>
          <table:table-cell table:style-name="តារាង1.A2" office:value-type="string">
            <text:p text:style-name="P17">ពេស្យ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ស្យ៉ា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េឝ្យា; វេសិយា) ស្រី​ផ្កា​មាស : ពួក​ពេស្យា, ស្រី​ពេស្យា ។</text:p>
          </table:table-cell>
          <table:table-cell table:style-name="តារាង1.D2" office:value-type="string">
            <text:p text:style-name="P8">វេស្យ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២</text:p>
          </table:table-cell>
          <table:table-cell table:style-name="តារាង1.A2" office:value-type="string">
            <text:p text:style-name="P17">ពេស្យា​គោច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ស្យ៉ាគោ-ច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េឝ្យា “ស្រី​ពេស្យា​ឬ​លំនៅ​ពេស្យា” + អគោចរ “ការ​មិន​គួរ​ត្រាច់​ចរ​ទៅ”; វេសិយា--) ការ​មិន​គួរ​ទៅ​កាន់​សំណាក់​ឬ​កាន់​លំនៅ​ស្រី​ផ្កា​មាស : បព្វជិត​មិន​ត្រូវ​ទៅ​កាន់​ពេស្យា​គោចរ​ឡើយ (ព. វិ. ពុ.) ។</text:p>
          </table:table-cell>
          <table:table-cell table:style-name="តារាង1.D2" office:value-type="string">
            <text:p text:style-name="P8">វេស្យា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៣</text:p>
          </table:table-cell>
          <table:table-cell table:style-name="តារាង1.A2" office:value-type="string">
            <text:p text:style-name="P17">ពេស្យា​ស្ថ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ស្យ៉ា--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េឝ្យា + ស្ថាន) ទី, កន្លែង, តំបន់ ដែល​ស្រី​ផ្កា​មាស​នៅ, កន្លែង​ពេស្យា (ព. គ.) ។</text:p>
          </table:table-cell>
          <table:table-cell table:style-name="តារាង1.D2" office:value-type="string">
            <text:p text:style-name="P8">វេស្យា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៤</text:p>
          </table:table-cell>
          <table:table-cell table:style-name="តារាង1.A2" office:value-type="string">
            <text:p text:style-name="P17">ពែ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ប្រដាប់​ធ្វើ​ដោយ​ស្រទប​ចេក​សម្រាប់​ដាក់​សំណែន​សែន​ឲ្យ​បិសាច ។ ព. ប្រ. ស៊ី​ពែ ប្លម​ស៊ី, ជំហម​ស៊ី (ព. ម.) : មនុស្ស​ស៊ី​ពែ (ព. ម.)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22">ពាក្យ​សម្រាប់​និយាយ​ផ្សំ​នឹង​ពាក្យ ពាល់ ថា : ពែ​ពាល់ ឬ ពាល់​ពែ <text:s/>(ម.ព. ពាល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ែ​ពាល់ <text:s text:c="2"/></text:p>
            <text:p text:style-name="P22">ពាល់​ពែ </text:p>
          </table:table-cell>
        </table:table-row>
        <table:table-row>
          <table:table-cell table:style-name="តារាង1.A2" office:value-type="string">
            <text:p text:style-name="P16">៨៥៦៥</text:p>
          </table:table-cell>
          <table:table-cell table:style-name="តារាង1.A2" office:value-type="string">
            <text:p text:style-name="P17">ព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ភាជនៈ​តូច​សម្រាប់​ប្រើ​ដាក់​ទឹក​តែ​ជាដើម​ដែល​សិត​ឬ​ចាក់​អំពី​ប៉ាន់​ជាដើម​ដើម្បី​ផឹក : ពែង​តែ, តែ​១​ពែង, កាហ្វេ​១​ពែង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៦</text:p>
          </table:table-cell>
          <table:table-cell table:style-name="តារាង1.A2" office:value-type="string">
            <text:p text:style-name="P17">ពែង​ច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ពែង​ខ្នាត​តូច​បំផុត : ផឹក​ថ្នាំ​១​ពែង​ចក ។ <text:s/>ដែល​ប្រើ​ធ្វើ​ជា​ពុម្ព​សម្រាប់​ចាក់​នំ​អាកោ ហៅ​ថា ពែង​អាក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៧</text:p>
          </table:table-cell>
          <table:table-cell table:style-name="តារាង1.A2" office:value-type="string">
            <text:p text:style-name="P17">ពែទ្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ម. ព. ពេទ្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៨</text:p>
          </table:table-cell>
          <table:table-cell table:style-name="តារាង1.A2" office:value-type="string">
            <text:p text:style-name="P17">ពែន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អង្គុយ​បត់​ជង្គង់​ចេញ​ក្រៅ​ដាក់​ចុង​ជើង​ទាំង​ពីរ​តម្រួត​គ្នា (តាម​សណ្ដាប់ តែងតែ​ដាក់​ជើង​ស្ដាំ​សង្កត់​លើ​ជើង​ឆ្វេង) : ពែន​ជើង, ពែន​ភ្នែន, អង្គុយ​ពែ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សី​មួយ​ប្រភេទ​សម្រាប់​ទាត់​នឹង​បាត​ជើង​ឬ​កែង​ជើង : <text:s/>លេង​សី​ពែន, ទាត់​សី​ពែ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៦៩</text:p>
          </table:table-cell>
          <table:table-cell table:style-name="តារាង1.A2" office:value-type="string">
            <text:p text:style-name="P17">ពៃ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លុយ​បុរាណ​មួយ​បែប​តម្លៃ​២​សេន​សព្វ​ថ្ងៃ​នេះ : ប្រាក់ ១ ពៃ (មាន​ប្រើ​តែ​ពី​ក្នុង​បុរាណ​រាជ្យ​យូរ​ហើយ) ។ (ស. ពៃ អ. ថ. ផៃ <text:s/>“លុយ​តម្លៃ​២​អ័ដ្ឋ ស្មើ​នឹង​៣​សតាង្គ​សៀម​សម័យ​បច្ចុប្បន្ន”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ល្អី​មួយ​ប្រភេទ​រាង​រាក់ : ស្រូវ​មួយ​ពៃ, ល្អី​ព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០</text:p>
          </table:table-cell>
          <table:table-cell table:style-name="តារាង1.A2" office:value-type="string">
            <text:p text:style-name="P17">ពៃទូរ្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ទូ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មើល​ពាក្យ ពិទូរ្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១</text:p>
          </table:table-cell>
          <table:table-cell table:style-name="តារាង1.A2" office:value-type="string">
            <text:p text:style-name="P17">ពៃរ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ៃ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រ; វេរ) ពៀរ ។ ខ្មែរ​ប្រើ​ពាក្យ​នេះ​ជា ប. សម្រាប់​និយាយ​ភ្ជាប់​នឹង​ពាក្យ ទោស ថា : ទោស​ពៃរិ៍ គឺ​ទោស​និង​ពៀរ ឬ​ទោស​ជា​ពៀរ (ម. ព. ទោស, ពៀរ, ទោស​ពៃរ៍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ទោស​ពៃរិ៍ <text:s/></text:p>
          </table:table-cell>
        </table:table-row>
        <table:table-row>
          <table:table-cell table:style-name="តារាង1.A2" office:value-type="string">
            <text:p text:style-name="P16">៨៥៧២</text:p>
          </table:table-cell>
          <table:table-cell table:style-name="តារាង1.A2" office:value-type="string">
            <text:p text:style-name="P17">ពៃរ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ក្ល.; 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េរី; វៃរិន៑) អ្នក​មាន​ពៀរ, អ្នក​ចង​ពៀរ; បច្ចា​មិត្ត, សត្រូវ ។ ច្រើន​ប្រើ​ក្នុង​ពាក្យ​កាព្យ : យោធា​ឥត​រា​នឹង​ពៃរី ប្រយុទ្ធ​វក់វី​យ៉ាង​អង់អាច ធ្វើ​សត្រូវ​បាក់​ខ្លបខ្លាច ថយ​រត់​ប្រសាច​លែង​ងាក​ក្រោ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៣</text:p>
          </table:table-cell>
          <table:table-cell table:style-name="តារាង1.A2" office:value-type="string">
            <text:p text:style-name="P17">ពៃសាល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ល៉ី</text:p>
          </table:table-cell>
          <table:table-cell table:style-name="តារាង1.D2" office:value-type="string">
            <text:p text:style-name="P4">សំ. 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ឝាលី; វេសាលី) ឈ្មោះ​នគរ​មួយ​នៅ​ដែន​វជ្ជី (ប្រទេស​ឥណ្ឌា) ពី​ក្នុង​ពុទ្ធ​កាល​ឬ​សម័យ​ក្រោយ​បន្ទាប់​នោះ​មក; ក្នុង​គម្ពីរ​ពុទ្ធ​សាសនា មាន​សេចក្ដី​តំណាល​ចេញ​ឈ្មោះ​នគរ​នេះ​ជា​ញឹក​ញយ : នគរ​ពៃសាលី ឬ ក្រុង​វេសាលី (នគរ​នេះ​បាន​ជា​មាន​ឈ្មោះ​ដូច្នេះ ព្រោះ​គេ​វាត​ទី​ឲ្យ​ធំ​ទូលាយ​អស់​បី​លើក; មក​ពី​ពាក្យ​ដើម​ថា វិសាល “វាត, ពង្រីក​ឲ្យ​ទូលាយ”) ។</text:p>
          </table:table-cell>
          <table:table-cell table:style-name="តារាង1.D2" office:value-type="string">
            <text:p text:style-name="P8">វេសាល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៤</text:p>
          </table:table-cell>
          <table:table-cell table:style-name="តារាង1.A2" office:value-type="string">
            <text:p text:style-name="P17">ពៃស្រពណ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ស្រប់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ៃឝ្រវណ; វេស្សវណ) ព្រះ​វេស្សវ័ណ គឺ​ព្រះ​បាទ​កុវេរៈ​ដែល​ពួក​ព្រាហ្មណ៍​ទុកដាក់​ថា​ជា​ទេវតា​ម្ចាស់​ទ្រព្យ (ម.ព. វេស្សវ័ណ ផង) ។ មនុស្ស​ទាំងឡាយ​ពី​ក្នុង​សម័យ​បុរាណ យល់​ដោយ​ឡែក​ផ្សេង​ទៀត​ថា មាន​ភូម​ទេវតា​ពួក​មួយ​ដែល​អាស្រ័យ​នៅ​នឹង​ទី​ស្រែ​ចម្ការ ជា​ម្ចាស់​លើ​ស្រូវ​និង​ដំណាំ​ទាំងពួង, ក៏​នាំ​គ្នា​ហៅ​ពួក​ភូម​ទេវតា​នោះ​ថា <text:s/>ព្រះ​ពៃស្រពណ៍; អ្នក​ខ្លះ​យល់​ថា​ស្រូវ​ជា​ម្ចាស់​លើ​ទ្រព្យ​ទាំងអស់ ព្រោះ​ស្រូវ​ជាដើម​ទ្រព្យ, ក៏​ហៅ​ស្រូវ​ថា ព្រះ​ពៃស្រពណ៍; អ្នក​ខ្លះ​យល់​ផ្សេង​ទៅ​ទៀត​ថា គោ​ជា​សត្វ​សម្រាប់​ទឹម​ភ្ជួរ​រាស់ នាំ​ឲ្យ​បាន​កើត​ជា​ស្រូវ, គួរ​ទុក​ដាក់​គោ ថា​ជា​ម្ចាស់​ទ្រព្យ ក៏​ហៅ​គោ​ថា ពៃស្រពណ៍ ដែ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៥</text:p>
          </table:table-cell>
          <table:table-cell table:style-name="តារាង1.A2" office:value-type="string">
            <text:p text:style-name="P17">ព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ម. ព. ទីព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៦</text:p>
          </table:table-cell>
          <table:table-cell table:style-name="តារាង1.A2" office:value-type="string">
            <text:p text:style-name="P17">ពោ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សរីរ​ប្រទេស​ដំរី​នៅ​ត្រង់​ក្បាល​មាន​សណ្ឋាន ជា​ពក​ពីរ​ដុំ​ប៉េង​ចេញ​ទ្រងាង : ពោង​<text:span text:style-name="T2">ដំរី <text:s/>។ កំសួល​ដែក​ឬ​ស័ង្កសី មាន​សណ្ឋាន​ស្រួច​ជ្រលម​លើ​ក្រោម ប៉េង​ត្រង់​កណ្ដាល​ផ្សារ​ភ្ជិត​ទឹក​ជ្រាប​ចូល​ពុំបាន សម្រាប់​បោះ​បង្គោល​ចង​បណ្ដែត​ក្នុង​ទឹក​ជា​គ្រឿង​សម្គាល់​បង្ហាញ​នូវ​នាវា​ឲ្យ​ដឹង​ថា​ជ្រៅ​ឬ​រាក់ : បោះ​ពោង, ចង​ពោង ។ ប្រដាប់​សម្រាប់​ទម្លាក់​បណ្ដែត​ទឹក​ហែល​តោង​ក្នុង​វេលា​ដែល​មាន​គ្រោះ​ថ្នាក់​លិច​នាវា : តោង​ពោង​ហែល ។ ស្លឹក​កណ្ដប​ឬ​ស្លឹក​កន្លះ​មាន​ចម្រឹង​និង​វ័ណ្ឌ​ចង​ព័ទ្ធ​ជា​វង់​មូល​សម្រាប់​ដាក់​ស្រូវ : ពោង​ស្រូវ ។ ចង្ក្រាន​ធំ​ធ្វើ​ដោយ​ដី​ស្អិត​បន្ទើត​លើ​ផ្ទៃ​ដី​សម្រាប់​ដាំ​ខ្ទះ​ធំ​រម្ងាស់​ទឹក​ត្នោត​ធ្វើ​ស្ករ​ឬ​សម្រាប់​ដាំ​ខ្ទះ​ស្ល​ដណ្ដាំ : ពោង​ស្ករ អ្នក​ស្រុក​ខ្លះ​ហៅ គុក ថា : គុក​ស្ករ, គុក​ដាំ​ស្ល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៧</text:p>
          </table:table-cell>
          <table:table-cell table:style-name="តារាង1.A2" office:value-type="string">
            <text:p text:style-name="P17">ពោងព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ក្បូន​សម្រាប់​ដាក់​សំណែន​បណ្ដែត​តាម​ទឹក​បញ្ជូន​ឲ្យ​ពួក​បិសាច​ ក្នុង​កាល​ដែល​ស្រុក​កើត​ជំងឺ​ខ្លាំង : ជូន​ពោងពាយ; បើ​ក្បូន​នោះ​មាន​រាង​ស្រដៀង​នឹង​សំពៅ គេ​ហៅ​ថា ជូន​សំពៅ ។ ក្បូន​ធំ​សម្រាប់​និរទេស​មនុស្ស​ដែល​មាន​ទោស​ខុស​គួរ​ដល់​ការ​បំបរបង់ : ត្រូវ​ទោស​បណ្ដែត​ពោងពាយ (មាន​ប្រើ​តែ​ពី​ក្នុង​សម័យ​បុរាណ​យូរ​អង្វែង​ហើ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៨</text:p>
          </table:table-cell>
          <table:table-cell table:style-name="តារាង1.A2" office:value-type="string">
            <text:p text:style-name="P17">ពោជ្ឈង្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ោច-ឈ័ង-គៈ ឬ--ឈង់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ធម៌ (៧ ប្រការ) ជា​អង្គ​នៃ​ការ​ត្រាស់​ដឹង​មគ្គ​ផល; ច្រើន​ហៅ​ថា សត្តពោជ្ឈង្គ (ព. ព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៧៩</text:p>
          </table:table-cell>
          <table:table-cell table:style-name="តារាង1.A2" office:value-type="string">
            <text:p text:style-name="P17">ពោ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ហិណ្ឌី ពោតា) ឈ្មោះ​ដំណាំ​ពួក​មួយ​រាប់​បញ្ចូល​ក្នុង​ធញ្ញជាត​ ជា​ដំណាំ​មាន​ប្រយោជន៍​ដ៏​សំខាន់​មួយ​យ៉ាង​ក្នុង​ពិភព​លោក : ពោត​ស ពោត​ក្រហម, ពោត​ល័ខ, ពោត​ខ្សាយ, ពោត​ដំណើប (ស. សរសេរ ភោជន៍ អ.ថ. ភោត ឬ ផូ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ោត​ស </text:p>
            <text:p text:style-name="P22">ពោត​ក្រហម</text:p>
            <text:p text:style-name="P22">ពោត​ល័ខ ពោត​ខ្សាយ ពោត​ដំណើប</text:p>
          </table:table-cell>
        </table:table-row>
        <table:table-row>
          <table:table-cell table:style-name="តារាង1.A2" office:value-type="string">
            <text:p text:style-name="P16">៨៥៨០</text:p>
          </table:table-cell>
          <table:table-cell table:style-name="តារាង1.A2" office:value-type="string">
            <text:p text:style-name="P17">ពោធិ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ការ​ត្រាស់​ដឹង​លោកកុត្តរ​ធម៌, ប្រាជ្ញា​ដែល​ព្រះ​សព្វញ្ញុពុទ្ធ​ទ្រង់​បាន​ត្រាស់ ។ ឈើ​ណា​មួយ​ដែល​ព្រះ​មហា​សត្វ​ទ្រង់​គង់​អាស្រ័យ​ក្នុង​ម្លប់ ក៏​បាន​ត្រាស់​ជា​ព្រះ​ពុទ្ធ ។ ច្រើន​ប្រើ​រួម​ជា​បទ​សមាស ភ្ជាប់​ពី​ខាង​ដើម​នៃ​នាមនាម​ឯ​ទៀត​ដែល​គួរ​ផ្សំ​ជាមួយ, ដូច​ជា ពោធិ​កាល, ពោធិ​ញាណ ពោធិ​ទ្រុម, ពោធិ​ព្រឹក្ស, ពោធិ​បក្ខិយ​ធម៌, ពោធិ​សត្វ, ពោធិ​សម័យ ជាដើម (ម. ព. ទាំងនោ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ោធិ​កាល ពោធិ​ញាណ</text:p>
            <text:p text:style-name="P22">ពោធិ​ទ្រុម ពោធិ​ព្រឹក្ស ពោធិ​បក្ខិយ​ធម៌</text:p>
            <text:p text:style-name="P22">ពោធិ​សត្វ ពោធិ​សម័យ</text:p>
          </table:table-cell>
        </table:table-row>
        <table:table-row>
          <table:table-cell table:style-name="តារាង1.A2" office:value-type="string">
            <text:p text:style-name="P16">៨៥៨១</text:p>
          </table:table-cell>
          <table:table-cell table:style-name="តារាង1.A2" office:value-type="string">
            <text:p text:style-name="P17">ពោធិ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ោ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ពោធិ) ឈើ​ដែល​ព្រះ​មហា​សត្វ​គង់​អាស្រ័យ​ក្នុង​ម្លប់ ទ្រង់​ក៏​បាន​ត្រាស់​ជា​ព្រះ​ពុទ្ធ ។ ឈើ​ដែល​ហៅ​ថា ពោធិ៍​ៗ សព្វ​ថ្ងៃ​នេះ តាម​ឈ្មោះ​ដើម​ហៅ​ថា អស្សត្ថ ឬ អស្សត្ថ​ព្រឹក្ស តែ​ដោយ​ហេតុ​ដែល​ព្រះ​សក្យមុនី​គោតម​ទ្រង់​បាន​ត្រាស់​ជា​ព្រះ​ពុទ្ធ​ក្នុង​ម្លប់​នោះ ក៏​ក្លាយ​ឈ្មោះ​ថា ពោធិ៍ ឬ ពោធិ​ទ្រុម, ពោធិ​ព្រឹក្ស <text:s/>រៀង​មក (ម. ព. ពោធិ៍​បាយ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៨២</text:p>
          </table:table-cell>
          <table:table-cell table:style-name="តារាង1.A2" office:value-type="string">
            <text:p text:style-name="P17">ពោធិ​កា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ធិ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ម.ព. ពុទ្ធក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៨៣</text:p>
          </table:table-cell>
          <table:table-cell table:style-name="តារាង1.A2" office:value-type="string">
            <text:p text:style-name="P17">ពោធិ​ញាណ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ធិញាណ</text:p>
          </table:table-cell>
          <table:table-cell table:style-name="តារាង1.D2" office:value-type="string">
            <text:p text:style-name="P4">បា.;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ពោធិញ្ញាណ; --ជ្ញាន) ប្រាជ្ញា​ជា​គ្រឿង​ត្រាស់​ដឹង : ព្រះ​សិទ្ធត្ថ​គោតម​ទ្រង់​បាន​សម្រេច​ពោធិ​ញាណ (ព. ព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៨៤</text:p>
          </table:table-cell>
          <table:table-cell table:style-name="តារាង1.A2" office:value-type="string">
            <text:p text:style-name="P17">ពោធិ​ទ្រុម 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ទ្រុំ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-ទ្រុម; --ទុម) ឈើ​ឈ្មោះ​ពោធិ (ដើម​ពោធិ៍) ។</text:p>
          </table:table-cell>
          <table:table-cell table:style-name="តារាង1.D2" office:value-type="string">
            <text:p text:style-name="P8">ពោធិ​ព្រឹក្ស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៨៥</text:p>
          </table:table-cell>
          <table:table-cell table:style-name="តារាង1.A2" office:value-type="string">
            <text:p text:style-name="P17">ពោធិ៍​ធ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ោ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មើល​ពាក្យ ពោធិ៍​ប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៨៦</text:p>
          </table:table-cell>
          <table:table-cell table:style-name="តារាង1.A2" office:value-type="string">
            <text:p text:style-name="P17">ពោធិ៍​ធ្លេ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មើល​ក្នុង​ពាក្យ ពុត​ធ្លេ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៨៧</text:p>
          </table:table-cell>
          <table:table-cell table:style-name="តារាង1.A2" office:value-type="string">
            <text:p text:style-name="P17">ពោធិបក្ខិយ​ធម៌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ប៉័ក-ខិយ៉ៈ ធ័រ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ធម្ម) ធម៌ (៣៧ យ៉ាង) ជា​ពួក​នៃ​ប្រាជ្ញា​សម្រាប់​ត្រាស់​ដឹង (ព. ព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៨៨</text:p>
          </table:table-cell>
          <table:table-cell table:style-name="តារាង1.A2" office:value-type="string">
            <text:p text:style-name="P17">ពោធិ៍​ប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ោ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អស្សត្ថ​ព្រឹក្ស ។ ខ្មែរ​ច្រើន​ហៅ​ពោធិ៍​មួយ​ប្រភេទ​ស្លឹក​តូច​ៗ​ថា ពោធិ៍​បាយ; ពោធិ៍​ដែល​មាន​ស្លឹក​ធំ​ៗ​ច្រើន​ហៅ​ថា ពោធិ៍​ធំ (ម. ព. ពោធិ៍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ោធិ៍​បាយ</text:p>
            <text:p text:style-name="P22">ពោធិ៍​ធំ </text:p>
            <text:p text:style-name="P22"/>
          </table:table-cell>
        </table:table-row>
        <table:table-row>
          <table:table-cell table:style-name="តារាង1.A2" office:value-type="string">
            <text:p text:style-name="P16">៨៥៨៩</text:p>
          </table:table-cell>
          <table:table-cell table:style-name="តារាង1.A2" office:value-type="string">
            <text:p text:style-name="P17">ពោធិ​ព្រឹក្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(ម. ព. ពោធិ​ទ្រុម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០</text:p>
          </table:table-cell>
          <table:table-cell table:style-name="តារាង1.A2" office:value-type="string">
            <text:p text:style-name="P17">ពោធិ​វ័ង្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វ័ង</text:p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&lt; ពោធិ + វំស “វង្ស​នៃ​ពោធិ”) ឋានន្តរ​ទី​រាជាគណៈ​សម្រាប់​ឯក​ថ្នាក់​ខ្ពស់​ក្នុង​កម្ពុជ​ប្រទេស សម្រាប់​បព្វជិត​ជា​មហា​ថេរ​រូប​ណា​មួយ អ្នក​ចេះ​ចាំ​ធម៌​វិន័យ​ស្ទាត់​ប្រាកដ ដែល​ព្រះ​ករុណា​ជា​ម្ចាស់​ជីវិត ទ្រង់​ព្រះ​មេត្តា​ប្រោស​តាំង : ព្រះ​ពោធិ​វ័ង្ស; ចួន​កាល​ឡើង​សមណ​ស័ក្តិ​ដល់​ទី​សម្ដេច​ក៏​មាន : សម្ដេច​ព្រះ​ពោធិ​វ័ង្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១</text:p>
          </table:table-cell>
          <table:table-cell table:style-name="តារាង1.A2" office:value-type="string">
            <text:p text:style-name="P17">ពោធិ​សត្វ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ធិស័ត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--សត្ត) អ្នក​ដែល​មាន​ចិត្ត​ឬ​មាន​សេចក្ដី​ប្រាថ្នា​ជាប់​នៅ​ក្នុង​ពោធិ គឺ​អ្នក​ដែល​កំពុង​ខំ​ប្រឹង​បំពេញ​បារមី បម្រុង​នឹង​បាន​ត្រាស់​ជា​ព្រះ​សម្មាសម្ពុទ្ធ; បើ​ទុក​ជា​ភ្លាត់​ជាតិ​ទៅ​កើត​ជា​តិរច្ឆាន ក៏​គង់​នៅ​ហៅ​ថា ពោធិ​សត្វ ដែរ ព្រោះ​មាន​បំណង​នោះ​ជាប់​នៅ​មិន​ប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២</text:p>
          </table:table-cell>
          <table:table-cell table:style-name="តារាង1.A2" office:value-type="string">
            <text:p text:style-name="P17">ពោធិ​សម័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សៈម៉ៃ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មើល​ពាក្យ ពុទ្ធ​ក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៣</text:p>
          </table:table-cell>
          <table:table-cell table:style-name="តារាង1.A2" office:value-type="string">
            <text:p text:style-name="P17">ពោធិ​សម្ភ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សំភា</text:p>
          </table:table-cell>
          <table:table-cell table:style-name="តារាង1.D2" office:value-type="string">
            <text:p text:style-name="P4">សំ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ការ​សាង​សន្សំ​ឲ្យ​បាន​សម្រេច​ពោធិ គឺ​ការ​កសាង​បម្រុង​ឲ្យ​បាន​ត្រាស់​ជា​ព្រះ​ពុទ្ធ : ពោធិ​សត្វ​បំពេញ​ពោធិ​សម្ភារ (ព. ពុ.) ។ ខ្មែរ​ប្រើ​ពាក្យ​នេះ​សំដៅ​សេចក្ដី​ថា តេជះ​បារមី, ថា អំណាច​បុណ្យ <text:s/>ឬ​ថា ទី​ពឹង​ពំនាក់ ផង​ក៏​មាន សម្រាប់​ថ្លែង​សេចក្ដី​សរសើ​តេជះ​ព្រះ​មហា​ក្សត្រិយ៍ : សូម​ជ្រក​កោន​ក្រោម​ម្លប់​ពោធិ​សម្ភារ​នៃ​ព្រះ​ករុណា​ជា​ម្ចាស់​ជីវិត​លើ​ត្បូង... (ម. ព. ពោធិ និង សម្ភារ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៤</text:p>
          </table:table-cell>
          <table:table-cell table:style-name="តារាង1.A2" office:value-type="string">
            <text:p text:style-name="P17">ពោធិ៍សា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ោ--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ខែត្រ​មួយ​ក្នុង​កម្ពុជ​រដ្ឋ, នៅ​ជា​ខាង​កើត​ខែត្រ​បាត់ដំបង ។ តាម​ពាក្យ​បរម្បរា​ពី​ព្រេង​នាយ​តំណាល​ថា មាន​ដើម​ពោធិ​តូច​មួយ រសាត់​ច្រាស​ទឹក​មក​ជា​អស្ចារ្យ​ប្លែក, គេ​បាន​ស្រង់​យក​ទៅ​ដាំ​នៅ​ទី​មួយ, ដោយ​ហេតុ​នេះ ទើប​ឲ្យ​ឈ្មោះ​ភូមិ​ប្រទេស​នុះ​ថា ពោធិ៍​រសាត់ <text:s/>ព្រោះ​ពាក្យ​ថា រសាត់​និង​សាត់ នេះ​ជា​ពាក្យ​តែ​មួយ​ប្រើ​ជួស​គ្នា​បាន ។ លុះ​ចំណេរ​កាល​យូរ​អង្វែង​មក ក្លាយ​ជា <text:s/>ពោធិ៍​សាត់; សព្វ​ថ្ងៃ​នេះ តាំង​ជា​ទី​រួម​ខែត្រ​ហៅ​ថា ខែត្រ​ពោធិ៍​សាត់ ។ ឈ្មោះ​ក្រូច​មួយ​ប្រភេទ : ក្រូច​ពោធិ៍​សាត់ ព្រោះ​ក្រូច​ប្រភេទ​នេះ​កើត​មាន​នៅ​ខែត្រ​ពោធិ៍​សាត់​ជា​ដំបូង​បង្អស់ ។ (គួរ​កុំ​ហៅ​ថា ខែត្រ​ពោធិ​សត្វ, ក្រូច​ពោធិ​សត្វ <text:s/>ព្រោះ ពោធិ៍​សាត់ <text:s/>និង ពោធិ​សត្វ ទាំង​ពីរ​នេះ​មាន​អត្ថ​ន័យ​ផ្សេង​គ្នា​ឆ្ងាយ​ណាស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៥</text:p>
          </table:table-cell>
          <table:table-cell table:style-name="តារាង1.A2" office:value-type="string">
            <text:p text:style-name="P17">ពោ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ឈើ​មួយ​ប្រភេទ​ពួក​ម្កាក់ ផ្លែ​សណ្ឋាន​ស្រដៀង​នឹង​ម្កាក់​ដែរ តែ​ស្លឹក​ធំ​ៗ​ជា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៦</text:p>
          </table:table-cell>
          <table:table-cell table:style-name="តារាង1.A2" office:value-type="string">
            <text:p text:style-name="P17">ពោន​ស្វ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ឈើ​មួយ​ប្រភេទ ស្លឹក​សណ្ឋាន​ស្រដៀង​នឹង​ស្ដៅ ប្រើ​ជា​ចំណី​គ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៧</text:p>
          </table:table-cell>
          <table:table-cell table:style-name="តារាង1.A2" office:value-type="string">
            <text:p text:style-name="P17">ពោ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ទ្រាលទ្រោប​ឬ​ទ្រាប​ពី​លើ; ឡើង​ដោយ​ឱប​ផ្ទាល់​ពោះ ផ្ទាល់​ទ្រូង : ពោប​លើ, ពោប​ឡើង​សសរ, ឡើង​ពោប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៥៩៨</text:p>
          </table:table-cell>
          <table:table-cell table:style-name="តារាង1.A2" office:value-type="string">
            <text:p text:style-name="P17">ពោ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22">ដែល​ជន់ជោរ​ឡើង, ដែល​ឡើង​កំពុង : ទឹក​ពោរ​មាត់​ច្រាំង, ពពឹក​ភ្នែក​ពោរ ។ ពោរ​ពេញ ឬ ពេញ​ពោរ ពេញ​ព្រៀប​កំពុង ។ ពុះ​ពោរ <text:s/>(ម. ព. ពុ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ោរ​ពេញ ពេញ​ពោរ</text:p>
            <text:p text:style-name="P22">ពុះពោរ </text:p>
          </table:table-cell>
        </table:table-row>
        <table:table-row>
          <table:table-cell table:style-name="តារាង1.A2" office:value-type="string">
            <text:p text:style-name="P16">៨៥៩៩</text:p>
          </table:table-cell>
          <table:table-cell table:style-name="តារាង1.A2" office:value-type="string">
            <text:p text:style-name="P17">ពោរយ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រយំ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22">មើល​ពាក្យ ពោល្យ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៦០០</text:p>
          </table:table-cell>
          <table:table-cell table:style-name="តារាង1.A2" office:value-type="string">
            <text:p text:style-name="P17">ពោ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ឥ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22">និយាយ, ស្ដី, ថា, ថ្លែង, សម្ដែង : ពោល​ពាក្យ​ពិត ។ ពោល​ទោស <text:s/>លើក​ទោស គឺ​និយាយ​ដើម​ឬ​បន្ទោស​កំបាំង​ពី​មុខ ។ ពោល​រង៉ូវ <text:s/>និយាយ​បន្ទោស​ឬ​ត្អូញ​ឮ​តិច​ៗ​រឿយ​ៗ ។ ពោល​ល្ខោន រាយ​បទ​គ្វាម​មាន​ទំនង​លើក​ដាក់​តាម​ឃ្លា​របះ​ឲ្យ​ល្ខោន​រាំ​តា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៦០១</text:p>
          </table:table-cell>
          <table:table-cell table:style-name="តារាង1.A2" office:value-type="string">
            <text:p text:style-name="P17">ពោល្យ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ឈើ​ដំណាំ​ដើម​តូច​ៗ ស្លឹក​ឆែក​ៗ​ជា​សំណុំ​ក្រញុល​ៗ​ក្លិន​ប្រហើរ ប្រើ​ជា​គ្រឿង​អប់; មាន​ពីរ​យ៉ាង​គឺ ពោល្យំ​ស្លឹក​ល្អិត, ពោល្យំ​ស្លឹក​ធំ ។</text:p>
          </table:table-cell>
          <table:table-cell table:style-name="តារាង1.D2" office:value-type="string">
            <text:p text:style-name="P8">ពោរ​យំ</text:p>
          </table:table-cell>
          <table:table-cell table:style-name="តារាង1.I2" office:value-type="string">
            <text:p text:style-name="P22">ពោល្យំ​ស្លឹក​ល្អិត</text:p>
            <text:p text:style-name="P22">ពោល្យំ​ស្លឹក​ធំ </text:p>
          </table:table-cell>
        </table:table-row>
        <table:table-row>
          <table:table-cell table:style-name="តារាង1.A2" office:value-type="string">
            <text:p text:style-name="P16">៨៦០២</text:p>
          </table:table-cell>
          <table:table-cell table:style-name="តារាង1.A2" office:value-type="string">
            <text:p text:style-name="P17">ពោ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ប៉ែក​រាង​កាយ​ដែល​មាន​ក្រពះ ពោះ​វៀន​នៅ​ខាង​ក្នុង : ឈឺ​ពោះ, ហើម​ពោះ, ចុក​ពោះ, សៀត​ពោះ, ចម្អែត​ពោះ ។ ពោះ​គោ​ពោះ​ក្របី (ព. ប្រ.) និយាយ​ពី​មនុស្ស​ល្មោភ​ស៊ី ដែល​បរិភោគ​អាហារ​ញឹក​ញយ​ពេក​បន្តិច​ស៊ី​នេះ​បន្តិច​ស៊ី​នោះ ខុស​ពេល​ខុស​ទម្លាប់​ឬ​មនុស្ស​ដែល​បរិភោគ​អាហារ​ច្រើន​ហួស​ប្រមាណ (ព. ទ្រ. ម.) ។ ពោះ​គោ, ពោះ​ជ្រូក ពោះ​វៀន​ឬ​ក្រពះ​គោ​ឬ​ជ្រូក : បបរ​ពោះ​គោ, បបរ​ពោះ​ជ្រូក ។ មាន​ពោះ​ពុង, ពពោះ, មាន​ផ្ទែ​ពោះ មាន​គ័ភ៌ ។ ដុះ​ពោះ <text:s/>ដែល​មាន​សាច់​ពោះ​ក្រាស់​ឡើង​ខ្ពស់​ទទុង ។ ប៉ែក​ផ្ទៃ​ពី​ខាង​ក្នុង​ឬ​ពី​ខាង​ក្រោម​ទល់​គ្នា​នឹង​ខ្នង, បណ្ដូល : ពោះ​ឫស្សី, ពោះ​ធាង​ត្នោត; ពោះ​ត្រឡាច ។ល។ (ម. ព. ផ្ទៃ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៦០៣</text:p>
          </table:table-cell>
          <table:table-cell table:style-name="តារាង1.A2" office:value-type="string">
            <text:p text:style-name="P17">ពោះ​ដំឡើ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ដំល៉ើ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ផ្ទៃ​ទឹក​ដែល​ឡើង​ឬ​ដែល​កំពុង​ឡើង : ពោះ​ដំឡើង​ទន្លេ <text:s/>ឬ ស្ទឹង (បារ. Lit majeur <text:span text:style-name="T4">លីត៍ម៉ាហ្ស៊‌័រ</text:span>) ។ ព. ផ្ទ. ព្រោះ​សម្រក <text:s/>(Lit mineur លីត៍មីន័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៦០៤</text:p>
          </table:table-cell>
          <table:table-cell table:style-name="តារាង1.A2" office:value-type="string">
            <text:p text:style-name="P17">ពោះតាំ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.</text:p>
          </table:table-cell>
          <table:table-cell table:style-name="តារាង1.D2" office:value-type="string">
            <text:p text:style-name="P22">(ម. ព. ពោះវៀ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៦០៥</text:p>
          </table:table-cell>
          <table:table-cell table:style-name="តារាង1.A2" office:value-type="string">
            <text:p text:style-name="P17">ពោះពុ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ល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ពុង អ. ថ. ភុង “ពោះ”) <text:span text:style-name="T5">ផ្ទៃ​ពោះ (គ័ភ៌) : មាន​ពោះ​ពុង គឺ​មាន​គ័ភ៌ <text:s/>(មើល​ក្នុង​ពាក្យ ពោះ ផង)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០៦</text:p>
          </table:table-cell>
          <table:table-cell table:style-name="តារាង1.A2" office:value-type="string">
            <text:p text:style-name="P12">ពោះភ្លា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0">ឈ្មោះ​រោគ​ពិសេស​មួយ​ប្រភេទ កើត​នៅ​ចុង​ម្រាម​ដៃ ពង់​ដោរ​ហើម​ទ្រមីង, បើ​ធ្លាយ​ខ្ទុះ​ហើយ បែក​រីក​ស្ទាញ ធ្វើ​ទុក្ខ​ឈឺ​ចាប់​ពឺត​ខ្លាំង; រោគ​នេះ កាល​បើ​ទើប​កើត​ភ្លាម​ៗ គេ​ច្រើន​យក​ល័ខ​ស្រម៉​ដុស​ឲ្យ​ខាប់​ហើយ​ជ្រលក់​សំឡី​រុំ ដើម្បី​ឲ្យ​ត្រជាក់ ស្វិត​សះ​ជា : កើត​ពោះ​ភ្លា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10">៨៦០៧</text:p>
          </table:table-cell>
          <table:table-cell table:style-name="តារាង1.A2" office:value-type="string">
            <text:p text:style-name="P12">ពោះម៉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ន.</text:p>
          </table:table-cell>
          <table:table-cell table:style-name="តារាង1.D2" office:value-type="string">
            <text:p text:style-name="P7">បុរស​ដែល​ប្រពន្ធ​បាត់បង់​ចោល (ស្លាប់​ប្រពន្ធ) ឬ​លែង​គ្នា : ប្រុស​ពោះ​ម៉ាយ; នៅ​ជា​ពោះ​ម៉ាយ; និយាយ​ដោយ​បរិយាយ​តាម​ដំណើរ​ថា ពោះ​ម៉ាយ​ស្លាប់​ប្រពន្ធ, ពោះ​ម៉ាយ​លែង​ប្រពន្ធ, ពោះ​ម៉ាយ​​ប្រពន្ធ​លែង <text:s/>(មេ​ម៉ាយ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០៨</text:p>
          </table:table-cell>
          <table:table-cell table:style-name="តារាង1.A2" office:value-type="string">
            <text:p text:style-name="P12">ពោះវៀ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ាការៈ​ក្នុង​ពោះ​មនុស្សឬ​សត្វ​ចំពួក​ខ្លះ, មាន​សណ្ឋាន​ជា​ឡត ជាប់​ពី​ក្រពះ​នៅ​ទ្វារ​ឧច្ចារៈ; មាន​ពីរ​ប្រភេទ​គឺ ពោះ​វៀន​តូច នៅ​ត្រង់​ប៉ែក​ខាង​លើ, ពោះ​វៀន​ធំ <text:s/>នៅ​ត្រង់​ប៉ែក​ខាង​ក្រោម ។ ពោះ​វៀន​ពោះ​តាំង ពោះ​វៀន​តូច​ធំ 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ោះ​វៀន​តូច</text:p>
            <text:p text:style-name="P7">ពោះ​វៀន​ធំ</text:p>
            <text:p text:style-name="P7">វៀន​ពោះ​តាំង</text:p>
          </table:table-cell>
        </table:table-row>
        <table:table-row>
          <table:table-cell table:style-name="តារាង1.A2" office:value-type="string">
            <text:p text:style-name="P10">៨៦០៩</text:p>
          </table:table-cell>
          <table:table-cell table:style-name="តារាង1.A2" office:value-type="string">
            <text:p text:style-name="P12">ពោះ​សម្រ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ំរ៉ក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ផ្ទៃ​ទឹក​ដែល​ស្រក ឬ​ដែល​កំពុង​ស្រក : ពោះ​សម្រក​ទន្លេ <text:s/>ឬ ស្ទឹង (បារ. Litmineur លីត៍មីន័រ) ។ ព. ផ្ទ. ពោះ​ដំឡើង <text:s/>(Litmajeur <text:span text:style-name="T4">លីត៍ម៉ាហ្ស៊‌័រ</text:span>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១០</text:p>
          </table:table-cell>
          <table:table-cell table:style-name="តារាង1.A2" office:value-type="string">
            <text:p text:style-name="P12">ពោះ​អំប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វល្លិ​មួយ​ប្រភេទ ស្លឹក​ឆែក​ៗ​ក្លិន​ហាង​ក្រពុល ផ្លែ​មាន​សំបក​ស្ដើង​ប៉ោង​ស្ដុល, កាល​បើ​ចាប់​ច្របាច់​ឬ​ជាន់ បែក​ឮ​សូរ​ផស : វល្លិ​ពោះ​អំប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វល្លិ​ពោះ​អំបែង</text:p>
          </table:table-cell>
        </table:table-row>
        <table:table-row>
          <table:table-cell table:style-name="តារាង1.A2" office:value-type="string">
            <text:p text:style-name="P10">៨៦១១</text:p>
          </table:table-cell>
          <table:table-cell table:style-name="តារាង1.A2" office:value-type="string">
            <text:p text:style-name="P12">ពៅ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ជា​ប្អូន​គេ​បំផុត​ឬ​ក្រោយ​គេ​បំផុត : កូន​ពៅ, ប្អូន​ពៅ, សិស្ស​ពៅ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ើ​ស្រស់​ឬ​ឫស្សី​ស្រស់​បី​កំណាត់​ដែល​គេ​សម្រួច​បោះ​ភ្ជាប់​នឹង​ដី ធ្វើ​ជា​ចង្ក្រាន​បណ្ដោះអាសន្ន ប្រើ​ការ​ដាំ​ស្ល, សម្រាប់​អ្នក​ដំណើរ : បោះ​ពៅ​ដាំ​ស្ល ។ ចម្រឹង​ដែក​ខ្លី​ៗ បី​ឬ​បួន​កំណាត់ ទោះ​រាយ​ក្ដី ភ្ជាប់​គល់​នឹង​កង​ដែក​រង្វង់​មូល​ក្ដី ដែល​សម្រាប់​បោះ​ប្រើ​ការ​ដាំ​ស្ល​ ក៏​ហៅ ពៅ ដែរ, ច្រើន​ហៅ​ថា ពៅ​ដែ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១២</text:p>
          </table:table-cell>
          <table:table-cell table:style-name="តារាង1.A2" office:value-type="string">
            <text:p text:style-name="P12">ពុ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មិន, ឥត : ទៅ​ពុំ​ខាន, ធ្វើ​ពុំ​កើត, ពុំ​ប្រសើរ, ពុំ​គាប់​ចិត្ត, ពុំ​យូរ​ប៉ុន្មាន, ពុំ​សូវ​ល្អ, មាន​ជា​ដរាប​ពុំ​ដែល​ដាច់, ធ្វើ​ដូច្នេះ​ទៀត​ពុំ​បាន​ឡើយ ។ល។ តាម​ទម្លាប់​ប្រើ, បើ​អ្នក​តូច​និយាយ​ស្ដី​ក្នុង​សំណាក់​ឥស្សរ​ជន តែង​ប្រើ​ពាក្យ ពុំ ជា​ជំនួស​ពាក្យ មិន ជា​ដរាប : ទូល​ព្រះ​បង្គំ​ជា​ខ្ញុំ​ពុំ​ដែល​បាន​ឃើញ; ខ្ញុំ​ព្រះ​បាទ​ម្ចាស់​ពុំ​ដែល​បាន​ទៅ; ការ​នោះ​ខ្ញុំ​បាទ​ធ្វើ​ពុំ​កើត; សេចក្ដី​គួរ​ពុំ​គួរ​សូម... អភ័យ​ទោស ។ល។ ពុំ​ជា មិន​ល្អ, មាន​សៅហ្មង, ឆ្គាំឆ្គង; មាន​ជំងឺ ។ ពុំ​ជា​បើ, ពុំ​ជា​បើ​បី ឬ ពុំ​ជា​បី​បើ មិន​ជា​បី, មិន​ជា​បើ​បី ឬ​មិន​ជា​បី​បើ ។ ពុំ​សម​បើ ឬ ពុំ​សម​បី​បើ មិន​សម​បើ ឬ​មិន​សម​បី​បើ ។ ពុំ​លង់​ឡើយ ពុំ​យូរ​ឡើយ ។ល។ (ម. ព. មិន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ុំ​ជា</text:p>
            <text:p text:style-name="P7">ពុំ​ជា​បើ</text:p>
            <text:p text:style-name="P7">ពុំ​ជា​បើ​បី <text:s/></text:p>
            <text:p text:style-name="P7">ពុំ​ជា​បី​បើ </text:p>
            <text:p text:style-name="P7">ពុំ​សម​បើ </text:p>
            <text:p text:style-name="P7">ពុំ​សម​បី​បើ </text:p>
            <text:p text:style-name="P7">ពុំ​លង់​ឡើយ</text:p>
            <text:p text:style-name="P7"/>
          </table:table-cell>
        </table:table-row>
        <table:table-row>
          <table:table-cell table:style-name="តារាង1.A2" office:value-type="string">
            <text:p text:style-name="P10">៨៦១៣</text:p>
          </table:table-cell>
          <table:table-cell table:style-name="តារាង1.A2" office:value-type="string">
            <text:p text:style-name="P12">ពុំង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ស្ងួន​ភ្ងា; ប្រសើរ, ថ្លៃថ្លា, ឆើតឆាយ (ច្រើន​ហៅ​ស្ត្រី​ជាទី​ស្រឡាញ់​ដោយ​ថ្នម​ចិត្ត) : កែវ​ពុំងា, ប្អូន​ពុំងា, ពៅ​ពុំងា, មាស​ពុំងា... (ព. កា.) : ហៃ​ប្អូន​មាស​ពុំងា បង​សូម​លា​កែវ​ពិសី ត្រឡប់​ទៅ​បុរី សូម​ប្អូន​ស្រី​នាង​កុំ​ឃាត់ ។ ម. ព. ភ្ងា​ប្រិយ <text:s/>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១៤</text:p>
          </table:table-cell>
          <table:table-cell table:style-name="តារាង1.A2" office:value-type="string">
            <text:p text:style-name="P12">ពុំ​ចេ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បុ.</text:p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សូម​ឲ្យ​តែ, តាមតែ ។ ប្រើ​ក្នុង​ពាក្យ​កាព្យ​និង​ពាក្យ​រាយ : ខ្ញុំ​សូម​ក្រាប​លា​ទៅ ផ្ញើ​រាជ្យ​នៅ​ក្សត្រ​ថ្លៃថ្លា ពុំ​ចេរ​ទ្រង់​មេត្តា អត់​ទោស​ប្រោស​សត្វ​ជា​ខ្ញុំ (សាស្ត្រា​ភោគកុល​កុមារ) ។ រី​អញ​ខ្ញុំ​នេះ​ប្រណិប័តន៍​តាម​សុចរិត​តែ​សព្វ​ថ្ងៃ​ពុំ​ចេរ​នឹង​ទ្រង់​មេត្តា​ប្រោស​អត់​ទោស​អញ​ខ្ញុំ​មទ្រី​ក្នុង​គ្រា​នេះ​ម្ដង​ហោង (ម. កណ្ឌ​មទ្រី​បព្វៈ) ។ មួយ​យ៉ាង​ទៀត ពុំ​ចេរ ថា​ពុំ​ដឹង, ពុំ​ចេះ, ពុំ​ស្គាល់ (ព. កា.) : ប្រើ​ដឹង​តុលហាប ប្រើ​ដឹង​ខ្ពស់​ទាប មាន​ភ្នែក​យល់​ល្អ ទោះ​ដឹង​ទឹក​មាស​ពុំចេរ​នូវ​ថ្ម ទោះ​ដឹង​ដី-ស ពុំ​ចេរ​សំបុត្រ ។ ធ្វើ​ស្រែ​មើល​ស្មៅ សន្តាន​មើល​ផៅ បម្រើ​មើល​ពុត ទោះ​ដឹង​ពុត​ជា ពុំ​ចេរ​ពុត​ត្បុត ដឹង​ចិត្ត​បរិសុទ្ធ ពុំ​ចេរ​ឥរិយា ។ (សាស្ត្រា​ច្បាប់ រាជ​នេតិ ជា​ព្រះ​និពន្ធ នៃ​ព្រះ​រាជ​សម្ភ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១៥</text:p>
          </table:table-cell>
          <table:table-cell table:style-name="តារាង1.A2" office:value-type="string">
            <text:p text:style-name="P12">ពុំ​ជូកា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ដែល​ខុស​កាល, ដែល​កើត​មាន​ក្នុង​កាល​ដ៏​ប្លែក​ខុស​ធម្មតា : ហេតុ​ពុំជូ​កាល, ភ្លៀង​ពុំជូ​កាល (និយាយ ពុំជួ​កាល ក៏​ម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១៦</text:p>
          </table:table-cell>
          <table:table-cell table:style-name="តារាង1.A2" office:value-type="string">
            <text:p text:style-name="P12">ពុំនោ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មួយ​ទៀត, មួយ​វិញ​ទៀត, មួយ​វិញ​សោត, បើ​មិន​ដូច្នោះ ។ ពាក្យ​និបាត​ជា​សន្ធាន​សម្រាប់​ប្រើ​ត​សង្កត់​សេចក្ដី​បន្ទាប់​អំពី​ពាក្យ ឬ, ឬ​ក៏, ឬ​ថា; ប្រើ​រៀង​បន្ត​គ្នា​តាម​លំដាប់​មុន​ក្រោយ​គឺ​ពាក្យ ឬ ត្រូវ​រៀង​មុន, ឬ​ក៏ រៀង​ត្រង់​ទី ២, ពុំនោះ ត្រង់​ទី ៣, ពុំនោះ​សោត​ត្រង់​ទី ៤ : ត្រូវ​ចាត់​បម្រើ​ឲ្យ​ទៅ​ប្រាប់, ឬ​ផ្ដាំ​ផ្ញើ​នឹង​មនុស្ស​អ្នក​ទៅ​មក, ឬ​ក៏​សរសេរ​សំបុត្រ​ឲ្យ​បម្រើ​យក​ទៅ, ពុំនោះ​ផ្ញើ​នឹង​គេ​អ្នក​ទៅ​មក, ពុំនោះ​សោត​បិទ​តែមប្រិ៍​ផ្ញើ​តាម​ប្រៃសណីយ៍​ក៏​បាន ។</text:p>
          </table:table-cell>
          <table:table-cell table:style-name="តារាង1.D2" office:value-type="string">
            <text:p text:style-name="P8">ពុំនោះ​សោត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១៧</text:p>
          </table:table-cell>
          <table:table-cell table:style-name="តារាង1.A2" office:value-type="string">
            <text:p text:style-name="P12">ពុំសែ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ិមសេន អ. ថ. ភិម--) ឈ្មោះ​ឈើ​តូច​មួយ​ប្រភេទ​ស្ទើរ​ជា​ស្មៅ, ស្លឹក​ក្រអូប, គេ​ដាំ​សម្រាប់​ប្រើ​ជា​គ្រឿង​អប់ ឬ​ធ្វើ​ជា​ថ្នាំ​រម្ងាប់​រោគ : ស្លឹក​ពុំសែន ។ ឈ្មោះ​ជ័រ​មួយ​ប្រភេទ កើត​អំពី​ការ​ស្ល​លាយ​កប៌ូរ​និង​ថ្នាំ​ឯ​ទៀត​ៗ​ខ្លះ​ផង ធ្វើ​ជា​បន្ទះ​តូច​ៗ ស្ដើង​ៗ មាន​សម្បុរ-ភ្លឺ​ក្លិន​ក្រអូប​ឆួល, ធ្វើ​មក​ពី​ប្រទេស​ក្រៅ, សម្រាប់​ប្រើ​ធ្វើ​ជា​ថ្នាំ​កែ​រោគ​ខ្យល់​ជាដើម; បើ​មក​ពី​បរទេស ហៅ​ថា ពុំសែន​ទេស ។ ឈ្មោះ​ស្វាយ​មួយ​ប្រភេទ ផ្លែ​រាង​ទ្រវែង​ខាង​ចុង​បន្តិច : ស្វាយ​ពុំសែន (ជា​គូ​គ្នា​នឹង ស្វាយ​ក្បាល​ដំរ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ុំសែន​ទេស</text:p>
            <text:p text:style-name="P7">ស្វាយ​ពុំសែន</text:p>
          </table:table-cell>
        </table:table-row>
        <table:table-row>
          <table:table-cell table:style-name="តារាង1.A2" office:value-type="string">
            <text:p text:style-name="P10">៨៦១៨</text:p>
          </table:table-cell>
          <table:table-cell table:style-name="តារាង1.A2" office:value-type="string">
            <text:p text:style-name="P12">ពំន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និស្ស័យ, ទី​ពឹងពាក់, ទី​ជ្រក​អាស្រ័យ : មាន​ពំនាក់, ឥត​ពំនាក់, មាន​ចៅហ្វាយ​នាយ​ជា​ពំនាក់ ។ សូម​ពំនាក់ សូម​និស្ស័យ​នៅ​ជ្រក​អាស្រ័យ​ផង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១៩</text:p>
          </table:table-cell>
          <table:table-cell table:style-name="តារាង1.A2" office:value-type="string">
            <text:p text:style-name="P12">ពំនិ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នឹ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េចក្ដី​ព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០</text:p>
          </table:table-cell>
          <table:table-cell table:style-name="តារាង1.A2" office:value-type="string">
            <text:p text:style-name="P12">ពំនឹ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មនុស្ស​ឬ​អ្វី​ៗ​ដែល​ជា​ទី​ពឹង​ឬ​ដែល​គេ​ពឹង : មាន​ពំនឹង, ធ្វើ​ជា​ពំនឹង​គេ, អាង​ពំនឹង, <text:s/>ខ្ញុំ​មាន​តែ​សីល​និង​សច្ចៈ​ជា​ពំនឹង​រាល់​ទិវា​រាត្រ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១</text:p>
          </table:table-cell>
          <table:table-cell table:style-name="តារាង1.A2" office:value-type="string">
            <text:p text:style-name="P12">ពំនូ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គំនរ​ដែល​កំពូក​ឡើង : ពំនូក​ចំបើង, ពំនូក​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២</text:p>
          </table:table-cell>
          <table:table-cell table:style-name="តារាង1.A2" office:value-type="string">
            <text:p text:style-name="P12">ពំនូ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ុំ​ដែល​កើត​ពី​ពូត : ពំនូត​ប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៣</text:p>
          </table:table-cell>
          <table:table-cell table:style-name="តារាង1.A2" office:value-type="string">
            <text:p text:style-name="P12">ពំន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្រដាប់​ធ្វើ​ដោយ​បន្ទះ​ឫស្សី​ឬ​ឈើ​ដែល​ស្ងួត​ស្រឹង មាន​មេ, កូន, អាចម៍​កន្លង់ សម្រាប់​ពួត​យក​ភ្លើង; បន្ទះ​ខាង​ក្រោម​បិទ​ជម​ជ្រុង​ខាង​លើ​ជា​ទ្រនុង​ហៅ​ថា មេ​ពំនួត, បន្ទះ​ខាង​លើ​ឆ្កៀល​ជា​ក្រហូង​ពី​ខាង​ក្នុង​ដើម្បី​ដាក់​អាចម៍​កន្លង់ មាន​ហែប​ពី​ខាង​ក្រោម ហៅ​ថា កូន​ពំនួត, មាន​បន្ទះ​មួយ​ទៀត​ដាក់​អប​ផ្ទប់​ពី​លើ សម្រាប់​កាន់​ផ្គួប​គ្នា​សង្កត់​ពួត : ពំនួត​ភ្លើង ។ ព. ទ. បុ. សូវ​ឲ្យ​ភ្លើង កុំ​ឲ្យ​ពំនួត, សូវ​ឲ្យ​សាច់​ត្រកួត កុំ​ប្រាប់​ព្រៃ មាន​អត្ថន័យ​ថា បើ​មិន​ទុក​ចិត្ត​ទេ​សូវ​យក​ខ្លួន​ទៅ​ជួយ​ធ្វើ​កិច្ចការ​ពេញ​កម្លាំង តែ​កុំ​ប្រាប់​ចំណេះ​និង​ល្បិច​ដែល​ក្រ​ដែល​កំបាំង (ហៅ​ថា ព្រនួត ក៏​មាន តាម​ទម្លាប់​ដោយ​ស្រុក; ប៉ុន្តែ​គួរ​យល់​ប្រភព​ពាក្យ​ថា ពំនួត <text:s/>មក​ពី ពួត, បើ ព្រនួត មាន​តែ​មក​ពី ព្រួត, ឃើញ​ថា​ពុំ​ត្រូវ​ទេ ត្រូវ​តែ​ប្រើ ពំនួត វិញ; បើ​ធៀប​ឲ្យ​ឃើញ​ច្បាស់, ដូច​ជា កំណាត់ មក​ពី កាត់, ទំនប់ មក​ពី ទប់, បែរ​ជា​ភ្លាត់​ប្រើ​ជា ក្រណាត់, ទ្រនប់ <text:s/>ទៅ​វិញ​ដូច្នោះ​ដែរ, ខុស​ពី​ប្រភព​របស់​ពាក្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៤</text:p>
          </table:table-cell>
          <table:table-cell table:style-name="តារាង1.A2" office:value-type="string">
            <text:p text:style-name="P12">ពំនៀ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ៀរ, ដំណើរ​ចង​ពៀរ : ខំ​អត់​ទ្រាំ​ទៅ ! កុំ​ធ្វើ​ឲ្យ​មាន​ពំនៀរ​ទៅ​ខាង​មុខ !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៥</text:p>
          </table:table-cell>
          <table:table-cell table:style-name="តារាង1.A2" office:value-type="string">
            <text:p text:style-name="P12">ពំនោ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ំណើរ​ដែល​ពោល, ពាក្យ​ពោល; បទ​ពោល​ល្ខោន ។ ឈ្មោះ​កាព្យ​មួយ​យ៉ាង មាន​ជើង​បី គឺ​ក្នុង​មួយ​របះ​មាន​ឃ្លា​បី, មាន​ចួន​បី, ឃ្លា​ទី ១, និង​ទី ៣ មាន ៦ ពាក្យ, ឃ្លា​ទី ២ មាន ៤ ពាក្យ : បទ​ពំនោល, ដូច​ជា : យក្ស​ក្រោធ​ច្រឡោត​ខ្លាំង​ក្រៃ ស្ទុះ​ហោះ​ចៀវ​ច្រៃ ពួត​ដៃ​កំញើញ​គួរ​ស្ញែង ។ ស្រែក​ហ៊ោ​សន្ធាប់​ឥត​ក្រែង ថា​វ៉ឺយ​ប្រស្ដែង ម្ដេច​ឯង​ពុំ​កោត​ចេស្ដ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៦</text:p>
          </table:table-cell>
          <table:table-cell table:style-name="តារាង1.A2" office:value-type="string">
            <text:p text:style-name="P12">ពា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22">នាំ​យក​អ្វី​ៗ​ដោយ​ខាំ​នឹង​មាត់ : ឆ្មា​ពាំ​កូន, សុនខ​ពាំ​ឆ្អឹង​ជ្រូក ។ ពាំ​គ្រាប់ <text:s/>ឬ បៀម​គ្រាប់ <text:s/>គ្រាប់​កាំភ្លើង​ដែល​មុត​ក្នុង​សាច់ លុះ​ដល់​សះ​របួស​ក៏​ដុះ​សាច់​ឱប​ជិត​នៅ​នោះ (ច្រើន​តែ​គ្រាប់​ប្រាយ) ។ ពាំ​ត្រណោត (ព. ប្រ.) គុ. ដែល​មិន​ដាច់​ស្រេច, ពុំទាន់​ប្រាកដ, ដែល​នៅ​បាំង​ស្ទើរ : សម្ដី​ពាំ​ត្រណោត ។ ប្រើ​ជា កិ. វិ. ក៏​បាន និយាយ​ពាំ​ត្រណោត និយាយ​បាំង​ស្ទើរ ។ ពាំ​ពាក្យ​ពាំ​សម្ដី ឬ នាំ​ពាំ​ពាក្យ​សម្ដី (ព. ប្រ.) នាំ​ពាក្យ​សម្ដី​ទៅ​ប្រាប់​អ្នក​ម្ខាង​ឲ្យ​ដឹង​ដោយ​ដំណើរ​ញុះញង់, នាំ​អុជ​អាល ។ អណ្ដាត​ពាំ​ព្រីង អណ្ដាត​ដែល​មាន​សម្បុរ​ស្វាយ​ជាំ​ឬ​ខ្មៅ (ច្រើន​តែ​សុនខ) : ឆ្កែ​អណ្ដាត​ពាំ​ព្រីង ។ ពាំ​យួរ <text:s/>(ព. ប្រ.) កិ. វិ. ដែល​មាន​អាការ​ដូច​ជា​ពាំ​ផង​យួរ​ផង : ដឹក​នាំ​ពាំ​យួរ <text:s/>ដែល​ជួយ​ឈឺ​ឆ្អាល​ដឹក​នាំ​ឲ្យ​បាន​សម្រេច​តាម​បំណង ។ ពាំ​សំបក ឈើ​ដែល​គេ​ចាំង​ឬ​ច្រាស​សំបក​មិន​អស់ : ឈី​ហុប​ពាំ​សំបក ។ សម្ដី​ពាំ​សំបក (ព. ប្រ.) សម្ដី​មិន​អស់​អាថ៌​សេចក្ដី ។ ពាំ​ស្រាយ ឈើ​ហុប​ឬ​សសរ​ជាដើម​ដែល​មាន​សាច់​ស្រាយ​លាយ​នៅ​ជាមួយ​នឹង​ខ្លឹម : សសរ​ពាំ​ស្រាយ ។ សម្ដី​ពាំ​ស្រាយ (ព. ប្រ. )សម្ដី​ខុស​ខ្លះ​ត្រូវ​ខ្លះ​យក​ជា​ការណ៍​ពិត​ទាំងអស់​ពុំ​បាន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2">ពាំ​ត្រណោត</text:p>
            <text:p text:style-name="P22">ពាំ​ពាក្យ</text:p>
            <text:p text:style-name="P22">ពាំ​យួរ <text:s/></text:p>
            <text:p text:style-name="P22">ពាំ​សំបក</text:p>
            <text:p text:style-name="P22">ពាំ​ស្រាយ </text:p>
          </table:table-cell>
        </table:table-row>
        <table:table-row>
          <table:table-cell table:style-name="តារាង1.A2" office:value-type="string">
            <text:p text:style-name="P10">៨៦២៧</text:p>
          </table:table-cell>
          <table:table-cell table:style-name="តារាង1.A2" office:value-type="string">
            <text:p text:style-name="P12">ពាំ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រាំង, បាំង​ពី​មុខ : ឈរ​ពាំង ។ ព. ប្រ. យក​ខ្លួន​ពាំង <text:s/>ជួយ​ការពារ​ដោយ​ឧបាយ​ណា​មួយ ដូច​គេ​ឈរ​ព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២៨</text:p>
          </table:table-cell>
          <table:table-cell table:style-name="តារាង1.A2" office:value-type="string">
            <text:p text:style-name="P12">ព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ពើប <text:s/>ថា : ពើបពះ គឺ​ស្រាប់​តែ​ចួប​ប្រទះ (ម. ព. ពើប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ើបពះ</text:p>
          </table:table-cell>
        </table:table-row>
        <table:table-row>
          <table:table-cell table:style-name="តារាង1.A2" office:value-type="string">
            <text:p text:style-name="P10">៨៦២៩</text:p>
          </table:table-cell>
          <table:table-cell table:style-name="តារាង1.A2" office:value-type="string">
            <text:p text:style-name="P12">ពះ !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ពាក្យ​ស្រែក​សន្ធាប់​ដោយ​ភ្ញាក់ ព្រោះ​បាន​ពើប​ប្រទះ​ខ្មាំង​សត្រូវ, ចោរ​កំណាច ឬ​មនុស្ស​ដែល​មាន​ទោស​គេច​ពួន ឬ​ពើប​ប្រទះ​សត្វ​សាហាវ; ពុំនោះ​ស្រែក​គំរាម​ឲ្យ​គេ​ស្លុត​ស្លន់ : ពះ ! អា​ចោរ នៅ​ៗ​នេះ​ទេ​តើ !; ពះ ! ចាប់​វា​ឲ្យ​បាន ! ។ (ព. កា.) យមបាល​ក្រេវក្រោធ​សោះសា ទះ​មាត់​ហើយ​ថា ពះ​វា​ស្រី​បាប​អប្រិយ ។ កាល​ដើម​ហង​មិន​ស្រដី លុះ​យល់​អគ្គី មឹង​ថា​ចីវរ​កូន​ឯង ។ (សាស្ត្រា​កាព្យ​សុបិន​កុម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០</text:p>
          </table:table-cell>
          <table:table-cell table:style-name="តារាង1.A2" office:value-type="string">
            <text:p text:style-name="P12">ព្កុ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កុល) ឈ្មោះ​ឈើ​មួយ​ប្រភេទ​មាន​ផ្កា​ល្អិត​ៗ មាន​ព័ណ៌​លឿង មាន​ក្លិន​ក្រអូប​ឆ្ងុយ​ឆ្ងាញ់ ទោះ​បី​ស្ងួត​ក្រៀម​ហើយ​ក៏​នៅ​តែ​ក្រអូប​ដែរ : ផ្កា​ព្កុល​ជ្រុះ​ក្រាល​គួរ​រើស​យក​មក​ដោត​ក្រង​ថ្វាយ​ព្រ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១</text:p>
          </table:table-cell>
          <table:table-cell table:style-name="តារាង1.A2" office:value-type="string">
            <text:p text:style-name="P12">ព្ន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មនុស្ស​ពួក​មួយ កើត​នៅ​ក្នុង​ព្រៃ, ស្លៀក​ប៉ឹង​វ័ណ្ឌ, មាន​សណ្ដាប់​ធ្នាប់​ផ្សេង​ពី​ពួក​មនុស្ស​អ្នក​ស្រុក; ក្នុង​កម្ពុជ​រដ្ឋ មាន​នៅ​ព្រៃ​ជាប់​នឹង​ខែត្រ​ក្រចេះ, ខេត្ត​ស្ទឹងត្រែង ។ តាំង​ពី​ប្រទេស​កម្ពុជា​មាន​ឋានៈ​ជា​ប្រទេស​ឯករាជ្យ​អព្យាក្រឹត្យ ព្រះ​រាជ​រដ្ឋាភិបាល​សង្គម​រាស្ត្រ​និយម បាន​បញ្ញត្ត​ឲ្យ​លែង​ហៅ ព្នង ឲ្យ​ហៅ​ថា ខ្មែរ​លើ <text:s/>វិញ, ពួក​ខ្មែរ​លើ​ក៏​មាន​សភាព​លូតលាស់​ចម្រើន​តាម​លំដាប់​ម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២</text:p>
          </table:table-cell>
          <table:table-cell table:style-name="តារាង1.A2" office:value-type="string">
            <text:p text:style-name="P12">ព្នាយ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លយ​ឬ​ពយ​ម្ខាង, ដែល​ឆែវ​មិន​ស្មើ​ជ្រុង : សាច់​សំពត់​ព្នាយ​ម្ខាង ។ ពុត​ព្នាយ <text:s/>(ម. ព. ពុ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ុត​ព្នាយ </text:p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ជើង​ព្នា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៣</text:p>
          </table:table-cell>
          <table:table-cell table:style-name="តារាង1.A2" office:value-type="string">
            <text:p text:style-name="P12">ព្និ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1">ឈ្មោះ​ឈើ​ពួក​មួយ​សន្តាន​ព្នៅ មាន​ច្រើន​បែប​ខ្លះ​មាន​ផ្លែ​តូច​ៗ ខ្លះ​ផ្លែ​ធំ​ៗ (ព. កា.) : ព្និល​ព្នៅ​បង្គៅ​លាំងសាត មាន​ដើម​ភ្លូ​បាត ដុះ​លាយ​រៀង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៤</text:p>
          </table:table-cell>
          <table:table-cell table:style-name="តារាង1.A2" office:value-type="string">
            <text:p text:style-name="P12">ព្នៀត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ះន្យើត អ. ថ. ផៈនៀត “លប់​សម្រាប់​ទាក់​បក្សី​ដែល​ដេញ​ធ្នាក់; ក្រោល​ដំរី”) ខ្មែរ​ប្រើ​ពាក្យ​ចំពោះ​តែ​ក្រោល​ដាក់​ដំរី : ដំរី​មួយ​ព្នៀត គឺ​ដំរី​មួយ​ក្រោល (ប្រើ​ដាក់​ដំរី​យ៉ាង​ច្រើន​ត្រឹមតែ ៨ ប៉ុណ្ណោ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ី​ទួល​ទាប ឬ​ទី​ដី​ដែល​ជា​ទួល​ទាប នៅ​ជាប់​ពី​មាត់​បឹង​រាក់​ប៉ាច​រហាច​ទៅ​ឬ​នៅ​ជាប់​ពី​មាត់​បឹង​ស្រែ នៅ​មាន​ព្រៃ​របោះ​ៗ ជួន​កាល​ក​ជា​ភូមិ​លំនៅ​ឬ​គេ​កសាង​ជា​វត្ត​ព្រះ​ភិក្ខុ​សង្ឃ​លើ​ដី​ជា​ទួល​នោះ គេ​ហៅ​ថា ភូមិ​ព្នៀត, វត្ត​ព្នៀត <text:s/>តាម​ឈ្មោះ​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៥</text:p>
          </table:table-cell>
          <table:table-cell table:style-name="តារាង1.A2" office:value-type="string">
            <text:p text:style-name="P12">ព្នៃ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ទ្វេ​ឡើង, ដែល​ចម្រើន​ឡើង, ដែល​ចម្រើន​ជា​ពីរ​គុណ​ជាង​ពី​មុន : គ្រុន​ព្នៃ ។ លក់​ព្នៃ លក់​ទ្វេរ​គុណ; ប្រើ​ក្លាយ​មក​ពី​ពាក្យ​ ពិន័យ គឺ​ពិន័យ​លក់​ទ្វេ​គុណ​មួយ​ជា​ពីរ (ម. ព. ពិន័យ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៦</text:p>
          </table:table-cell>
          <table:table-cell table:style-name="តារាង1.A2" office:value-type="string">
            <text:p text:style-name="P12">ព្ន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ពួក​មួយ ស្លឹក​ហាង​ប្រហើរ, ត្រួយ​ឬ​ស្លឹក​ខ្ចី​ប្រើ​ធ្វើ​ជា​អន្លក់​របោយ​បាន (បរិភោគ​ទៅ​នាំ​ឲ្យ​ផាយ​ខ្យល់​ស្រួល​ខ្លួន), ផ្លែ​មាន​ជ័រ​ស្អិត​នៅ​រុំ​គ្រាប់ កាល​នៅ​ខ្ចី​មាន​រស​ហាង​លុះ​ដល់​ទុំ​ឡើង​សម្បុរ​លឿង​មាន​ក្លិន​ក្រអូប​ឈ្ងុយ មាន​សាច់​ម៉ដ្ឋ, ប្រើ​ជា​ចំណី​ឬ​ជា​ថ្នាំ​កែ​រោគ​ប្រដិត​ជាដើម; ព្នៅ​មាន​ច្រើន​ប្រភេទ​ផ្សេង​ៗ​គ្នា​មាន ព្នៅ​ពង​មាន់, ព្នៅ​សណ្ដាយ 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នៅ​ពង​មាន់ ព្នៅ​សណ្ដាយ</text:p>
          </table:table-cell>
        </table:table-row>
        <table:table-row>
          <table:table-cell table:style-name="តារាង1.A2" office:value-type="string">
            <text:p text:style-name="P10">៨៦៣៧</text:p>
          </table:table-cell>
          <table:table-cell table:style-name="តារាង1.A2" office:value-type="string">
            <text:p text:style-name="P12">ព្យគ្ឃ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័ក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ឃ្រ) ខ្លា​ធំ (សរសេរ​ជា ព្យ័គ្ឃ ក៏​បាន); បើ​ញី​ជា ព្យគ្ឃី ។ ព្យគ្ឃ​នាយក, ព្យគ្ឃ​រាជ, ព្យគ្ឃិន្ទ, ព្យគ្ឃេន្ទ្រ ស្ដេច​ខ្លា​ធំ ។ ព្យគ្ឃា ខ្លា​ធំ​ទាំងឡាយ (ព. ក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យគ្ឃ​នាយក</text:p>
            <text:p text:style-name="P7">ព្យគ្ឃា </text:p>
          </table:table-cell>
        </table:table-row>
        <table:table-row>
          <table:table-cell table:style-name="តារាង1.A2" office:value-type="string">
            <text:p text:style-name="P10">៨៦៣៨</text:p>
          </table:table-cell>
          <table:table-cell table:style-name="តារាង1.A2" office:value-type="string">
            <text:p text:style-name="P12">ព្យញ្ជនៈ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>ព្យ័ញ-ជៈនៈ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ញ្ជន; វ្យញ្ជន) តួ​អក្សរ​ដែល​សម្រាប់​ផ្សំ​ជាមួយ​នឹង​ស្រៈ, លុះ​តែ​មាន​ស្រៈ​ផ្សំ​ផង ទើប​កើត​ច្បាស់​ប្រាកដ​ជា​សម្ដី​ឡើង​បាន ។ ព្យញ្ជនៈ​សម្រាប់​ប្រើ​ក្នុង​ភាសា​ខ្មែរ​ក្នុង​សម័យ​សព្វ​ថ្ងៃ​នេះ​មាន ៣៣ តួ (ស្មើ​គ្នា​នឹង​ព្យញ្ជនៈ​ខាង​ភាសា​បាលី​ដែរ) <text:s/>គឺ ក ខ គ ឃ ង, ច ឆ ជ ឈ ញ, ដ ឋ ឌ ឍ ណ, ត ថ ទ ធ ន, ប ផ ព ភ ម; <text:s/>យ រ ល វ ស ឡ <text:span text:style-name="T4"><text:s/>ំ</text:span>; កាល​ពី​ក្នុង​សម័យ​បុរាណ ខ្មែរ​ប្រើ​ព្យញ្ជនៈ​ ៣៥ តួ ព្រោះ​មាន ឝ ឞ ពីរ​តួ​នេះ​ផង សម្រាប់​ប្រើ​ខាង​ភាសា​សំស្ក្រឹត, រៀង​របៀប​ត្រង់​ចន្លោះ វ និង ស (វ ឝ ឞ ស), ប៉ុន្តែ​លើក​លែង​ប្រើ​យូរ​ហើយ, ត្រង់​ពាក្យ​ណា​ដែល​ត្រូវ​ប្រើ ឝ ឞ ដូច​ជា បឝ្ចិម, បឞ្ឋ ជាដើម​នោះ ប្រើ​តែ ស មួយ​នេះ​ជា​ជំនួស​ជា បស្ចិម, <text:s/>ព្រះ​ឱស្ឋ ដូច្នេះ​វិញ (សរសេរ​ជា ព្យញ្ជន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ញ្ជន; វ្យញ្ជន) ម្ហូប​ក្រៅ​ពី​សម្ល​ទឹក គឺ​ម្ហូប​ក្រៀម, ម្ហូប​គោក, ម្ហូប​ខាប់, ឬ​ទឹក​ត្រី, ទឹក​គ្រឿង, អន្លក់ ជាដើម ហៅ ព្យញ្ជនាហារ (ព្យ័ញ-ជៈនាហា) ក៏​បាន ។ ម. ព. សូបៈ និង សម្ល ផង ។ បា. ឧត្តរិភង្គ ឈ្មោះ​ម្ហូប​គោ​មួយ​ប្រភេទ​ក្នុង វិ. ពុ. ថា​ជា ព្យញ្ជនៈ <text:s/>ដែរ ប្រហែល​ជា ប្រហិត ?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៣៩</text:p>
          </table:table-cell>
          <table:table-cell table:style-name="តារាង1.A2" office:value-type="string">
            <text:p text:style-name="P12">ព្យញ្ជន​សិលិដ្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វាចា​សិលិដ្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០</text:p>
          </table:table-cell>
          <table:table-cell table:style-name="តារាង1.A2" office:value-type="string">
            <text:p text:style-name="P12">ព្យតិហ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ៈតិហា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តិហារ) ការ​ឈ្លោះ​ប្រកែក​ប្រជែក​ត​តប ឬ​ការ​វាយ​ដំ​ច្រំ​ធាក់, ដាល់, តប់, ទះ, ទាត់​គ្នា : ធ្វើ​ព្យតិហ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១</text:p>
          </table:table-cell>
          <table:table-cell table:style-name="តារាង1.A2" office:value-type="string">
            <text:p text:style-name="P12">ព្យតោប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ៈ--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តោបាត) ឧត្បាត​យ៉ាង​ធំ, សេចក្ដី​លាញ​ធំ : កើត​មាន​ព្យតោបា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២</text:p>
          </table:table-cell>
          <table:table-cell table:style-name="តារាង1.A2" office:value-type="string">
            <text:p text:style-name="P12">ព្យត្ត​បុគ្គ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័ត-តៈបុក-គល់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ត្ត + បុគ្គល; វ្យក្ត + បុគ្គល ) បុគ្គល​ឈ្លាស, មនុស្ស​ឈ្លាសវៃ; អ្នក​ប្រាជ្ញ​សម្ដី : ត្រូវ​ជ្រើសរើស​ព្យត្ត​បុគ្គល​ម្នាក់ ឲ្យ​ជា​អ្នក​សូត្រ​សេចក្ដី​ថ្លែង​ការណ៍​ក្នុង​មហា​សន្និបា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៣</text:p>
          </table:table-cell>
          <table:table-cell table:style-name="តារាង1.A2" office:value-type="string">
            <text:p text:style-name="P12">ព្យត្ត​ភាព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័ត-តៈភាប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ត្ត + ភាវ; វ្យក្ត + ភាវ) ភាវៈ​ឈ្លាស, ភាព​ជា​អ្នក​ឈ្លាស, ដំណើរ​ឈ្លាសវៃ : គេ​មាន​ព្យត្ត​ភាព​បរិបូរ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៤</text:p>
          </table:table-cell>
          <table:table-cell table:style-name="តារាង1.A2" office:value-type="string">
            <text:p text:style-name="P12">ព្យត្ត​វោហ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័ត-តៈ--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ក្ត + វ្យាហារ) សម្ដី​ឈ្លាស; មនុស្ស​មាន​សេចក្ដី​ឈ្លាស, អ្នក​ឈ្លាស​សម្ដី (ព. កា.) : លោក​សាស្ត្រាចារ្យ ព្យត្ត​វោហារ​ថ្លែង​ការណ៍​ក្បោះក្បាយ អស់​ពួក​និស្សិត មាន​ចិត្ត​រីករាយ រអាក​រពាយ ប្រាស្រ័យ​រក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៥</text:p>
          </table:table-cell>
          <table:table-cell table:style-name="តារាង1.A2" office:value-type="string">
            <text:p text:style-name="P12">ព្យសន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ស់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សន ឬ វ្យសន; វ្យសន) ទុក្ខ; អំពើ​អាក្រក់; សេចក្ដី​វិនាស; ពុត​ត្បុត, ពុត​កំណាច : ទូន្មាន​ប្រដៅ​ឲ្យ​អស់​ព្យសន៍, មាន​ពុត​ព្យសន៍ ។ (ព. កា.) ជន​មាន​ពុត​ព្យសន៍ តែង​រំលស់ នូវ​សុខ​សួស្ដី នៅ​ក្នុង​ទី​ណា ទី​នោះ​អប្រិយ នាំ​ឲ្យ​មាន​ក្ដី ព្រួយ​ខ្វល់​ជានិច្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៦</text:p>
          </table:table-cell>
          <table:table-cell table:style-name="តារាង1.A2" office:value-type="string">
            <text:p text:style-name="P12">ព្យាក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វ្យាករ) ធ្វើ​ឲ្យ​ប្រាកដ, ឲ្យ​ជាក់​ច្បាស់; ពោល​អួត​; ទាយ : ហោរ​ព្យាករ​ថា​ឆ្នាំ​នេះ​មាន​ទឹក​ភ្លៀង​ច្រើ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៧</text:p>
          </table:table-cell>
          <table:table-cell table:style-name="តារាង1.A2" office:value-type="string">
            <text:p text:style-name="P12">ព្យាករណ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 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ាករណ ឬ វ្យា--; វ្យា--) ការ​ធ្វើ​ឲ្យ​ប្រាកដ, ឲ្យ​ជាក់​ច្បាស់; អំនួត; ទំនាយ ។ វេយ្យាករណ៍ ។ ពុទ្ធព្យាករណ៍ ទំនាយ​ព្រះ​ពុទ្ធ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៨</text:p>
          </table:table-cell>
          <table:table-cell table:style-name="តារាង1.A2" office:value-type="string">
            <text:p text:style-name="P12">ព្យាក្រឹតិ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ក្រិត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ក្ឫតិ) ការ​ពន្យល់, ការ​បំភ្លឺ​សេចក្ដី, ការ​អធិប្បាយ​បញ្ជាក់​សេចក្ដី​ឲ្យ​ភ្លឺ​ច្បាស់, ដំណើរ​ខៃ​សេចក្ដី​ឲ្យ​ឃើញ​ចាក់​ច្បាស់ : ខ្ញុំ​បាទ​បាន​យល់​សេចក្ដី​នេះ​ដោយសារ​ព្យាក្រឹតិ​របស់​លោក ។ (ព. កា.) : ការណ៍​នេះ​ជ្រៅ​ណាស់ ខ្ញុំ​បាន​យល់​ច្បាស់ ដោយសារ​ព្យាក្រឹតិ ដែល​លោក​ណែនាំ ដោយ​ក្ដី​អាណិត ព្រោះ​លោក​មាន​ចិត្ត កប​ដោយ​មេត្ត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៤៩</text:p>
          </table:table-cell>
          <table:table-cell table:style-name="តារាង1.A2" office:value-type="string">
            <text:p text:style-name="P12">ព្យាង្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ាង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ិ + អង្គ, វ &gt; ព,ឥ &gt; យ ផ្សំ​ជា ព្យាង្គ; វិ + អង្គ, ឥ &gt; យ ផ្សំ​ជា វ្យាង្គ; <text:s/>បារ. Syllabe) អវយវៈ​ជា​សង្កាត់​នៃ​ពាក្យ គឺ​សូរ​នៃ​សម្ដី​ជា​សង្កាត់​តាំង​ពី​មួយ​ម៉ាត់​ពីរ​ម៉ាត់​បី​ម៉ាត់​ឡើង​ទៅ (មួយ​ម៉ាត់​ហៅ មួយ​ព្យាង្គ, ពីរ​ម៉ាត់​ហៅ ពីរ​ព្យាង្គ, ពី ៣ ម៉ាត់​ឡើង​ទៅ​ហៅ ច្រើន​ព្យាង្គ <text:s/>ឬ ព្យាង្គ​ច្រើន); ពាក្យ​មួយ​ព្យាង្គ​ដូច​ជា កត់, កប, កាត់, គង, ទំ, នំ ជាដើម ហៅ​ថា​ឯក​ព្យាង្គ (ឯកៈព្យាង) ឬ ព្យាង្គ​ទោល (បារ. Monosyllabe); ពាក្យ​ពីរ​ព្យាង្គ​ដូច​ជា កំណត់, កាំបិត, គម្រប់, តំបន់, ទំនប់ ជាដើម ហៅ​ថា ទ្វេ​ព្យាង្គ (បារ. Dissyllabe); ពាក្យ​ច្រើន​ព្យាង្គ​ឬ​ព្យាង្គ​ច្រើន​រាប់​តាំង​ពី ៣ ម៉ាត់​ឡើង​ទៅ​ដូច​ជា កន្ទា​ទូក, កន្ទុំរុយ, កន្ទក់កន្ទេញ, អង្ក្រេមអង្ក្រម, អំពិលអំពែក ជាដើម ហៅ​ថា ពហុ​ព្យាង្គ <text:s/>(ពៈហ៊ុព្យាង) “ព្យាង្គ​មាន​សូរ​ច្រើន​ម៉ាត់” (បារ. Polysyllabe) ។ ព្យាង្គ​របស់​ពាក្យ​កំណត់​ឈ្មោះ​មាន​ត្រឹមតែ ៣ យ៉ាង​ប៉ុណ្ណោ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០</text:p>
          </table:table-cell>
          <table:table-cell table:style-name="តារាង1.A2" office:value-type="string">
            <text:p text:style-name="P12">ព្យាឌ​សត្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ាឌៈស័ត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ឌ) សត្វ​ដែល​បរិភោគ​សាច់​ឈាម​សត្វ​ដទៃ : ខ្លា, ចចក, ឆ្កែ​ព្រៃ,... ខ្លែង, ប្រមង់... ជា​ព្យាឌ​សត្វ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១</text:p>
          </table:table-cell>
          <table:table-cell table:style-name="តារាង1.A2" office:value-type="string">
            <text:p text:style-name="P12">ព្យាធិ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ា-ធិ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ធិ) ជំងឺ, រោគ, អាពាធ : មាន​ព្យាធិ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២</text:p>
          </table:table-cell>
          <table:table-cell table:style-name="តារាង1.A2" office:value-type="string">
            <text:p text:style-name="P12">ព្យាធិ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ា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ូច​គ្នា​នឹង ព្យាធិ, ប៉ុន្តែ​ខ្មែរ​ហៅ​ថា ចំពោះ​តែ​រោគ​ឃ្លង់ : កើត​ព្យាធិ៍ (កើត​ឃ្លង់) ។ រោគ​ដែល​កើត​ឡើង​សម្បុរ​ជាំ​ខ្មៅ​ដុំ​ៗ នៅ​ក្នុង​សាច់​ត្រី​ខ្លះ​មាន​ត្រី​រ៉ស់​ជាដើម​ក៏​ហៅ ព្យាធិ៍ ដែរ : ព្យាធិ៍ ត្រី ឬ ត្រី​កើត​ព្យាធិ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៣</text:p>
          </table:table-cell>
          <table:table-cell table:style-name="តារាង1.A2" office:value-type="string">
            <text:p text:style-name="P12">ព្យាធិ​ទុក្ខ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ា-ធិទុក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ុក្ខ​ដែល​កើត​មាន​ព្រោះ​ព្យាធិ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៤</text:p>
          </table:table-cell>
          <table:table-cell table:style-name="តារាង1.A2" office:value-type="string">
            <text:p text:style-name="P12">ព្យាធិ​ធម៌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ា-ធិធ័រ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ាធិ​ធម្ម; វ្យាធិ​ធម៌) ជំងឺ​ដែល​មាន​ធម្មតា​ប្រចាំ​រូប គឺ​កាល​បើ​មាន​រូប​ហើយ រមែង​មាន​ជំងឺ​តម្កាត់​ជា​ធម្មតា នឹង​ជៀស​វាង​ឲ្យ​រួច​ផុត​ពុំបាន​ឡើ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៥</text:p>
          </table:table-cell>
          <table:table-cell table:style-name="តារាង1.A2" office:value-type="string">
            <text:p text:style-name="P12">ព្យាបទ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បត់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បទ៑ ) មរណៈ (ព. កា.) . រី​ឯ​ព្យាបទ តែង​មាន​ប្រាកដ ចៀស​វាង​មិន​ផុត ទោះ​បី​ទេព្ដា ទោះ​បី​ព្រះ​ពុទ្ធ ដែល​ទ្រង់​បរិសុទ្ធ ក៏​ចៀស​ពុំរួ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៦</text:p>
          </table:table-cell>
          <table:table-cell table:style-name="តារាង1.A2" office:value-type="string">
            <text:p text:style-name="P12">ព្យាបាទ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បាត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បាទ) ដំណើរ​ចង​ចិត្ត​នឹង​ធ្វើ​អ្នក​ដទៃ​ឲ្យ​វិនាស, សេចក្ដី​គុំកួន, គំនុំ : មាន​ព្យាបាទ, វា​វិនាស​ដោយ​ព្យាបាទ​របស់​គេ ។ ខ្មែរ​ប្រើ​ជា កិ. ក៏​មាន “ផ្គង​ចិត្ត​ឬ​ប៉ង​នឹង​ធ្វើ​គេ​ឲ្យ​វិនាស, គុំ, គុំកួន” : កុំ​ព្យាបាទ​គ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៧</text:p>
          </table:table-cell>
          <table:table-cell table:style-name="តារាង1.A2" office:value-type="string">
            <text:p text:style-name="P12">ព្យាប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បារ) កិច្ចការ; ដំណើរ​ទទួល​ធ្វើ​កិច្ចការ​ផ្សេង​ៗ, ការ​ទទួល​ធុរៈ, ទទួល​រ៉ាប់រង; សេចក្ដី​ខ្វល់ខ្វាយ, ខ្នះខ្នែង; ឧបាយ : ទទួល​ព្យាបារ, ធ្វើ​ព្យាប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៨</text:p>
          </table:table-cell>
          <table:table-cell table:style-name="តារាង1.A2" office:value-type="string">
            <text:p text:style-name="P12">ព្យាបា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&lt; វិ + អា + បាល &gt; ព្យា-, វ្យា--) ការ​រក្សា​ដោយ​ឡែក, ការ​ថែ​រក្សា, បីបាច់ ។ ខ្មែរ​ច្រើន​ប្រើ​ពាក្យ​នេះ​ចំពោះ​ការ​ថែ​រក្សា​ជំងឺ, ការ​ទ្រាំ​ជំងឺ; ប្រើ​ជា កិ. ថា “រក្សា​ជំងឺ, ទ្រាំ​ជំងឺ” ក៏​បាន; ហៅ​មនុស្ស​អ្នក​រក្សា, ថែទាំ, ទ្រាំ​ជំងឺ​ក៏​បាន : អ្នក​ព្យាបាល, អ្នក​ព្យាបាល​ជំងឺ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៥៩</text:p>
          </table:table-cell>
          <table:table-cell table:style-name="តារាង1.A2" office:value-type="string">
            <text:p text:style-name="P12">ព្យា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ម) ប្រវែង​មួយ​កាង​ដៃ គឺ​ប្រវែង​បួន​ហត្ថ : ដី​បណ្ដោយ ៤០ ព្យាម ទទឹង ២០ ព្យាម ១ ហត្ថ ១ ចំអាម ៤ ធ្ន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០</text:p>
          </table:table-cell>
          <table:table-cell table:style-name="តារាង1.A2" office:value-type="string">
            <text:p text:style-name="P12">ព្យាមប្បភ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ាម័ប-ប៉ៈ ភា</text:p>
          </table:table-cell>
          <table:table-cell table:style-name="តារាង1.D2" office:value-type="string">
            <text:p text:style-name="P8">បា.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ាមប្រភា) រស្មី ឬ​ពន្លឺ​ដែល​ផ្សាយ​ចេញ​មួយ​ព្យាម​ជុំ​វិញ គឺ​រស្មី​ប្រក្រតី​ដែល​ផ្សាយ​ចេញ​អំពី​ព្រះ​សរីរ​កាយ​នៃ​ព្រះ​សម្មាសម្ពុទ្ធ (ព. ពុ.) : ព្រះ​សព្វញ្ញុពុទ្ធ សុវិសុទ្ធ​សាស្តា មាន​ព្យាប្បភា តាម​ធម្មតា​ជា​និរន្តរ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១</text:p>
          </table:table-cell>
          <table:table-cell table:style-name="តារាង1.A2" office:value-type="string">
            <text:p text:style-name="P12">ព្យាយា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ាយាម; វាយាម) សេចក្ដី​ខំ​ប្រឹងប្រែង, ការ​ប្រឹងប្រែង, ដំណើរ​ខ្មីឃ្មាត, សង្វាត : ធ្វើ​ការ​ដោយ​ព្យាយាម, មាន​ព្យាយាម, មិន​លះ​ព្យាយាម ។ ខ្មែរ​ប្រើ​ជា កិ. ក៏​មាន “ខំ​ប្រឹង, ប្រឹងប្រែង, សង្វាត” : ខំ​ព្យាយាម​រៀន..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២</text:p>
          </table:table-cell>
          <table:table-cell table:style-name="តារាង1.A2" office:value-type="string">
            <text:p text:style-name="P12">ព្យុហ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 ; 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យុហ ឬ វ្យុហ; វ្យូហ) កង​ទ័ព, ក្បួន​ទ័ព; ពួក, ប្រជុំ : តាំង​ព្យុហៈ, លើក​ព្យុហៈ ។ ព្យុហ​យាត្រា <text:s/>ដំណើរ​លើក​ជា​ក្បួន​ទ័ព​ចេញ​ទៅ ។ ព្យុហ​យោធា ឬ យោធ​ព្យុហៈ ពួក​ទាហាន ។ <text:span text:style-name="T2">ព្យុហ​សន្និបាត ប្រជុំ​កង​ទ័ព, ការ​ភ្ជុំ​ពល ។ ព្យុហ​សេនា ឬ សេនា​ព្យុហៈ <text:s text:c="3"/>ពួក​សេនា, ប្រជុំ​សេនា ។</text:span></text:p>
          </table:table-cell>
          <table:table-cell table:style-name="តារាង1.D2" office:value-type="string">
            <text:p text:style-name="P8">ព្យូហៈ</text:p>
          </table:table-cell>
          <table:table-cell table:style-name="តារាង1.I2" office:value-type="string">
            <text:p text:style-name="P7">ព្យុហ​យាត្រា </text:p>
            <text:p text:style-name="P7">ព្យុហ​យោធា</text:p>
            <text:p text:style-name="P14">ព្យុហ​សន្និបាត</text:p>
            <text:p text:style-name="P14">ព្យុហ​សេនា</text:p>
          </table:table-cell>
        </table:table-row>
        <table:table-row>
          <table:table-cell table:style-name="តារាង1.A2" office:value-type="string">
            <text:p text:style-name="P10">៨៦៦៣</text:p>
          </table:table-cell>
          <table:table-cell table:style-name="តារាង1.A2" office:value-type="string">
            <text:p text:style-name="P12">ព្យុ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ាក្យ​ក្លាយ​មក​ពី សំ. វាយុ; បា. វាយ “ខ្យល់”) ខ្យល់​ខ្លាំង គឺ​ខ្យល់​ដែល​បក់​បោក​ខ្លាំង​ក្រៃ ។ ព. ប្រ. សេចក្ដី​ក្រេវក្រោធ​ច្រឡោត​ខ្លាំង : កំពុង​ត្រូវ​ព្យុះ​ខ្លាំង​អង្វរ​យ៉ាង​ណា​ក៏​ពុំ​ស្គាប់ ។ ស្រុក​កើត​ខ្យល់​ព្យុះ ស្រុក​កើត​អាសន្ន​រោគ​ខ្លាំង ។ ព្យុះ​សង្ឃរា (--សង់-ឃៈរា) ឈ្មោះ​ព្យុះ​យ៉ាង​ធំ​សម្បើម អាច​រម្លើង រម្លំ​រុក្ខ​ជាតិ​និង​គេហ​ស្ថាន​បាន (ម. ព. ចក្រវាត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យុះ​សង្ឃរា</text:p>
          </table:table-cell>
        </table:table-row>
        <table:table-row>
          <table:table-cell table:style-name="តារាង1.A2" office:value-type="string">
            <text:p text:style-name="P10">៨៦៦៤</text:p>
          </table:table-cell>
          <table:table-cell table:style-name="តារាង1.A2" office:value-type="string">
            <text:p text:style-name="P12">ព្យូហ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្យុហៈ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៥</text:p>
          </table:table-cell>
          <table:table-cell table:style-name="តារាង1.A2" office:value-type="string">
            <text:p text:style-name="P12">ព្យូហ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យូ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ូហ “ការ​ត្រិះរិះ, រំពឹង, គ្នេរគ្នាន់”) ឧបាយ​បញ្ឆោត, ការ​បញ្ឆោត​ដោយ​ឧបាយ​កល​ឲ្យ​លង់​គំនិត : ឈ្នះ​ដោយ​ព្យូហ៍ ។ ខ្មែរ​ច្រើន​ប្រើ​ជា : កិ. បញ្ឆោត​ដោយ​ឧបាយ​កល, បញ្ឆោត​ដោយ​ជន្ល​ឲ្យ​លង់​គំនិត : ព្យូហ៍​សឹក, និយាយ​ព្យូហ៍ ។ ប្រើ​ជា គុ. ក៏​មាន : ពាក្យ​ព្យូហ៍, គំនិត​ព្យូហ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៦</text:p>
          </table:table-cell>
          <table:table-cell table:style-name="តារាង1.A2" office:value-type="string">
            <text:p text:style-name="P12">ព្យួ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ាក់, ថ្ពក់, ចង​បន្តោក, បន្តោង : ព្យួរ​សម្ពៀត​នឹង​នាគ​ទណ្ឌ, ព្យួរ​សម្ពាយ​នឹង​មែក​ឈើ ។ ព្យួរ​ទោស កាត់​ទោស​ផ្អាក​ទុក​មាន​កំណត់​កាល ។ ព្យួរ​ក្រពះ <text:s/>ក្រពះ​ដែល​ញាត់​ឡើង​លើ​មិន​ធ្លាក់​ចុះ​ក្រោម បណ្ដាល​ឲ្យ​ក្អួត​ចង្អោរ​ឬ​ឲ្យ​បរិភោគ​អាហារ​ពុំ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៧</text:p>
          </table:table-cell>
          <table:table-cell table:style-name="តារាង1.A2" office:value-type="string">
            <text:p text:style-name="P12">ព្យោ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ោការ) ជាង​ដែ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៨</text:p>
          </table:table-cell>
          <table:table-cell table:style-name="តារាង1.A2" office:value-type="string">
            <text:p text:style-name="P12">ព្យោ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យោមន៑) អាកាស​មេឃ, ទឹក​ដែល​ស្ថិត​នៅ​ឯ​អាកាស មិន​ទាន់​ធ្លាក់​ចុះ​ដល់​មក : កណ្ដាល​ព្យោម <text:s/>ឬ ព្យោមា, ព្យុះ​ព្យោមា (ច្រើន​តែ​ប្រើ​ក្នុង​កាព្យ) : មាន​ព្យុះ​ព្យោមា រម្លើង​គ្រឹហា <text:s/>រលំ​បាក់​បែក វិនាស​ទ្រព្យ​ធន ពេកពន់​អនេក ព្យុះ​ព្យោម​ចម្លែក ពុំ​ធ្លាប់​ឃើញ​ឡើយ ។</text:p>
          </table:table-cell>
          <table:table-cell table:style-name="តារាង1.D2" office:value-type="string">
            <text:p text:style-name="P8">ព្យោម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៦៩</text:p>
          </table:table-cell>
          <table:table-cell table:style-name="តារាង1.A2" office:value-type="string">
            <text:p text:style-name="P12">ព្រ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ដេរ​បន្សាប​សំពត់​តូច​ៗ​ឬ​ខ្លី​ឲ្យ​កើន​សាច់​ឡើង​ទៀត : ព្រក​សំបត់ ។ សំបត់​ព្រក សំពត់​ដែល​ដេរ​ព្រ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០</text:p>
          </table:table-cell>
          <table:table-cell table:style-name="តារាង1.A2" office:value-type="string">
            <text:p text:style-name="P12">ព្រង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រន្ធ, រូង, ប្រហោង : ព្រង់​ឈើ, ព្រង់​ជា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១</text:p>
          </table:table-cell>
          <table:table-cell table:style-name="តារាង1.A2" office:value-type="string">
            <text:p text:style-name="P12">ព្រងាល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មួយ​ប្រភេទ​សំបក​ក្រាស់ ប្រើ​បុក​លាយ​នឹង​សាច់​ដូង​ទុំ ហើយ​រម្ងាស់​ធ្វើ​ជា​ថ្នាំ​លាប​រមាស់​ឬ​ក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២</text:p>
          </table:table-cell>
          <table:table-cell table:style-name="តារាង1.A2" office:value-type="string">
            <text:p text:style-name="P12">ព្រងើ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ជើយ, កន្ដើយ : ឈរ​ព្រងើយ, ធ្វើ​ព្រងើយ; ចិត្ត​ព្រងើយ ។ ព្រងើយ​កន្តើយ ដែល​តាំង​ចិត្ត​ជា​កណ្ដាល, សោះ​អង្គើយ, មិន​យក​ចិត្ត​ទុក​ដា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ងើយ​កន្តើយ </text:p>
          </table:table-cell>
        </table:table-row>
        <table:table-row>
          <table:table-cell table:style-name="តារាង1.A2" office:value-type="string">
            <text:p text:style-name="P10">៨៦៧៣</text:p>
          </table:table-cell>
          <table:table-cell table:style-name="តារាង1.A2" office:value-type="string">
            <text:p text:style-name="P12">ព្រញូ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អ៊ូញ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ខ្មៅ​ព្រលូស ឬ​ខ្មៅ​អ៊ូញ ឥត​លម្អ : ខ្មៅ​ព្រញូញ ឬ ខ្មៅ​ព្រអូញ ។</text:p>
          </table:table-cell>
          <table:table-cell table:style-name="តារាង1.D2" office:value-type="string">
            <text:p text:style-name="P8">ព្រអូញ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៤</text:p>
          </table:table-cell>
          <table:table-cell table:style-name="តារាង1.A2" office:value-type="string">
            <text:p text:style-name="P12">ព្រត​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ឧ.</text:p>
          </table:table-cell>
          <table:table-cell table:style-name="តារាង1.D2" office:value-type="string">
            <text:p text:style-name="P7">សូរ​ខ្យល់​ដែល​ធ្លាយ​ចេញ​ឬ​ធ្លាក់​ចេញ​តាម​ប្រហោង​ឬ​រន្ធ​ដ៏​ចង្អៀត ។ ព. ប្រ. និយាយ​ព្រត​ៗ <text:s/>និយាយ​តាម​តែ​រួច​ពី​មាត់​ឥត​បើ​គ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៥</text:p>
          </table:table-cell>
          <table:table-cell table:style-name="តារាង1.A2" office:value-type="string">
            <text:p text:style-name="P12">ព្រ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ត់</text:p>
          </table:table-cell>
          <table:table-cell table:style-name="តារាង1.D2" office:value-type="string">
            <text:p text:style-name="P8">ព. បុ. 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រត, វ &gt; ព = ព្រត; វត) ផ្នួស, ការ​បួស​ជា​ឥសី : ព្រះ​វេស្សន្តរ​ទ្រង់​លា​ព្រត <text:s/>គឺ​ព្រះ​អង្គ​ទ្រង់​សឹក​ចាក​ផ្នួស​ជា​ឥសី... (ម. កណ្ឌ​មហា​រាជ​បព្វៈ) ។ សាង​ព្រត គឺ​សាង​ផ្នួស ។ កាន់​ព្រត <text:s/>គឺ​គាន់​សីល​ធម៌​សម្រាប់​អ្នក​បួស ។ ប្រព្រឹត្ត​មិន​ឲ្យ​ល្អៀង​អំពី​ព្រត គឺ​ប្រព្រឹត្ត​មិន​ឲ្យ​មាន​មោះហ្មង​ឃ្លាត​ចាក​សីល​ធម៌​របស់​អ្នក​បួស (ច្រើន​ប្រើ​ចំពោះ​តែ​ចរិយា​របស់​ឥសី, ឯ​ខាង​បព្វជិត​ពុទ្ធ​សាសនិក​ច្រើន​តែ​ប្រើ​ពាក្យ​ថា ផ្នួស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៦</text:p>
          </table:table-cell>
          <table:table-cell table:style-name="តារាង1.A2" office:value-type="string">
            <text:p text:style-name="P12">ព្រ័ត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ាត់</text:p>
          </table:table-cell>
          <table:table-cell table:style-name="តារាង1.D2" office:value-type="string">
            <text:p text:style-name="P8">សំ. ក្ល.; 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រត្រា, វ &gt; ព, ត្រា &gt; ត្រ = ព្រត្រ; វរត្តា) ពួរ​ឬ​ខ្សែ​ត្រកួញ​ធ្វើ​ដោយ​ស្បែក​គោ, ស្បែក​ក្របី ឬ​ស្បែក​ម្រឹគ​ណា​មួយ ។ ព្រ័ត្រ​ជ្រាម <text:s/>ព្រ៍ត្រ​ដែល​ចង​ជ្រាម​នឹម ។ ព្រ័ត្រ​ត្របែង <text:s/>ព្រ័ត្រ​ដែល​ត្របែង​នឹ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័ត្រ​ជ្រាម</text:p>
            <text:p text:style-name="P7">ព្រ័ត្រ​ត្របែង</text:p>
          </table:table-cell>
        </table:table-row>
        <table:table-row>
          <table:table-cell table:style-name="តារាង1.A2" office:value-type="string">
            <text:p text:style-name="P10">៨៦៧៧</text:p>
          </table:table-cell>
          <table:table-cell table:style-name="តារាង1.A2" office:value-type="string">
            <text:p text:style-name="P12">ព្រនង់ 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ំបង​យ៉ាង​ធំ​មាន​សណ្ឋាន​មូល : សំពង​ឆ្កែ​មួយ​ព្រនង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៨</text:p>
          </table:table-cell>
          <table:table-cell table:style-name="តារាង1.A2" office:value-type="string">
            <text:p text:style-name="P12">ព្រន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អាការ​ឬ​បែប​ភាព​ជា​អ្នក​ទ្រម​ថម​ថយ ឥត​អំណាច, ឥត​រាសី : មនុស្ស​ព្រនម; ខ្មោច​អា​ព្រនម ! (ព. ទ្រ. ម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៧៩</text:p>
          </table:table-cell>
          <table:table-cell table:style-name="តារាង1.A2" office:value-type="string">
            <text:p text:style-name="P12">ព្រន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​ដោយ​ខ្នង​ទាំង​មូល ឬ​ដាក់​ពាក់​ពី​លើ​ខ្នង​ទាំង​មូល : ព្រនរ​កូន, ព្រនរ​មនុស្ស​ឈឺ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០</text:p>
          </table:table-cell>
          <table:table-cell table:style-name="តារាង1.A2" office:value-type="string">
            <text:p text:style-name="P12">ព្រន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នាំ​យក​របស់​អ្វី​ៗ ដោយ​ដាក់​ផ្ទប់​លើ​ស្មា​និង​ចំហៀង​ខ្នង ឬ​ដាក់​ទាំង​ចំហៀង​ពី​ខាង​មុខ​ផង; ដាក់​ពាក់​លើ​ខ្នង​សំយុង​ចុះ​តាម​ខាង​ទាំង​ពីរ : ព្រនាក់​ថង់​អង្ករ, ព្រនាក់​បាច់​ស្មៅ​លើ​ខ្នង​ស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១</text:p>
          </table:table-cell>
          <table:table-cell table:style-name="តារាង1.A2" office:value-type="string">
            <text:p text:style-name="P12">ព្រនាក់​ខ្សែ​ត្បា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ោះ​ស្ត្រី​ដែល​មាន​សណ្ឋាន​រៀវ​ចុង​ស្ទើត​ទាំង​គូ : ដោះ​ព្រនាក់​ខ្សែ​ត្បា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២</text:p>
          </table:table-cell>
          <table:table-cell table:style-name="តារាង1.A2" office:value-type="string">
            <text:p text:style-name="P12">ព្រនាក់​បំព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្នក​ទំនុក​ទុក​ចិត្ត​ដែល​តាម​កំដរ​ជា​គ្នា : មាន​ព្រនាក់​បំពង់​តាម​ជា​និច្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៣</text:p>
          </table:table-cell>
          <table:table-cell table:style-name="តារាង1.A2" office:value-type="string">
            <text:p text:style-name="P12">ព្រន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ំនួត ពុំ​គួរ​ប្រើ​ឡើយ ពី​ព្រោះ​ជា​ពាក្យ​គ្មាន​អត្ថន័យ, ត្រូវ​ប្រើ ពំនួត វិញ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៤</text:p>
          </table:table-cell>
          <table:table-cell table:style-name="តារាង1.A2" office:value-type="string">
            <text:p text:style-name="P12">ព្រម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សុខ​ចិត្ត, អនុលោម​តាម, យល់​តាម, មិន​ទទឹង​ទាស់ : ព្រម​យក, ព្រម​ទៅ, ព្រម​ឲ្យ ។ ព្រម​ព្រៀង <text:s/>រួម​ចិត្ត​គំនិត​ជាមួយ, ស្រុះ​ស្រួល​ជាមួ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ម​ព្រៀង</text:p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ស្មើ​គ្នា, ទាន់​គ្នា, ដំណាល​គ្នា, ជាមួយ​គ្នា; គ្រប់​សព្វ, គ្រប់​គ្រាន់ : ចេញ​ព្រម​គ្នា, មក​ដល់​ព្រម​គ្នា, ចូល​ដេក​ព្រម​គ្នា, ថា​ព្រម​ៗ​គ្នា, ដើរ​បោះ​ជំហាន​ព្រម​ៗ​គ្នា ។ គ្រប់​ព្រម, <text:s/>ទាំង​ព្រម គ្រប់​សព្វ, ទាំង​គ្រប់ ។ ព្រម​ចូល ចួប​ជុំ​មូល​គ្នា, គ្រប់​គ្រាន់ ។ ព្រម​ទាំង មាន​ទាំង, ថែម​ទាំង : អាពុក​ព្រម​ទាំង​កូន​ផង ។ ប្រកប​ព្រម​ដោយ <text:s/>បរិបូណ៌​ដោ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៥</text:p>
          </table:table-cell>
          <table:table-cell table:style-name="តារាង1.A2" office:value-type="string">
            <text:p text:style-name="P12">ព្រម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-ម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ជ័រ​ដែល​ស្ល​លាយ​វត្ថុ​ស្អិត​ផ្សេង​ៗ​មាន​កាក​ល័ក្ត ឬ​ក្រមួន​ឃ្មុំ​ជាដើម សម្រាប់​បិទ​ពរ​ឬ​ចាក់​បញ្ចូល​ក្នុង​ក្រហូង​គ្រឿង​រចនា​ដោយ​ប្រាក់ ឬ​ចាក់​ក្នុង​ដោះ​គង​ធំ​ជាដើម : ស្ល​ព្រមរ, ចាក់​ព្រមរ, ដាក់​ព្រម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៦</text:p>
          </table:table-cell>
          <table:table-cell table:style-name="តារាង1.A2" office:value-type="string">
            <text:p text:style-name="P12">ព្រមា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្រាប់, រំឭក, ឲ្យ​ដំណឹង​ជា​មុន ឲ្យ​ដឹង​ថា​អ្នក​ម្ខាង​មាន​ដំណើរ​ភ្លាំង​ភ្លាត់ ឬ​ប្រព្រឹត្ត​ល្មើស ច្រឡើស​លើស, ដូច​យ៉ាង​គោ​ចូល​លុក​លុយ​ក្នុង​ចម្ការ​ដំណាំ​គេ​ៗ​ឲ្យ​ដំណឹង​ដល់​ម្ចាស់​គោ​ឲ្យ​ប្រយ័ត្ន​ត​ទៅ​ជាដើម : កូន​គាត់​ចេះ​តែ​វាយ​កូន​ខ្ញុំ​ៗ​បាន​ព្រមាន​គាត់​ពីរ​ដង​ហើយ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៧</text:p>
          </table:table-cell>
          <table:table-cell table:style-name="តារាង1.A2" office:value-type="string">
            <text:p text:style-name="P12">ព្រមឹ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ម្បុរ​ខ្មៅ​ជាំ​ស្រអាប់​ឥត​លម្អ : ខ្មៅ​ព្រម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៨</text:p>
          </table:table-cell>
          <table:table-cell table:style-name="តារាង1.A2" office:value-type="string">
            <text:p text:style-name="P12">ព្រ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ដង្កូវ​ល្អិត​ពួក​មួយ ស៊ី​ឈើ, ឫស្សី​ឬ​ត្រី​ងៀត​ជាដើម : ឈើ​ព្រយ​ស៊ី, ឫស្សី​ព្រយ​ស៊ី, ត្រី​ងៀត​ព្រយ​ស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៨៩</text:p>
          </table:table-cell>
          <table:table-cell table:style-name="តារាង1.A2" office:value-type="string">
            <text:p text:style-name="P12">ព្រយឺ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យឺត​ទាញ​ចុះ​មិន​លែង ឬ​យឺត​រឿយ​ៗ : ព្រយឺត​មែក​ឈើ ។ ព្រយឺត​ប្រតោង ឬ ប្រតោង​ព្រយឺត <text:s/>ប្រតោង​យឺត​ទាញ​ចុះ​មិន​លែង​ឬ​រឿយ​ៗ ។ ព. ប្រ. ទទូច​ដឹក​នាំ​យក​ទាល់​តែ​បាន; ឬ​ប្រតោង​ប្រទាញ​យក​ជា​អាង, ជា​ទី​ពឹង ឲ្យ​ជួយ​កិច្ចការ​អ្វី​មួយ ។ ព្រយឺត​ព្រយោង <text:s/>ទាញ​យឺត​អូស​យោង​ដោយ​ពេញ​កម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យឺត​ប្រតោង ប្រតោង​ព្រយឺត</text:p>
            <text:p text:style-name="P7">ព្រយឺត​ព្រយោង </text:p>
          </table:table-cell>
        </table:table-row>
        <table:table-row>
          <table:table-cell table:style-name="តារាង1.A2" office:value-type="string">
            <text:p text:style-name="P10">៨៦៩០</text:p>
          </table:table-cell>
          <table:table-cell table:style-name="តារាង1.A2" office:value-type="string">
            <text:p text:style-name="P12">ព្រយុ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ាប់​តោង​យឺត​ទប់​ខ្លួន​ឲ្យ​នឹង : ព្រយុង​មែក​ឈើ ។ <text:s/>ព. ទ. បុ. ដំរី​ផុង​ព្រយុង​ដើម​ឈើ <text:s/>សេចក្ដី​ថា ធម្មតា​មនុស្ស​ពាល កាល​បើ​មាន​ដំណើរ​ទាល់​គំនិត​ភិតភ័យ​ខ្លាំង រមែង​តែ​បណ្ដែត​បណ្ដោយ​ហេតុ​ឲ្យ​ដាប​ដល់​អ្នក​ដទៃ​ផង ដូច​ជា​ដំរី​ផុង​ដូច្នោះ​ឯ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៩១</text:p>
          </table:table-cell>
          <table:table-cell table:style-name="តារាង1.A2" office:value-type="string">
            <text:p text:style-name="P12">ព្រយោ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បរិវារ​សម្រាប់​និយាយ​ផ្សំ​នឹង​ពាក្យ ព្រយឺត <text:s/>ថា : ព្រយឺត​ព្រយោង (ម. ព. ព្រយឺ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យឺត​ព្រយោង</text:p>
          </table:table-cell>
        </table:table-row>
        <table:table-row>
          <table:table-cell table:style-name="តារាង1.A2" office:value-type="string">
            <text:p text:style-name="P10">៨៦៩២</text:p>
          </table:table-cell>
          <table:table-cell table:style-name="តារាង1.A2" office:value-type="string">
            <text:p text:style-name="P12">ព្ររឹ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រឹត​គ្នា​ទៅ​វិញ​ទៅ​មក​រឿយ​ៗ; ច្រើន​និយាយ​ថា ប្រឱប​ព្ររឹត គឺ​ឱប​រឹត​គ្នា​រឿយ​ៗ (ម. ព. ប្រឱប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ប្រឱប​ព្ររឹត</text:p>
          </table:table-cell>
        </table:table-row>
        <table:table-row>
          <table:table-cell table:style-name="តារាង1.A2" office:value-type="string">
            <text:p text:style-name="P10">៨៦៩៣</text:p>
          </table:table-cell>
          <table:table-cell table:style-name="តារាង1.A2" office:value-type="string">
            <text:p text:style-name="P12">ព្ររ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រួត​រឿយ​ៗ; ច្រើន​និយាយ​ថា ព្ររឹត​ព្ររួត គឺ​រឹត​រួត​រឿយ​ៗ ។ គុ. ក្រជឹប​ក្រជួច ។ <text:s/>ន. ឈ្មោះ​ដំបៅ​មួយ​ប្រភេទ​ដែល​រឹត​រួត​ក្រជឹប​ក្រជួ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រឹត​ព្ររួត </text:p>
          </table:table-cell>
        </table:table-row>
        <table:table-row>
          <table:table-cell table:style-name="តារាង1.A2" office:value-type="string">
            <text:p text:style-name="P10">៨៦៩៤</text:p>
          </table:table-cell>
          <table:table-cell table:style-name="តារាង1.A2" office:value-type="string">
            <text:p text:style-name="P12">ព្រ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ធ្លាយ​ចេញ​ភល​ឬ​ព្រល (និយាយ​ចំពោះ​តែ​វត្ថុ​ខាប់​ឬ​ជ្រាយ) : ច្របាច់​បូស​ធ្លាយ​ខ្ទុះ​ព្រល; នំ​លត​លេច​ព្រល​ៗ​តាម​ប្រហោង​ប្រទា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៩៥</text:p>
          </table:table-cell>
          <table:table-cell table:style-name="តារាង1.A2" office:value-type="string">
            <text:p text:style-name="P12">ព្រលប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វេលា​ជា​ខាង​ដើម​យប់ គឺ​ពេល​ដែល​ទើប​នឹង​យប់ : ធ្វើ​ការ​ព្រលឹម​ទាល់​ព្រលប់ ។ ក្បាល​ព្រលប់ <text:s/>ដើម​ព្រលប់ គឺ​វេលា​ដែល​ទើប​យប់​រពឹល​ៗ (ព្រលប់​តូច) ។ ព្រលប់​ធំ <text:s/>ចុង​ព្រលប់ គឺ​វេលា​ដែល​ចូល​ស៊ប់​ជា​យប់​ហើយ ។ ពន់​ព្រលប់ ហួស​ពី​ព្រលប់ <text:s/>គឺ​វេលា​បន្ទាប់​ពី​ព្រលប់​ធំ​ទៅ (ម. ព. ពន់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ក្បាល​ព្រលប់ </text:p>
            <text:p text:style-name="P7">ព្រលប់​ធំ <text:s/></text:p>
            <text:p text:style-name="P7">ពន់​ព្រលប់ <text:s/></text:p>
            <text:p text:style-name="P7"/>
          </table:table-cell>
        </table:table-row>
        <table:table-row>
          <table:table-cell table:style-name="តារាង1.A2" office:value-type="string">
            <text:p text:style-name="P10">៨៦៩៦</text:p>
          </table:table-cell>
          <table:table-cell table:style-name="តារាង1.A2" office:value-type="string">
            <text:p text:style-name="P12">ព្រល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-លយ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ពយ, លយ​ចេញ : ក្បាល​ព្រលយ, ដី​មាន​សណ្ឋាន​ព្រល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៩៧</text:p>
          </table:table-cell>
          <table:table-cell table:style-name="តារាង1.A2" office:value-type="string">
            <text:p text:style-name="P12">ព្រលិ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ព្រលាំង ថា : ព្រលិង​ព្រលាំង គឺ​ព្រលាំង​តាម​តែ​ប្រទះ, តាម​តែ​បាន 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លិង​ព្រលាំង</text:p>
          </table:table-cell>
        </table:table-row>
        <table:table-row>
          <table:table-cell table:style-name="តារាង1.A2" office:value-type="string">
            <text:p text:style-name="P10">៨៦៩៨</text:p>
          </table:table-cell>
          <table:table-cell table:style-name="តារាង1.A2" office:value-type="string">
            <text:p text:style-name="P12">ព្រលិ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្រលឹ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៦៩៩</text:p>
          </table:table-cell>
          <table:table-cell table:style-name="តារាង1.A2" office:value-type="string">
            <text:p text:style-name="P12">ព្រលី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ព្រលែត ថា : ព្រលីត​ព្រលែត <text:s/>គឺ​ព្រលែត​មិន​ស្មើ​សម្បុ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លីត​ព្រលែត</text:p>
          </table:table-cell>
        </table:table-row>
        <table:table-row>
          <table:table-cell table:style-name="តារាង1.A2" office:value-type="string">
            <text:p text:style-name="P10">៨៧០០</text:p>
          </table:table-cell>
          <table:table-cell table:style-name="តារាង1.A2" office:value-type="string">
            <text:p text:style-name="P12">ព្រលី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ព្រលូស : ព្រលីស​ព្រលូស <text:s/>គឺ​ព្រលូស​ដុំ​ៗ តិច​ខ្លះ​ច្រើន​ខ្ល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<text:span text:style-name="T5">ព្រលីស​</text:span>ព្រលូស</text:p>
          </table:table-cell>
        </table:table-row>
        <table:table-row>
          <table:table-cell table:style-name="តារាង1.A2" office:value-type="string">
            <text:p text:style-name="P10">៨៧០១</text:p>
          </table:table-cell>
          <table:table-cell table:style-name="តារាង1.A2" office:value-type="string">
            <text:p text:style-name="P12">ព្រលឹង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ំណើរ​ជីវិត; ស្មារតី; វិញ្ញាណ; ស្រី​សួស្ដី, សេចក្ដី​សុខ, សេចក្ដី​ចម្រើន...។ ព្រលឹង​ព្រលះ <text:s/>ព្រលឹង​ធំ​តូច <text:s/>គឺ​ស្មារតី​ធំ​តូច​ឬ​ច្រើន​តិច (ព. សា.) ។ បបក់​ព្រលឹង (ម. ព. បបក់, ទាំង​ជញ្ជាត់​ព្រលឹង <text:s/>និង បញ្ជាប់​ព្រលឹង ផង) ។ បាត់​ព្រលឹង ដូច​គ្នា​នឹង បាត់​វិញ្ញាណ, បាត់​ស្មារតី (ម. ព. បាត់) ។ មាន​ព្រលឹង ធាត់, មាន​សាច់, មាន​សាច់​មាន​ឈាម ។ <text:s/>ពាក្យ​គួរ​សម​សម្រាប់​និយាយ​ចំពោះ​មនុស្ស​ដែល​គួរ​គោរព​ឬ​គួរ​ថ្នម, មនុស្ស​ថ្នាក់​ខ្ពស់​រហូត​ដល់​សេនាបតី, ចុះ​មក​ដល់​ក្មេង​តូច : ព្រះ​បាទ​ម្ចាស់​ឥឡូវ​មាន​ព្រលឹង​ជាង​ពី​ដើម​ ។ល។ ក្មួយ​អញ​ឥឡូវ​មាន​ព្រលឹង​ណាស់ !; (តែ​បើ​និយាយ​ពី​ក្សត្រិយ៍​ធាត់ ត្រូវ​ថា មាន​ព្រះ​អង្គ, ទាំង​បព្វជិត​ដែល​គួរ​គោរព​ក៏​ថា មាន​ព្រះ​អង្គ បាន​ដែរ) ។ លស់​ព្រលឹង ភ័ន្ត​ថយ​ស្មារតី​ព្រោះ​ភ្ញាក់​ភ័យ​តក់​ស្លុត​រន្ធត់​ខ្លាំង ។ ហៅ​ព្រលឹង និយាយ​បូរ​បាច់​ដង្ហោយ​ហៅ​ព្រលឹង​ឲ្យ​ចូល​មក​កាន់​រូប​កាយ​វិញ (ធ្វើ​តាម​តម្រា​ព្រាហ្មណ៍)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លឹង​ព្រលះ </text:p>
            <text:p text:style-name="P7">បបក់​ព្រលឹង </text:p>
            <text:p text:style-name="P7">បាត់​ព្រលឹង</text:p>
            <text:p text:style-name="P7">មាន​ព្រលឹង <text:s/></text:p>
            <text:p text:style-name="P7">លស់​ព្រលឹង <text:s/></text:p>
            <text:p text:style-name="P7">ហៅ​ព្រលឹង</text:p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ន.</text:p>
          </table:table-cell>
          <table:table-cell table:style-name="តារាង1.D2" office:value-type="string">
            <text:p text:style-name="P7">ដែល​មាន​ស្រី​សួស្ដី, ដែល​ជា​ទី​ស្រឡាញ់​ស្មើ​ជីវិត; អ្នក​ថ្លៃ, មាស​ថ្លៃ...។ ពាក្យ​សម្រាប់​ហៅ​មនុស្ស​ជា​ទី​ស្រឡាញ់​ដោយ​សេចក្ដី​ថ្នម​ចិត្ត : កែវ​ព្រលឹង ឬ ព្រលឹង​កែវ, ប្អូន​ព្រលឹង, មាស​ព្រលឹង <text:s/>ឬ ព្រលឹង​មាស, ព្រលឹង​បង, ស្ងួន​ព្រលឹង ។ល។ (ច្រើន​ប្រើ​ក្នុង​កាព្យ) : ស្ដេច​ថា​ហៃ​ព្រលឹង ចុះ​ប្អូន​ខឹង​អ្វី​នឹង​បង បើ​មាន​ក្ដី​មោះ​ហ្មង ម្ដេច​នួន​ល្អង​នាង​មិន​ប្រ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០២</text:p>
          </table:table-cell>
          <table:table-cell table:style-name="តារាង1.A2" office:value-type="string">
            <text:p text:style-name="P12">ព្រលឹ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ឧប្បល​ពួក​មួយ​ដុះ​ក្នុង​ទឹក លូត​តាម​ទឹក, មាន​ដើម​មូល​ត្រសូល, ប្រើ​ធ្វើ​ជា​បន្លែ​ឬ​អន្លក់​បាន; ព្រលឹត​មាន​ច្រើន​ប្រភេទ ខ្លះ​ដើម​ស្រួយ, ខ្លះ​ដើម​ស្វិត, ខ្លះ​ផ្កា-ស, ខ្លះ​ផ្កា​លឿង ។ល។ ឈ្មោះ​ពស់​ឥត​ពិស​មួយ​ប្រភេទ​កើត​នៅ​ក្នុង​ទឹក : ពស់​ព្រលឹត ។</text:p>
          </table:table-cell>
          <table:table-cell table:style-name="តារាង1.D2" office:value-type="string">
            <text:p text:style-name="P8">ព្រលិត</text:p>
          </table:table-cell>
          <table:table-cell table:style-name="តារាង1.I2" office:value-type="string">
            <text:p text:style-name="P7">ពស់​ព្រលឹត</text:p>
          </table:table-cell>
        </table:table-row>
        <table:table-row>
          <table:table-cell table:style-name="តារាង1.A2" office:value-type="string">
            <text:p text:style-name="P10">៨៧០៣</text:p>
          </table:table-cell>
          <table:table-cell table:style-name="តារាង1.A2" office:value-type="string">
            <text:p text:style-name="P12">ព្រលឹ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វេលា​ជា​ខាង​ដើម​ថ្ងៃ គឺ​ពេល​ដែល​ព្រះ​អាទិត្យ​ទើប​រះ​ឃើញ​ព្រឹម​ៗ : ចេញ​ទៅ​ពី​ព្រលឹម​ៗ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០៤</text:p>
          </table:table-cell>
          <table:table-cell table:style-name="តារាង1.A2" office:value-type="string">
            <text:p text:style-name="P12">ព្រលូ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ត្រី​ស្រកា​មួយ​ប្រភេទ រាង​មូល​ជ្រលម​ស្រដៀង​នឹង​ត្រី​ច្រឡឹង​តែ​មាត្រ​ធំ​ជាង; បើ​ដល់​ធំ​អស់​ទំហំ​អ្នក​ស្រុក​ខ្លះ​ហៅ <text:s/><text:span text:style-name="T2">ត្រី​ពឹត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០៥</text:p>
          </table:table-cell>
          <table:table-cell table:style-name="តារាង1.A2" office:value-type="string">
            <text:p text:style-name="P12">ព្រលូ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ប្រឡាក់​ប្រឡូស​កខ្វក់​ខ្មៅ​អ៊ូញ : ប្រឡាក់​ធ្យូង​ព្រលូញ (ម. ព. ព្រញូញ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០៦</text:p>
          </table:table-cell>
          <table:table-cell table:style-name="តារាង1.A2" office:value-type="string">
            <text:p text:style-name="P12">ព្រលូ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ប្រឡាក់​សៅហ្មង​ដោយ​ធូលី​ជាដើម : ខ្លួន​ប្រឡាក់​ដី​ព្រលូស (ប្រលូស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០៧</text:p>
          </table:table-cell>
          <table:table-cell table:style-name="តារាង1.A2" office:value-type="string">
            <text:p text:style-name="P12">ព្រលួតល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្រលួតលាក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០៨</text:p>
          </table:table-cell>
          <table:table-cell table:style-name="តារាង1.A2" office:value-type="string">
            <text:p text:style-name="P12">ព្រលែ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ពណ៌​ដិត​ស្ទើរ, ដែល​សៅ​សម្បុរ​មិន​សូវ​ច្បាស់ : ព័ណ៌​ព្រលែត; ស​ព្រលែត, ក្រហម​ព្រលែត, ខ្មៅ​ព្រលែត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០៩</text:p>
          </table:table-cell>
          <table:table-cell table:style-name="តារាង1.A2" office:value-type="string">
            <text:p text:style-name="P12">ព្រលា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វិ.</text:p>
          </table:table-cell>
          <table:table-cell table:style-name="តារាង1.D2" office:value-type="string">
            <text:p text:style-name="P7">ដែល​មិន​ដាច់​ស្រេច មិន​ប្រាកដ​ជា​ទៅ​ខាង​ណា, មិន​ជាក់​លាក់, មិន​ច្បាស់​លាស់ : ព័ណ៌​ព្រលាំ, រស​ជាតិ​ព្រលាំ, សម្ដី​ព្រលាំ; និយាយ​ព្រលាំ <text:s/>(ម. ព. ប៉ៃឡាំ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០</text:p>
          </table:table-cell>
          <table:table-cell table:style-name="តារាង1.A2" office:value-type="string">
            <text:p text:style-name="P12">ព្រលាំ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ាប់​ច្បាម​លាប​ដោយ​បាត​ដៃ, លាប​ពាស​ពេញ​ក្រាស់​ៗ ស្ដើង​ៗ ស្រមក​មិន​សូវ​ស្មើ : ព្រលាំង​ជ័រ​ទឹក, ត្លុក​ល្ខោន​យក​ធ្យូង​ព្រលាំង​មុខ, លាប​ថ្នាំ​ព្រលាំង, ព្រលាំង​ម្ស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១</text:p>
          </table:table-cell>
          <table:table-cell table:style-name="តារាង1.A2" office:value-type="string">
            <text:p text:style-name="P12">ព្រល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ព្រលឹង ថា : ព្រលឹង​ព្រលះ (ម. ព. ព្រលឹ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លឹង​ព្រលះ </text:p>
          </table:table-cell>
        </table:table-row>
        <table:table-row>
          <table:table-cell table:style-name="តារាង1.A2" office:value-type="string">
            <text:p text:style-name="P10">៨៧១២</text:p>
          </table:table-cell>
          <table:table-cell table:style-name="តារាង1.A2" office:value-type="string">
            <text:p text:style-name="P12">ព្រវ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ម. ព. ព្រវី​ព្រវ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៣</text:p>
          </table:table-cell>
          <table:table-cell table:style-name="តារាង1.A2" office:value-type="string">
            <text:p text:style-name="P12">ព្រវីព្រវ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ពិការ​ដើរ​បាន​តែ​វារ ឬ​ដែល​ពិការ​ទន់​ជើង​ទន់​ដៃ​ល្វីតល្វែត​ដើរ​បាន​តែ​តោង​គេ​ឬ​ដោល​ទប់​នឹង​ដំបង, ឈើ​ច្រត់ : ពិការ​ព្រវី​ព្រវារ, ខ្វិន​ព្រវី​ព្រវារ, មនុស្ស​ព្រវី​ព្រវារ, ដំណើរ​ព្រវី​ព្រវារ ។ ប្រើ​ជា កិ. វិ. ក៏​បាន : ដើរ​ព្រវី​ព្រវារ; និយាយ​ត្រឹមតែ ព្រវារ ប៉ុណ្ណោះ​ក៏​មាន : មនុស្ស​ព្រវារ; អា​ព្រវារ ! (ព. ម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៤</text:p>
          </table:table-cell>
          <table:table-cell table:style-name="តារាង1.A2" office:value-type="string">
            <text:p text:style-name="P12">ព្រវឹ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រពីង (ហៅ​តាម​ទម្លាប់​ដោយ​ស្រុក គឺ​អ្នក​ស្រុក​ខ្លះ​ហៅ ព្រវឹង អ្នក​ស្រុក​ខ្លះ​ហៅ រពីង), បាន​ជា​គេ​ហៅ​រន្ធក​សត្វ​នេះ​ថា ព្រវឹង ពី​ព្រោះ​សត្វ​នេះ​កាល​បើ​គេ​យក​វត្ថុ​សៃ​មម៉ៃ​មាន​ចុង​ស្មៅ​ជើង​ក្រាស់​ជាដើម​រុក​ចូល​រន្ធ​វា ត្បារ​បង្វិល​រឿយ​ៗ គេ​បញ្ចេញ​សំឡេង​បណ្ដើរ​ថា វឹង​វុង​ៗ... វា​តែង​តែ​ឡើង​ពី​ខាង​ក្រោម​មក​ខាំ​វត្ថុ​សៃ​មម៉ៃ​នុះ, គេ​ទាញ​កន្ត្រាក់​ជាប់​ទាំង​ខ្លួន​វា​មក (ម. ព. រពីង <text:s/>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៥</text:p>
          </table:table-cell>
          <table:table-cell table:style-name="តារាង1.A2" office:value-type="string">
            <text:p text:style-name="P12">ព្រវែ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ជល​បក្សី​មួយ​ប្រភេទ មាន​ម្រាម​ជើង​ព្រែក​ជាប់​គ្នា ពួក​ប្រវឹក តែ​មាត្រ​តូច​ជាង, សម្បុរ​ពព្រុស, ហើរ​លឿន​ស្លៅ​ដូច​គេ​ពួ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៦</text:p>
          </table:table-cell>
          <table:table-cell table:style-name="តារាង1.A2" office:value-type="string">
            <text:p text:style-name="P12">ព្រហ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៊ក់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ពាក្យ ប្រហុក ។ ព្រហក់​កន្តរ៉ (ព្រហ៊ក់កន់-ត-រ៉) ឬ ព្រហក់​តរ៉ <text:s/>ឈ្មោះ​ព្រហក់​មួយ​ប្រភេទ, ធ្វើ​តាម​បែប​លាវ, គេ​ហាល​ត្រី​ចង្វា​តូច​ៗ ដូច​យ៉ាង​ត្រី​ចង្វា​មូល, ត្រី​ស្លឹក​ឫស្សី​ជាដើម​ឲ្យ​ស្ងួត​ក្រៀម ហើយ​ដាក់​ញាត់​សង្កត់​ឲ្យ​ណែន​ក្នុង​បំពង់​ឫស្សី​ស្ងួត (ច្រើន​ប្រើ​បំពង់​វែង ២ ថ្នាំង) រួច​យក​ដី​ស្អិត (ដែល​លញ់​ធ្វើ​ជា​ឆ្នុក​ហាល​ថ្ងៃ​ឲ្យ​ស្ងួត​ស្រេច) ញាត់​បិទ​មាត់​បំពង់​នោះ​ឲ្យ​ជិត​ស្លុង​មិន​ឲ្យ​ខ្យល់​ចូល​បាន, ទុក​ប្រើ​ការ​បាន​យូរ, សម្រាប់​ស្ល​ឬ​ចៀន​ខ្លាញ់​ជាដើម, ជា​អាហារ​សម្រាប់​ស្រុក​ដែល​ក្រ​ត្រី (លាវ​ហៅ ប៉ាតៅ ឬ ប៉ាតៅ​ប័ង, តែ​លាវ​ប្រើ​ញាត់​បំពង់​ឫស្សី​ក៏​មាន ដាក់​នឹង​អ្វី​ៗ​ឯ​ទៀត​ក៏​មាន ឯ​ប៉ាតៅ​ប័ង ប្រើ​ចំពោះ​តែ​ដាក់​ញាត់​នឹង​បំពង់​ឫស្សី​ម្យ៉ា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៧</text:p>
          </table:table-cell>
          <table:table-cell table:style-name="តារាង1.A2" office:value-type="string">
            <text:p text:style-name="P12">ព្រហស្បតិ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ហ៊ាស់</text:p>
          </table:table-cell>
          <table:table-cell table:style-name="តារាង1.D2" office:value-type="string">
            <text:p text:style-name="P8">សំ.; សំ. ក្ល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ឫហស្បតិ; វ &gt; ព, ឫ &gt; រឹ = ព្រឹហស្បតិ) ឈ្មោះ​ថ្ងៃ​ទី ៥ ក្នុង​មួយ​សប្ដាហ៍ : ថ្ងៃ​ព្រហស្បតិ៍ ។ ពោល​តាម​លទ្ធិ​ព្រាហ្មណ៍ ថា ជា​នាម​នៃ​ទេវតា​វិសេស​អង្គ​មួយ ជា​ប្រធាន​ឬ​ជា​ម្ចាស់​នៃ​មន្ត​វិជ្ជា​និង​អក្សរ​សាស្រ្ត, ជា​គ្រូ​នៃ​ពួក​ទេវតា, ហៅ​ថា ព្រះ​វ្ឫហស្បតិ (ព្រះ​ព្រហស្បតិ៍); ខាង​តារា​សាស្ត្រ ថា​ជា​ឈ្មោះ​នៃ​ផ្កាយ​មួយ ក្នុង​ពួក​ផ្កាយ​នព្វ​គ្រោះ ហៅ​ថា ផ្កាយ​ព្រហស្បតិ៍; ព្រោះ​ហេតុ​នោះ បាន​ជា​បុព្វ​បុរស​ទាំងឡាយ​របស់​យើង ហៅ​ថ្ងៃ​ព្រហស្បតិ៍​ថា ព្រហស្បតិ៍​រាជ​គ្រូ (តាម​លទ្ធិ​នុ៎ះ​ឯង), តាំង​ជា​ទម្លាប់​ឲ្យ​សិស្ស​ចាប់​ផ្ដើម​រៀន​អក្សរ, លេខ​នព្វន្ត, មន្ត, វិជ្ជា​ទាំងពួង រើស​រក​តែ​ថ្ងៃ​ព្រហស្បតិ៍ <text:s/>ដោយ​ប្រកាន់​ជឿ​ថា​នឹង​បាន​ឆាប់​ចេះ ទាំង​នឹង​មាន​សេចក្ដី​សុខ​សប្បាយ​រៀង​ទៅ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៨</text:p>
          </table:table-cell>
          <table:table-cell table:style-name="តារាង1.A2" office:value-type="string">
            <text:p text:style-name="P12">ព្រហស្បតិ​ចក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ហ៊ាស់-ស្ប៉ៈតិច័ក</text:p>
          </table:table-cell>
          <table:table-cell table:style-name="តារាង1.D2" office:value-type="string">
            <text:p text:style-name="P8">សំ.; សំ. ក្ល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ឫហស្បតិចក្រ; វ. &gt; ព, ឫ &gt;រឹ = ព្រឹ--) មួយ​ជុំ​ហុកសិប​ឆ្នាំ : មួយ​ព្រហស្បតិ​ចក្រ គឺ​ចំនួន ៦០ ឆ្នាំ (ព. ស. ហ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១៩</text:p>
          </table:table-cell>
          <table:table-cell table:style-name="តារាង1.A2" office:value-type="string">
            <text:p text:style-name="P12">ព្រហា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៊ាម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វេលា​ដែល​អរុណ​ទើប​នឹង​រះ​ស្រាង​ៗ, ពេល​បំព្រាង (បច្ចូស​កាល) : ចេញ​ទៅ​ពី​ព្រហាម; និយាយ​ថា <text:s/>ព្រហាម​ស្រាង 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០</text:p>
          </table:table-cell>
          <table:table-cell table:style-name="តារាង1.A2" office:value-type="string">
            <text:p text:style-name="P12">ព្រហារញ្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ៈហារ៉ាញ់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&lt; ព្រហា + អរញ្ញ; វ្ឫហត៑ + អរណ្យ) ព្រៃ​ធំ, ព្រៃ​ស្ដុក (ម. ព. ព្រហា​វ័ន) ។</text:p>
          </table:table-cell>
          <table:table-cell table:style-name="តារាង1.D2" office:value-type="string">
            <text:p text:style-name="P8">ព្រហារណ្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១</text:p>
          </table:table-cell>
          <table:table-cell table:style-name="តារាង1.A2" office:value-type="string">
            <text:p text:style-name="P12">ព្រហាវ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ៈហាវាន់</text:p>
          </table:table-cell>
          <table:table-cell table:style-name="តារាង1.D2" office:value-type="string">
            <text:p text:style-name="P8">បា. 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រហា “ធំ, ស្ដុក, ចម្រើន, មាំមួន...” + វន “ព្រៃ” &gt; ព្រហា​វន; វ្ឫហត៑ + វន &gt; វ្ឫហទ្វន) ព្រៃ​ធំ, ព្រៃ​ស្ដុក, ដង​ព្រៃ​ធំ, (ព. កា.) : ប្រើ​សមាស​បោល​ចូល​ព្រហាវ័ន បាំង​ខ្លួន​បំភាន់​ព្រះ​នេត្រ​ក្សត្រ ចួន​កាល​ឲ្យ​ឃើញ​ចួន​កាល​បាត់ ពួក​ពល​ប្រឹង ស្កាត់​រក​ប្រសាច ។ ហៅ​ថា ព្រហា​រញ្ញ ឬ ព្រហា​រណ្យ 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២</text:p>
          </table:table-cell>
          <table:table-cell table:style-name="តារាង1.A2" office:value-type="string">
            <text:p text:style-name="P12">ព្រហីត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15">--ហ៊‌ី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ជល​បក្សី​មួយ​ប្រភេទ​ច្រើន​តែ​អាស្រ័យ​នៅ​លើ​ត្រឹប, លើ​បឿន (ពួក ទោម, ត្លុំ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15">--ហ៊‌ី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ព្រហែត ថា : ព្រហីត​ព្រហែត គឺ​ព្រហែត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ហីតព្រហែត</text:p>
          </table:table-cell>
        </table:table-row>
        <table:table-row>
          <table:table-cell table:style-name="តារាង1.A2" office:value-type="string">
            <text:p text:style-name="P10">៨៧២៣</text:p>
          </table:table-cell>
          <table:table-cell table:style-name="តារាង1.A2" office:value-type="string">
            <text:p text:style-name="P12">ព្រហូ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៊ូ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មួយ​ប្រភេទ​ស្លឹក​ធំ​ក្រាស់, ស្រដៀង​នឹង​មង្ឃុត​ស្ទើរ​ចាប់​ច្រឡំ, សំបក​ក្រាស់ ផ្លែ​មូល​ៗ​មាន​រស​ជូរ, គេ​ដាំ​យក​សំបក​សម្រាប់​ជ្រលក់​សូត្រ​ជាដើម យក​ព័ណ៌​លឿង​ស្រអាប់ : សំបក​ព្រហូត, សូត្រ​ជ្រលក់​ព្រហូត ។ ឈ្មោះ​ព័ណ៌​មួយ​ប្រភេទ​លឿង​ស្រអាប់ : ព័ណ៌​ព្រហូ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៤</text:p>
          </table:table-cell>
          <table:table-cell table:style-name="តារាង1.A2" office:value-type="string">
            <text:p text:style-name="P12">ព្រហួ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មាន​មុខ​ជូរ​ហួញ : មុខ​ព្រហួញ; អង្គុយ​ធ្វើ​មុខ​ព្រហួ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៥</text:p>
          </table:table-cell>
          <table:table-cell table:style-name="តារាង1.A2" office:value-type="string">
            <text:p text:style-name="P12">ព្រហួ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អង្គុយ​ត្របោម​ក្បាល​ជង្គង់​ឬ​បញ្ឈរ​ក្បាល​ជង្គង់​ឬ​ក៏​បង់​ជំទាញ ចំហ​មាត់​បន្តិច មាន​អាការ​សឺ​ទ្រមើយ​ឥត​រាសី ឬ​ដែល​អង្គុយ​យ៉ាង​នោះ ថែម​ទាំង​ស្ងាប​ហួម​ៗ រឿយ​ៗ​ផង : អង្គុយ​ព្រហួម, ធ្វើ​មុខ​ព្រហួម; បែប​បទ​ព្រហួ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៦</text:p>
          </table:table-cell>
          <table:table-cell table:style-name="តារាង1.A2" office:value-type="string">
            <text:p text:style-name="P12">ព្រហើ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15">--ហ៊‌ើន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ច្រឡោងខាម, ច្រឡើសបើស, កោងកាច, ឈ្លានពាន ឥត​មាន​សេចក្ដី​គោរព : មនុស្ស​ព្រហើន, សម្ដី​ព្រហើន, ឫក​ព្រហើន ។ ប្រើ​ជា ន. ក៏​បាន : កុំ​ព្រហើន​ពេក !; និយាយ​ដោយ​ព្រហើន, សេចក្ដី​ព្រហើ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៧</text:p>
          </table:table-cell>
          <table:table-cell table:style-name="តារាង1.A2" office:value-type="string">
            <text:p text:style-name="P12">ព្រហែ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ហ៊ែត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រស​ជាតិ​ឬ​ក្លិន​ស្ទើរ​មិន​ប្រាកដ, មិន​ស៊ប់​ទៅ​ខាង​ណា គឺ​មិន​ប្រាកដ​ជា​ប្រៃ​ឬ​ភ្លាវ, ជូរ​ឬ​ចត់, ក្រពុល​ឬ​ហាង​ជាដើម : រស​ព្រហែត; ក្លិន​ព្រហែត, ធុំ​ព្រហែត ។ មាត់​ព្រហែត ឬ ព្រហែត​មាត់ មាត់​ដែល​ព្រហាត​មិន​ចាប់​រស​ជាតិ គឺ​ដឹង​រស​មិន​ប្រាកដ​ ព្រោះ​ជិវ្ហា​បសាទ​ប្រែប្រួល​ខុស​ប្រក្រតី ដោយ​ហេតុ​ទាស់​មាន​ទើប​នឹង​ស្វាង​គ្រុន​ជាដើម ។ ព្រហែត​ៗ (ព្រហ៊ែត-ព្រហែត) ដែល​មាន​អាការ​ស្ពែត​ៗ (ប្រើ​ចំពោះ​តែ​មុខ​និង​មាត់) : ធ្វើ​មុខ​ព្រហែត​ៗ, ធ្វើ​មាត់​ព្រហែត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២៨</text:p>
          </table:table-cell>
          <table:table-cell table:style-name="តារាង1.A2" office:value-type="string">
            <text:p text:style-name="P12">ព្រហ្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ំ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<text:span text:style-name="T5">(ព្រហ្មន៑) សេចក្ដី​ចម្រើន; សេចក្ដី​រីក​ចិត្ត; សេចក្ដី​ប្រសើរ; ចំណែក​ចិត្ត; វេទ; សីល... ។ ទេវតា​ដែល​កើត​នៅ​ព្រហ្ម​លោក ដោយ​អំណាច​ផល​នៃ​ឈាន​ចិត្ត : ព្រះ​ព្រហ្ម, ទៅ​កើត​ជា​ព្រហ្ម, ឋាន​ព្រហ្ម ។ មាតា​បិតា​ក៏​ហៅ ព្រហ្ម (របស់​កូន) ព្រោះ​មាន​ព្រហ្ម​វិហារ​ផ្សាយ​ទៅ​រក​បុត្រ ។ ព្រះ​សម្មាសម្ពុទ្ធ​និង​ព្រះ​អរហន្ត​ក៏​ហៅ​ថា ព្រហ្ម ព្រះ​មាន​ព្រហ្ម​ចរិយ​ធម៌​ដ៏​ប្រសើរ​បំផុត ។ ព្រាហ្មណ៍​ក៏​ហៅ​ថា ព្រហ្ម ដែរ ព្រោះ​ពួក​ព្រាហ្មណ៍​ប្រកាស​ជំនឿ​ថា ពូជ​ដើម​របស់​ខ្លួន​កើត​អំពី​ព្រះ​ឱស្ឋ​ព្រហ្ម ។ល។ គុ. ប្រសើរ, ខ្ពង់ខ្ពស់, ទូលាយ...។ ពាក្យ​នេះ​ច្រើន​ប្រើ​រួម​ចូល​នាំ​មុខ​នាម​សព្ទ​ដទៃ តាម​គួរ​ដល់​ការ​ប្រកប, ដូច​យ៉ាង : ព្រហ្ម​កាយ, ព្រហ្ម​គីតិ, ព្រហ្ម​ចក្រ, ព្រហ្ម​ចរិយ, ព្រហ្ម​ចារី ជាដើម <text:s/>(ម.ព. ទាំង​នោះ) ។ ព្រហ្ម​កាយ <text:s/>(ព្រះហ្មៈ-- ឬ ត. ទ. ស្រ. ព្រំមៈ--) ន. (បា.) ពួក​ព្រហ្ម, ពួក​ព្រហ្ម​នីមួយ​ៗ ។ ព្រហ្ម​កាយិក​ទេវតា ឬ ព្រហ្ម​កាយិកា ទេវតា​ពួក​ព្រហ្ម ឬ​ពួក​ទេវតា​ដែល​កើត​ក្នុង​ព្រហ្ម​លោក ។ ព្រហ្ម​គីតិ (ព្រំមៈគីតិ, ឬ​--គីត) ន. (បា. ព្រហ្ម “ព្រហ្ម” + គីតិ “ចម្រៀង”) ឈ្មោះ​កាព្យ​មួយ​យ៉ាង មាន​ជើង ៤ គឺ​ក្នុង​មួយ​របះ​មាន ៤ ឃ្លា, ត្រង់​ឃ្លា​ទី ១ និង​ទី ៣ មាន ៥ ពាក្យ, ឃ្លា​ទី ២ និង​ទី ៤ មាន ៦ ពាក្យ : បទ​ព្រហ្ម​គីតិ, ដូច​ជា : អ្នក​មាន​រក្សា​ខ្សត់ ដូច​សំពត់​ព័ទ្ធ​ពី​ក្រៅ អ្នក​ប្រាជ្ញ​រក្សា​ខ្លៅ ដូច​សំពៅ​និង​សំប៉ាន ។ ព្រហ្ម​គោល <text:s/>(ព្រះហ្មៈ--ឬ​ព្រំមៈ--) ន. (សំ.) ចក្រ​វាល, មណ្ឌល​ចក្រ​វាល (ម. ព. គោល ផង) ។ ព្រហ្ម​ចក្រ (ព្រះហ្មៈច័ក, ឬ ព្រំមៈ--) ន. (សំ. បា.--ចក្ក) ចក្រ​វាល; ពុទ្ធ​សាសនា ។ ព្រហ្ម​ចរិយ, --យៈ ឬ ព្រហ្ម​ចារ្យ <text:s/>(ព្រះម្មៈចៈរ៉ិយ៉ៈ ឬ--ចា, ឬ​ក៏ ត. ទ. ស្រ. ព្រំមៈ--) ន. (បា. ព្រហ្ម​ចរិយ; សំ. ព្រហ្ម​ចយ៌) បែប​បទ​ឬ​សណ្ដាប់​ធ្នាប់​របស់​ព្រហ្ម​ចារី​ឬ​ព្រហ្ម​ចារិនី; ការ​ប្រព្រឹត្ត​ធម៌​ដ៏​ប្រសើរ ។ តាម​ន័យ​ខាង​ពុទ្ធ​សាសនា​ថា ការ​ឲ្យ​ទាន, ការ​ខ្វល់ខ្វាយ ឬ​ខ្នះខ្នែង​ចំពោះ​អំពើ​ជា​កុសល, ការ​រក្សា​សីល ៥, ការ​ចម្រើន​ព្រហ្ម​វិហារ ៤ ការ​សម្ដែង​ធម៌​ឬ​ណែនាំ​ពន្យល់​ឲ្យ​អ្នក​ដទៃ​កាន់​អំពើ​សុចរិត, ការ​វៀរ​ចាក​មេថុន​ធម្ម, សេចក្ដី​សន្ដោស​ចំពោះ​ភរិយា​របស់​ខ្លួន, សេចក្ដី​ព្យាយាម​ដ៏​ខ្ជាប់ខ្ជួន​ក្នុង​ការ​កុសល, ការ​រក្សា​ឧបោសថ​សីល​តាម​កាល​កំណត់, អរិយ​មគ្គ, ព្រះ​ពុទ្ធ​សាសនា​ទាំង​មូល, អធ្យាស្រ័យ (ទាំង ១២ យ៉ាង​នេះ) ហៅ​ថា ព្រហ្ម​ចរិយ ឬ ព្រហ្ម​ចារ្យ (ហៅ​ថា ព្រហ្ម​ចរិយ​ធម៌ ក៏​បាន) ។ ព្រហ្ម​ចរិយ​ធម៌ <text:s/>(ព្រះហ្មៈចៈរ៉ិយ៉ៈធ័រ, ឬ​ព្រំមៈ--) មើល​ពាក្យ ព្រហ្ម​ចរិយ ។ ព្រហ្ម​ចារិនី (ព្រះហ្មៈ-- ឬ​ព្រំមៈ--) ន. (បា.; សំ. ព្រហ្មចារិន៑) អ្នក​ប្រព្រឹត្ត​ព្រហ្ម​ចារ្យ ។ ពាក្យ​នេះ, តាម​លទ្ធិ​ព្រាហ្មណ៍ សំដៅ​យក​អ្នក​ដែល​កំពុង​ហាត់​រៀន​វេទ ឬ​អ្នក​ដែល​កំពុង​សិក្សា​លទ្ធិ​ព្រាហ្មណ៍ សំដៅ​យក​អ្នក​ដែល​កំពុង​ហាត់​រៀន​វេទ <text:s/>ឬ​សំដៅ​ចំពោះ​តែ​អ្នក​ដែល​វៀរ​មេថុន​ធម្ម​ដោយ​ដាច់​ខាត យ៉ាង​ដូច​បព្វជិត​មាន​ភិក្ខុ, សាមណេរ​ជាដើម; តាម​លទ្ធិ​បុរាណ សំដៅ​យក​កុមារ​ឬ​កុមារី​ដែល​នៅ​លីវ​សុទ្ធសាធ; ខាង​លទ្ធិ​ខ្មែរ​ដែល​ប្រើ​តាម​ទម្លាប់ ច្រើន​តែ​សំដៅ​យក​កុមារី​ជំទង់​ហៅ​ថា <text:s/>ស្ត្រី​ព្រហ្ម​ចារី; តែ​បើ​តាម​បែប​ត្រឹមត្រូវ​ ព្រហ្ម​ចារី <text:s/>សម្រាប់​ហៅ​បុរស, ឯ​ស្ត្រី​ត្រូវ​ហៅ ព្រហ្ម​ចារិនី (ម. ព. ព្រហ្ម​ចរិយ ផង) ។ ព្រហ្ម​ចារ្យ (ម. ព. ប្រហ្ម​ចរិយ) ។ ព្រហ្ម​ជាត ឬ--ជាតិ (ព្រំមៈជាត) ន. ឈ្មោះ​ក្បួន​ហោរ​មួយ​ប្រភេទ​សម្រាប់​មើល​ជតា​រាសី​មនុស្ស : ក្បួន​ព្រហ្ម​ជាតិ ។ ព្រហ្មញ្ញ ឬ ព្រហ្មណ្យ (ព្រះ​ហ្ម័ញ, ព្រះ​ហ្ម័ន ឬ​ព្រំម័ញ, ព្រំម៉័ន) គុ. (បា. ឬ សំ.) ដែល​ជាប់​ទាក់ទង​ដោយ​ព្រហ្ម ឬ​ដែល​ជា​របស់​ពួក​ព្រាហ្មណ៍ : លទ្ធិ​ព្រហ្មញ្ញ, សណ្ដាប់​ព្រហ្មញ្ញ, គម្ពីរ​ព្រហ្មណ្យ <text:s/>(ប្រើ​ជា ព្រហ្មាណ្យ <text:s/>ក៏​បាន) ។ ព្រហ្មញ្ញ​សាសនា (ព្រះហ្ម័ញ-ញៈសាសៈន៉ា, ឬ​ត. ទ. ស្រ. ព្រំម៉័ញ-ញៈសាស្នា) ន. (បា. ព្រហ្មញ្ញ + សាសន) សាសនា​ដែល​មាន​ការ​ជាប់​ទាក់ទង​ដោយ​សេចក្ដី​ប្រកាន់​ជឿ​ថា មហា​ព្រហ្ម​ជា​អ្នក​បង្កើត​ពពួក​សត្វ... (សាសនា​របស់​ពួក​ព្រាហ្មណ៍); សរសេរ​ជា ព្រហ្មញ្ញ​សាស្នា ក៏​មាន ។ ព្រហ្មណ្យ (ម. ព. ព្រហ្មញ្ញ) ។ ព្រហ្ម​ទណ្ឌ (ព្រះហ្មៈទ័ន, ឬ ត. ទ. ស្រ. ព្រំមៈ--) ន. (បា.) ដំបង​ព្រហ្ម, អាជ្ញា​ព្រហ្ម; អាជ្ញា​ជាន់​ខ្ពស់ ។ ឈ្មោះ​ទណ្ឌ​កម្ម​មួយ​យ៉ាង សម្រាប់​ជំនុំ​សង្ឃ​ក្នុង​ពុទ្ធ​សាសនា ដាក់​ទោស​ដល់​បព្វជិត​ដែល​របឹង​រឹងរូស​មិន​កោត​ខ្លាច​វិន័យ, មាន​លក្ខណៈ​ត្រូវ​ជំនុំ​សង្ឃ​ហាម​មិន​ឲ្យ​បព្វជិត​ណា​មួយ​និយាយ​ស្ដី​រក​បព្វជិត​នោះ​ជា​ដាច់​ខាត, ត្រាតែ​បព្វជិត​នោះ​ដឹង​ខ្លួន​ហើយ​ទន់​ចិត្ត​អស់​ពុត​ព្យសន៍ ចូល​មក​សូម​លន់តួ​ទើប​ជំនុំ​សង្ឃ​ត្រូវ​លើក​ទណ្ឌ​កម្ម​នោះ​ចេញ... (ព. វិ. ពុ.) ។ ឈ្មោះ​ច្បាប់​ដែល​រាជការ​បញ្ញត្ត សម្រាប់​ពិភាក្សា កាត់​ទោស, ពិន័យ​មនុស្ស​ដែល​ប្រព្រឹត្ត​ល្មើស​នឹង​បញ្ញត្តិ​សម្រាប់​ប្រទេស; ក្រម​ច្បាប់​នោះ​សម្រាប់​កម្ពុជ​រដ្ឋ​ហៅ​ថា ក្រម​ព្រហ្ម​ទណ្ឌ​ខេមរៈ <text:s/>ឬ​ហៅ​ថា ច្បាប់​ព្រហ្ម​ទណ្ឌ ក៏​បាន (ម. ព. ព្រហ្ម និង ទណ្ឌ, ទណ្ឌ​កម្ម ផង) ។ ព្រហ្ម​ទេយ្យ (ព្រះហ្មៈទៃ, ឬ​ព្រំមៈ--) ន. (បា.) ទាន​ឬ​រង្វាន់​ដ៏​ប្រសើរ; <text:s/>របស់​ប្រទាន; រង្វាន់​ដែល​ព្រះ​មហា​ក្សត្រ​ទ្រង់​ព្រះ​រាជ​ទាន​ដល់​អ្នក​ណា​មួយ ដោយ​អ្នក​នោះ​បាន​ធ្វើ​កិច្ចការ​អ្វី​មួយ​ឲ្យ​ពេញ​ព្រះ​ទ័យ; ក្នុង​រាជ​ពី​ព្រេង​នាយ ច្រើន​តែ​ប្រោស​ប្រទាន គោ, ក្របី, ដំរី, សេះ...; ស្រែ, </text:span>ស្រុក, ខែត្រ ឲ្យ​ដាច់​មុខ​អាករ​ទៅ​លើ​អ្នក​នោះ, មិន​តោង​ទាម​ជា​ប្រយោជន៍​ឃ្លាំង​ហ្លួង​ដោយ​ពេញ​ទី​ឡើយ ។ ព្រហ្ម​ធម៌ (ព្រះហ្មៈ ធ័រ, ឬ ព្រំមៈ--) ន. (សំ.; បា. ព្រហ្ម​ធម្ម) ធម៌​ដ៏​ប្រសើរ; ព្រហ្ម​វិហារ; ព្រះ​ពុទ្ធ​សាសនា ។ ព្រហ្ម័ន <text:s/>ឬ ព្រហ្មាន <text:s/>ន. ព្រហ្ម (ម. ព. ព្រហ្ម) ។ ព្រហ្ម​លោក (ព្រះហ្មៈ--, ឬ ព្រំមៈ--) ន. (សំ. បា. លោក​ជា​ទី​នៅ​នៃ​ពួក​ព្រហ្ម, ឋាន​ព្រហ្ម។ ព្រហ្ម​វិមាន (ព្រះហ្មៈ--, ឬ​ព្រំមៈ--, ឬ​ព្រំមៈ--) ន. (សំ. បា.) វិមាន​នៃ​ព្រហ្ម ។ ព្រហ្ម​វិហារ <text:s/>(ព្រះ​ហ្មៈ​វិហា, ឬ​ព្រំមៈ--) ន. (បា.) ធម៌​ជា​ទី​នៅ​នៃ​ព្រហ្ម, ធម៌​ជា​លំនៅ​នៃ​ចិត្ត​ដ៏​ប្រសើរ; មាន​៤​យ៉ាង​គឺ ១- មេត្តា <text:s/>ផ្សាយ​សេច​ក្ដី​រាប់អាន​ទៅ​រក​សព្វ​សត្វ; ២- ករុណា <text:s/>ផ្សាយ​សេចក្ដី​អាណិត​ទៅ​រក​សព្វ​សត្វ; ៣- មុទិតា ផ្សាយ​អំណរ​ទៅ​រក​សព្វ​សត្វ​ដែល​បាន​សេចក្ដី​សុខ​ចម្រើន គឺ​មាន​អំណរ​នឹង​គេ​បាន​សុខ​ចម្រើន; <text:s/>៤- ឧបេក្ខា <text:s/>ផ្សាយ​សេចក្ដី​ស្មោះ​ស្មើ​ទៅ​រក​សព្វ​សត្វ ។ ព្រហ្ម​សូត្រ <text:s/>(ព្រះ​ហ្មៈ​សូត, ឬ​ព្រំមៈ--) ន. (សំ.) អំបោះ​ដ៏​ប្រសើរ គឺ​អំបោះ​មង្គល​ក្នុង​យញ្ញ​ពិធី ឬ​អំបោះ​ដែល​ប្រសិទ្ធី​ជា​មង្គល​សម្រាប់​ពាក់​សីសៈ​ឬ​សៀត​ត្រចៀក​ស្ពាយ​ឆៀង​ជាដើម (តាម​លទ្ធិ​ព្រាហ្មណ៍) ។ ព្រហ្មា (ព្រះហ្មា, ឬ ព្រំមា) ន. (បា. &lt; ព្រហ្ម) ព្រហ្ម (ព. កា.) ។ ព្រហ្មាណ្យ (ព្រះ​ហ្មាន ឬ ព្រំ--) មើល​ពាក្យ ព្រហ្មញ្ញ និង ព្រហ្មាណ្យ ។ ព្រហ្មាធិបតី (ព្រះ​ហ្មាធិប៉ៈដី, ឬ ព្រំមា--) ន. (បា. --បតិ) ព្រហ្ម​ជា​អធិបតី គឺ​ព្រហ្ម​ដែល​ជា​ចម្បង​ជាង​អស់​ពួក​ព្រហ្ម (ហៅ​ថា ព្រហ្មិន្ទ, ព្រហ្មេន្ទ្រ, ព្រហ្មេស្វរ៑ ក៏​បាន) ។ ព្រហ្មាស្ត្រ (ព្រំមាស) ន. (សំ. ក្ល.; សំ. &lt; ព្រហ្មន៑ + ឝស្ត្រ “សស្ត្រា​នៃ​ព្រហ្ម ឬ​សស្ត្រា​ដ៏​ប្រសើរ”) ឈ្មោះ​សរ​ដ៏​វិសេស​មួយ​ប្រភេទ : សរ​ព្រហ្មាស្ត្រ (មាន​និយាយ​ក្នុង​រឿង​រាមាយណៈ) ។ ព្រហ្មិន្ទ ឬ ព្រហេ្មន្ទ្រ (ព្រះ​ហ្មិន, --ហ្មេន; ឬ ព្រំមិន, --មេន) មើល​ពាក្យ ព្រហ្មាធិបតី <text:s/>(ព. កា.) ។ ព្រហ្មេស្វរ៑ (ព្រះ​ហ្មេស, ឬ ព្រំមេស) មើល​ពាក្យ <text:s/>ព្រហ្មាធិបតី (ព. ក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ហ្ម​កាយ ព្រហ្ម​គីតិ</text:p>
            <text:p text:style-name="P7">ព្រហ្ម​ចក្រ ព្រហ្ម​ចរិយ ព្រហ្ម​ចារី</text:p>
            <text:p text:style-name="P7">ព្រហ្ម​កាយ</text:p>
            <text:p text:style-name="P7">ព្រហ្ម​កាយិក​ទេវតា </text:p>
            <text:p text:style-name="P7">ព្រហ្ម​គោល</text:p>
            <text:p text:style-name="P7">ព្រហ្មចរិយធម៌​</text:p>
            <text:p text:style-name="P7">ព្រហ្មចារិនី​</text:p>
            <text:p text:style-name="P7">ព្រហ្មចារ្យ</text:p>
            <text:p text:style-name="P7">ព្រហ្មជាតិ​</text:p>
            <text:p text:style-name="P7">ព្រហ្មញ្ញ</text:p>
            <text:p text:style-name="P7">ព្រហ្មញ្ញសាសនា​</text:p>
            <text:p text:style-name="P7">ព្រហ្មណ្យ​</text:p>
            <text:p text:style-name="P7">ព្រហ្មទណ្ឌ</text:p>
            <text:p text:style-name="P7">ព្រហ្មធម៌​</text:p>
            <text:p text:style-name="P7">ព្រហ្ម័ន</text:p>
            <text:p text:style-name="P7">ព្រហ្មលោក​</text:p>
            <text:p text:style-name="P7">ព្រហ្មវិមាន​</text:p>
            <text:p text:style-name="P7">ព្រហ្មវិហារ​</text:p>
            <text:p text:style-name="P7">ព្រហ្មសូត្រ</text:p>
            <text:p text:style-name="P7">ព្រហ្មា</text:p>
            <text:p text:style-name="P7">ព្រហ្មាណ្យ​</text:p>
            <text:p text:style-name="P7">ព្រហ្មាធិបតី​</text:p>
            <text:p text:style-name="P7">ព្រហ្មាស្រ្ត</text:p>
            <text:p text:style-name="P7">ព្រហ្មិន្ទ</text:p>
            <text:p text:style-name="P7">ព្រហ្មេស្វរ៑</text:p>
            <text:p text:style-name="P7"/>
            <text:p text:style-name="P7"/>
          </table:table-cell>
        </table:table-row>
        <table:table-row>
          <table:table-cell table:style-name="តារាង1.A2" office:value-type="string">
            <text:p text:style-name="P10">៨៧២៩</text:p>
          </table:table-cell>
          <table:table-cell table:style-name="តារាង1.A2" office:value-type="string">
            <text:p text:style-name="P12">ព្រហ្ម --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ើល​ក្នុង​ពាក្យ ព្រហ្ម) ។</text:p>
          </table:table-cell>
          <table:table-cell table:style-name="តារាង1.D2" office:value-type="string">
            <text:p text:style-name="P8">ព្រហ្មា--</text:p>
            <text:p text:style-name="P8"><text:s/>ព្រហ្មិ--</text:p>
            <text:p text:style-name="P8"><text:s/>ព្រហ្មេ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៣០</text:p>
          </table:table-cell>
          <table:table-cell table:style-name="តារាង1.A2" office:value-type="string">
            <text:p text:style-name="P12">ព្រអូ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អ៊ូញ</text:p>
          </table:table-cell>
          <table:table-cell table:style-name="តារាង1.D2" office:value-type="string">
            <text:p text:style-name="P8">ម. ព.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<text:s/>ម. ព. ព្រញូញ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៣១</text:p>
          </table:table-cell>
          <table:table-cell table:style-name="តារាង1.A2" office:value-type="string">
            <text:p text:style-name="P12">ព្រ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កាំបិត​ធំ​មួយ​ប្រភេទ មាន​រាង​ខាង​ចុង​ជម​ខុប​ពី​លើ​ចុះ​មក​ក្រោម : កាំបិត​ព្រ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៣២</text:p>
          </table:table-cell>
          <table:table-cell table:style-name="តារាង1.A2" office:value-type="string">
            <text:p text:style-name="P12">ព្រា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<text:span text:style-name="T5">(វរាក <text:s/>ប្រើ​ជា គុ. “ទាប, ទន់​ទាប, ថោក​ថយ ឬ​ថយ​ថោក, ដែល​ឥត​ទី​ពឹង​ពាក់, គួរ​ឲ្យ​អាសូរ​ក្រៃ​ពេក”; ន. “សង្គ្រាម; ព្រះ​ឥសូរ”) ពាក្យ​សម្រាប់​និយាយ​ផ្សំ​នឹង​ពាក្យ ព្រាត់ ថា : ព្រាត់​ព្រាក គឺ​</text:span>ព្រាត់​បែក​ខ្ញែក​ចាក​គ្នា គួរ​ឲ្យ​អាសូរ​ក្រៃ​ព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ាត់​ព្រាក </text:p>
          </table:table-cell>
        </table:table-row>
        <table:table-row>
          <table:table-cell table:style-name="តារាង1.A2" office:value-type="string">
            <text:p text:style-name="P10">៨៧៣៣</text:p>
          </table:table-cell>
          <table:table-cell table:style-name="តារាង1.A2" office:value-type="string">
            <text:p text:style-name="P12">ព្រាក​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ចាំង​ពន្លឺ, រស្មី ផ្លេក​ៗ​ខ្ជាក​ៗ : ពន្លឺ​ព្រាក​ៗ, បាញ់​រស្មី​ព្រាក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៣៤</text:p>
          </table:table-cell>
          <table:table-cell table:style-name="តារាង1.A2" office:value-type="string">
            <text:p text:style-name="P12">ព្រា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មួយ​ទ្រួស​ល្បង​មើល​សិន; និយាយ, ស្នើ​មួយ​លើក​មុន​ល្បង​មើល​សិន : ព្រាង​ការ, ព្រាង​សំបុត្រ, ព្រាង​សេចក្ដី, ព្រាង​ដំណើរ, និយាយ​ព្រាង ។ គុ. ដែល​គ្រាន់​តែ​ធ្វើ​ឬ​និយាយ​មួយ​លើក​មុន​ល្បង​មើល​សិន : សេចក្ដី​ព្រាង, សំបុត្រ​ព្រាង, ពាក្យ​ព្រាង ។ ភ្លឺ​ព្រាង​ៗ <text:s/>ដែល​ភ្លឺ​បន្តិច​ៗ​ព្រឹម​ៗ ។ យល់​ព្រាង​ៗ យល់​បន្តិច​ៗ​មិន​ទាន់​ស៊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៣៥</text:p>
          </table:table-cell>
          <table:table-cell table:style-name="តារាង1.A2" office:value-type="string">
            <text:p text:style-name="P12">ព្រា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សាច​រាច​ទៅ, ចាប់​បាច​រាច​ទៅ : ព្រាច​គ្រាប់​ពោត, ព្រាច​អង្កា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៣៦</text:p>
          </table:table-cell>
          <table:table-cell table:style-name="តារាង1.A2" office:value-type="string">
            <text:p text:style-name="P12">ព្រ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<text:span text:style-name="T5">សំ.; សំ. </text:span>ក្ល.</text:p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(វ្រាត <text:s/>ប្រើ​ជា ន. “គណៈ, ពួក, បន,...”; វ &gt; ព= ព្រាត) ដែល​ដេរដាស​ដាច់​ៗ​ពី​គ្នា, ដែល​រដឹក​ហូរហែ : ចង្កៀង​ភ្លឺ​ព្រាត, ស​ព្រាត; សត្វ​ហើរ​ព្រាត, មនុស្ស​ចេញ​ដើរ​ព្រាត, មើល​ទៅ​ឃើញ​ព្រាត ។ ព្រាត​ព្រោង ឬ ព្រោង​ពា្រត <text:s/>ដែល​ភ្លឺ​ព្រោង​រដឹក​ដាច់​ៗ​ពី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ាត​ព្រោង <text:s/>ព្រោង​ពា្រត</text:p>
          </table:table-cell>
        </table:table-row>
        <table:table-row>
          <table:table-cell table:style-name="តារាង1.A2" office:value-type="string">
            <text:p text:style-name="P10">៨៧៣៧</text:p>
          </table:table-cell>
          <table:table-cell table:style-name="តារាង1.A2" office:value-type="string">
            <text:p text:style-name="P12">ព្រាត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ែក​ឃ្លាត​ចាក​បុគ្គល​ជា​ទី​ស្រឡាញ់, ឃ្លាត​បាត់​លែង​បាន​ចួប​គ្នា​ទៀត : ព្រាត់​កូន, ព្រាត់​មិត្រ ។ ព្រាត់​ប្រាស <text:s/>ឬ ប្រាស​ព្រាត់ <text:s/>(ម. ព. ប្រាស) ។ ព្រាត់​ព្រាក <text:s/>(ម. ព. ព្រា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ាត់​ប្រាស ប្រាស​ព្រាត់ <text:s/></text:p>
            <text:p text:style-name="P7">ព្រាត់​ព្រាក</text:p>
          </table:table-cell>
        </table:table-row>
        <table:table-row>
          <table:table-cell table:style-name="តារាង1.A2" office:value-type="string">
            <text:p text:style-name="P10">៨៧៣៨</text:p>
          </table:table-cell>
          <table:table-cell table:style-name="តារាង1.A2" office:value-type="string">
            <text:p text:style-name="P12">ព្រា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្រមាញ់, នេសាទ : ព្រាន​ម្រឹគ, ព្រាន​បក្សី ឬ ព្រាន​សត្វ​ស្លាប ។ ពា្រន​ព្រៃ ពនេចរ ។ ព្រាន​សន្ទូច ឬ នេសាទ​សន្ទូច អ្នក​ចង​សន្ទូច​ឬ​អ្នក​ស្ទូច​ត្រី ។ ព្រាន​សំណាញ់ ឬ នេសាទ​សំណាញ់ អ្នក​បង់​សំណាញ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ា្រន​ព្រៃ</text:p>
            <text:p text:style-name="P7">ព្រាន​សន្ទូច </text:p>
            <text:p text:style-name="P7">ព្រាន​សំណាញ់</text:p>
          </table:table-cell>
        </table:table-row>
        <table:table-row>
          <table:table-cell table:style-name="តារាង1.A2" office:value-type="string">
            <text:p text:style-name="P10">៨៧៣៩</text:p>
          </table:table-cell>
          <table:table-cell table:style-name="តារាង1.A2" office:value-type="string">
            <text:p text:style-name="P12">ព្រាប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ក្សី​មួយ​ប្រភេទ រូប​រាង​ស្រដៀង​នឹង​លលក តែ​សម្បុរ​ផ្សេង​គ្នា, មាន​ច្រើន​បែប, ច្រើន​នៅ​អាស្រ័យ​នឹង​ដំបូល​ផ្ទះ ឬ​ដំបូល​កុដិ, សាលា, វិហារ, ជាដើម; ព្រាប​យំ ហៅ​ថា ព្រាប​ថ្ងូរ <text:s/>ព្រោះ​វា​យំ​ឮ​សូរ​ក្រអួន​រន​រន្ថាន់​ដូច​គេ​ថ្ងូ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០</text:p>
          </table:table-cell>
          <table:table-cell table:style-name="តារាង1.A2" office:value-type="string">
            <text:p text:style-name="P12">ព្រា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្វា​មួយ​ប្រភេទ សម្បុរ​ខ្មៅ​ពភ្លក់​រោម​ត្រង់​មុខ​សម្បុរ-ស​ប្រផេះ​ស្រមូវ : ស្វា​ព្រាម (សរសេរ​ជា ស្វា​ព្រាហ្មណ៍ ក៏​ម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<text:s/>ស្វា​ព្រាម</text:p>
          </table:table-cell>
        </table:table-row>
        <table:table-row>
          <table:table-cell table:style-name="តារាង1.A2" office:value-type="string">
            <text:p text:style-name="P10">៨៧៤១</text:p>
          </table:table-cell>
          <table:table-cell table:style-name="តារាង1.A2" office:value-type="string">
            <text:p text:style-name="P12">ព្រាយ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ខ្ចាយ​កម្ទេច​រងើក​ភ្លើង​ឬ​ផ្កា​ភ្លើង​ចេញ​ព្រាត, បែក​ខ្ចាយ​ពន្លឺ​ចេញ​ព្រាត : ផ្កា​ភ្លើង​ព្រាយ​ចេញ : ដាប់​ថ្ម​ព្រាយ​ចេញ​ភ្លើង ។ ភ្លឺ​ព្រោង​ព្រាយ <text:s/><text:span text:style-name="T2">ភ្លឺ​ពណ្ណរាយ គឺ​ភ្លឺ​ចេញ​រស្មី​រាយ​ព្រាត​ៗ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ភូត, បិសាច​ពួក​មួយ​ដែល​គេ​ច្រើន​ជឿ​ថា​តែង​ចូល​ជ្រែក​យាយី​មនស្ស​ឲ្យ​ឈឺ​ចាប់ ។ ព្រាយ​ហោះ <text:s/>ពន្លឺ​ដែល​ភ្លឺ​ព្រោង​ព្រាយ​រតាយ​ៗ ឬ​ភ្លឺ​ធ្លោ​ឯ​អាកាស​ក្នុង​វេលា​យប់​ម្ដង​ៗ ។ ស្លាប់​ព្រាយ ស្លាប់​ដោយ​សម្រាល​កូន​ពុំ​រួច​ឬ​ស្លាប់​ទាំង​កូន​នៅ​ក្នុង​ផ្ទ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២</text:p>
          </table:table-cell>
          <table:table-cell table:style-name="តារាង1.A2" office:value-type="string">
            <text:p text:style-name="P12">ព្រា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តូច​មួយ​ប្រភេទ សំបក​មាន​សរសៃ​ប្រើ​ការ​វេញ​ខ្សែ​បាន, ស្លឹក​ប្រើ​ការ​ជ្រលក់​ផ្អាប់​នឹង​ជ័រ​ទឹក​ឬ​ជ័រ​ក្រាក់​ធ្វើ​ចន្លុះ : ខ្សែ​ព្រាល, ចន្លុះ​ព្រ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៣</text:p>
          </table:table-cell>
          <table:table-cell table:style-name="តារាង1.A2" office:value-type="string">
            <text:p text:style-name="P12">ព្រាល​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មាន​ព័ណ៌​ដិត​រលាប​ៗ; ដែល​មិន​ច្បាស់, មិន​ជាក់, គ្រាន់​តែ​ព្រាង​ៗ : ក្រហម​ព្រាល​ៗ, ជ្រលក់​ដិត​ព្រាល​ៗ; យល់​ព្រាល​ៗ, ដឹង​ព្រាល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៤</text:p>
          </table:table-cell>
          <table:table-cell table:style-name="តារាង1.A2" office:value-type="string">
            <text:p text:style-name="P12">ព្រា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ោយ​ស្មាន, ទាំង​ប្រថុយ​ឬ​បំពាន​ដោយ​ដឹង​ពុំ​ប្រាកដ : និយាយ​ព្រាវ, ថា​ព្រាវ​ៗ, ធ្វើ​ការ​ព្រាវ, រក​ព្រាវ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៥</text:p>
          </table:table-cell>
          <table:table-cell table:style-name="តារាង1.A2" office:value-type="string">
            <text:p text:style-name="P12">ព្រាហ្មណ៍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>ព្រាម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ពាក្យ ព្រា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រាហ្មណ) មនុស្ស​ដែល​កំណត់​តាម​លទ្ធិ​បុរាណ​ពី​ព្រេង​នាយ​ ថា​មាន​ពូជ​ដើម​កើត​អំពី​ព្រះ​ឱស្ឋ​ព្រហ្ម (ម. ព. ពាហុជៈ និង វណ្ណៈ ទៀត​ផង) : ពួក​ព្រាហ្មណ៍, ជាតិ​ព្រាហ្មណ៍, ពូជ​ព្រាហ្មណ៍; បើ​ស្រ្តី​ជា ព្រាហ្មណី ។ ក្នុង​កម្ពុជ​ប្រទេស កំណត់​យក​ពួក​បារគូ​បុរោហិត​ហៅ​ថា ព្រាហ្មណ៍ <text:s/>(ម. ព. បារគូ និង បុរោហិត ផង) ។ខាង​លិទ្ធ​ពុទ្ធ​សាសនា ហៅ​ព្រះ​អរហន្ត​ថា ព្រាហ្មណ៍ សំដៅ​សេចក្ដី​ថា អ្នក​បន្សាត់​បាប​ឬ​កម្ចាត់​កិលេស​អស់​ហើយ ព្រោះ​ព្រះ​អរហន្ត​លោក​កម្ចាត់​កិលេស​ជ្រះ​ស្រឡះ​អស់​ដោយ​អរហន្ត​មគ្គ​ហើយ; ហៅ​ថា ខីណាសវ​ព្រាហ្មណ៍ ក៏​បាន ។ ព្រាហ្មណ​ពន្ធុ (ព្រាហ្មៈណៈព័ន-ធុ) ពូជ​ព្រាហ្មណ៍, ឬ​ដែល​មាន​ពូជ​ជា​ព្រាហ្មណ៍ ។ ព្រាហ្មណ៍​ព្រឹទ្ធ គឺ​ព្រាហ្មណ៍​ចាស់; ច្រើន​និយាយ​ថា ព្រាហ្មណ៍​ព្រឹទ្ធ​បណ្ឌិត​កវី ។ ព្រាហ្មណ​មហា​សាល (ព្រាហ្មៈណៈមៈហា--) ព្រាហ្មណ៍​ដែល​មាន​ទ្រព្យ​ទុក​នៅ​ស្ងៀម​ច្រើន​ដល់ ៨០ កោដិ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ាហ្មណ​ពន្ធុ</text:p>
            <text:p text:style-name="P7">ព្រាហ្មណ៍​ព្រឹទ្ធ </text:p>
            <text:p text:style-name="P7">ព្រាហ្មណ​មហា​សាល</text:p>
          </table:table-cell>
        </table:table-row>
        <table:table-row>
          <table:table-cell table:style-name="តារាង1.A2" office:value-type="string">
            <text:p text:style-name="P10">៨៧៤៦</text:p>
          </table:table-cell>
          <table:table-cell table:style-name="តារាង1.A2" office:value-type="string">
            <text:p text:style-name="P12">ព្រាហ្មណ្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ាហ្ម័ន ឬ --ហ្មាន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្រាហ្មញ្ញ) លទ្ធិ​របស់​ព្រាហ្មណ៍, កិច្ចការ​របស់​ព្រាហ្មណ៍, ទំនៀម​សណ្ដាប់​របស់​ព្រាហ្មណ៍ ។</text:p>
          </table:table-cell>
          <table:table-cell table:style-name="តារាង1.D2" office:value-type="string">
            <text:p text:style-name="P8">ព្រាហ្មាណ្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៧</text:p>
          </table:table-cell>
          <table:table-cell table:style-name="តារាង1.A2" office:value-type="string">
            <text:p text:style-name="P12">ព្រាហ្មណិ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ាហ្មៈនិក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ព្រាហ្មណ + ឥក) ដែល​ជាប់​ទាក់ទង​ដោយ​លទ្ធិ​ព្រាហ្មណ៍, ដែល​ជឿ​ទំនៀម​សណ្ដាប់​របស់​ព្រាហ្មណ៍; បើ​ស្ត្រី​ជា <text:s/>ព្រាហ្មណិកា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៨</text:p>
          </table:table-cell>
          <table:table-cell table:style-name="តារាង1.A2" office:value-type="string">
            <text:p text:style-name="P12">ព្រាហ្មណ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ាហ្ម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្ត្រី​ព្រាហ្មណ៍, ស្ត្រី​ជាតិ​ព្រាហ្មណ៍, ព្រាហ្មណ៍​ស្ត្រ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៤៩</text:p>
          </table:table-cell>
          <table:table-cell table:style-name="តារាង1.A2" office:value-type="string">
            <text:p text:style-name="P12">ព្រិច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ញាក់​ទទាក់​ស្លាប​ឬ​ទទះ​ស្លាប​ខ្លាំង​ដោយ​អំណាច​កម្លាំង​ក្លៀវក្លា​រក​ញី (និយាយ​ចំពោះ​តែ​លលក​ឈ្មោល​មួយ​ប្រភេទ) : លលក​ព្រិច (ហៅ​តាម​ទម្លាប់​ដោយ​ស្រុ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រុក្ខ​ជាតិ​ព្រៃ​មួយ​ប្រភេទ ស្លឹក​ប្រើ​ជា​បន្លែ (អ្នក​ស្រុក​ខ្លះ​ហៅ <text:s/>ប្រិ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៥០</text:p>
          </table:table-cell>
          <table:table-cell table:style-name="តារាង1.A2" office:value-type="string">
            <text:p text:style-name="P12">ព្រិច​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ូ. ឬ កិ. វិ.</text:p>
          </table:table-cell>
          <table:table-cell table:style-name="តារាង1.D2" office:value-type="string">
            <text:p text:style-name="P7">ដែល​មាន​ទឹក​ស្រក់​ឬ​ធ្លាក់​ចុះ​តិច​ៗ​តែ​រឿយ​ៗ : ទឹក​ភ្នែក​ព្រិច​ៗ, ភ្លៀង​ព្រិច​ៗ ឬ រលឹម​ព្រិច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៥១</text:p>
          </table:table-cell>
          <table:table-cell table:style-name="តារាង1.A2" office:value-type="string">
            <text:p text:style-name="P12">ព្រិញ​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ប្រិញ​ៗ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៥២</text:p>
          </table:table-cell>
          <table:table-cell table:style-name="តារាង1.A2" office:value-type="string">
            <text:p text:style-name="P12">ព្រិ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ព្រឹល និង ព្រឹល​ៗ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៥៣</text:p>
          </table:table-cell>
          <table:table-cell table:style-name="តារាង1.A2" office:value-type="string">
            <text:p text:style-name="P12">ព្រី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ខ្មៅ​ញាប់, ខ្មៅ​រលើប, ខ្មៅ​រលោង : សំពត់​ខ្មៅ​ព្រីក, សម្បុរ​ខ្មៅ​ព្រី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៥៤</text:p>
          </table:table-cell>
          <table:table-cell table:style-name="តារាង1.A2" office:value-type="string">
            <text:p text:style-name="P12">ព្រី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មួយ​ប្រភេទ មាន​ផ្លែ​ប្រើ​ជា​អាហារ; មាន​ច្រើន​យ៉ាង​គឺ ព្រីង​ចន្ទន៍, ព្រីង​ចន្លុះ, ព្រីង​ដោះ​ក្របី, ព្រីង​បាយ... (ម. ព. ជម្ពូ, ជម្ពូ​ផល, ជម្ពូ​ព្រឹក្ស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ីង​ចន្ទន៍</text:p>
            <text:p text:style-name="P7">ព្រីង​ចន្លុះ</text:p>
            <text:p text:style-name="P7">ព្រីង​ដោះ​ក្របី ព្រីង​បាយ</text:p>
          </table:table-cell>
        </table:table-row>
        <table:table-row>
          <table:table-cell table:style-name="តារាង1.A2" office:value-type="string">
            <text:p text:style-name="P10">៨៧៥៥</text:p>
          </table:table-cell>
          <table:table-cell table:style-name="តារាង1.A2" office:value-type="string">
            <text:p text:style-name="P12">ព្រឹ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វេលា​ចាប់​តាំង​ពី​ព្រះ​អាទិត្យ​បំព្រាង​ដល់​ថ្ងៃ​ពេញ​ពន្លឺ​ធំ; ឬ​ដរាប​ដល់​ថ្ងៃ​ត្រង់​ក៏​នៅ​ហៅ ព្រឹក បាន​ដែរ : ព្រឹក​ល្ងាច, ទាំង​ព្រឹក​ទាំង​ល្ងាច ។ ព្រឹក​ព្រាង វេលា​ដែល​ព្រះ​អាទិត្យ​ទើប​រះ​ព្រាង​ៗ, វេលា​បំព្រាង ។ ព្រឹក​ស្អែក <text:s/>វេលា​ព្រឹក​ក្នុង​ថ្ងៃ​ស្អែ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ឹក​ព្រាង</text:p>
            <text:p text:style-name="P7">ព្រឹក​ស្អែក </text:p>
          </table:table-cell>
        </table:table-row>
        <table:table-row>
          <table:table-cell table:style-name="តារាង1.A2" office:value-type="string">
            <text:p text:style-name="P10">៨៧៥៦</text:p>
          </table:table-cell>
          <table:table-cell table:style-name="តារាង1.A2" office:value-type="string">
            <text:p text:style-name="P12">ព្រឹក្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ក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ឫក្ស; រុក្ខ) ឈើ ។ ពាក្យ​នេះ ខ្មែរ​ច្រើន​ប្រើ​តែ​ដែល​ផ្សំ​ជា​បទ​សមាស​រៀង​ជា​ខាង​ចុង​នៃ​នាម​សព្ទ​ដែល​ជា​ឈ្មោះ​ឈើ​ផ្សេង​ៗ, ដូច​ជា កល្ប​ព្រឹក្ស, ជម្ពូ​ព្រឹក្ស, និគ្រោធ​ព្រឹក្ស, ពោធិ​ព្រឹក្ស ជាដើម (ម. ព. ទាំងនោ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កល្ប​ព្រឹក្ស</text:p>
            <text:p text:style-name="P7">ជម្ពូ​ព្រឹក្ស និគ្រោធ​ព្រឹក្ស ពោធិ​ព្រឹក្ស</text:p>
          </table:table-cell>
        </table:table-row>
        <table:table-row>
          <table:table-cell table:style-name="តារាង1.A2" office:value-type="string">
            <text:p text:style-name="P10">៨៧៥៧</text:p>
          </table:table-cell>
          <table:table-cell table:style-name="តារាង1.A2" office:value-type="string">
            <text:p text:style-name="P12">ព្រឹក្ស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ក-សា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ើ​ទាំងឡាយ (ម. ព. ព្រឹក្ស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៥៨</text:p>
          </table:table-cell>
          <table:table-cell table:style-name="តារាង1.A2" office:value-type="string">
            <text:p text:style-name="P12">ព្រឹក្សា​ជាតិ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ក--សា ជាត ឬ រុក-ខៈ--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ឫក្សជាតិ; រុក្ខ--) ជាតិ​ឈើ, ឈើ​ទាំងពួង, ឈើ​ទួទៅ ។</text:p>
          </table:table-cell>
          <table:table-cell table:style-name="តារាង1.D2" office:value-type="string">
            <text:p text:style-name="P8">រុក្ខ​ជាតិ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៥៩</text:p>
          </table:table-cell>
          <table:table-cell table:style-name="តារាង1.A2" office:value-type="string">
            <text:p text:style-name="P12">ព្រឹត្តិ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ត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ឫត្តិ, វ &gt; ព, ឫ &gt; រឹ = ព្រឹត្ត; វុត្តិ) អំពើ, កិច្ចការ; ការ​ប្រព្រឹត្ត​ទៅ; ការ​រស់​នៅ, ការ​ចិញ្ចឹម​ជីវិត... ។ សេចក្ដី​អធិប្បាយ​ពាក្យ​មេ​សូត្រ (ព. វ.) : ព្រឹត្តិ​មេ​សូត្រ, ប្រែ​ព្រឹត្តិ ។ សេចក្ដី​ពន្យល់​អំពី​របៀប​កាព្យ​ពួក​ខ្លះ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៦០</text:p>
          </table:table-cell>
          <table:table-cell table:style-name="តារាង1.A2" office:value-type="string">
            <text:p text:style-name="P12">ព្រឹត្តិ​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ត-តិកា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ឫត្តិ; វុត្តិ + ការ) អ្នក​តែង​ព្រឹត្តិ​មេ​សូត្រ; អ្នក​តែង​សេចក្ដី​អធិប្បាយ​វេយ្យាករណ៍; បើ​ស្ត្រី​ជា ព្រឹត្តិការិកា (ព. វ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៦១</text:p>
          </table:table-cell>
          <table:table-cell table:style-name="តារាង1.A2" office:value-type="string">
            <text:p text:style-name="P12">ព្រឹត្តិ​ការណ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ត-តិកា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វ្ឫត្តិ; វុត្តិ + ការណ) ហេតុ​ឬ​ដំណើរ​ប្រព្រឹត្ត​ទៅ​តាម​ប្រក្រតី, ហេតុ​ឬ​ដំណើរ​ដែល​ប្រព្រឹត្តិ​ទៅ​តាម​ប្រក្រតី, ហេតុ​ដែល​តែង​មាន​ជា​ធម្មតា : មាន​ព្រឹត្តិការណ៍​ប្លែក គួរ​ឲ្យ​ចាប់​អារម្មណ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៦២</text:p>
          </table:table-cell>
          <table:table-cell table:style-name="តារាង1.A2" office:value-type="string">
            <text:p text:style-name="P12">ព្រឹត្តិ​បត្រ 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ត-តិ-ប័ត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ន្លឹក​ក្រដាស​សម្រាប់​បោះ​ឆ្នោត; សេចក្ដី​រាយ​ការណ៍​ជា​ផ្លូវ​ការ​អំពី​រឿងរ៉ាវ​ផ្សេង​ៗ; តារាង​សម្រាប់​ចុះ​ពត៌មាន​អំពី​កិរិយា​មារយាទ​និង​អំពី​កិច្ចការ​របស់​សិស្ស​ឬ​អ្នក​រាជការ (បារ. Bulletin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>៨៧៦៣</text:p>
          </table:table-cell>
          <table:table-cell table:style-name="តារាង1.A2" office:value-type="string">
            <text:p text:style-name="P12">ព្រឹទ្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ព្រឹត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វុ្ឫទ្ធ, វ &gt; ព, ឫ &gt; រឹ = <text:span text:style-name="T5">ព្រឹទ្ធ; វុឌ្ឍ ឬ វុទ្ធ) ដែល​ចម្រើន; ដែល​មាន​វ័យ​ចម្រើន (មាន​អាយុ​ច្រើន), ចាស់, បុរាណ : ព្រាហ្មណ៍​ព្រឹទ្ធ គឺ​ព្រាហ្មណ៍​ចាស់; ចាស់​ព្រឹទ្ធ ឬ ចាស់​ព្រឹទ្ធ​ចាស់​ព្រេង គឺ​ចាស់​ពី​ព្រេង​នាយ​យូរ​មក​ហើយ; ពី​ព្រេង​ព្រឹទ្ធ គឺ​ពី​ព្រេង​នាយ​ជំនាន់​ចាស់​ៗ​យូរ​ហើយ; បើ​ស្ត្រី​ជា ព្រឹទ្ធា : យាយ​ព្រឹទ្ធា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៦៤</text:p>
          </table:table-cell>
          <table:table-cell table:style-name="តារាង1.A2" office:value-type="string">
            <text:p text:style-name="P17">ព្រឹទ្ធ​សភា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ត-ធៈ-សៈ--</text:p>
          </table:table-cell>
          <table:table-cell table:style-name="តារាង1.D2" office:value-type="string">
            <text:p text:style-name="P4">សំ. ក្ល.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0">(ព្រឹទ្ធ + សភា) ឈ្មោះ​សភា​មួយ​ជា​អង្គការ​នយោបាយ​សម្រាប់​ប្រទេស​ខ្លះ​ស្រដៀង​នឹង​ក្រុម​ប្រឹក្សា​ព្រះ​រាជាណាចក្រ​នៅ​ប្រទេស​យើង (បារ. Sénat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16">៨៧៦៥</text:p>
          </table:table-cell>
          <table:table-cell table:style-name="តារាង1.A2" office:value-type="string">
            <text:p text:style-name="P17">ព្រឹទ្ធាចារ្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ត-ធាចា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&lt; វ្ឫទ្ធ + អាចាយ៌; វុឌ្ឍ <text:s/>ឬ វុទ្ធ + អាចរិយ) អាចារ្យ​ដែល​មាន​អាយុ​ច្រើន, អាចារ្យ​ចាស់​ទុំ; ច្រើន​សំដៅ​សេចក្ដី​ថា ចាស់​ស្រុក ឬ ចាស់​ទុំ, ដូច​ជា​ថា : អ្នក​ដែល​គោរព​កោត​ក្រែង​ចាស់​ព្រឹទ្ធាចារ្យ​ក្នុង​ត្រកូល​រៀម​ច្បង រមែង​បាន​ចម្រើន​ដោយ​ពរ ៤ ប្រការ​គឺ អាយុ, វណ្ណៈ, សុខៈ, ពល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៦៦</text:p>
          </table:table-cell>
          <table:table-cell table:style-name="តារាង1.A2" office:value-type="string">
            <text:p text:style-name="P17">ព្រឹទ្ធាបចាយនៈ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ត-ធាប៉ៈ ចាយ៉ៈន៉ៈ</text:p>
          </table:table-cell>
          <table:table-cell table:style-name="តារាង1.D2" office:value-type="string">
            <text:p text:style-name="P4">សំ.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វ្ឫទ្ធ; វុឌ្ឍ <text:s/>ឬ វុទ្ធ + អបចាយន) សេចក្ដី​គោរព​ចំពោះ​បុគ្គល​ចាស់​ឬ​ការ​គោរព​កោត​ក្រែង​ចំពោះ​ចាស់​ព្រឹទ្ធាចារ្យ​ត្រកូល​រៀម​ច្បង : ព្រឹទ្ធាបចាយនៈ ជា​ធម៌​សំខាន់​មួយ​ក្នុង​លោក (ហៅ​ថា វុទ្ធាបចាយនៈ <text:s/>ឬ ព្រឹទ្ធាបចាយន​កម្ម, វុទ្ធាបចាយន​កម្ម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៦៧</text:p>
          </table:table-cell>
          <table:table-cell table:style-name="តារាង1.A2" office:value-type="string">
            <text:p text:style-name="P17">ព្រឹទ្ធ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ត-ធិ ឬ--ធី</text:p>
          </table:table-cell>
          <table:table-cell table:style-name="តារាង1.D2" office:value-type="string">
            <text:p text:style-name="P4">សំ.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្ឫទ្ធិ, វ &gt; ព, ឫ &gt; រឹ = ព្រឹទ្ធិ; វុឌ្ឍិ <text:s/>ឬ វុទ្ធិ) សេចក្ដី​ចម្រើន; សេចក្ដី​មាំមួន; ចំណាស់; លាភ, ការ​បាន; ចំណេញ, ការ​ប្រាក់; ទ្រព្យ​ដែល​ចម្រើន​កើន​ឡើង; ជម្នះ... ។ វិធី​ធ្វើ​ស្រៈ​ខាង​ភាសា​បាលី​ឬ​សំស្ក្រឹត​ឲ្យ​ចម្រើន គឺ​ធ្វើ​ឲ្យ​មាន​សូរ​សំឡេង​ខ្លាំង​ជាង​ប្រក្រតី​ដើម ដូច​យ៉ាង​ធ្វើ​ស្រៈ អ ជា អា; ឥ, ឦ ជា ឯ; ឥ, ឦ, ឯ ជា អៃ ឬ ព្ធ; ឧ, ឩ ជា ឱ; ឧ, ឩ, ឱ ជា អៅ ឬ ឱ ជាដើម ក៏​ហៅ​ថា ព្រឹទ្ធិ <text:s/>ឬ ព្រឹទ្ធី <text:s/>ដែរ (ព. វ.) ។</text:p>
          </table:table-cell>
          <table:table-cell table:style-name="តារាង1.D2" office:value-type="string">
            <text:p text:style-name="P8">ព្រឹទ្ធ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៦៨</text:p>
          </table:table-cell>
          <table:table-cell table:style-name="តារាង1.A2" office:value-type="string">
            <text:p text:style-name="P17">ព្រឹទ្ធិ​កម្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ត-ធិក័ម</text:p>
          </table:table-cell>
          <table:table-cell table:style-name="តារាង1.D2" office:value-type="string">
            <text:p text:style-name="P4">សំ.; បា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វ្ឫទ្ធិ + កម៌ន; វុឌ្ឍិ ឬ វុទ្ធិ + កម្ម) ការ​យក​ចំណេញ​ហួស​ច្រើន​ពេក​ (ស៊ី​ចំណេញ​ច្រើន​ពេក) ឬ​យក​ការ​ប្រាក់​ធ្ងន់​ហួស​ប្រមាណ : ព្រឹទ្ធិ​កម្ម​របស់​គហបតី ឬ គហបតាន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៦៩</text:p>
          </table:table-cell>
          <table:table-cell table:style-name="តារាង1.A2" office:value-type="string">
            <text:p text:style-name="P17">ព្រឹទ្ធិ​រោគ 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ត-ធិរោក</text:p>
          </table:table-cell>
          <table:table-cell table:style-name="តារាង1.D2" office:value-type="string">
            <text:p text:style-name="P4">សំ.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វ្ឫទ្ធិ; វុឌ្ឍិ <text:s/>ឬ វុទ្ធិ + រោគ) រោគ​ធំអណ្ឌៈ (រោគ​កោប); ហៅ​ថា វុទ្ធិ​រោគ 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០</text:p>
          </table:table-cell>
          <table:table-cell table:style-name="តារាង1.A2" office:value-type="string">
            <text:p text:style-name="P17">ព្រឹទ្ធី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9">(ម. ព. ព្រឹទ្ធិ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១</text:p>
          </table:table-cell>
          <table:table-cell table:style-name="តារាង1.A2" office:value-type="string">
            <text:p text:style-name="P17">ព្រឹន្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ន</text:p>
          </table:table-cell>
          <table:table-cell table:style-name="តារាង1.D2" office:value-type="string">
            <text:p text:style-name="P4">សំ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(វ្ឫន្ទ) ច្រើន; ទាំងអស់ ។ ន. ពួក; ចំនួន, ចំនួន​ច្រើន; ពួក​អ្នក​ច្រៀង​ភ្លេង​តន្ត្រី (ច្រើន​ប្រើ​តែ​ក្នុង​កាព្យ​បុរាណ​មាន​កាព្យ​រាម​កេរ្តិ៍​ជាដើម); ពល​ព្រឹន្ទ <text:s/>គឺ​ពល​ទាំងអស់, ពល​ច្រើន ឬ​ពួក​ពល ។ ព្រឹន្ទ​បាល​ទោ <text:s/>(ព្រឹន-ទៈបាល--) ព្រឹន្ទ​បាល​ថ្នាក់​ទី ២ (ឋានន្តរ​របស់​នាយ​ទាហាន​រង នៅ​ត្រង់​ចន្លោះ​ពល​បាល​ឯក; បារ. Adjudant) ។ ព្រឹន្ទ​បាល​ឯក ព្រឹន្ទ​បាល​ថ្នាក់​ទី ១ (ឋានន្តរ​របស់​នាយ​ទាហាន​រង​ខ្ពស់​ជាង​ព្រឹន្ទ​បាល​ទោ; បារ. Adjudant-chef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លព្រឹន្ទ </text:p>
            <text:p text:style-name="P7">ព្រឹន្ទបាល​ទោ</text:p>
            <text:p text:style-name="P7">ព្រឹន្ទបាល​ឯក </text:p>
          </table:table-cell>
        </table:table-row>
        <table:table-row>
          <table:table-cell table:style-name="តារាង1.A2" office:value-type="string">
            <text:p text:style-name="P16">៨៧៧២</text:p>
          </table:table-cell>
          <table:table-cell table:style-name="តារាង1.A2" office:value-type="string">
            <text:p text:style-name="P17">ព្រឹ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សូរ​ឮ​ដោយ​បាញ់​កាំភ្លើង​ព្រម​គ្នា​ជាដើម ។ ព្រម​ព្រឹប <text:s/>ស្រុះ​គ្នា​ហាក់​ដូច​គេ​បាញ់​កាំភ្លើង​ព្រម​គ្នា​ឮ​សូរ​ព្រឹប ។ ធ្វើ​ការ​តែ​មួយ​ព្រឹប​ស្រេច ធ្វើ​ការ​ស្រុះ​គ្នា​តែ​មួយ​សន្ទុះ​ហើយ​ស្រេ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មព្រឹប</text:p>
          </table:table-cell>
        </table:table-row>
        <table:table-row>
          <table:table-cell table:style-name="តារាង1.A2" office:value-type="string">
            <text:p text:style-name="P16">៨៧៧៣</text:p>
          </table:table-cell>
          <table:table-cell table:style-name="តារាង1.A2" office:value-type="string">
            <text:p text:style-name="P17">ព្រឹ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ញញើត; ច្រើន​និយាយ​ថា <text:s/>មិន​ព្រឹម, ឥត​ព្រឹម, គ្មាន​ព្រឹម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៤</text:p>
          </table:table-cell>
          <table:table-cell table:style-name="តារាង1.A2" office:value-type="string">
            <text:p text:style-name="P17">ព្រឹម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ភ្លឺ​ឬ​ឆេះ, បើក​តិច​ៗ​ភ្លឹម​ៗ : ភ្លើង​ភ្លឺ​ព្រឹម​ៗ; ភ្លើង​ឆេះ​ព្រឹម​ៗ, បើក​ថ្ងៃ​ព្រឹម​ៗ, បើក​ភ្នែក​ព្រឹម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៥</text:p>
          </table:table-cell>
          <table:table-cell table:style-name="តារាង1.A2" office:value-type="string">
            <text:p text:style-name="P17">ព្រឹ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គ្រាប់​ភ្លៀង​រឹង​ៗ មាន​សណ្ឋាន​ជា​ទឹក​កក ដែល​ធ្លាក់​ក្នុង​វេលា​មាន​ត្រជាក់​ខ្លាំង ឬ​ធ្លាក់​នៅ​ទី​មាន​ចំហាយ​ត្រជាក់​ខ្លាំង : ភ្លៀង​ធ្លាក់​ព្រឹល <text:s/>ឬ ធ្លាក់​ព្រិល ។</text:p>
          </table:table-cell>
          <table:table-cell table:style-name="តារាង1.D2" office:value-type="string">
            <text:p text:style-name="P8">ព្រិល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៦</text:p>
          </table:table-cell>
          <table:table-cell table:style-name="តារាង1.A2" office:value-type="string">
            <text:p text:style-name="P17">ព្រឹល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7">ដែល​ភ្លឺ​តិច​ៗ ឬ​ដែល​មើល​ឃើញ​តិច​ៗ មិន​ច្បាស់ : ភ្លឺ​ព្រឹល​ៗ; ឃើញ​ព្រឹល​ៗ ឬ ព្រិល​ៗ ។</text:p>
          </table:table-cell>
          <table:table-cell table:style-name="តារាង1.D2" office:value-type="string">
            <text:p text:style-name="P8">ព្រិល​ៗ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៧</text:p>
          </table:table-cell>
          <table:table-cell table:style-name="តារាង1.A2" office:value-type="string">
            <text:p text:style-name="P17">ព្រឹស្ចិ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ស-ស្ចឹក</text:p>
          </table:table-cell>
          <table:table-cell table:style-name="តារាង1.D2" office:value-type="string">
            <text:p text:style-name="P4">សំ. 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វ្ឫឝ្ចិក <text:s/>ឬ--រាឝិ; វិច្ឆិក ឬ--រាសិ) ខ្ទួយ​ឬ​រាសី​ខ្ទួយ ។ ឈ្មោះ​ផ្កាយ​រូប​ខ្ទួយ ។ ឈ្មោះ​ខែ​ទី ៨ នៃ​សុរិយ​គតិ​មាន​ថ្ងៃ ៣០ គត់, ត្រូវ​គ្នា​នឹង​ខែ​ណោវ៉មប្រិ៍ (ខែ​ទី ១១) បារាំង​សែស : ខែ​ព្រឹស្ចិក <text:s/>ឬ ព្រឹស្ចិក​រាសី ។ សព្វ​ថ្ងៃ​ប្រើ​ជា វិច្ឆិកា ជា​ខែ​ទី ១១ ។</text:p>
          </table:table-cell>
          <table:table-cell table:style-name="តារាង1.D2" office:value-type="string">
            <text:p text:style-name="P8">ព្រឹស្ចិក​រាស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៨</text:p>
          </table:table-cell>
          <table:table-cell table:style-name="តារាង1.A2" office:value-type="string">
            <text:p text:style-name="P17">ព្រឹសភៈ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ឹស-សៈភៈ</text:p>
          </table:table-cell>
          <table:table-cell table:style-name="តារាង1.D2" office:value-type="string">
            <text:p text:style-name="P4">សំ.; បា. 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វ្ឫឞភ <text:s/>ឬ--រាឝិ; ឧសភ ឬ--រាសិ) គោ​ឈ្មោល, គោ​ឡើង​ក, គោ​បា​ឬ​រាសី​គោ​ឈ្មោល...។ ឈ្មោះ​ផ្កាយ​រូប​គោ​ឈ្មោល ។ ឈ្មោះ​ខែ​ទី ២ នៃ​សុរិយ​គតិ, មាន​ថ្ងៃ ៣១, ត្រូវ​គ្នា​នឹង​ខែ​ម៉េ (ខែ​ទី ៥) បារាំង​សែស : ខែ​ព្រឹសភៈ <text:s/>ឬ ព្រឹសភ​រាសី ។ សព្វ​ថ្ងៃ​ប្រើ​ជា ឧសភា <text:s/>ជា​ខែ​ទី ៥ ។</text:p>
          </table:table-cell>
          <table:table-cell table:style-name="តារាង1.D2" office:value-type="string">
            <text:p text:style-name="P8">ព្រឹសភ​រាស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៧៩</text:p>
          </table:table-cell>
          <table:table-cell table:style-name="តារាង1.A2" office:value-type="string">
            <text:p text:style-name="P17">ព្រឺ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ឡើង​សម្បុរ​ស្បែក​គគ្រន់ (ឡើង​សម្បុរ​គីង្គក់) រោម​ឡើង​ច្រាង​ដោយ​រងា​ខ្លាំង​ឬ​ដោយ​ស្ញើប​ខ្លាំង, ដោយ​មាន​អំណរ​ខ្លាំង : ព្រឺ​ស្បែក, ព្រឺ​រោម ។ ព្រឺ​ប្រុង​រោមា <text:s/>ព្រឺ​រោម​ច្រាង​ឡើង (ព. ទេ. ឬ ព. កា.) ។ ព្រឺ​ព្រួច <text:s/>ព្រួច​ក្នុង​ចិត្ត​ព្រឺ​ស្បែក​ព្រឺ​រោម ។ ព្រឺ​សាច់​ព្រឺ​ឈាម <text:s/>ស្រៀវ​សាច់​ព្រឺ​ដោយ​ខ្លាច​ខ្លាំង ។ ឥត​ព្រឺ ឥត​ញញើ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ឺព្រួច</text:p>
            <text:p text:style-name="P7">ព្រឺ​សាច់ព្រឺ​ឈាម </text:p>
          </table:table-cell>
        </table:table-row>
        <table:table-row>
          <table:table-cell table:style-name="តារាង1.A2" office:value-type="string">
            <text:p text:style-name="P16">៨៧៨០</text:p>
          </table:table-cell>
          <table:table-cell table:style-name="តារាង1.A2" office:value-type="string">
            <text:p text:style-name="P17">ព្រឺស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សូរ​ឮ​ដោយ​អ្វី​មួយ​ដែល​ធ្ងន់​ធ្លាក់​ផ្ទាល់​នឹង​ដី​ឬ​ដោយ​ជាប់​ដក​អ្វី​ៗ : ធ្លាក់​ព្រឺស, ចាប់​ដក​ព្រឺស ឬ ព្រឹះ ឬ​ក៏​ឮ​ដោយ​ទធាក់​ខ្លាំង : ទធាក់​ព្រឺស​ៗ ឬ ព្រឺះ​ៗ ។</text:p>
          </table:table-cell>
          <table:table-cell table:style-name="តារាង1.D2" office:value-type="string">
            <text:p text:style-name="P8">ព្រឺះ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ព្រើស​ចិត្ត, ស្រើប​ស្រួល​ក្នុង​ចិត្ត, មាន​កម្លាំង​ចិត្ត​ស្ទុះស្ទា​ឡើង : ព្រឺស​ចិត្ត ។ ព្រម​ព្រឺស <text:s/>ព្រម​គ្នា​ធ្វើ​ការ​ដោយ​មូល​ចិត្ត​តែ​មួ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មព្រឺស</text:p>
          </table:table-cell>
        </table:table-row>
        <table:table-row>
          <table:table-cell table:style-name="តារាង1.A2" office:value-type="string">
            <text:p text:style-name="P16">៨៧៨១</text:p>
          </table:table-cell>
          <table:table-cell table:style-name="តារាង1.A2" office:value-type="string">
            <text:p text:style-name="P17">ព្រឺ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ព្រឺស ឧ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៨២</text:p>
          </table:table-cell>
          <table:table-cell table:style-name="តារាង1.A2" office:value-type="string">
            <text:p text:style-name="P17">ព្រុក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សូរ​ឮ​ដោយ​ហើម​ឬ​ធូរ​ព្រួក​ៗ ។ គុ. ដែល​ធូរ​ៗ ងាយ​ជីក, ងាយ​បុក : ដី​ព្រុក​ៗ; ដែល​ហើម​ទន់​ជ្រាយ​រក​កល់​ពុក​ឬ​ស្អុយ​ខូច : សាច់​ព្រុក​ៗ; ត្រី​នេះ​បាក់​សាច់​ព្រុក​ៗ​អស់​ទៅ​ហើ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៨៣</text:p>
          </table:table-cell>
          <table:table-cell table:style-name="តារាង1.A2" office:value-type="string">
            <text:p text:style-name="P17">ព្រុយ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7">រពុយ, គ្រឿន​ៗ​បន្ត​គ្នា : មេ​ភ្លៀង​ហើរ​ព្រុយ, មេ​អំបៅ​ហើរ​ព្រុយ គឺ​ហើរ​រពុយ ឬ​ហើរ​ពព្រុ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សក់, រោម, សរសៃ, បន្ទោះ ដែល​លូត, លាស់, លយ វែង​ជាង​គេ : ព្រុយ​ក្ងោក, ព្រុយ​សំពត់, ព្រុយ​កន្ទេ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៨៤</text:p>
          </table:table-cell>
          <table:table-cell table:style-name="តារាង1.A2" office:value-type="string">
            <text:p text:style-name="P17">ព្រុល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ផ្អើល​ជ្រួល​ឡើង; ខ្ពុរ​ឬ​ហុយ​ឡើង​ខ្ជោល​ទ្រលោម​ឡើង : មូស​ព្រុល <text:s/>គឺ​មូស​ផ្អើល​ហើរ​មីរ​ដេរដាស; រំកាច់​ភ្លើង​ព្រុល​ឡើង គឺ​រំកាច់​ភ្លើង​ខ្ពុរ​ខ្ជោល​ឡើង​ដោយ​បុក​រុ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ត្វ​ចតុប្បាទ​ព្រៃ​មួយ​ប្រភេទ មាន​រូប​រាង​ស្រដៀង​នឹង​ជ្រូក ប៉ុន្តែ​មាឌ​តូច​ជាង​ច្រើន ជា​សត្វ​រហ័ស​រហួន​ណាស់ ហៅ​ថា ជ្រូក​ព្រុល <text:s/>គេ​យក​ខ្លាញ់​វា​ធ្វើ​ជា​ឱសថ​រឺត​រម្ងាប់​រោគ​ងាស់​សរសៃ : ខ្លាញ់​ជ្រូក​ព្រុ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ជ្រូក​ព្រុល</text:p>
          </table:table-cell>
        </table:table-row>
        <table:table-row>
          <table:table-cell table:style-name="តារាង1.A2" office:value-type="string">
            <text:p text:style-name="P16">៨៧៨៥</text:p>
          </table:table-cell>
          <table:table-cell table:style-name="តារាង1.A2" office:value-type="string">
            <text:p text:style-name="P17">ព្រុ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</text:p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(ភុស ឬ ភុស្ស) ប្រឹង​ដក​ក​ស្រែក​បន្លឺ​សូរ​សព្ទ​ខ្លាំង​ៗ ផ្ទួន​ៗ (និយាយ​ចំពោះ​តែ​សុនខ) : ឆ្កែ​ព្រុស ។ ព. ទ. បុ. ឆ្កែ​ព្រុស​មិន​ដែល​ខាំ <text:s/>និយាយ​ពី​មនុស្ស​ដែល​បាន​តែ​ខាង​កម្ទរ​សម្ដី​រំអា​មុន មិន​ដែល​ហ៊ាន​ធ្វើ ឬ​រមែង​តែ​ធ្វើ​មិន​កើត​ដូច​មាត់​ថា​នោះ​ទេ ដូច​ជា​សុនខ​តែ​ព្រុស​មុន​ហើយ​មិន​ដែល​ហ៊ាន​ខាំ ។ មួយ​យ៉ាង​ទៀត​ថា បាន​តែ​ព្រុស ឬ បាន​តែ​ខាង​ព្រុស គឺ​បាន​តែ​ខាង​ថា​កោក​ៗ​ឥត​អំពើ (គួរ​សរសេរ ភ្រុស ប៉ុន្តែ​ដោយ​ធ្លាប់​ប្រើ ព្រុស មក​យូរ​ហើយ ក៏​គួរ​ទុក​ឲ្យ​នៅ​ចុះ, បើ​ត្រូវ​ការ​សរសេរ ភ្រុស វិញ​ក៏​បាន ជិត​ប្រភព​ដើម​ថា ភុស ឬ ភុស្ស ជា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៨៦</text:p>
          </table:table-cell>
          <table:table-cell table:style-name="តារាង1.A2" office:value-type="string">
            <text:p text:style-name="P17">ព្រូ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សូរ​សន្ធឹក​សម្ទុះ​សត្វ​ស្លាប​ច្រើន ដែល​ស្ទុះ​ហើរ​ឡើង​ព្រម​គ្នា : ហ្វូង​ចាប​ហើរ​ព្រូ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៨៧</text:p>
          </table:table-cell>
          <table:table-cell table:style-name="តារាង1.A2" office:value-type="string">
            <text:p text:style-name="P17">ព្រូ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សូរ​ឮ​ដោយ​ខ្យល់​ធ្លាយ​ចេញ​លាន់​រន្ថាន់​ចាក​រន្ធ​ឬ​ប្រហោង​ចង្អៀ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៨៨</text:p>
          </table:table-cell>
          <table:table-cell table:style-name="តារាង1.A2" office:value-type="string">
            <text:p text:style-name="P17">ព្រូ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ភ្រូ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៨៩</text:p>
          </table:table-cell>
          <table:table-cell table:style-name="តារាង1.A2" office:value-type="string">
            <text:p text:style-name="P17">ព្រូស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សូរ​ឮ​ដោយ​ដួល, ធ្លាយ, ធ្លាក់, ទធាក់ : ដួល​ព្រូស, ធ្លាយ​ព្រូស, ធ្លាក់​ព្រូស, ទធាក់​ព្រូស​ៗ <text:s/>(និយាយ​ថា ស៊្រូស, ស៊្រូស​ៗ <text:s/>ក៏​ម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ឈើ​ព្រៃ​មួយ​ប្រភេទ ពួក​ទ្រមូង​មាន​ផ្លែ​ប្រើ​ជា​អាហារ​បាន : ផ្លែ​ព្រូ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៩០</text:p>
          </table:table-cell>
          <table:table-cell table:style-name="តារាង1.A2" office:value-type="string">
            <text:p text:style-name="P17">ព្រួ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ហើម​សាច់​ធូរ​ៗ​ជ្រាក​ៗ, ដែល​ពុក​ផុយ : ហើម​សាច់​ព្រួក​ៗ, ឡើង​សាច់​ព្រួក​ៗ (ម. ព. ប្រួក ២ គ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ឧ.</text:p>
          </table:table-cell>
          <table:table-cell table:style-name="តារាង1.D2" office:value-type="string">
            <text:p text:style-name="P7">(ម. ព. ប្រួក ១ ឧ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៩១</text:p>
          </table:table-cell>
          <table:table-cell table:style-name="តារាង1.A2" office:value-type="string">
            <text:p text:style-name="P17">ព្រួ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ពុះ​ចេញ​ពី​ក្នុង​ទឹក : ទឹក​ព្រួច ។ កិ. វិ. ដែល​ចេញ​ពពុះ​ផុស​ឡើង​ពី​ក្នុង​ទឹក : ទឹក​ពុះ​ព្រួច​ៗ ។ នឹក​ព្រួច នឹក​ភ្នក​មួយ​សម្ទុះ​ចិត្ត ។ ព្រឺ​ព្រួច ព្រឺ​ក្នុង​ចិត្ត​ដូច​ជា​ទឹក​ព្រួច​ឡើង ។ ភ័យ​ព្រួច, អរ​ព្រួច ភ័យ, អរ ភ្លែត​ឡើង​មួយ​សម្ទុះ​ចិត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ឺព្រួច</text:p>
            <text:p text:style-name="P7">ភ័យ​ព្រួច</text:p>
            <text:p text:style-name="P7">អរ​ព្រួច</text:p>
          </table:table-cell>
        </table:table-row>
        <table:table-row>
          <table:table-cell table:style-name="តារាង1.A2" office:value-type="string">
            <text:p text:style-name="P16">៨៧៩២</text:p>
          </table:table-cell>
          <table:table-cell table:style-name="តារាង1.A2" office:value-type="string">
            <text:p text:style-name="P17">ព្រួញ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សរ, កូន​សរ, កាំ​ស្នា, កាំ​ធ្នូ : ពត់​ព្រួញ, បំពង់​ព្រួ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៩៣</text:p>
          </table:table-cell>
          <table:table-cell table:style-name="តារាង1.A2" office:value-type="string">
            <text:p text:style-name="P17">ព្រួ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ប្រួត ១ កិ. និង ប្រួត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៩៤</text:p>
          </table:table-cell>
          <table:table-cell table:style-name="តារាង1.A2" office:value-type="string">
            <text:p text:style-name="P17">ព្រួ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ប្រួម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៩៥</text:p>
          </table:table-cell>
          <table:table-cell table:style-name="តារាង1.A2" office:value-type="string">
            <text:p text:style-name="P17">ព្រួ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កើត​ទុក្ខ, ម្នេញ, លំបាក​ចិត្ត, ជា​ទុក្ខ, នឹក​ថប់​បារម្ភ : ខ្ញុំ​ព្រួយ​ណាស់ ។ ព្រួយ​ចិត្ត លំបាក​ឬ​ថប់​បារម្ភ​ក្នុង​ចិត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ួយ​ចិត្ត</text:p>
          </table:table-cell>
        </table:table-row>
        <table:table-row>
          <table:table-cell table:style-name="តារាង1.A2" office:value-type="string">
            <text:p text:style-name="P16">៨៧៩៦</text:p>
          </table:table-cell>
          <table:table-cell table:style-name="តារាង1.A2" office:value-type="string">
            <text:p text:style-name="P17">ព្រួល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កម្រង​បន្ទោះ​ធំ​ៗ ឬ​រនាប​តូច​ៗ សម្រាប់​ទប់​ខាំង​មច្ឆ​ជាតិ​ឬ​សម្រាប់​អប​ស្ទប​ដៃ​ជើង​បាក់​ជាដើម ។ ឈ្មោះ​ស្វាយ​មួយ​ប្រភេទ ហៅ​ថា ស្វាយ​មីង​ព្រួល ។ ឈ្មោះ​ត្រី​ស្រកា​មួយ​ប្រភេទ មាន​សម្បុរ​ស : ត្រី​ព្រួល, ព្រួល​កន្លង់, ព្រួល​ខ្មៅ​មុខ ឬ ព្រួល​កោ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្វាយ​មីង​ព្រួល</text:p>
            <text:p text:style-name="P7">ត្រី​ព្រួល</text:p>
            <text:p text:style-name="P7">ព្រួល​កន្លង់ ព្រួល​ខ្មៅ​មុខ</text:p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 ឬ គុ.</text:p>
          </table:table-cell>
          <table:table-cell table:style-name="តារាង1.D2" office:value-type="string">
            <text:p text:style-name="P7">ទ្រួស​ៗ, លំ​ៗ ដុំ​ៗ; ស្ទើរ​ៗ, ព្រាង​ៗ : ចាំ​ព្រួល​ៗ; ឆ្អិន​ព្រួល​ៗ ។ក្រហម​ព្រួល <text:s/>ឬ ក្រហម​ព្រួល​ៗ <text:s/>ក្រហម​ស្ទើរ ។</text:p>
          </table:table-cell>
          <table:table-cell table:style-name="តារាង1.D2" office:value-type="string">
            <text:p text:style-name="P8">ព្រួល​ៗ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៧៩៧</text:p>
          </table:table-cell>
          <table:table-cell table:style-name="តារាង1.A2" office:value-type="string">
            <text:p text:style-name="P17">ព្រួ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បញ្ចេញ​ទឹក​ឬ​ទឹក​មាត់​ពី​ក្នុង​មាត់​ឲ្យ​ខ្ចាយ​ព្រោង​ដោយ​កម្លាំង​ខ្យល់ : ព្រួស​ទឹក, ព្រួស​ទឹក​មាត់, ពស់​ព្រួស​ពិស ។ ស្ដោះ​ព្រួស <text:s/>ស្ដោះ​ដោយ​បញ្ចេញ​ទឹក​មាត់​ឲ្យ​ចេញ​ព្រោង​ទៅ​លើ​អ្នក​ជំងឺ ។ គ្រូ​ស្ដោះ​ព្រួស <text:s/>គ្រូ​ស្ដោះ​ជំងឺ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្ដោះ​ព្រួស</text:p>
            <text:p text:style-name="P7"/>
          </table:table-cell>
        </table:table-row>
        <table:table-row>
          <table:table-cell table:style-name="តារាង1.A2" office:value-type="string">
            <text:p text:style-name="P16">៨៧៩៨</text:p>
          </table:table-cell>
          <table:table-cell table:style-name="តារាង1.A2" office:value-type="string">
            <text:p text:style-name="P17">ព្រើត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7">ដែល​ភ្ញាក់​ដូច​គេ​កន្ទ្រាក់ : ភ្ញាក់​ព្រើត; អរ​ព្រើត ។ ព្រើត​ព្រើម <text:s/>អរ​ខ្លាំង, រីករាយ​សប្បាយ​ខ្លាំង, ជ្រើម​ក្នុង​ចិត្ត​ព្រើត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ើតព្រើម</text:p>
          </table:table-cell>
        </table:table-row>
        <table:table-row>
          <table:table-cell table:style-name="តារាង1.A2" office:value-type="string">
            <text:p text:style-name="P16">៨៧៩៩</text:p>
          </table:table-cell>
          <table:table-cell table:style-name="តារាង1.A2" office:value-type="string">
            <text:p text:style-name="P17">ព្រើម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ជ្រើម​ដោយ​សេចក្ដី​រីករាយ​សប្បាយ​ខ្លាំង : ចង្វា​ព្រើម, កំលោះ​ព្រ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០</text:p>
          </table:table-cell>
          <table:table-cell table:style-name="តារាង1.A2" office:value-type="string">
            <text:p text:style-name="P17">ព្រើ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ផ្ដាស; ដែល​វរ​ចិត្ត, វក់​ចិត្ត; ដែល​មាន​ចិត្ត​វិបរិត​យល់​ភ្លាត់ : ចិត្ត​ព្រើល, មនុស្ស​ព្រើល ។ ព្រើល ! ឬ ព្រើល​ៗ ! និ. ផ្ដាស ! ឬ​ផ្ដាស ៗ !; ពាក្យ​ទ្រគោះ​សម្រាប់​ស្ដី​បន្ទោស​ឬ​បន្ទច់​បង្អាក់​អ្នក​ដទ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១</text:p>
          </table:table-cell>
          <table:table-cell table:style-name="តារាង1.A2" office:value-type="string">
            <text:p text:style-name="P17">ព្រើស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រីករាយ​ខ្លាំង, ស្រើប​ស្រួល​ក្នុង​ចិត្ត, ព្រឺស​ចិត្ត : ព្រើស​ចិត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ប្រឹស​ៗ) ។</text:p>
          </table:table-cell>
          <table:table-cell table:style-name="តារាង1.D2" office:value-type="string">
            <text:p text:style-name="P8">ព្រើស​ៗ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២</text:p>
          </table:table-cell>
          <table:table-cell table:style-name="តារាង1.A2" office:value-type="string">
            <text:p text:style-name="P17">ព្រៀងល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អ្នក​ដទៃ ឬ​អ្នក​កន្ទៀត​ ដែល​នៅ​ភូមិ​ជាមួយ​គ្នា រាប់អាន​គ្នា​ទុក​ស្មើ​ញាតិ​សន្តាន : ញាតិ​ព្រៀងលាន, សន្តាន​ព្រៀងលាន (ហៅ​ថា ញាតិ​ភូមិ​ផង ឬ ញាតិ​ភូមិ​ផង​របង​ជាមួយ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៣</text:p>
          </table:table-cell>
          <table:table-cell table:style-name="តារាង1.A2" office:value-type="string">
            <text:p text:style-name="P17">ព្រៀ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ប្រៀ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៤</text:p>
          </table:table-cell>
          <table:table-cell table:style-name="តារាង1.A2" office:value-type="string">
            <text:p text:style-name="P17">ព្រៀ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7">ដែល​ពេញ​កំពុង​រក​កល់​ហៀរ : ពេញ​ព្រៀប; ទឹក​ជន់​ព្រៀប​ច្រ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៥</text:p>
          </table:table-cell>
          <table:table-cell table:style-name="តារាង1.A2" office:value-type="string">
            <text:p text:style-name="P17">ព្រេ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បុរាណ; ដែល​មាន​ក្នុង​កាល​ពី​ដើម, ដែល​ជា​យូរ​អង្វែង​ហើយ ។ គូ​ព្រេង <text:s/>គូ​សំណាង​ដែល​បាន​សាង​សូម​ប្រាថ្នា​ជាមួយ​គ្នា​ពី​ជាតិ​មុន​មក (ប្រើ​ចំពោះ​តែ​បុរស​និង​ស្ត្រី) ។ ទ្រព្យ​ព្រេង <text:s/>ទ្រព្យ​ដែល​កុសល​ឲ្យ​ផល​តាម​អំពើ​កសាង​ពី​ជាតិ​មុន ។ បុណ្យ​ព្រេង បុណ្យ​ដែល​បាន​ធ្វើ​ទុក​មក​ពី​ជាតិ​មុន ។ ពាក្យ​ព្រេង ពាក្យ​ដែល​គេ​និយាយ​ត​ៗ​គ្នា​តាំង​ពី​ព្រេង​នាយ​មក ។ ភ័ព្វ​ព្រេង <text:s/>ភ័ព្វ​សំណាង​ដែល​ជាប់​មក​ពី​ជាតិ​មុន ។ រឿង​ព្រេង <text:s/>រឿង​តំណាល​ពី​ព្រេង​នាយ ។ ព្រេង​ព្រឹទ្ធ ចាស់​ពី​ព្រេង​នាយ (ម. ព. ព្រឹទ្ធ ផង) ។ ព្រេង​សំណាង <text:s/>សំណាង​ពី​ព្រេង​នាយ; ប្រើ​ជា ន. ក៏​បាន : រក​ស៊ី​តាម​ព្រេង, រក​ស៊ី​ផ្សង​ព្រេង គឺ​រក​ស៊ី​តាម​សំណាង​ឬ​ផ្សង​សំណាង​ពី​ព្រេង​នាយ; ប្រថុយ​តាម​ព្រេង <text:s/>គឺ​ប្រថុយ​តាម​សំណាង (ព. កា.) : ពាក្យ​ចាស់​ពាក្យ​ពី​ព្រេង ទោស​ខ្លួន​ឯង​មើល​ពុំ​យល់ ទោស​គេ​តូច​សោត​សល់ មើល​ទៅ​យល់​ប៉ុន​នឹង​ភ្នំ ។ (សាស្ត្រា​ច្បាប់​ពាក្យ​ចាស់)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គូ​ព្រេង </text:p>
            <text:p text:style-name="P7">ទ្រព្យ​ព្រេង</text:p>
            <text:p text:style-name="P7">បុណ្យ​ព្រេង</text:p>
            <text:p text:style-name="P7">ពាក្យ​ព្រេង </text:p>
            <text:p text:style-name="P7">ភ័ព្វ​ព្រេង</text:p>
            <text:p text:style-name="P7">រឿង​ព្រេង</text:p>
            <text:p text:style-name="P7">ព្រេង​ព្រឹទ្ធ </text:p>
            <text:p text:style-name="P7">ព្រេង​សំណាង </text:p>
            <text:p text:style-name="P7"/>
          </table:table-cell>
        </table:table-row>
        <table:table-row>
          <table:table-cell table:style-name="តារាង1.A2" office:value-type="string">
            <text:p text:style-name="P16">៨៨០៦</text:p>
          </table:table-cell>
          <table:table-cell table:style-name="តារាង1.A2" office:value-type="string">
            <text:p text:style-name="P17">ព្រេច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ពារ​នឹង​ក្បាល, ជាន់​នឹង​ជើង, ចាក់​នឹង​ភ្លុក ដោយ​ពេញ​កម្លាំង (ប្រើ​ចំពោះ​តែ​ដំរី) : ដំរី​ព្រេច​ដើម​ឈើ, មនុស្ស​ស្លាប់​នឹង​ដំរី​ព្រេច​ ។ ព្រេច​កិល (ព. ប្រ.) និយាយ​ពី​មនុស្ស​អកតញ្ញូ​ដែល​ហ៊ាន​ប្រព្រឹត្ត​ធ្វើ​អំពើ​អាក្រក់​រក​អ្នក​មាន​គុណ ដូច​ជា​ដំរី​ដែល​ហ៊ាន​ព្រេច​បង្គោល​ចំណង : មនុស្ស​ព្រេច​កិល; ហ៊ាន​ព្រេច​កិល​ឥត​ញញើត; ហៅ​ថា ព្រេច​គល់ 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េច​កិល</text:p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ឫស្សី​ពួក​មួយ ដើម​តូច​ៗ​ស្លឹក​ល្អិត​ៗ​ច្រើន​ដុះ​តាម​ដង​ព្រៃ : គុម្ព​ព្រេច, របះ​ព្រេច; កាត់​ព្រេចធ្វើ​អំបោ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៧</text:p>
          </table:table-cell>
          <table:table-cell table:style-name="តារាង1.A2" office:value-type="string">
            <text:p text:style-name="P17">ព្រេ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សែន​ខ្មោច​បន្តិច​បន្តួច; ច្រើន​និយាយ​ជាមួយ​នឹង​ពាក្យ សែន ថា : សែន​ព្រេ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ែន​ព្រេន </text:p>
          </table:table-cell>
        </table:table-row>
        <table:table-row>
          <table:table-cell table:style-name="តារាង1.A2" office:value-type="string">
            <text:p text:style-name="P16">៨៨០៨</text:p>
          </table:table-cell>
          <table:table-cell table:style-name="តារាង1.A2" office:value-type="string">
            <text:p text:style-name="P17">ព្រែ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សំពត់​សូត្រ​ដោយ​បែប : ព្រែ​លាត, ព្រែ​ផ្កា ។ សំពត់​អំបោះ​ដោយ​បែប​ក៏​ហៅ ព្រែ ខ្លះ​ដែរ ព្រែ​អំបោ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០៩</text:p>
          </table:table-cell>
          <table:table-cell table:style-name="តារាង1.A2" office:value-type="string">
            <text:p text:style-name="P17">ព្រែ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ជ្រលង​ឬ​ប្រឡាយ​ធំ​ជា​ផ្លូវ​ទឹក​ត​ពី​ទន្លេ​ទៅ​បឹង ឬ​ពី​ទី​ឯ​ទៀត​ចូល​មក​ទន្លេ, សមុទ្រ; បើ​កើត​ដោយ​ជីក​ហៅ​ថា ព្រែក​ជីក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រួម​ឬ​ភ្លោះ​ជាប់​គ្នា​ពី​កំណើត : ម្រាម​ដៃ​ព្រែក, ម្រាម​ជើង​ព្រែក, ផ្លែ​ចេក​ព្រែក ។ (ព. ប្រ.) ចិត្ត​ព្រែក ចិត្ត​ដែល​ជាប់​ដោយ​ក្ដី​ស្រឡាញ់​បែក​ជា​ពីរ ងាក​បែរ​ទៅ​រក​តែ​មួយ​ចោល​មួយ​ក៏​ពុំ​កើ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០</text:p>
          </table:table-cell>
          <table:table-cell table:style-name="តារាង1.A2" office:value-type="string">
            <text:p text:style-name="P17">ព្រែ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 វិ.</text:p>
          </table:table-cell>
          <table:table-cell table:style-name="តារាង1.D2" office:value-type="string">
            <text:p text:style-name="P7">ដែល​ចេញ​ព្រ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១</text:p>
          </table:table-cell>
          <table:table-cell table:style-name="តារាង1.A2" office:value-type="string">
            <text:p text:style-name="P17">ព្រៃ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ប្រទេស​ឬ​ទី​ដី​ដែល​មាន​រុក្ខ​ជាតិ, លតា​ជាតិ, តិណ​ជាតិ ដុះ​ដេរដាស ទ្រុបទ្រុល : ព្រៃ​តូច, ព្រៃ​ធំ ។ ព្រៃ​រនាម ព្រៃ​ក្នុង​បឹង​ឬ​ក្នុង​ទី​ដែល​មាន​ទឹក​លិច​ត្រាំ​នៅ​យូរ ។ ព្រៃ​របោះ <text:s/>ព្រៃ​ដែល​មាន​ដើម​ឈើ​របោះ​ៗ ។ ព្រៃ​រំលោង ព្រៃ​ស្រោង​ក្នុង​ទំនាប ។ ព្រៃ​ស្រោង <text:s/>ព្រៃ​ក្នុង​ទី​ខ្ពស់​ដែល​មាន​ដើម​ឈើ​ខ្ពស់​ស្រោង​ៗ ។ ព្រៃ​ហ័ត​ព្រៃ​ហោង <text:s/>ព្រៃ​ធំ​ដែល​ឆ្ងាយ​ដាច់​ស្រយាល​អំពី​ស្រុក​ភូមិ គួរ​ស្ញើប​គួរ​ស្បើម ព្រោះ​តែង​មាន​សត្រូវ​ចាំ​បៀតបៀន ។ល។ (ម. ព. ជាំ, ញៀត​ស្បាត, ផ្សៃ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ៃ​រនាម</text:p>
            <text:p text:style-name="P7">ព្រៃ​របោះ </text:p>
            <text:p text:style-name="P7">ព្រៃ​រំលោង </text:p>
            <text:p text:style-name="P7">ព្រៃ​ស្រោង</text:p>
            <text:p text:style-name="P7">ព្រៃ​ហ័ត​ព្រៃ​ហោង</text:p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កើត, ដែល​មាន​នៅ​ក្នុង​ព្រៃ : សត្វ​ព្រៃ, ក្របី​ព្រៃ, គោ​ព្រៃ, ឆ្កែ​ព្រៃ, មាន់​ព្រៃ...; មនុស្ស​ព្រៃ...។ ព. ប្រ. ព្រៃ​ៗ ដែល​មាន​បែប​បទ​ឬ​សណ្ដាប់​ធ្នាប់​ឆ្គង​ៗ, ឆ្វេង​ៗ : ឫក​ព្រៃ​ៗ, សម្ដី​ព្រៃ​ៗ, និយាយ​ព្រៃ​ៗ ។ នាំ​ឲ្យ​ព្រៃ​គំនិត <text:s/>នាំ​ឲ្យ​ទើស​គំនិត, ឲ្យ​ចង្អៀត​គំនិត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២</text:p>
          </table:table-cell>
          <table:table-cell table:style-name="តារាង1.A2" office:value-type="string">
            <text:p text:style-name="P17">ព្រៃកប្បាស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រុក​មួយ​ក្នុង​ខេត្ត​តាកែវ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៣</text:p>
          </table:table-cell>
          <table:table-cell table:style-name="តារាង1.A2" office:value-type="string">
            <text:p text:style-name="P17">ព្រៃង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ជន​ជាតិ​វេស្សៈ​ឬ​វៃស្យៈ (ក្នុង​កម្ពុជ​ប្រទេស​មាន​តែ​ក្នុង​រជ្ជ​កាល​អំពី​ដើម) ព. ផ្ទ. អ្នក​ង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៤</text:p>
          </table:table-cell>
          <table:table-cell table:style-name="តារាង1.A2" office:value-type="string">
            <text:p text:style-name="P17">ព្រៃឈ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រុក​មួយ​ក្នុង​ខេត្ត​កំពង់ចា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៥</text:p>
          </table:table-cell>
          <table:table-cell table:style-name="តារាង1.A2" office:value-type="string">
            <text:p text:style-name="P17">ព្រៃនគ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ក្រុង​ជា​ទី​ប្រជុំ​កិច្ចការ​នៃ​រដ្ឋការ​ធំ​នៅ​ក្នុង​ដែន​កម្ពុជា​ក្រោ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៦</text:p>
          </table:table-cell>
          <table:table-cell table:style-name="តារាង1.A2" office:value-type="string">
            <text:p text:style-name="P17">ព្រៃវ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ខេត្ត​មួយ​របស់​កម្ពុជ​រដ្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៧</text:p>
          </table:table-cell>
          <table:table-cell table:style-name="តារាង1.A2" office:value-type="string">
            <text:p text:style-name="P17">ព្រៃអង្គ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ព. ក្ល. ពី ព្រៃ​នគរ) ជា​ឈ្មោះ​ព្រៃ​នៅ​ជិត​មាត់​បឹង មាន​ច្រើន​តំបន់​ក្នុង​ខែត្រ​ក្រៅ​របស់​ប្រទេស​កម្ពុជា, គេ​ហៅ​បឹង​ខ្លះ​ថា បឹង​ព្រៃ​អង្គ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១៨</text:p>
          </table:table-cell>
          <table:table-cell table:style-name="តារាង1.A2" office:value-type="string">
            <text:p text:style-name="P17">ព្រោក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មាន​សាច់​ជ្រោក​ជ្រាក, មិន​ណែន, មិន​ហាប់, ពុក​ផុយ : សាច់​ព្រោក, ពុក​ព្រោក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និយាយ​បែក​សា​ពី​នេះ​ពី​នោះ​មិន​ចេះ​ចប់; ច្រើន​និយាយ​ថា ព្រោក​ប្រាជ្ញ ឬ ប្រាជ្ញ​ព្រោក (ម. ព. ប្រាជ្ញ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ោកប្រាជ្ញ <text:s text:c="2"/>ប្រាជ្ញព្រោក</text:p>
          </table:table-cell>
        </table:table-row>
        <table:table-row>
          <table:table-cell table:style-name="តារាង1.A2" office:value-type="string">
            <text:p text:style-name="P16">៨៨១៩</text:p>
          </table:table-cell>
          <table:table-cell table:style-name="តារាង1.A2" office:value-type="string">
            <text:p text:style-name="P17">ព្រោ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បែក​ឬ​ផ្សាយ​ពន្លឺ​ចេញ : ពន្លឺ​ព្រោង (ម. ព. ព្រាត​ផង) ។ភ្នែក​ស​ព្រោង ភ្នែក​បើក​ក្រឡើត​ក្រឡាប់ ឃើញ​ប្រស្រី​ស​ច្បាស់​លាស់​ដោយ​ភិតភ័យ​ជាដើម ។ សក់​ស្កូវ​ព្រោង <text:s/>សក់​ដែល​ស្កូវ​ស​សំពោ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០</text:p>
          </table:table-cell>
          <table:table-cell table:style-name="តារាង1.A2" office:value-type="string">
            <text:p text:style-name="P17">ព្រោ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បង្គា​ធំ​ៗ រាង​ប៉ុន​កូន​ដៃ​ឬ​ម្រាម​ដៃ​ស្រដៀង​នឹង​កូន​បង្ក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១</text:p>
          </table:table-cell>
          <table:table-cell table:style-name="តារាង1.A2" office:value-type="string">
            <text:p text:style-name="P17">ព្រោះ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បាច​គ្រាប់​ពូជ​ល្អិត​ៗ​មាន​គ្រាប់​ស្ពៃ, ល្ង, ថ្នាំ, ស្រូវ ជាដើម ដើម្បី​ឲ្យ​ដុះ​លូត​លាស់​ឡើង : ព្រោះ​ស្ពៃ, ព្រោះ​ថ្នាំ, ព្រោះ​ស្រូវ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អា. និ.</text:p>
          </table:table-cell>
          <table:table-cell table:style-name="តារាង1.D2" office:value-type="string">
            <text:p text:style-name="P7">ហេតុ, ដ្បិត, ធ្វើ​ការ​ពុំ​កើត​ព្រោះ​ឈឺ, រៀន​ពុំ​ចេះ​ព្រោះ​ខ្ជិល ។ល។ ព្រោះ​តែ និ. <text:s/>ហេតុ​តែ ។ ព្រោះ​ថា និ. ដ្បិត​ថា ។ ព្រោះ​ហេតុ​នេះ ដោយ​ហេតុ​នេះ ។ ព្រោះ​ហេតុ​នោះ <text:s/>និ. ដោយ​ហេតុ​នោះ, អំពី​ហេតុ​នោះ ។ ព្រោះ​ហេតុ​បាន​ជា និ. ដោយ​ហេតុ​នោះ​បាន​ជា 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ព្រោះ​តែ </text:p>
            <text:p text:style-name="P7">ព្រោះ​ថា</text:p>
            <text:p text:style-name="P7">ព្រោះ​ហេតុ​នេះ​</text:p>
            <text:p text:style-name="P7">ព្រោះ​ហេតុ​នោះ </text:p>
            <text:p text:style-name="P7">ព្រោះ​ហេតុ​បាន​ជា </text:p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ព. បុ.</text:p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( ព. បុ. ) ស្ទាវ : គោ​ព្រោះ គឺ​គោ​ស្ទាវ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២</text:p>
          </table:table-cell>
          <table:table-cell table:style-name="តារាង1.A2" office:value-type="string">
            <text:p text:style-name="P17">ព្រ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</text:p>
          </table:table-cell>
          <table:table-cell table:style-name="តារាង1.D2" office:value-type="string">
            <text:p text:style-name="P7">ដែល​ចាស់​ក្រមុំ​សល់​នៅ​ឥត​ប្ដី ឬ​ដែល​មិន​មាន​ប្ដី​អស់​មួយ​ជីវិ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៣</text:p>
          </table:table-cell>
          <table:table-cell table:style-name="តារាង1.A2" office:value-type="string">
            <text:p text:style-name="P17">ព្រំ</text:p>
          </table:table-cell>
          <table:table-cell table:style-name="តារាង1.A2" office:value-type="string">
            <text:p text:style-name="P4">១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កិ.</text:p>
          </table:table-cell>
          <table:table-cell table:style-name="តារាង1.D2" office:value-type="string">
            <text:p text:style-name="P7">ប្រក់​ភ្ជិត​ឬ​បូក​បាយអ​ភ្ជិត​ត្រង់​កន្លែង​ប្រទល់​ក្បាល​កណ្ដប​ឬ​ក្បាល​ក្បឿង : ព្រំ​ផ្ទះ, ព្រំ​សាលា ។ ន. កន្លែង​ដែល​ព្រំ​ហើយ : ភ្លៀង​លេច​ត្រង់​ព្រំ (កុំ​សរសេរ​ច្រឡំ​ជា ព្រុំ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២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ចារឹក​ដី, ទី​បំផុត​ដែន​ប្រទល់​គ្នា : ព្រំ​ចម្ការ, ព្រំ​ខែត្រ, ព្រំ​ដែន, ព្រំ​ប្រទល់ (កុំ​សរសេរ​ច្រឡំ​ជា ព្រុំ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/>
          </table:table-cell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4">៣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កម្រាល​វិសេស​មួយ​ប្រភេទ​វិចិត្រ​ដោយ​ព័ណ៌​និង​ក្បាច់​រចនា​ផ្សេង​ៗ, មាន​ច្រើន​បែប, ធ្វើ​​មក​អំពី​ប្រទេស​ក្រៅ, សម្រាប់​ក្រាល​ជា​លំអ : ព្រំ​ខ្សែ, ព្រំ​បួន​ជ្រុង, ក្រាល​ព្រំ <text:s/>(កុំ​សរសេរ​ច្រឡំ​ជា ព្រុំ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៤</text:p>
          </table:table-cell>
          <table:table-cell table:style-name="តារាង1.A2" office:value-type="string">
            <text:p text:style-name="P17">ព្រាំ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មន្ទិល​មាន​សម្បុរ​ខៀវ​កើត​អំពី​ទឹក​ដែល​មាន​កករ​ភក់​ឬ​ទឹក​ដែល​ខ្វល់​អួអាប់ : ទឹក​កើត​ព្រាំ, ផឹក​ទឹក​មាន​ព្រាំ​នាំ​បណ្ដាល​ឲ្យ​កើត​រោគ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៥</text:p>
          </table:table-cell>
          <table:table-cell table:style-name="តារាង1.A2" office:value-type="string">
            <text:p text:style-name="P17">ព្រ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បា. សំ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(វរ ប្រើ​ជា គុ. “ប្រសើរ, ខ្ពង់ខ្ពស់, លើសលន់; ជា​ចម្បង; ដែល​គួរ​ប្រាថ្នា, គួរ​ចង់​បាន”; ប្រើ​ជា ន. ក៏​បាន “ពរ; ស្វាមី; កូន​ប្រសា​ប្រុស; សេចក្ដី​ប្រាថ្នា...”) ពាក្យ​នេះ​ខ្មែរ​ប្រើ​ក្លាយ​មក​ដោយ វ &gt; ព + រ + <text:span text:style-name="T4">ះ</text:span> &gt; ព្រះ; សម្រាប់​ហៅ​ឋានន្តរ​មន្ត្រី​ស័ក្តិ ៦ ហ៊ូពាន់​ចុះ​បន្ទាប់​ពី​ទី​ឧកញ៉ា​មក : មន្ត្រី​ទី​ព្រះ ។ សម្រាប់​ប្រើ​នាំ​មុខ​នាម​នាម​ឯ​ទៀត បាន​ច្រើន​យ៉ាង​ជា​អនេក : ព្រះ​សម្មាសម្ពុទ្ធ; ព្រះ​ឥន្ទ្រ, ព្រះ​ព្រហ្ម; ព្រះ​មហា​ក្សត្រ, ព្រះ​រាជា, ព្រះ​ករុណា​ជា​ម្ចាស់​ជីវិត; ព្រះ​រាជ​បុត្រ; ព្រះ​ធម៌; ព្រះ​សង្ឃ; ព្រះ​អាទិត្យ; ព្រះ​ចន្ទ្រ; ព្រះ​ពាយ; ព្រះ​បាទ; ព្រះ​កេសា; ព្រះ​អរហន្ត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៦</text:p>
          </table:table-cell>
          <table:table-cell table:style-name="តារាង1.A2" office:value-type="string">
            <text:p text:style-name="P17">ព្រះ​កម្ចា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22">ឈ្មោះ​ឈើ​មួយ​ប្រភេទ ប្រើ​ជា​ថ្នាំ​រម្ងាប់​រោគ (ច្រើន​ហៅ​ក្លាយ​ជា​ រលួស​បារាំ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៧</text:p>
          </table:table-cell>
          <table:table-cell table:style-name="តារាង1.A2" office:value-type="string">
            <text:p text:style-name="P17">ព្រះ​កម្ចាយ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ឈើ​មួយ​ប្រភេទ សម្រាប់​ប្រើ​ជា​ថ្នាំ​រម្ងាប់​រោគ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៨</text:p>
          </table:table-cell>
          <table:table-cell table:style-name="តារាង1.A2" office:value-type="string">
            <text:p text:style-name="P17">ព្រះ​ក្រា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6">ឈ្មោះ​ស្មៅ​មួយ​ប្រភេទ ស្លឹក​ធំ​ៗ ដុះ​ក្រាប​រាប​ផ្ទាប់​នឹង​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២៩</text:p>
          </table:table-cell>
          <table:table-cell table:style-name="តារាង1.A2" office:value-type="string">
            <text:p text:style-name="P17">ព្រះ​ខ្លប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មៅ​មួយ​ប្រភេទ មាន​បន្លា​ខ្លី​ៗ ស្លឹក​ល្អិត​ៗ កាល​ណា​ប៉ះ​ពាល់​នឹង​អ្វី​មួយ​ឬ​កម្រើក​ដោយ​ខ្យល់​ក៏​ខ្លប​ក្ដោប​ស្លឹក​ចូល​ក្នុង, <text:s/>ផ្កា​សម្បុរ​ក្រហម​ស្ទើរ​ស្វ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០</text:p>
          </table:table-cell>
          <table:table-cell table:style-name="តារាង1.A2" office:value-type="string">
            <text:p text:style-name="P17">ព្រះ​ជីវ៍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--ជី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ព្រះ​ពុទ្ធ​រូប​អង្គ​ធំ​តម្កល់​លើ​បល័្លង្ក​ក្នុង​ឧបោសថាគារ (ដែល​ហៅ​តាម​ទម្លាប់​ថា វិហារ) ។ ខ្មែរ​បុរាណ​ហៅ​ប្រតិដ្ឋ​ប្រដូច​ថា​ព្រះ​ពុទ្ធ​រូប​អង្គ​ធំ​នោះ ទុក​ដូច​ជា​ព្រះ​ពុទ្ធ​គង់​ព្រះ​ធរមាន​នៅ​ឡើយ : ធ្វើ​ពិធី​ពុទ្ធាភិសេក​ព្រះ​ជីវ៍ (ហៅ ព្រះ​ប្រធាន ក៏​បាន ដោយ​សន្មតិ​ថា ព្រះ​ពុទ្ធ​រូប​អង្គ​ធំ​នេះ​ជា​ប្រធាន​នៃ​ព្រះ​ពុទ្ធ​រូប​អង្គ​តូច​ៗ​ឯ​ទៀ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១</text:p>
          </table:table-cell>
          <table:table-cell table:style-name="តារាង1.A2" office:value-type="string">
            <text:p text:style-name="P17">ព្រះ​តេជ​ព្រះ​គុណ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ព្រះដែចព្រះគុណ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គុណ​នៃ​អំណាច​ដ៏​ប្រសើរ​លើសលន់​ឬ​អំណាច​និង​គុណ​ដ៏​ប្រសើរ​ខ្ពង់ខ្ពស់ : ព្រះ​តេជ​ព្រះ​គុណ​របស់​រាជការ ។ បុ. ស. ឬ ន. លោក​អ្នក​មាន​តេជះ​និង​គុណ​ដ៏​ប្រសើរ, លោក​ជា​ធំ, លោក​ជា​ម្ចាស់; ពាក្យ​សម្រាប់​ហៅ​មន្ត្រី​មាន​ស័ក្តិ​ធំ ឬ​បព្វជិត​ដែល​មាន​សមណ​ស័ក្តិ​ឬ​ក៏​ដែល​ជា​គ្រូ​ធំ, ជា​ប្រធាន​របស់​ពួក​ជន : សូម​ព្រះ​តេជ​ព្រះ​គុណ​អភ័យ​ទោស, សូម​និមន្ត​ព្រះ​តេជ​ព្រះ​គុណ​សម្ដែង​ធម៌ (ម. ព. ព្រះ និង តេជះ និង គុណ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២</text:p>
          </table:table-cell>
          <table:table-cell table:style-name="តារាង1.A2" office:value-type="string">
            <text:p text:style-name="P17">ព្រះ​ថោ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បទ​ភ្លេង​ខ្មែរ​បុរាណ​មួយ​មេ : ភ្លេង​ព្រះ​ថោង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៣</text:p>
          </table:table-cell>
          <table:table-cell table:style-name="តារាង1.A2" office:value-type="string">
            <text:p text:style-name="P17">ព្រះ​ថ្កោ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ប្រទាល​មួយ​ប្រភេទ​មាន​មើម​ដុះ​លើ​គោក គឺ​នៅ​ខ្ពស់​លើ​ដី (អ្នក​ស្រុក​ខ្លះ​ហៅ​ថា ព្រះ​ថ្គោ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៤</text:p>
          </table:table-cell>
          <table:table-cell table:style-name="តារាង1.A2" office:value-type="string">
            <text:p text:style-name="P17">ព្រះ​ថ្គោ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ព្រះ​ថ្កោ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៥</text:p>
          </table:table-cell>
          <table:table-cell table:style-name="តារាង1.A2" office:value-type="string">
            <text:p text:style-name="P17">ព្រះ​ទ្រហឹ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19">--ហ៊‌ឹង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មៅ​ធំ​មួយ​ប្រភេទ ស្លឹក​ស្រដៀង​នឹង​រំច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៦</text:p>
          </table:table-cell>
          <table:table-cell table:style-name="តារាង1.A2" office:value-type="string">
            <text:p text:style-name="P17">ព្រះ​នេត្រ​ព្រ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រុក​មួយ​ក្នុង​ខេត្ត​បាត់ដំប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៧</text:p>
          </table:table-cell>
          <table:table-cell table:style-name="តារាង1.A2" office:value-type="string">
            <text:p text:style-name="P17">ព្រះ​បត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គំនូរ​ព្រះ​ពុទ្ធ​រូប​ជាដើម ដែល​គូរ​នឹង​ផ្ទាំង​សំពត់​អាច​បត់​ឬ​មូរ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៨</text:p>
          </table:table-cell>
          <table:table-cell table:style-name="តារាង1.A2" office:value-type="string">
            <text:p text:style-name="P17">ព្រះ​បាទ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បាទ ២ និ.) </text:p>
          </table:table-cell>
          <table:table-cell table:style-name="តារាង1.D2" office:value-type="string">
            <text:p text:style-name="P8">ព្រះ​បាទ​ម្ចាស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៣៩</text:p>
          </table:table-cell>
          <table:table-cell table:style-name="តារាង1.A2" office:value-type="string">
            <text:p text:style-name="P17">ព្រះ​ប្រធាន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មើល​ក្នុង​ពាក្យ ព្រះ​ជីវ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០</text:p>
          </table:table-cell>
          <table:table-cell table:style-name="តារាង1.A2" office:value-type="string">
            <text:p text:style-name="P17">ព្រះ​រំងា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ស្មៅ​មួយ​ប្រភេទ ពួក​ផ្ទី​ថ្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១</text:p>
          </table:table-cell>
          <table:table-cell table:style-name="តារាង1.A2" office:value-type="string">
            <text:p text:style-name="P17">ព្រះ​ស្ដេច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ជើង ដ, អ. ថ.--ស្ដាច់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ឋានន្តរ​មន្ត្រី​ទី​ចាងហ្វាង​ក្រុម​សង្ឃ​ការី ក្នុង​ព្រះ​បរម​រាជ​វាំង : ឧកញ៉ា​ព្រះ​ស្ដេច; ហៅ​ឲ្យ​ពេញ​ទី​ថា ឧកញ៉ា​ព្រះ​ស្ដេច​សុរិន្ទ្រាធិ-បតី ឬ សុរេន្ទ្រាធិបតី ចាងហ្វាង​ក្រុម​សង្ឃ​ការី (ឋានន្តរ​នេះ​មាន​ជា​អង្វែង​រាជ្យ​មក​ហើ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២</text:p>
          </table:table-cell>
          <table:table-cell table:style-name="តារាង1.A2" office:value-type="string">
            <text:p text:style-name="P17">ព្រះ​ស្ដែង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>ជើង ដ </text:p>
          </table:table-cell>
          <table:table-cell table:style-name="តារាង1.D2" office:value-type="string">
            <text:p text:style-name="P4">បុ. ស. ឬ​អាល. ព. បុ.</text:p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អ្នក, នាយ, ចៅ, បា; ឬ​វ៉ឺយ, វ៉ី; ពាក្យ​សម្រាប់​ឥស្សរ​ជន​ហៅ​មនុស្ស​ស្និទ្ធស្នាល ដែល​នៅ​ក្រោម​បង្គាប់​របស់​ខ្លួន : ម្នាល​ព្រះ​ស្ដែង ! នែ​ព្រះ​ស្ដែង !; ហៅ​ដោយ​មេត្តា​ប្រណី​ទៅ​រក​អ្នក​តូច​ទាប​ទន់​ខ្សោយ​ក៏​បាន : ម្នាល​ប្រស្ដែង​ប្រេត​អើយ !... (ព. ទេ.) ។</text:p>
          </table:table-cell>
          <table:table-cell table:style-name="តារាង1.D2" office:value-type="string">
            <text:p text:style-name="P8">ប្រស្ដែ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៣</text:p>
          </table:table-cell>
          <table:table-cell table:style-name="តារាង1.A2" office:value-type="string">
            <text:p text:style-name="P17">ព្រះ​អង្កោល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ប្រទាល​មួយ​ប្រភេទ ពួក​រមៀត​តែ​មើម​ធំ​ៗជាង, ប្រើ​ជា​គ្រឿង​ជ្រលក់​យក​ព័ណ៌​លឿ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៤</text:p>
          </table:table-cell>
          <table:table-cell table:style-name="តារាង1.A2" office:value-type="string">
            <text:p text:style-name="P17">ព្រះ​អន្លក់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ឈ្មោះ​តិណ​ជាតិ​មួយ​ប្រភេទ​ស្លឹក​ស្រួយ​សម្បុរ​បៃតង​ចាស់, ប្រើ​ជា​អន្លក់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៥</text:p>
          </table:table-cell>
          <table:table-cell table:style-name="តារាង1.A2" office:value-type="string">
            <text:p text:style-name="P17">ព្លិការ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ពលិ​ការ) ។</text:p>
          </table:table-cell>
          <table:table-cell table:style-name="តារាង1.D2" office:value-type="string">
            <text:p text:style-name="P8">ព្លឺកា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៦</text:p>
          </table:table-cell>
          <table:table-cell table:style-name="តារាង1.A2" office:value-type="string">
            <text:p text:style-name="P17">ព្លុក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ស.</text:p>
          </table:table-cell>
          <table:table-cell table:style-name="តារាង1.D2" office:value-type="string">
            <text:p text:style-name="P4">ន.</text:p>
          </table:table-cell>
          <table:table-cell table:style-name="តារាង1.D2" office:value-type="string">
            <text:p text:style-name="P7">(ប្លុក. អ. ថ. ព្លុក “ដាស់ គឺ​ដាស់​ឲ្យ​ភ្ញាក់” អ្នក​រម្លាយ​សព (អ្នក​ដុត​ខ្មោច); តាម​ទម្លាប់​មាន ៤ នាក់ ជា​ជំនួយ​អាចារ្យ​យោគី; តាម​ប្រភព​ពាក្យ​នេះ​ថា “អ្នក​ដាស់​ខ្មោច” មាន​អត្ថន័យ​ថា កាល​ដែល​រៀប​នឹង​ឈួល​ភ្លើង​រម្លាយ​សព គេ​តែ​ង​និមន្ត​លោក​ឲ្យ​ទាញ​សំពត់​ស្នប ដែល​គេ​ស្រាយ​ចេញ​ពី​រូប​សព ហៅ​ថា សំពត់​បង្សុកូល, គេ​និយាយ​ទៅ​រក​សព​នោះ ហាក់​ដូច​គេ​ដាស់​មនុស្ស​រស់​ឲ្យ​ភ្ញាក់​ពី​ដេក​ថា ស្ដាប់​ធម៌​ស្ដាប់​អាថ៌​លោក !; ក្នុង​សម័យ​បច្ចុប្បន្ន​ពុំ​សូវ​មាន​ពិធី​នេះ​ទៅ​ហើយ : អាចារ្យ​យោគី​ម្នាក់​និង​អ្នក​ភ្លុក​បួន​នាក់​ជា​អ្នក​រម្លាយ​សព (ធ្លាប់​សរសេរ ភ្លុក, គួរ​សរសេរ <text:s/>ព្លុក វិញ ព្រោះ​មាន​សំឡេង​ជិត​ប្រភព​ដើម​ជា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៧</text:p>
          </table:table-cell>
          <table:table-cell table:style-name="តារាង1.A2" office:value-type="string">
            <text:p text:style-name="P17">ព្លែម​ៗ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7">(ម. ព. ប្លែម​ៗ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6">៨៨៤៨</text:p>
          </table:table-cell>
          <table:table-cell table:style-name="តារាង1.A2" office:value-type="string">
            <text:p text:style-name="P12">ព្អឹះ</text:p>
          </table:table-cell>
          <table:table-cell table:style-name="តារាង1.A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/>
          </table:table-cell>
          <table:table-cell table:style-name="តារាង1.D2" office:value-type="string">
            <text:p text:style-name="P4">គុ. ឬ កិ. វិ.</text:p>
          </table:table-cell>
          <table:table-cell table:style-name="តារាង1.D2" office:value-type="string">
            <text:p text:style-name="P7">ដែល​តឹង​ឬ​ណែន​ខ្លាំង, ដែល​ចង្អៀត​ចិត្ត​ខ្លាំង : តឹង​ព្អឹះ, ណែន​ព្អឹះ ឬ <text:span text:style-name="T4">--ប៊្អ‌ឹះ </text:span><text:s/>(ក្លាយ​មក​ពី​ពាក្យ ផ្អឹះ) ។</text:p>
          </table:table-cell>
          <table:table-cell table:style-name="តារាង1.D2" office:value-type="string">
            <text:p text:style-name="P15">ប្អ៊‌ិះ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8">ពំនត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ការ​ពត់ : ឈើ​នេះ​ស្រួយ​ណាស់​ធ្វើ​ពំនត់​ពុំ​កើត​ទេ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8">ពំនូ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ការ​ពូន : ថែម​ពំនូន​ដី​ត្រង់​កន្លែង​នេះ​ឲ្យ​ខ្ពស់​បន្តិច​ទៀ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4T10:05:38</dc:date>
    <meta:print-date>2005-12-01T09:25:03</meta:print-date>
    <dc:language>en-US</dc:language>
    <meta:editing-cycles>163</meta:editing-cycles>
    <meta:editing-duration>P2DT23H28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55" meta:paragraph-count="4311" meta:word-count="14310" meta:character-count="179026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